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76cm"/>
    </style:style>
    <style:style style:name="co2" style:family="table-column">
      <style:table-column-properties fo:break-before="auto" style:column-width="6.4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2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6.428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5.286cm"/>
    </style:style>
    <style:style style:name="co11" style:family="table-column">
      <style:table-column-properties fo:break-before="auto" style:column-width="4.18cm"/>
    </style:style>
    <style:style style:name="co12" style:family="table-column">
      <style:table-column-properties fo:break-before="auto" style:column-width="3.11cm"/>
    </style:style>
    <style:style style:name="co13" style:family="table-column">
      <style:table-column-properties fo:break-before="auto" style:column-width="2.833cm"/>
    </style:style>
    <style:style style:name="co14" style:family="table-column">
      <style:table-column-properties fo:break-before="auto" style:column-width="5.401cm"/>
    </style:style>
    <style:style style:name="co15" style:family="table-column">
      <style:table-column-properties fo:break-before="auto" style:column-width="8.257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1.543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1.66cm" fo:break-before="auto" style:use-optimal-row-height="true"/>
    </style:style>
    <style:style style:name="ro8" style:family="table-row">
      <style:table-row-properties style:row-height="1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XLConnect.Header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XLConnect.String">
      <style:table-cell-properties style:rotation-align="none"/>
    </style:style>
    <style:style style:name="ce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15">
      <style:table-cell-properties style:rotation-align="none"/>
    </style:style>
    <style:style style:name="ce17" style:family="table-cell" style:parent-style-name="Default" style:data-style-name="N112">
      <style:table-cell-properties style:rotation-align="non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rotation-align="none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3">
      <style:table-cell-properties style:rotation-align="none"/>
    </style:style>
    <style:style style:name="ce25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XLConnect.String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</style:style>
    <style:style style:name="ce44" style:family="table-cell" style:parent-style-name="Normal_5f_INV_5f_global">
      <style:table-cell-properties fo:background-color="transparent" style:rotation-align="none"/>
    </style:style>
    <style:style style:name="ce45" style:family="table-cell" style:parent-style-name="Default" style:data-style-name="N2">
      <style:table-cell-properties fo:padding="0.071cm"/>
    </style:style>
    <style:style style:name="ce46" style:family="table-cell" style:parent-style-name="Default" style:data-style-name="N2"/>
    <style:style style:name="ce47" style:family="table-cell" style:parent-style-name="Default" style:data-style-name="N60"/>
    <style:style style:name="ce48" style:family="table-cell" style:parent-style-name="Default" style:data-style-name="N2"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2">
      <style:text-properties fo:color="#ff3333"/>
    </style:style>
  </office:automatic-styles>
  <office:body>
    <office:spreadsheet>
      <table:table table:name="AM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3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5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997" table:default-cell-style-name="ce2"/>
        <table:table-row table:style-name="ro1">
          <table:table-cell table:style-name="ce1" office:value-type="float" office:value="2015" calcext:value-type="float" table:number-columns-spanned="11" table:number-rows-spanned="1">
            <text:p>2015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12.5519328150197" calcext:value-type="float">
            <text:p>12,6</text:p>
          </table:table-cell>
          <table:table-cell table:style-name="ce12" office:value-type="float" office:value="5.2870368800138" calcext:value-type="float">
            <text:p>5,3</text:p>
          </table:table-cell>
          <table:table-cell table:style-name="ce12" office:value-type="float" office:value="6.0440913051639" calcext:value-type="float">
            <text:p>6,0</text:p>
          </table:table-cell>
          <table:table-cell table:style-name="ce12"/>
          <table:table-cell table:style-name="ce12" office:value-type="float" office:value="3.92014737444256" calcext:value-type="float">
            <text:p>3,9</text:p>
          </table:table-cell>
          <table:table-cell table:style-name="ce12" office:value-type="float" office:value="55.1774071232783" calcext:value-type="float">
            <text:p>55,2</text:p>
          </table:table-cell>
          <table:table-cell table:style-name="ce12" office:value-type="float" office:value="21.1062959004395" calcext:value-type="float">
            <text:p>21,1</text:p>
          </table:table-cell>
          <table:table-cell table:style-name="ce12" office:value-type="float" office:value="0.98003684361064" calcext:value-type="float">
            <text:p>1,0</text:p>
          </table:table-cell>
          <table:table-cell table:style-name="ce21" office:value-type="float" office:value="7.8304431965416" calcext:value-type="float">
            <text:p>7,8</text:p>
          </table:table-cell>
          <table:table-cell table:style-name="ce26" office:value-type="float" office:value="105.066948241968" calcext:value-type="float">
            <text:p>105,1</text:p>
          </table:table-cell>
          <table:table-cell table:style-name="ce26" office:value-type="float" office:value="112.89739143851" calcext:value-type="float">
            <text:p>112,9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6.90371246327114" calcext:value-type="float">
            <text:p>6,9</text:p>
          </table:table-cell>
          <table:table-cell table:style-name="ce12" office:value-type="float" office:value="1.07745801449896" calcext:value-type="float">
            <text:p>1,1</text:p>
          </table:table-cell>
          <table:table-cell table:style-name="ce14" office:value-type="float" office:value="1.2370323236909" calcext:value-type="float">
            <text:p>1,2</text:p>
          </table:table-cell>
          <table:table-cell table:style-name="ce21" office:value-type="float" office:value="1.03281341623395" calcext:value-type="float">
            <text:p>1,0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8.0421226086564" calcext:value-type="float">
            <text:p>8,0</text:p>
          </table:table-cell>
          <table:table-cell table:style-name="ce13" office:value-type="float" office:value="2.3840661307587" calcext:value-type="float">
            <text:p>2,4</text:p>
          </table:table-cell>
          <table:table-cell table:style-name="ce21" office:value-type="float" office:value="1.03281341623395" calcext:value-type="float">
            <text:p>1,0</text:p>
          </table:table-cell>
          <table:table-cell table:style-name="ce21" office:value-type="float" office:value="1.61618702174845" calcext:value-type="float">
            <text:p>1,6</text:p>
          </table:table-cell>
          <table:table-cell table:style-name="ce26" office:value-type="float" office:value="21.710018373344" calcext:value-type="float">
            <text:p>21,7</text:p>
          </table:table-cell>
          <table:table-cell table:style-name="ce26" office:value-type="float" office:value="23.3262053950924" calcext:value-type="float">
            <text:p>23,3</text:p>
          </table:table-cell>
          <table:table-cell table:number-columns-repeated="2"/>
          <table:table-cell table:style-name="Default" table:number-columns-repeated="1010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8.9358473663911" calcext:value-type="float">
            <text:p>8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4.1110437237771" calcext:value-type="float">
            <text:p>4,1</text:p>
          </table:table-cell>
          <table:table-cell table:style-name="ce21" office:value-type="float" office:value="1.4519374850925" calcext:value-type="float">
            <text:p>1,5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14.4988285752607" calcext:value-type="float">
            <text:p>14,5</text:p>
          </table:table-cell>
          <table:table-cell table:number-columns-repeated="2"/>
          <table:table-cell table:style-name="Default" table:number-columns-repeated="1010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24.9401523606955" calcext:value-type="float">
            <text:p>24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7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24.9401523606955" calcext:value-type="float">
            <text:p>24,9</text:p>
          </table:table-cell>
          <table:table-cell/>
          <table:table-cell table:style-name="Default" table:number-columns-repeated="1011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3.8804507163736" calcext:value-type="float">
            <text:p>43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7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43.8804507163736" calcext:value-type="float">
            <text:p>43,9</text:p>
          </table:table-cell>
          <table:table-cell/>
          <table:table-cell table:style-name="Default" table:number-columns-repeated="1011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5.9124410470313" calcext:value-type="float">
            <text:p>5,9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1.9437593180065" calcext:value-type="float">
            <text:p>11,9</text:p>
          </table:table-cell>
          <table:table-cell table:style-name="ce26" office:value-type="float" office:value="5.9124410470313" calcext:value-type="float">
            <text:p>5,9</text:p>
          </table:table-cell>
          <table:table-cell table:style-name="ce26" office:value-type="float" office:value="17.8562003650378" calcext:value-type="float">
            <text:p>17,9</text:p>
          </table:table-cell>
          <table:table-cell/>
          <table:table-cell table:style-name="Default" table:number-columns-repeated="1011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number-columns-repeated="2" table:style-name="ce13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1.2866889215937" calcext:value-type="float">
            <text:p>1,3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2.5572921097845" calcext:value-type="float">
            <text:p>2,6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3.8439810313782" calcext:value-type="float">
            <text:p>3,8</text:p>
          </table:table-cell>
          <table:table-cell table:number-columns-repeated="2"/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97.212095721751" calcext:value-type="float">
            <text:p>97,2</text:p>
          </table:table-cell>
          <table:table-cell table:style-name="ce13" office:value-type="float" office:value="12.2769359415441" calcext:value-type="float">
            <text:p>12,3</text:p>
          </table:table-cell>
          <table:table-cell table:style-name="ce13" office:value-type="float" office:value="7.2811236288548" calcext:value-type="float">
            <text:p>7,3</text:p>
          </table:table-cell>
          <table:table-cell table:style-name="ce13" office:value-type="float" office:value="2.31950233782765" calcext:value-type="float">
            <text:p>2,3</text:p>
          </table:table-cell>
          <table:table-cell table:style-name="ce13" office:value-type="float" office:value="3.92014737444256" calcext:value-type="float">
            <text:p>3,9</text:p>
          </table:table-cell>
          <table:table-cell table:style-name="ce13" office:value-type="float" office:value="69.8878655654963" calcext:value-type="float">
            <text:p>69,9</text:p>
          </table:table-cell>
          <table:table-cell table:style-name="ce13" office:value-type="float" office:value="24.9422995162907" calcext:value-type="float">
            <text:p>24,9</text:p>
          </table:table-cell>
          <table:table-cell table:style-name="ce13" office:value-type="float" office:value="2.01285025984459" calcext:value-type="float">
            <text:p>2,0</text:p>
          </table:table-cell>
          <table:table-cell table:style-name="ce13" office:value-type="float" office:value="21.3903895362966" calcext:value-type="float">
            <text:p>21,4</text:p>
          </table:table-cell>
          <table:table-cell table:style-name="ce26" office:value-type="float" office:value="219.852820346052" calcext:value-type="float">
            <text:p>219,9</text:p>
          </table:table-cell>
          <table:table-cell table:style-name="ce26" office:value-type="float" office:value="241.243209882348" calcext:value-type="float">
            <text:p>241,2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27.6799518849621" calcext:value-type="float">
            <text:p>27,7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7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27.6799518849621" calcext:value-type="float">
            <text:p>27,7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24.892047606713" calcext:value-type="float">
            <text:p>124,9</text:p>
          </table:table-cell>
          <table:table-cell table:style-name="ce14" office:value-type="float" office:value="12.2769359415441" calcext:value-type="float">
            <text:p>12,3</text:p>
          </table:table-cell>
          <table:table-cell table:style-name="ce14" office:value-type="float" office:value="7.2811236288548" calcext:value-type="float">
            <text:p>7,3</text:p>
          </table:table-cell>
          <table:table-cell table:style-name="ce14" office:value-type="float" office:value="2.31950233782765" calcext:value-type="float">
            <text:p>2,3</text:p>
          </table:table-cell>
          <table:table-cell table:style-name="ce14" office:value-type="float" office:value="3.92014737444256" calcext:value-type="float">
            <text:p>3,9</text:p>
          </table:table-cell>
          <table:table-cell table:style-name="ce14" office:value-type="float" office:value="69.8878655654963" calcext:value-type="float">
            <text:p>69,9</text:p>
          </table:table-cell>
          <table:table-cell table:style-name="ce14" office:value-type="float" office:value="24.9422995162907" calcext:value-type="float">
            <text:p>24,9</text:p>
          </table:table-cell>
          <table:table-cell table:style-name="ce14" office:value-type="float" office:value="2.01285025984459" calcext:value-type="float">
            <text:p>2,0</text:p>
          </table:table-cell>
          <table:table-cell table:style-name="ce14" office:value-type="float" office:value="21.3903895362966" calcext:value-type="float">
            <text:p>21,4</text:p>
          </table:table-cell>
          <table:table-cell table:style-name="ce26" office:value-type="float" office:value="247.532772231014" calcext:value-type="float">
            <text:p>247,5</text:p>
          </table:table-cell>
          <table:table-cell table:style-name="ce26" office:value-type="float" office:value="268.92316176731" calcext:value-type="float">
            <text:p>268,9</text:p>
          </table:table-cell>
          <table:table-cell table:style-name="ce31"/>
          <table:table-cell table:style-name="Default" table:number-columns-repeated="1011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1">
          <table:table-cell table:style-name="Default"/>
          <table:table-cell table:style-name="ce16"/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float" office:value="2020" calcext:value-type="float" table:number-columns-spanned="11" table:number-rows-spanned="1">
            <text:p>2020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10.3742757878855" calcext:value-type="float">
            <text:p>10,4</text:p>
          </table:table-cell>
          <table:table-cell table:style-name="ce12" office:value-type="float" office:value="6.1002330193981" calcext:value-type="float">
            <text:p>6,1</text:p>
          </table:table-cell>
          <table:table-cell table:style-name="ce12" office:value-type="float" office:value="4.8012381348691" calcext:value-type="float">
            <text:p>4,8</text:p>
          </table:table-cell>
          <table:table-cell table:style-name="ce12"/>
          <table:table-cell table:style-name="ce12" office:value-type="float" office:value="4.72070154653312" calcext:value-type="float">
            <text:p>4,7</text:p>
          </table:table-cell>
          <table:table-cell table:style-name="ce12" office:value-type="float" office:value="48.6175763036466" calcext:value-type="float">
            <text:p>48,6</text:p>
          </table:table-cell>
          <table:table-cell table:style-name="ce12" office:value-type="float" office:value="14.4330293124561" calcext:value-type="float">
            <text:p>14,4</text:p>
          </table:table-cell>
          <table:table-cell table:style-name="ce21" office:value-type="float" office:value="1.18017538663328" calcext:value-type="float">
            <text:p>1,2</text:p>
          </table:table-cell>
          <table:table-cell table:style-name="ce21" office:value-type="float" office:value="9.1571461976879" calcext:value-type="float">
            <text:p>9,2</text:p>
          </table:table-cell>
          <table:table-cell table:style-name="ce26" office:value-type="float" office:value="90.2272294914218" calcext:value-type="float">
            <text:p>90,2</text:p>
          </table:table-cell>
          <table:table-cell table:style-name="ce26" office:value-type="float" office:value="99.3843756891097" calcext:value-type="float">
            <text:p>99,4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6.76998768774532" calcext:value-type="float">
            <text:p>6,8</text:p>
          </table:table-cell>
          <table:table-cell table:style-name="ce12" office:value-type="float" office:value="2.13789084876168" calcext:value-type="float">
            <text:p>2,1</text:p>
          </table:table-cell>
          <table:table-cell table:style-name="ce14" office:value-type="float" office:value="1.2322317177116" calcext:value-type="float">
            <text:p>1,2</text:p>
          </table:table-cell>
          <table:table-cell table:style-name="ce21" office:value-type="float" office:value="0.89967193568838" calcext:value-type="float">
            <text:p>0,9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6.2169602451414" calcext:value-type="float">
            <text:p>6,2</text:p>
          </table:table-cell>
          <table:table-cell table:style-name="ce13" office:value-type="float" office:value="1.2070758173613" calcext:value-type="float">
            <text:p>1,2</text:p>
          </table:table-cell>
          <table:table-cell table:style-name="ce21" office:value-type="float" office:value="2.09923451660622" calcext:value-type="float">
            <text:p>2,1</text:p>
          </table:table-cell>
          <table:table-cell table:style-name="ce21" office:value-type="float" office:value="3.20683627314252" calcext:value-type="float">
            <text:p>3,2</text:p>
          </table:table-cell>
          <table:table-cell table:style-name="ce26" office:value-type="float" office:value="20.5630527690159" calcext:value-type="float">
            <text:p>20,6</text:p>
          </table:table-cell>
          <table:table-cell table:style-name="ce26" office:value-type="float" office:value="23.7698890421584" calcext:value-type="float">
            <text:p>23,8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10.5272361865745" calcext:value-type="float">
            <text:p>10,5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3.609606004083" calcext:value-type="float">
            <text:p>3,6</text:p>
          </table:table-cell>
          <table:table-cell table:style-name="ce21" office:value-type="float" office:value="1.1084107534645" calcext:value-type="float">
            <text:p>1,1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5.245252944122" calcext:value-type="float">
            <text:p>15,2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23.3892351204507" calcext:value-type="float">
            <text:p>23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23.3892351204507" calcext:value-type="float">
            <text:p>23,4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6.6814996815285" calcext:value-type="float">
            <text:p>46,7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46.6814996815285" calcext:value-type="float">
            <text:p>46,7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1479590102429" calcext:value-type="float">
            <text:p>6,1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5.2153254203204" calcext:value-type="float">
            <text:p>15,2</text:p>
          </table:table-cell>
          <table:table-cell table:style-name="ce26" office:value-type="float" office:value="6.1479590102429" calcext:value-type="float">
            <text:p>6,1</text:p>
          </table:table-cell>
          <table:table-cell table:style-name="ce26" office:value-type="float" office:value="21.3632844305633" calcext:value-type="float">
            <text:p>21,4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2250335668319" calcext:value-type="float">
            <text:p>0,2</text:p>
          </table:table-cell>
          <table:table-cell table:style-name="ce13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0.9001342673276" calcext:value-type="float">
            <text:p>0,9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2.2363983456958" calcext:value-type="float">
            <text:p>2,2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3.3615661798553" calcext:value-type="float">
            <text:p>3,4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97.9672680310164" calcext:value-type="float">
            <text:p>98,0</text:p>
          </table:table-cell>
          <table:table-cell table:style-name="ce13" office:value-type="float" office:value="14.3860828784027" calcext:value-type="float">
            <text:p>14,4</text:p>
          </table:table-cell>
          <table:table-cell table:style-name="ce13" office:value-type="float" office:value="6.0334698525807" calcext:value-type="float">
            <text:p>6,0</text:p>
          </table:table-cell>
          <table:table-cell table:style-name="ce13" office:value-type="float" office:value="1.79980620301598" calcext:value-type="float">
            <text:p>1,8</text:p>
          </table:table-cell>
          <table:table-cell table:style-name="ce13" office:value-type="float" office:value="4.72070154653312" calcext:value-type="float">
            <text:p>4,7</text:p>
          </table:table-cell>
          <table:table-cell table:style-name="ce13" office:value-type="float" office:value="60.6805408985668" calcext:value-type="float">
            <text:p>60,7</text:p>
          </table:table-cell>
          <table:table-cell table:style-name="ce13" office:value-type="float" office:value="16.7485158832819" calcext:value-type="float">
            <text:p>16,7</text:p>
          </table:table-cell>
          <table:table-cell table:style-name="ce13" office:value-type="float" office:value="3.2794099032395" calcext:value-type="float">
            <text:p>3,3</text:p>
          </table:table-cell>
          <table:table-cell table:style-name="ce13" office:value-type="float" office:value="27.5793078911508" calcext:value-type="float">
            <text:p>27,6</text:p>
          </table:table-cell>
          <table:table-cell table:style-name="ce26" office:value-type="float" office:value="205.615795196637" calcext:value-type="float">
            <text:p>205,6</text:p>
          </table:table-cell>
          <table:table-cell table:style-name="ce26" office:value-type="float" office:value="233.195103087788" calcext:value-type="float">
            <text:p>233,2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34.388452213464" calcext:value-type="float">
            <text:p>34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34.388452213464" calcext:value-type="float">
            <text:p>34,4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32.35572024448" calcext:value-type="float">
            <text:p>132,4</text:p>
          </table:table-cell>
          <table:table-cell table:style-name="ce14" office:value-type="float" office:value="14.3860828784027" calcext:value-type="float">
            <text:p>14,4</text:p>
          </table:table-cell>
          <table:table-cell table:style-name="ce14" office:value-type="float" office:value="6.0334698525807" calcext:value-type="float">
            <text:p>6,0</text:p>
          </table:table-cell>
          <table:table-cell table:style-name="ce14" office:value-type="float" office:value="1.79980620301598" calcext:value-type="float">
            <text:p>1,8</text:p>
          </table:table-cell>
          <table:table-cell table:style-name="ce14" office:value-type="float" office:value="4.72070154653312" calcext:value-type="float">
            <text:p>4,7</text:p>
          </table:table-cell>
          <table:table-cell table:style-name="ce14" office:value-type="float" office:value="60.6805408985668" calcext:value-type="float">
            <text:p>60,7</text:p>
          </table:table-cell>
          <table:table-cell table:style-name="ce14" office:value-type="float" office:value="16.7485158832819" calcext:value-type="float">
            <text:p>16,7</text:p>
          </table:table-cell>
          <table:table-cell table:style-name="ce14" office:value-type="float" office:value="3.2794099032395" calcext:value-type="float">
            <text:p>3,3</text:p>
          </table:table-cell>
          <table:table-cell table:style-name="ce14" office:value-type="float" office:value="27.5793078911508" calcext:value-type="float">
            <text:p>27,6</text:p>
          </table:table-cell>
          <table:table-cell table:style-name="ce26" office:value-type="float" office:value="240.004247410101" calcext:value-type="float">
            <text:p>240,0</text:p>
          </table:table-cell>
          <table:table-cell table:style-name="ce26" office:value-type="float" office:value="267.583555301252" calcext:value-type="float">
            <text:p>267,6</text:p>
          </table:table-cell>
          <table:table-cell table:style-name="ce31"/>
          <table:table-cell table:style-name="Default" table:number-columns-repeated="1011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float" office:value="2025" calcext:value-type="float" table:number-columns-spanned="11" table:number-rows-spanned="1">
            <text:p>2025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8.971812506108" calcext:value-type="float">
            <text:p>9,0</text:p>
          </table:table-cell>
          <table:table-cell table:style-name="ce12" office:value-type="float" office:value="7.5244428280336" calcext:value-type="float">
            <text:p>7,5</text:p>
          </table:table-cell>
          <table:table-cell table:style-name="ce12" office:value-type="float" office:value="4.1448280467983" calcext:value-type="float">
            <text:p>4,1</text:p>
          </table:table-cell>
          <table:table-cell table:style-name="ce12"/>
          <table:table-cell table:style-name="ce12" office:value-type="float" office:value="5.75747712806248" calcext:value-type="float">
            <text:p>5,8</text:p>
          </table:table-cell>
          <table:table-cell table:style-name="ce12" office:value-type="float" office:value="39.0044538135448" calcext:value-type="float">
            <text:p>39,0</text:p>
          </table:table-cell>
          <table:table-cell table:style-name="ce12" office:value-type="float" office:value="8.9939273059532" calcext:value-type="float">
            <text:p>9,0</text:p>
          </table:table-cell>
          <table:table-cell table:style-name="ce21" office:value-type="float" office:value="1.43936928201562" calcext:value-type="float">
            <text:p>1,4</text:p>
          </table:table-cell>
          <table:table-cell table:style-name="ce21" office:value-type="float" office:value="11.4217194648713" calcext:value-type="float">
            <text:p>11,4</text:p>
          </table:table-cell>
          <table:table-cell table:style-name="ce29" office:value-type="float" office:value="75.836310910516" calcext:value-type="float">
            <text:p>75,84</text:p>
          </table:table-cell>
          <table:table-cell table:style-name="ce26" office:value-type="float" office:value="87.2580303753873" calcext:value-type="float">
            <text:p>87,3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5.24759863660284" calcext:value-type="float">
            <text:p>5,2</text:p>
          </table:table-cell>
          <table:table-cell table:style-name="ce12" office:value-type="float" office:value="3.49839909106856" calcext:value-type="float">
            <text:p>3,5</text:p>
          </table:table-cell>
          <table:table-cell table:style-name="ce14" office:value-type="float" office:value="1.1963054104525" calcext:value-type="float">
            <text:p>1,2</text:p>
          </table:table-cell>
          <table:table-cell table:style-name="ce21" office:value-type="float" office:value="0.73455761130816" calcext:value-type="float">
            <text:p>0,7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4.5534877411513" calcext:value-type="float">
            <text:p>4,6</text:p>
          </table:table-cell>
          <table:table-cell table:style-name="ce13" office:value-type="float" office:value="0.3073106796819" calcext:value-type="float">
            <text:p>0,3</text:p>
          </table:table-cell>
          <table:table-cell table:style-name="ce21" office:value-type="float" office:value="2.93823044523264" calcext:value-type="float">
            <text:p>2,9</text:p>
          </table:table-cell>
          <table:table-cell table:style-name="ce21" office:value-type="float" office:value="5.24759863660284" calcext:value-type="float">
            <text:p>5,2</text:p>
          </table:table-cell>
          <table:table-cell table:style-name="ce26" office:value-type="float" office:value="18.4758896154979" calcext:value-type="float">
            <text:p>18,5</text:p>
          </table:table-cell>
          <table:table-cell table:style-name="ce26" office:value-type="float" office:value="23.7234882521007" calcext:value-type="float">
            <text:p>23,7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11.2851059106452" calcext:value-type="float">
            <text:p>11,3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3.0165698263876" calcext:value-type="float">
            <text:p>3,0</text:p>
          </table:table-cell>
          <table:table-cell table:style-name="ce21" office:value-type="float" office:value="0.8214765658896" calcext:value-type="float">
            <text:p>0,8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5.1231523029224" calcext:value-type="float">
            <text:p>15,1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19.3753319055177" calcext:value-type="float">
            <text:p>19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9.3753319055177" calcext:value-type="float">
            <text:p>19,4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6.3547080940361" calcext:value-type="float">
            <text:p>46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46.3547080940361" calcext:value-type="float">
            <text:p>46,4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0004736135138" calcext:value-type="float">
            <text:p>6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4.8503200092174" calcext:value-type="float">
            <text:p>14,9</text:p>
          </table:table-cell>
          <table:table-cell table:style-name="ce26" office:value-type="float" office:value="6.0004736135138" calcext:value-type="float">
            <text:p>6,0</text:p>
          </table:table-cell>
          <table:table-cell table:style-name="ce26" office:value-type="float" office:value="20.8507936227312" calcext:value-type="float">
            <text:p>20,9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57553934335914" calcext:value-type="float">
            <text:p>0,6</text:p>
          </table:table-cell>
          <table:table-cell table:style-name="ce12"/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0.38369289557276" calcext:value-type="float">
            <text:p>0,4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1.9118461767073" calcext:value-type="float">
            <text:p>1,9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2.8710784156392" calcext:value-type="float">
            <text:p>2,9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91.810096396269" calcext:value-type="float">
            <text:p>91,8</text:p>
          </table:table-cell>
          <table:table-cell table:style-name="ce13" office:value-type="float" office:value="17.023315532616" calcext:value-type="float">
            <text:p>17,0</text:p>
          </table:table-cell>
          <table:table-cell table:style-name="ce13" office:value-type="float" office:value="5.3411334572508" calcext:value-type="float">
            <text:p>5,3</text:p>
          </table:table-cell>
          <table:table-cell table:style-name="ce13" office:value-type="float" office:value="1.11825050688092" calcext:value-type="float">
            <text:p>1,1</text:p>
          </table:table-cell>
          <table:table-cell table:style-name="ce13" office:value-type="float" office:value="5.75747712806248" calcext:value-type="float">
            <text:p>5,8</text:p>
          </table:table-cell>
          <table:table-cell table:style-name="ce13" office:value-type="float" office:value="48.486357557791" calcext:value-type="float">
            <text:p>48,5</text:p>
          </table:table-cell>
          <table:table-cell table:style-name="ce13" office:value-type="float" office:value="10.1227145515247" calcext:value-type="float">
            <text:p>10,1</text:p>
          </table:table-cell>
          <table:table-cell table:style-name="ce13" office:value-type="float" office:value="4.37759972724826" calcext:value-type="float">
            <text:p>4,4</text:p>
          </table:table-cell>
          <table:table-cell table:style-name="ce13" office:value-type="float" office:value="31.5196381106915" calcext:value-type="float">
            <text:p>31,5</text:p>
          </table:table-cell>
          <table:table-cell table:style-name="ce26" office:value-type="float" office:value="184.036944857643" calcext:value-type="float">
            <text:p>184,0</text:p>
          </table:table-cell>
          <table:table-cell table:style-name="ce26" office:value-type="float" office:value="215.556582968335" calcext:value-type="float">
            <text:p>215,6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39.8656411063733" calcext:value-type="float">
            <text:p>39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39.8656411063733" calcext:value-type="float">
            <text:p>39,9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31.675737502642" calcext:value-type="float">
            <text:p>131,7</text:p>
          </table:table-cell>
          <table:table-cell table:style-name="ce14" office:value-type="float" office:value="17.023315532616" calcext:value-type="float">
            <text:p>17,0</text:p>
          </table:table-cell>
          <table:table-cell table:style-name="ce14" office:value-type="float" office:value="5.3411334572508" calcext:value-type="float">
            <text:p>5,3</text:p>
          </table:table-cell>
          <table:table-cell table:style-name="ce14" office:value-type="float" office:value="1.11825050688092" calcext:value-type="float">
            <text:p>1,1</text:p>
          </table:table-cell>
          <table:table-cell table:style-name="ce14" office:value-type="float" office:value="5.75747712806248" calcext:value-type="float">
            <text:p>5,8</text:p>
          </table:table-cell>
          <table:table-cell table:style-name="ce14" office:value-type="float" office:value="48.486357557791" calcext:value-type="float">
            <text:p>48,5</text:p>
          </table:table-cell>
          <table:table-cell table:style-name="ce14" office:value-type="float" office:value="10.1227145515247" calcext:value-type="float">
            <text:p>10,1</text:p>
          </table:table-cell>
          <table:table-cell table:style-name="ce14" office:value-type="float" office:value="4.37759972724826" calcext:value-type="float">
            <text:p>4,4</text:p>
          </table:table-cell>
          <table:table-cell table:style-name="ce14" office:value-type="float" office:value="31.5196381106915" calcext:value-type="float">
            <text:p>31,5</text:p>
          </table:table-cell>
          <table:table-cell table:style-name="ce26" office:value-type="float" office:value="223.902585964016" calcext:value-type="float">
            <text:p>223,9</text:p>
          </table:table-cell>
          <table:table-cell table:style-name="ce26" office:value-type="float" office:value="255.422224074708" calcext:value-type="float">
            <text:p>255,4</text:p>
          </table:table-cell>
          <table:table-cell table:style-name="ce31"/>
          <table:table-cell table:style-name="Default" table:number-columns-repeated="1011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3">
          <table:table-cell table:style-name="ce4"/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1">
          <table:table-cell table:style-name="ce1" office:value-type="float" office:value="2030" calcext:value-type="float" table:number-columns-spanned="11" table:number-rows-spanned="1">
            <text:p>2030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7.9865806915524" calcext:value-type="float">
            <text:p>8,0</text:p>
          </table:table-cell>
          <table:table-cell table:style-name="ce12" office:value-type="float" office:value="9.2211616891774" calcext:value-type="float">
            <text:p>9,2</text:p>
          </table:table-cell>
          <table:table-cell table:style-name="ce12" office:value-type="float" office:value="4.1797717793543" calcext:value-type="float">
            <text:p>4,2</text:p>
          </table:table-cell>
          <table:table-cell table:style-name="ce12"/>
          <table:table-cell table:style-name="ce12" office:value-type="float" office:value="7.05378684347816" calcext:value-type="float">
            <text:p>7,1</text:p>
          </table:table-cell>
          <table:table-cell table:style-name="ce12" office:value-type="float" office:value="27.7414380005239" calcext:value-type="float">
            <text:p>27,7</text:p>
          </table:table-cell>
          <table:table-cell table:style-name="ce12" office:value-type="float" office:value="4.0007689276751" calcext:value-type="float">
            <text:p>4,0</text:p>
          </table:table-cell>
          <table:table-cell table:style-name="ce21" office:value-type="float" office:value="1.76344671086954" calcext:value-type="float">
            <text:p>1,8</text:p>
          </table:table-cell>
          <table:table-cell table:style-name="ce21" office:value-type="float" office:value="14.1067867381358" calcext:value-type="float">
            <text:p>14,1</text:p>
          </table:table-cell>
          <table:table-cell table:style-name="ce30" office:value-type="float" office:value="61.9469546426308" calcext:value-type="float">
            <text:p>61,947</text:p>
          </table:table-cell>
          <table:table-cell table:style-name="ce26" office:value-type="float" office:value="76.0537413807666" calcext:value-type="float">
            <text:p>76,1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4.13001722236875" calcext:value-type="float">
            <text:p>4,1</text:p>
          </table:table-cell>
          <table:table-cell table:style-name="ce12" office:value-type="float" office:value="4.13001722236875" calcext:value-type="float">
            <text:p>4,1</text:p>
          </table:table-cell>
          <table:table-cell table:style-name="ce14" office:value-type="float" office:value="0.8946934460707" calcext:value-type="float">
            <text:p>0,9</text:p>
          </table:table-cell>
          <table:table-cell table:style-name="ce21" office:value-type="float" office:value="0" calcext:value-type="float">
            <text:p>0,0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3.6379629672114" calcext:value-type="float">
            <text:p>3,6</text:p>
          </table:table-cell>
          <table:table-cell table:style-name="ce13" office:value-type="float" office:value="0.1934355494565" calcext:value-type="float">
            <text:p>0,2</text:p>
          </table:table-cell>
          <table:table-cell table:style-name="ce21" office:value-type="float" office:value="3.7384479607226" calcext:value-type="float">
            <text:p>3,7</text:p>
          </table:table-cell>
          <table:table-cell table:style-name="ce21" office:value-type="float" office:value="6.19502583355312" calcext:value-type="float">
            <text:p>6,2</text:p>
          </table:table-cell>
          <table:table-cell table:style-name="ce30" office:value-type="float" office:value="16.7245743681987" calcext:value-type="float">
            <text:p>16,725</text:p>
          </table:table-cell>
          <table:table-cell table:style-name="ce26" office:value-type="float" office:value="22.9196002017518" calcext:value-type="float">
            <text:p>22,9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11.8721780932577" calcext:value-type="float">
            <text:p>11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2.5273881171479" calcext:value-type="float">
            <text:p>2,5</text:p>
          </table:table-cell>
          <table:table-cell table:style-name="ce21" office:value-type="float" office:value="0.6116654246683" calcext:value-type="float">
            <text:p>0,6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15.0112316350739" calcext:value-type="float">
            <text:p>15,011</text:p>
          </table:table-cell>
          <table:table-cell table:style-name="ce26" office:value-type="float" office:value="15.0112316350739" calcext:value-type="float">
            <text:p>15,0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15.2848315075233" calcext:value-type="float">
            <text:p>15,3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15.2848315075233" calcext:value-type="float">
            <text:p>15,285</text:p>
          </table:table-cell>
          <table:table-cell table:style-name="ce26" office:value-type="float" office:value="15.2848315075233" calcext:value-type="float">
            <text:p>15,3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5.9070090402873" calcext:value-type="float">
            <text:p>45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45.9070090402873" calcext:value-type="float">
            <text:p>45,907</text:p>
          </table:table-cell>
          <table:table-cell table:style-name="ce26" office:value-type="float" office:value="45.9070090402873" calcext:value-type="float">
            <text:p>45,9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085659796176" calcext:value-type="float">
            <text:p>6,1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8.7763158653225" calcext:value-type="float">
            <text:p>18,8</text:p>
          </table:table-cell>
          <table:table-cell table:style-name="ce30" office:value-type="float" office:value="6.085659796176" calcext:value-type="float">
            <text:p>6,086</text:p>
          </table:table-cell>
          <table:table-cell table:style-name="ce26" office:value-type="float" office:value="24.8619756614985" calcext:value-type="float">
            <text:p>24,9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819884018763" calcext:value-type="float">
            <text:p>0,8</text:p>
          </table:table-cell>
          <table:table-cell table:style-name="ce12"/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1.6393711123813" calcext:value-type="float">
            <text:p>1,6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2.4592551311443" calcext:value-type="float">
            <text:p>2,459</text:p>
          </table:table-cell>
          <table:table-cell table:style-name="ce26" office:value-type="float" office:value="2.4592551311443" calcext:value-type="float">
            <text:p>2,5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86.0005005737525" calcext:value-type="float">
            <text:p>86,0</text:p>
          </table:table-cell>
          <table:table-cell table:style-name="ce13" office:value-type="float" office:value="19.4368387077222" calcext:value-type="float">
            <text:p>19,4</text:p>
          </table:table-cell>
          <table:table-cell table:style-name="ce13" office:value-type="float" office:value="5.074465225425" calcext:value-type="float">
            <text:p>5,1</text:p>
          </table:table-cell>
          <table:table-cell table:style-name="ce13" office:value-type="float" office:value="0" calcext:value-type="float">
            <text:p>0,0</text:p>
          </table:table-cell>
          <table:table-cell table:style-name="ce13" office:value-type="float" office:value="7.05378684347816" calcext:value-type="float">
            <text:p>7,1</text:p>
          </table:table-cell>
          <table:table-cell table:style-name="ce13" office:value-type="float" office:value="35.5461601972645" calcext:value-type="float">
            <text:p>35,5</text:p>
          </table:table-cell>
          <table:table-cell table:style-name="ce13" office:value-type="float" office:value="4.8058699017999" calcext:value-type="float">
            <text:p>4,8</text:p>
          </table:table-cell>
          <table:table-cell table:style-name="ce13" office:value-type="float" office:value="5.50189467159214" calcext:value-type="float">
            <text:p>5,5</text:p>
          </table:table-cell>
          <table:table-cell table:style-name="ce13" office:value-type="float" office:value="39.0781284370114" calcext:value-type="float">
            <text:p>39,1</text:p>
          </table:table-cell>
          <table:table-cell table:style-name="ce30" office:value-type="float" office:value="163.419516121034" calcext:value-type="float">
            <text:p>163,420</text:p>
          </table:table-cell>
          <table:table-cell table:style-name="ce26" office:value-type="float" office:value="202.497644558046" calcext:value-type="float">
            <text:p>202,5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44.0148890528076" calcext:value-type="float">
            <text:p>44,0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44.0148890528076" calcext:value-type="float">
            <text:p>44,015</text:p>
          </table:table-cell>
          <table:table-cell table:style-name="ce26" office:value-type="float" office:value="44.0148890528076" calcext:value-type="float">
            <text:p>44,0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30.01538962656" calcext:value-type="float">
            <text:p>130,0</text:p>
          </table:table-cell>
          <table:table-cell table:style-name="ce14" office:value-type="float" office:value="19.4368387077222" calcext:value-type="float">
            <text:p>19,4</text:p>
          </table:table-cell>
          <table:table-cell table:style-name="ce14" office:value-type="float" office:value="5.074465225425" calcext:value-type="float">
            <text:p>5,1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7.05378684347816" calcext:value-type="float">
            <text:p>7,1</text:p>
          </table:table-cell>
          <table:table-cell table:style-name="ce14" office:value-type="float" office:value="35.5461601972645" calcext:value-type="float">
            <text:p>35,5</text:p>
          </table:table-cell>
          <table:table-cell table:style-name="ce14" office:value-type="float" office:value="4.8058699017999" calcext:value-type="float">
            <text:p>4,8</text:p>
          </table:table-cell>
          <table:table-cell table:style-name="ce14" office:value-type="float" office:value="5.50189467159214" calcext:value-type="float">
            <text:p>5,5</text:p>
          </table:table-cell>
          <table:table-cell table:style-name="ce14" office:value-type="float" office:value="39.0781284370114" calcext:value-type="float">
            <text:p>39,1</text:p>
          </table:table-cell>
          <table:table-cell table:style-name="ce30" office:value-type="float" office:value="207.434405173842" calcext:value-type="float">
            <text:p>207,434</text:p>
          </table:table-cell>
          <table:table-cell table:style-name="ce26" office:value-type="float" office:value="246.512533610853" calcext:value-type="float">
            <text:p>246,5</text:p>
          </table:table-cell>
          <table:table-cell table:style-name="ce31"/>
          <table:table-cell table:style-name="Default" table:number-columns-repeated="1011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Mix chauffage</text:p>
          </table:table-cell>
          <table:table-cell table:style-name="ce15" office:value-type="percentage" office:value="0.105012331366674" calcext:value-type="percentage">
            <text:p>11%</text:p>
          </table:table-cell>
          <table:table-cell table:style-name="ce15" office:value-type="percentage" office:value="0.121245339437165" calcext:value-type="percentage">
            <text:p>12%</text:p>
          </table:table-cell>
          <table:table-cell table:style-name="ce15" office:value-type="percentage" office:value="0.0549581349118392" calcext:value-type="percentage">
            <text:p>5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92747400922238" calcext:value-type="percentage">
            <text:p>9%</text:p>
          </table:table-cell>
          <table:table-cell table:style-name="ce15" office:value-type="percentage" office:value="0.364760990016719" calcext:value-type="percentage">
            <text:p>36%</text:p>
          </table:table-cell>
          <table:table-cell table:style-name="ce15" office:value-type="percentage" office:value="0.0526044985432743" calcext:value-type="percentage">
            <text:p>5%</text:p>
          </table:table-cell>
          <table:table-cell table:style-name="ce15" office:value-type="percentage" office:value="0.0231868502305595" calcext:value-type="percentage">
            <text:p>2%</text:p>
          </table:table-cell>
          <table:table-cell table:style-name="ce15" office:value-type="percentage" office:value="0.185484454571531" calcext:value-type="percentage">
            <text:p>19%</text:p>
          </table:table-cell>
          <table:table-cell table:style-name="ce28" table:number-columns-repeated="2"/>
          <table:table-cell table:style-name="Default" table:number-columns-repeated="1012"/>
        </table:table-row>
        <table:table-row table:style-name="ro3">
          <table:table-cell table:style-name="ce4"/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1">
          <table:table-cell table:style-name="ce1" office:value-type="float" office:value="2050" calcext:value-type="float" table:number-columns-spanned="11" table:number-rows-spanned="1">
            <text:p>2050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ce32" office:value-type="string" calcext:value-type="string">
            <text:p>Variation 2015/2050 Total hors chaleur</text:p>
          </table:table-cell>
          <table:table-cell table:style-name="ce32" office:value-type="string" calcext:value-type="string">
            <text:p>Variation 2015/2050 Total</text:p>
          </table:table-cell>
          <table:table-cell table:style-name="Default" table:number-columns-repeated="3"/>
          <table:table-cell table:number-columns-repeated="2"/>
          <table:table-cell table:style-name="ce11"/>
          <table:table-cell table:style-name="ce18"/>
          <table:table-cell table:style-name="ce20"/>
          <table:table-cell table:style-name="Default"/>
          <table:table-cell table:style-name="ce23"/>
          <table:table-cell table:style-name="ce20"/>
          <table:table-cell table:style-name="ce15"/>
          <table:table-cell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5.8523640541175" calcext:value-type="float">
            <text:p>5,9</text:p>
          </table:table-cell>
          <table:table-cell table:style-name="ce12" office:value-type="float" office:value="9.6916384892281" calcext:value-type="float">
            <text:p>9,7</text:p>
          </table:table-cell>
          <table:table-cell table:style-name="ce12" office:value-type="float" office:value="12.0940616509414" calcext:value-type="float">
            <text:p>12,1</text:p>
          </table:table-cell>
          <table:table-cell table:style-name="ce12"/>
          <table:table-cell table:style-name="ce12" office:value-type="float" office:value="5.73769927550808" calcext:value-type="float">
            <text:p>5,7</text:p>
          </table:table-cell>
          <table:table-cell table:style-name="ce12" office:value-type="float" office:value="1.6243612661704" calcext:value-type="float">
            <text:p>1,6</text:p>
          </table:table-cell>
          <table:table-cell table:style-name="ce12" office:value-type="float" office:value="0.0099083878958" calcext:value-type="float">
            <text:p>0,0</text:p>
          </table:table-cell>
          <table:table-cell table:style-name="ce21" office:value-type="float" office:value="1.43442481887702" calcext:value-type="float">
            <text:p>1,4</text:p>
          </table:table-cell>
          <table:table-cell table:style-name="ce21" office:value-type="float" office:value="15.0690217270732" calcext:value-type="float">
            <text:p>15,1</text:p>
          </table:table-cell>
          <table:table-cell table:style-name="ce26" office:value-type="float" office:value="36.4444579427383" calcext:value-type="float">
            <text:p>36,4</text:p>
          </table:table-cell>
          <table:table-cell table:style-name="ce26" office:value-type="float" office:value="51.5134796698115" calcext:value-type="float">
            <text:p>51,5</text:p>
          </table:table-cell>
          <table:table-cell table:style-name="ce33" office:value-type="percentage" office:value="-0.653131088772018" calcext:value-type="percentage">
            <text:p>-65%</text:p>
          </table:table-cell>
          <table:table-cell table:style-name="ce33" office:value-type="percentage" office:value="-0.543714172546949" calcext:value-type="percentage">
            <text:p>-54%</text:p>
          </table:table-cell>
          <table:table-cell table:style-name="Default" table:number-columns-repeated="4"/>
          <table:table-cell/>
          <table:table-cell table:style-name="ce35" table:number-columns-repeated="5"/>
          <table:table-cell table:style-name="ce36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0.1197696153175" calcext:value-type="float">
            <text:p>0,1</text:p>
          </table:table-cell>
          <table:table-cell table:style-name="ce12" office:value-type="float" office:value="4.13001722236875" calcext:value-type="float">
            <text:p>4,1</text:p>
          </table:table-cell>
          <table:table-cell table:style-name="ce14" office:value-type="float" office:value="0.8946934460707" calcext:value-type="float">
            <text:p>0,9</text:p>
          </table:table-cell>
          <table:table-cell table:style-name="ce21" office:value-type="float" office:value="0" calcext:value-type="float">
            <text:p>0,0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1.689494832574" calcext:value-type="float">
            <text:p>1,7</text:p>
          </table:table-cell>
          <table:table-cell table:style-name="ce13" office:value-type="float" office:value="0.006107592673" calcext:value-type="float">
            <text:p>0,0</text:p>
          </table:table-cell>
          <table:table-cell table:style-name="ce21" office:value-type="float" office:value="3.3230107511964" calcext:value-type="float">
            <text:p>3,3</text:p>
          </table:table-cell>
          <table:table-cell table:style-name="ce21" office:value-type="float" office:value="6.19502583355312" calcext:value-type="float">
            <text:p>6,2</text:p>
          </table:table-cell>
          <table:table-cell table:style-name="ce26" office:value-type="float" office:value="10.1630934602004" calcext:value-type="float">
            <text:p>10,2</text:p>
          </table:table-cell>
          <table:table-cell table:style-name="ce26" office:value-type="float" office:value="16.3581192937535" calcext:value-type="float">
            <text:p>16,4</text:p>
          </table:table-cell>
          <table:table-cell table:style-name="ce33" office:value-type="percentage" office:value="-0.531870803357827" calcext:value-type="percentage">
            <text:p>-53%</text:p>
          </table:table-cell>
          <table:table-cell table:style-name="ce33" office:value-type="percentage" office:value="-0.298723516462089" calcext:value-type="percentage">
            <text:p>-30%</text:p>
          </table:table-cell>
          <table:table-cell office:value-type="string" calcext:value-type="string">
            <text:p>Autre : 100 % solaire</text:p>
          </table:table-cell>
          <table:table-cell table:style-name="Default" table:number-columns-repeated="3"/>
          <table:table-cell/>
          <table:table-cell table:style-name="ce35" table:number-columns-repeated="2"/>
          <table:table-cell table:style-name="ce36" table:number-columns-repeated="2"/>
          <table:table-cell table:style-name="ce35"/>
          <table:table-cell table:style-name="ce36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12.139093722674" calcext:value-type="float">
            <text:p>12,1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1.350868072736" calcext:value-type="float">
            <text:p>1,4</text:p>
          </table:table-cell>
          <table:table-cell table:style-name="ce21" office:value-type="float" office:value="0.2384320247301" calcext:value-type="float">
            <text:p>0,2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3.7283938201401" calcext:value-type="float">
            <text:p>13,7</text:p>
          </table:table-cell>
          <table:table-cell table:number-columns-repeated="2" table:style-name="ce33" office:value-type="percentage" office:value="-0.0531377242734762" calcext:value-type="percentage">
            <text:p>-5%</text:p>
          </table:table-cell>
          <table:table-cell office:value-type="string" calcext:value-type="string">
            <text:p>Autre : 100 % pétrole (GPL?)</text:p>
          </table:table-cell>
          <table:table-cell table:style-name="Default" table:number-columns-repeated="3"/>
          <table:table-cell/>
          <table:table-cell table:style-name="ce35" table:number-columns-repeated="2"/>
          <table:table-cell table:style-name="ce36" table:number-columns-repeated="4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9.8452476075075" calcext:value-type="float">
            <text:p>9,8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9.8452476075075" calcext:value-type="float">
            <text:p>9,8</text:p>
          </table:table-cell>
          <table:table-cell table:number-columns-repeated="2" table:style-name="ce33" office:value-type="percentage" office:value="-0.605245089720336" calcext:value-type="percentage">
            <text:p>-61%</text:p>
          </table:table-cell>
          <table:table-cell table:style-name="Default" table:number-columns-repeated="4"/>
          <table:table-cell table:style-name="ce3"/>
          <table:table-cell table:style-name="ce35" table:number-columns-repeated="2"/>
          <table:table-cell table:style-name="ce36" table:number-columns-repeated="4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2.9078333915883" calcext:value-type="float">
            <text:p>42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42.9078333915883" calcext:value-type="float">
            <text:p>42,9</text:p>
          </table:table-cell>
          <table:table-cell table:number-columns-repeated="2" table:style-name="ce33" office:value-type="percentage" office:value="-0.0221651625930628" calcext:value-type="percentage">
            <text:p>-2%</text:p>
          </table:table-cell>
          <table:table-cell table:style-name="Default" table:number-columns-repeated="4"/>
          <table:table-cell/>
          <table:table-cell table:style-name="ce19" table:number-columns-repeated="9"/>
          <table:table-cell table:style-name="Default" table:number-columns-repeated="996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3631434451273" calcext:value-type="float">
            <text:p>6,4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23.5863420561277" calcext:value-type="float">
            <text:p>23,6</text:p>
          </table:table-cell>
          <table:table-cell table:style-name="ce26" office:value-type="float" office:value="6.3631434451273" calcext:value-type="float">
            <text:p>6,4</text:p>
          </table:table-cell>
          <table:table-cell table:style-name="ce26" office:value-type="float" office:value="29.949485501255" calcext:value-type="float">
            <text:p>29,9</text:p>
          </table:table-cell>
          <table:table-cell table:style-name="ce33" office:value-type="percentage" office:value="0.076229495484323" calcext:value-type="percentage">
            <text:p>8%</text:p>
          </table:table-cell>
          <table:table-cell table:style-name="ce33" office:value-type="percentage" office:value="0.677259713096389" calcext:value-type="percentage">
            <text:p>68%</text:p>
          </table:table-cell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4613393164201" calcext:value-type="float">
            <text:p>0,5</text:p>
          </table:table-cell>
          <table:table-cell table:style-name="ce12"/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0.9526469051681" calcext:value-type="float">
            <text:p>1,0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.4139862215882" calcext:value-type="float">
            <text:p>1,4</text:p>
          </table:table-cell>
          <table:table-cell table:number-columns-repeated="2" table:style-name="ce33" office:value-type="percentage" office:value="-0.632155775471858" calcext:value-type="percentage">
            <text:p>-63%</text:p>
          </table:table-cell>
          <table:table-cell office:value-type="string" calcext:value-type="string">
            <text:p>Autre : 100 % électricité</text:p>
          </table:table-cell>
          <table:table-cell table:style-name="Default" table:number-columns-repeated="1009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71.3256477076249" calcext:value-type="float">
            <text:p>71,3</text:p>
          </table:table-cell>
          <table:table-cell table:style-name="ce13" office:value-type="float" office:value="20.1847991567241" calcext:value-type="float">
            <text:p>20,2</text:p>
          </table:table-cell>
          <table:table-cell table:style-name="ce13" office:value-type="float" office:value="12.9887550970121" calcext:value-type="float">
            <text:p>13,0</text:p>
          </table:table-cell>
          <table:table-cell table:style-name="ce13" office:value-type="float" office:value="0" calcext:value-type="float">
            <text:p>0,0</text:p>
          </table:table-cell>
          <table:table-cell table:style-name="ce13" office:value-type="float" office:value="5.73769927550808" calcext:value-type="float">
            <text:p>5,7</text:p>
          </table:table-cell>
          <table:table-cell table:style-name="ce13" office:value-type="float" office:value="5.6173710766485" calcext:value-type="float">
            <text:p>5,6</text:p>
          </table:table-cell>
          <table:table-cell table:style-name="ce13" office:value-type="float" office:value="0.2544480052989" calcext:value-type="float">
            <text:p>0,3</text:p>
          </table:table-cell>
          <table:table-cell table:style-name="ce13" office:value-type="float" office:value="4.75743557007342" calcext:value-type="float">
            <text:p>4,8</text:p>
          </table:table-cell>
          <table:table-cell table:style-name="ce13" office:value-type="float" office:value="44.850389616754" calcext:value-type="float">
            <text:p>44,9</text:p>
          </table:table-cell>
          <table:table-cell table:style-name="ce26" office:value-type="float" office:value="120.86615588889" calcext:value-type="float">
            <text:p>120,9</text:p>
          </table:table-cell>
          <table:table-cell table:style-name="ce26" office:value-type="float" office:value="165.716545505644" calcext:value-type="float">
            <text:p>165,7</text:p>
          </table:table-cell>
          <table:table-cell table:style-name="ce33" office:value-type="percentage" office:value="-0.450240594145461" calcext:value-type="percentage">
            <text:p>-45%</text:p>
          </table:table-cell>
          <table:table-cell table:style-name="ce33" office:value-type="percentage" office:value="-0.313072705397751" calcext:value-type="percentage">
            <text:p>-31%</text:p>
          </table:table-cell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65.4038097722956" calcext:value-type="float">
            <text:p>65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65.4038097722956" calcext:value-type="float">
            <text:p>65,4</text:p>
          </table:table-cell>
          <table:table-cell table:number-columns-repeated="2" table:style-name="ce33" office:value-type="percentage" office:value="1.36285850655065" calcext:value-type="percentage">
            <text:p>136%</text:p>
          </table:table-cell>
          <table:table-cell table:style-name="Default" table:number-columns-repeated="4"/>
          <table:table-cell table:style-name="ce3"/>
          <table:table-cell table:style-name="ce13" table:number-columns-repeated="2"/>
          <table:table-cell table:style-name="ce14" table:number-columns-repeated="4"/>
          <table:table-cell table:style-name="ce27"/>
          <table:table-cell table:style-name="Default" table:number-columns-repeated="998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36.72945747992" calcext:value-type="float">
            <text:p>136,7</text:p>
          </table:table-cell>
          <table:table-cell table:style-name="ce14" office:value-type="float" office:value="20.1847991567241" calcext:value-type="float">
            <text:p>20,2</text:p>
          </table:table-cell>
          <table:table-cell table:style-name="ce14" office:value-type="float" office:value="12.9887550970121" calcext:value-type="float">
            <text:p>13,0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5.73769927550808" calcext:value-type="float">
            <text:p>5,7</text:p>
          </table:table-cell>
          <table:table-cell table:style-name="ce14" office:value-type="float" office:value="5.6173710766485" calcext:value-type="float">
            <text:p>5,6</text:p>
          </table:table-cell>
          <table:table-cell table:style-name="ce14" office:value-type="float" office:value="0.2544480052989" calcext:value-type="float">
            <text:p>0,3</text:p>
          </table:table-cell>
          <table:table-cell table:style-name="ce14" office:value-type="float" office:value="4.75743557007342" calcext:value-type="float">
            <text:p>4,8</text:p>
          </table:table-cell>
          <table:table-cell table:style-name="ce14" office:value-type="float" office:value="44.850389616754" calcext:value-type="float">
            <text:p>44,9</text:p>
          </table:table-cell>
          <table:table-cell table:style-name="ce26" office:value-type="float" office:value="186.269965661186" calcext:value-type="float">
            <text:p>186,3</text:p>
          </table:table-cell>
          <table:table-cell table:style-name="ce26" office:value-type="float" office:value="231.12035527794" calcext:value-type="float">
            <text:p>231,1</text:p>
          </table:table-cell>
          <table:table-cell table:style-name="ce33" office:value-type="percentage" office:value="-0.247493719791793" calcext:value-type="percentage">
            <text:p>-25%</text:p>
          </table:table-cell>
          <table:table-cell table:style-name="ce33" office:value-type="percentage" office:value="-0.140571032412895" calcext:value-type="percentage">
            <text:p>-14%</text:p>
          </table:table-cell>
          <table:table-cell table:style-name="Default" table:number-columns-repeated="5"/>
          <table:table-cell table:style-name="ce14" table:number-columns-repeated="6"/>
          <table:table-cell table:style-name="ce27"/>
          <table:table-cell table:style-name="Default" table:number-columns-repeated="998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6"/>
          <table:table-cell table:style-name="ce14" table:number-columns-repeated="6"/>
          <table:table-cell table:style-name="ce27"/>
          <table:table-cell table:style-name="Default" table:number-columns-repeated="999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office:value-type="percentage" office:value="0.591594181808404" calcext:value-type="percentage">
            <text:p>59%</text:p>
          </table:table-cell>
          <table:table-cell table:style-name="ce15" office:value-type="percentage" office:value="0.0873345799959956" calcext:value-type="percentage">
            <text:p>9%</text:p>
          </table:table-cell>
          <table:table-cell table:style-name="ce15" office:value-type="percentage" office:value="0.0561990962734206" calcext:value-type="percentage">
            <text:p>6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248255904098454" calcext:value-type="percentage">
            <text:p>2%</text:p>
          </table:table-cell>
          <table:table-cell table:style-name="ce15" office:value-type="percentage" office:value="0.0243049603739713" calcext:value-type="percentage">
            <text:p>2%</text:p>
          </table:table-cell>
          <table:table-cell table:style-name="ce15" office:value-type="percentage" office:value="0.00110093291001092" calcext:value-type="percentage">
            <text:p>0%</text:p>
          </table:table-cell>
          <table:table-cell table:style-name="ce15" office:value-type="percentage" office:value="0.0205842344104752" calcext:value-type="percentage">
            <text:p>2%</text:p>
          </table:table-cell>
          <table:table-cell table:style-name="ce15" office:value-type="percentage" office:value="0.194056423817876" calcext:value-type="percentage">
            <text:p>19%</text:p>
          </table:table-cell>
          <table:table-cell table:style-name="ce15"/>
          <table:table-cell table:style-name="ce15" office:value-type="percentage" office:value="1" calcext:value-type="percentage">
            <text:p>100%</text:p>
          </table:table-cell>
          <table:table-cell table:style-name="Default" table:number-columns-repeated="5"/>
          <table:table-cell table:style-name="ce4"/>
          <table:table-cell table:style-name="ce15" table:number-columns-repeated="6"/>
          <table:table-cell table:style-name="ce28"/>
          <table:table-cell table:style-name="Default" table:number-columns-repeated="999"/>
        </table:table-row>
        <table:table-row table:style-name="ro3">
          <table:table-cell table:style-name="ce4"/>
          <table:table-cell table:style-name="ce15" office:value-type="percentage" office:value="0.11360840097834" calcext:value-type="percentage">
            <text:p>11%</text:p>
          </table:table-cell>
          <table:table-cell table:style-name="ce15" office:value-type="percentage" office:value="0.188137911695134" calcext:value-type="percentage">
            <text:p>19%</text:p>
          </table:table-cell>
          <table:table-cell table:style-name="ce15" office:value-type="percentage" office:value="0.234774698359756" calcext:value-type="percentage">
            <text:p>23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111382483037164" calcext:value-type="percentage">
            <text:p>11%</text:p>
          </table:table-cell>
          <table:table-cell table:style-name="ce15" office:value-type="percentage" office:value="0.0315327420430953" calcext:value-type="percentage">
            <text:p>3%</text:p>
          </table:table-cell>
          <table:table-cell table:style-name="ce15" office:value-type="percentage" office:value="0.000192345536727674" calcext:value-type="percentage">
            <text:p>0%</text:p>
          </table:table-cell>
          <table:table-cell table:style-name="ce15" office:value-type="percentage" office:value="0.027845620759291" calcext:value-type="percentage">
            <text:p>3%</text:p>
          </table:table-cell>
          <table:table-cell table:style-name="ce15" office:value-type="percentage" office:value="0.292525797590492" calcext:value-type="percentage">
            <text:p>29%</text:p>
          </table:table-cell>
          <table:table-cell table:style-name="ce15" office:value-type="percentage" office:value="0.707474202409508" calcext:value-type="percentage">
            <text:p>71%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Default" table:number-columns-repeated="6"/>
          <table:table-cell table:style-name="ce34" table:number-columns-repeated="3"/>
          <table:table-cell table:style-name="ce37"/>
          <table:table-cell table:style-name="ce34"/>
          <table:table-cell table:style-name="ce37"/>
          <table:table-cell table:style-name="ce38"/>
          <table:table-cell table:style-name="Default" table:number-columns-repeated="999"/>
        </table:table-row>
        <table:table-row table:style-name="ro1">
          <table:table-cell table:style-name="Default" table:number-columns-repeated="1024"/>
        </table:table-row>
        <table:table-row table:style-name="ro4">
          <table:table-cell table:style-name="ce5" table:number-columns-repeated="1024"/>
        </table:table-row>
        <table:table-row table:style-name="ro4"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4">
          <table:table-cell/>
          <table:table-cell table:style-name="ce17" table:number-columns-repeated="5"/>
          <table:table-cell table:style-name="Default"/>
          <table:table-cell table:style-name="ce17"/>
          <table:table-cell table:style-name="Default" table:number-columns-repeated="1016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6" table:number-columns-repeated="1024"/>
        </table:table-row>
        <table:table-row table:style-name="ro4">
          <table:table-cell table:style-name="Default" table:number-columns-repeated="8"/>
          <table:table-cell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7" table:number-columns-repeated="8"/>
          <table:table-cell/>
          <table:table-cell table:style-name="Default"/>
          <table:table-cell table:style-name="ce7" table:number-columns-repeated="6"/>
          <table:table-cell table:number-columns-repeated="1008"/>
        </table:table-row>
        <table:table-row table:style-name="ro4" table:number-rows-repeated="11">
          <table:table-cell table:style-name="ce8" table:number-columns-repeated="8"/>
          <table:table-cell/>
          <table:table-cell table:style-name="ce25"/>
          <table:table-cell table:number-columns-repeated="1014"/>
        </table:table-row>
        <table:table-row table:style-name="ro4" table:number-rows-repeated="44">
          <table:table-cell table:style-name="ce8" table:number-columns-repeated="8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 table:number-rows-repeated="2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9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Default"/>
          <table:table-cell table:number-columns-repeated="1023"/>
        </table:table-row>
        <table:table-row table:style-name="ro4">
          <table:table-cell/>
          <table:table-cell table:style-name="Default"/>
          <table:table-cell table:style-name="ce17" table:number-columns-repeated="5"/>
          <table:table-cell table:style-name="ce24"/>
          <table:table-cell table:number-columns-repeated="1016"/>
        </table:table-row>
        <table:table-row table:style-name="ro4" table:number-rows-repeated="2">
          <table:table-cell/>
          <table:table-cell table:style-name="Default"/>
          <table:table-cell table:style-name="ce17" table:number-columns-repeated="6"/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4">
          <table:table-cell/>
          <table:table-cell table:style-name="Default"/>
          <table:table-cell table:style-name="ce19" table:number-columns-repeated="6"/>
          <table:table-cell table:number-columns-repeated="1016"/>
        </table:table-row>
        <table:table-row table:style-name="ro4" table:number-rows-repeated="4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10"/>
          <table:table-cell table:style-name="Default"/>
          <table:table-cell table:number-columns-repeated="1022"/>
        </table:table-row>
        <table:table-row table:style-name="ro4" table:number-rows-repeated="2">
          <table:table-cell table:style-name="Default"/>
          <table:table-cell/>
          <table:table-cell table:style-name="ce19" table:number-columns-repeated="6"/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Default"/>
          <table:table-cell/>
          <table:table-cell table:style-name="ce19" table:number-columns-repeated="6"/>
          <table:table-cell table:number-columns-repeated="1016"/>
        </table:table-row>
        <table:table-row table:style-name="ro4" table:number-rows-repeated="2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9"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 table:number-columns-repeated="7"/>
          <table:table-cell table:number-columns-repeated="1016"/>
        </table:table-row>
        <table:table-row table:style-name="ro4" table:number-rows-repeated="9">
          <table:table-cell table:number-columns-repeated="1024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S variante prix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3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5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997" table:default-cell-style-name="ce2"/>
        <table:table-row table:style-name="ro4">
          <table:table-cell table:style-name="ce1" office:value-type="float" office:value="2015" calcext:value-type="float" table:number-columns-spanned="11" table:number-rows-spanned="1">
            <text:p>2015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5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office:value-type="float" office:value="12.5276807969802" calcext:value-type="float">
            <text:p>12,5</text:p>
          </table:table-cell>
          <table:table-cell table:style-name="ce12" office:value-type="float" office:value="5.200607996136" calcext:value-type="float">
            <text:p>5,2</text:p>
          </table:table-cell>
          <table:table-cell table:style-name="ce12" office:value-type="float" office:value="6.040484129163" calcext:value-type="float">
            <text:p>6,0</text:p>
          </table:table-cell>
          <table:table-cell table:style-name="ce12"/>
          <table:table-cell table:style-name="ce12" office:value-type="float" office:value="3.89458175648216" calcext:value-type="float">
            <text:p>3,9</text:p>
          </table:table-cell>
          <table:table-cell table:style-name="ce12" office:value-type="float" office:value="55.5660723700351" calcext:value-type="float">
            <text:p>55,6</text:p>
          </table:table-cell>
          <table:table-cell table:style-name="ce12" office:value-type="float" office:value="21.1133291339265" calcext:value-type="float">
            <text:p>21,1</text:p>
          </table:table-cell>
          <table:table-cell table:style-name="ce12" office:value-type="float" office:value="0.97364543912054" calcext:value-type="float">
            <text:p>1,0</text:p>
          </table:table-cell>
          <table:table-cell table:style-name="ce21" office:value-type="float" office:value="7.7034397383014" calcext:value-type="float">
            <text:p>7,7</text:p>
          </table:table-cell>
          <table:table-cell table:style-name="ce26" office:value-type="float" office:value="105.316401621844" calcext:value-type="float">
            <text:p>105,3</text:p>
          </table:table-cell>
          <table:table-cell table:style-name="ce26" office:value-type="float" office:value="113.019841360145" calcext:value-type="float">
            <text:p>113,0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ECS</text:p>
          </table:table-cell>
          <table:table-cell table:style-name="ce13" office:value-type="float" office:value="6.90364347291375" calcext:value-type="float">
            <text:p>6,9</text:p>
          </table:table-cell>
          <table:table-cell table:style-name="ce12" office:value-type="float" office:value="1.07744724721775" calcext:value-type="float">
            <text:p>1,1</text:p>
          </table:table-cell>
          <table:table-cell table:style-name="ce14" office:value-type="float" office:value="1.2370070267138" calcext:value-type="float">
            <text:p>1,2</text:p>
          </table:table-cell>
          <table:table-cell table:style-name="ce21" office:value-type="float" office:value="1.03281422971495" calcext:value-type="float">
            <text:p>1,0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8.0419844516484" calcext:value-type="float">
            <text:p>8,0</text:p>
          </table:table-cell>
          <table:table-cell table:style-name="ce13" office:value-type="float" office:value="2.3841000509162" calcext:value-type="float">
            <text:p>2,4</text:p>
          </table:table-cell>
          <table:table-cell table:style-name="ce21" office:value-type="float" office:value="1.03281422971495" calcext:value-type="float">
            <text:p>1,0</text:p>
          </table:table-cell>
          <table:table-cell table:style-name="ce21" office:value-type="float" office:value="1.61617087082663" calcext:value-type="float">
            <text:p>1,6</text:p>
          </table:table-cell>
          <table:table-cell table:style-name="ce26" office:value-type="float" office:value="21.7098107088398" calcext:value-type="float">
            <text:p>21,7</text:p>
          </table:table-cell>
          <table:table-cell table:style-name="ce26" office:value-type="float" office:value="23.3259815796664" calcext:value-type="float">
            <text:p>23,3</text:p>
          </table:table-cell>
          <table:table-cell table:number-columns-repeated="2"/>
          <table:table-cell table:style-name="Default" table:number-columns-repeated="1010"/>
        </table:table-row>
        <table:table-row table:style-name="ro6">
          <table:table-cell office:value-type="string" calcext:value-type="string">
            <text:p>Cuisson</text:p>
          </table:table-cell>
          <table:table-cell table:style-name="ce13" office:value-type="float" office:value="8.9358471933345" calcext:value-type="float">
            <text:p>8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4.1110436072999" calcext:value-type="float">
            <text:p>4,1</text:p>
          </table:table-cell>
          <table:table-cell table:style-name="ce21" office:value-type="float" office:value="1.4519374615097" calcext:value-type="float">
            <text:p>1,5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14.4988282621441" calcext:value-type="float">
            <text:p>14,5</text:p>
          </table:table-cell>
          <table:table-cell table:number-columns-repeated="2"/>
          <table:table-cell table:style-name="Default" table:number-columns-repeated="1010"/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3" office:value-type="float" office:value="24.9404559925486" calcext:value-type="float">
            <text:p>24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7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24.9404559925486" calcext:value-type="float">
            <text:p>24,9</text:p>
          </table:table-cell>
          <table:table-cell/>
          <table:table-cell table:style-name="Default" table:number-columns-repeated="1011"/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3" office:value-type="float" office:value="43.8727659861905" calcext:value-type="float">
            <text:p>43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7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43.8727659861905" calcext:value-type="float">
            <text:p>43,9</text:p>
          </table:table-cell>
          <table:table-cell/>
          <table:table-cell table:style-name="Default" table:number-columns-repeated="1011"/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5.9124406970123" calcext:value-type="float">
            <text:p>5,9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1.9437592826177" calcext:value-type="float">
            <text:p>11,9</text:p>
          </table:table-cell>
          <table:table-cell table:style-name="ce26" office:value-type="float" office:value="5.9124406970123" calcext:value-type="float">
            <text:p>5,9</text:p>
          </table:table-cell>
          <table:table-cell table:style-name="ce26" office:value-type="float" office:value="17.85619997963" calcext:value-type="float">
            <text:p>17,9</text:p>
          </table:table-cell>
          <table:table-cell/>
          <table:table-cell table:style-name="Default" table:number-columns-repeated="1011"/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number-columns-repeated="2" table:style-name="ce13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1.2866889015725" calcext:value-type="float">
            <text:p>1,3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2.5572920251163" calcext:value-type="float">
            <text:p>2,6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3.8439809266888" calcext:value-type="float">
            <text:p>3,8</text:p>
          </table:table-cell>
          <table:table-cell table:number-columns-repeated="2"/>
          <table:table-cell table:style-name="Default" table:number-columns-repeated="1010"/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3" office:value-type="float" office:value="97.1803934419676" calcext:value-type="float">
            <text:p>97,2</text:p>
          </table:table-cell>
          <table:table-cell table:style-name="ce13" office:value-type="float" office:value="12.1904959403661" calcext:value-type="float">
            <text:p>12,2</text:p>
          </table:table-cell>
          <table:table-cell table:style-name="ce13" office:value-type="float" office:value="7.2774911558768" calcext:value-type="float">
            <text:p>7,3</text:p>
          </table:table-cell>
          <table:table-cell table:style-name="ce13" office:value-type="float" office:value="2.31950313128745" calcext:value-type="float">
            <text:p>2,3</text:p>
          </table:table-cell>
          <table:table-cell table:style-name="ce13" office:value-type="float" office:value="3.89458175648216" calcext:value-type="float">
            <text:p>3,9</text:p>
          </table:table-cell>
          <table:table-cell table:style-name="ce13" office:value-type="float" office:value="70.2763924540997" calcext:value-type="float">
            <text:p>70,3</text:p>
          </table:table-cell>
          <table:table-cell table:style-name="ce13" office:value-type="float" office:value="24.9493666463524" calcext:value-type="float">
            <text:p>24,9</text:p>
          </table:table-cell>
          <table:table-cell table:style-name="ce13" office:value-type="float" office:value="2.00645966883549" calcext:value-type="float">
            <text:p>2,0</text:p>
          </table:table-cell>
          <table:table-cell table:style-name="ce13" office:value-type="float" office:value="21.2633698917458" calcext:value-type="float">
            <text:p>21,3</text:p>
          </table:table-cell>
          <table:table-cell table:style-name="ce26" office:value-type="float" office:value="220.094684195268" calcext:value-type="float">
            <text:p>220,1</text:p>
          </table:table-cell>
          <table:table-cell table:style-name="ce26" office:value-type="float" office:value="241.358054087013" calcext:value-type="float">
            <text:p>241,4</text:p>
          </table:table-cell>
          <table:table-cell table:style-name="Default" table:number-columns-repeated="1012"/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27.6799518849621" calcext:value-type="float">
            <text:p>27,7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7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27.6799518849621" calcext:value-type="float">
            <text:p>27,7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Total</text:p>
          </table:table-cell>
          <table:table-cell table:style-name="ce14" office:value-type="float" office:value="124.86034532693" calcext:value-type="float">
            <text:p>124,9</text:p>
          </table:table-cell>
          <table:table-cell table:style-name="ce14" office:value-type="float" office:value="12.1904959403661" calcext:value-type="float">
            <text:p>12,2</text:p>
          </table:table-cell>
          <table:table-cell table:style-name="ce14" office:value-type="float" office:value="7.2774911558768" calcext:value-type="float">
            <text:p>7,3</text:p>
          </table:table-cell>
          <table:table-cell table:style-name="ce14" office:value-type="float" office:value="2.31950313128745" calcext:value-type="float">
            <text:p>2,3</text:p>
          </table:table-cell>
          <table:table-cell table:style-name="ce14" office:value-type="float" office:value="3.89458175648216" calcext:value-type="float">
            <text:p>3,9</text:p>
          </table:table-cell>
          <table:table-cell table:style-name="ce14" office:value-type="float" office:value="70.2763924540997" calcext:value-type="float">
            <text:p>70,3</text:p>
          </table:table-cell>
          <table:table-cell table:style-name="ce14" office:value-type="float" office:value="24.9493666463524" calcext:value-type="float">
            <text:p>24,9</text:p>
          </table:table-cell>
          <table:table-cell table:style-name="ce14" office:value-type="float" office:value="2.00645966883549" calcext:value-type="float">
            <text:p>2,0</text:p>
          </table:table-cell>
          <table:table-cell table:style-name="ce14" office:value-type="float" office:value="21.2633698917458" calcext:value-type="float">
            <text:p>21,3</text:p>
          </table:table-cell>
          <table:table-cell table:style-name="ce26" office:value-type="float" office:value="247.77463608023" calcext:value-type="float">
            <text:p>247,8</text:p>
          </table:table-cell>
          <table:table-cell table:style-name="ce26" office:value-type="float" office:value="269.038005971976" calcext:value-type="float">
            <text:p>269,0</text:p>
          </table:table-cell>
          <table:table-cell table:style-name="ce31"/>
          <table:table-cell table:style-name="Default" table:number-columns-repeated="1011"/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6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4">
          <table:table-cell table:style-name="Default"/>
          <table:table-cell table:style-name="ce16"/>
          <table:table-cell table:style-name="Default" table:number-columns-repeated="1022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" office:value-type="float" office:value="2020" calcext:value-type="float" table:number-columns-spanned="11" table:number-rows-spanned="1">
            <text:p>2020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5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office:value-type="float" office:value="10.2224832423285" calcext:value-type="float">
            <text:p>10,2</text:p>
          </table:table-cell>
          <table:table-cell table:style-name="ce12" office:value-type="float" office:value="5.4500461140674" calcext:value-type="float">
            <text:p>5,5</text:p>
          </table:table-cell>
          <table:table-cell table:style-name="ce12" office:value-type="float" office:value="4.7407325241745" calcext:value-type="float">
            <text:p>4,7</text:p>
          </table:table-cell>
          <table:table-cell table:style-name="ce12"/>
          <table:table-cell table:style-name="ce12" office:value-type="float" office:value="4.53489615196752" calcext:value-type="float">
            <text:p>4,5</text:p>
          </table:table-cell>
          <table:table-cell table:style-name="ce12" office:value-type="float" office:value="52.1468568083262" calcext:value-type="float">
            <text:p>52,1</text:p>
          </table:table-cell>
          <table:table-cell table:style-name="ce12" office:value-type="float" office:value="14.4580272034283" calcext:value-type="float">
            <text:p>14,5</text:p>
          </table:table-cell>
          <table:table-cell table:style-name="ce21" office:value-type="float" office:value="1.13372403799188" calcext:value-type="float">
            <text:p>1,1</text:p>
          </table:table-cell>
          <table:table-cell table:style-name="ce21" office:value-type="float" office:value="8.2017682857678" calcext:value-type="float">
            <text:p>8,2</text:p>
          </table:table-cell>
          <table:table-cell table:style-name="ce26" office:value-type="float" office:value="92.6867660822843" calcext:value-type="float">
            <text:p>92,7</text:p>
          </table:table-cell>
          <table:table-cell table:style-name="ce26" office:value-type="float" office:value="100.888534368052" calcext:value-type="float">
            <text:p>100,9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ECS</text:p>
          </table:table-cell>
          <table:table-cell table:style-name="ce13" office:value-type="float" office:value="6.77558484526458" calcext:value-type="float">
            <text:p>6,8</text:p>
          </table:table-cell>
          <table:table-cell table:style-name="ce12" office:value-type="float" office:value="2.13965837218882" calcext:value-type="float">
            <text:p>2,1</text:p>
          </table:table-cell>
          <table:table-cell table:style-name="ce14" office:value-type="float" office:value="1.2337164272379" calcext:value-type="float">
            <text:p>1,2</text:p>
          </table:table-cell>
          <table:table-cell table:style-name="ce21" office:value-type="float" office:value="0.90066339717192" calcext:value-type="float">
            <text:p>0,9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6.2213177750672" calcext:value-type="float">
            <text:p>6,2</text:p>
          </table:table-cell>
          <table:table-cell table:style-name="ce13" office:value-type="float" office:value="1.2107576660809" calcext:value-type="float">
            <text:p>1,2</text:p>
          </table:table-cell>
          <table:table-cell table:style-name="ce21" office:value-type="float" office:value="2.10154792673448" calcext:value-type="float">
            <text:p>2,1</text:p>
          </table:table-cell>
          <table:table-cell table:style-name="ce21" office:value-type="float" office:value="3.20948755828322" calcext:value-type="float">
            <text:p>3,2</text:p>
          </table:table-cell>
          <table:table-cell table:style-name="ce26" office:value-type="float" office:value="20.5832464097458" calcext:value-type="float">
            <text:p>20,6</text:p>
          </table:table-cell>
          <table:table-cell table:style-name="ce26" office:value-type="float" office:value="23.792733968029" calcext:value-type="float">
            <text:p>23,8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6">
          <table:table-cell office:value-type="string" calcext:value-type="string">
            <text:p>Cuisson</text:p>
          </table:table-cell>
          <table:table-cell table:style-name="ce13" office:value-type="float" office:value="10.5272389065718" calcext:value-type="float">
            <text:p>10,5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3.6096072007737" calcext:value-type="float">
            <text:p>3,6</text:p>
          </table:table-cell>
          <table:table-cell table:style-name="ce21" office:value-type="float" office:value="1.1084109634539" calcext:value-type="float">
            <text:p>1,1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5.2452570707994" calcext:value-type="float">
            <text:p>15,2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3" office:value-type="float" office:value="23.395229522244" calcext:value-type="float">
            <text:p>23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23.395229522244" calcext:value-type="float">
            <text:p>23,4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3" office:value-type="float" office:value="46.7134336240888" calcext:value-type="float">
            <text:p>46,7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46.7134336240888" calcext:value-type="float">
            <text:p>46,7</text:p>
          </table:table-cell>
          <table:table-cell table:style-name="Default" table:number-columns-repeated="1012"/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1480940452169" calcext:value-type="float">
            <text:p>6,1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5.2158498249251" calcext:value-type="float">
            <text:p>15,2</text:p>
          </table:table-cell>
          <table:table-cell table:style-name="ce26" office:value-type="float" office:value="6.1480940452169" calcext:value-type="float">
            <text:p>6,1</text:p>
          </table:table-cell>
          <table:table-cell table:style-name="ce26" office:value-type="float" office:value="21.363943870142" calcext:value-type="float">
            <text:p>21,4</text:p>
          </table:table-cell>
          <table:table-cell table:style-name="Default" table:number-columns-repeated="1012"/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2250336068878" calcext:value-type="float">
            <text:p>0,2</text:p>
          </table:table-cell>
          <table:table-cell table:style-name="ce13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0.9001344275512" calcext:value-type="float">
            <text:p>0,9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2.2363985990351" calcext:value-type="float">
            <text:p>2,2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3.3615666334741" calcext:value-type="float">
            <text:p>3,4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3" office:value-type="float" office:value="97.8590037473855" calcext:value-type="float">
            <text:p>97,9</text:p>
          </table:table-cell>
          <table:table-cell table:style-name="ce13" office:value-type="float" office:value="13.7377985314731" calcext:value-type="float">
            <text:p>13,7</text:p>
          </table:table-cell>
          <table:table-cell table:style-name="ce13" office:value-type="float" office:value="5.9744489514124" calcext:value-type="float">
            <text:p>6,0</text:p>
          </table:table-cell>
          <table:table-cell table:style-name="ce13" office:value-type="float" office:value="1.80079782472312" calcext:value-type="float">
            <text:p>1,8</text:p>
          </table:table-cell>
          <table:table-cell table:style-name="ce13" office:value-type="float" office:value="4.53489615196752" calcext:value-type="float">
            <text:p>4,5</text:p>
          </table:table-cell>
          <table:table-cell table:style-name="ce13" office:value-type="float" office:value="64.2141803832022" calcext:value-type="float">
            <text:p>64,2</text:p>
          </table:table-cell>
          <table:table-cell table:style-name="ce13" office:value-type="float" office:value="16.7771958329631" calcext:value-type="float">
            <text:p>16,8</text:p>
          </table:table-cell>
          <table:table-cell table:style-name="ce13" office:value-type="float" office:value="3.23527196472636" calcext:value-type="float">
            <text:p>3,2</text:p>
          </table:table-cell>
          <table:table-cell table:style-name="ce13" office:value-type="float" office:value="26.6271056689761" calcext:value-type="float">
            <text:p>26,6</text:p>
          </table:table-cell>
          <table:table-cell table:style-name="ce26" office:value-type="float" office:value="208.133593387853" calcext:value-type="float">
            <text:p>208,1</text:p>
          </table:table-cell>
          <table:table-cell table:style-name="ce26" office:value-type="float" office:value="234.760699056829" calcext:value-type="float">
            <text:p>234,8</text:p>
          </table:table-cell>
          <table:table-cell table:style-name="Default" table:number-columns-repeated="1012"/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34.388452213464" calcext:value-type="float">
            <text:p>34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34.388452213464" calcext:value-type="float">
            <text:p>34,4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Total</text:p>
          </table:table-cell>
          <table:table-cell table:style-name="ce14" office:value-type="float" office:value="132.24745596085" calcext:value-type="float">
            <text:p>132,2</text:p>
          </table:table-cell>
          <table:table-cell table:style-name="ce14" office:value-type="float" office:value="13.7377985314731" calcext:value-type="float">
            <text:p>13,7</text:p>
          </table:table-cell>
          <table:table-cell table:style-name="ce14" office:value-type="float" office:value="5.9744489514124" calcext:value-type="float">
            <text:p>6,0</text:p>
          </table:table-cell>
          <table:table-cell table:style-name="ce14" office:value-type="float" office:value="1.80079782472312" calcext:value-type="float">
            <text:p>1,8</text:p>
          </table:table-cell>
          <table:table-cell table:style-name="ce14" office:value-type="float" office:value="4.53489615196752" calcext:value-type="float">
            <text:p>4,5</text:p>
          </table:table-cell>
          <table:table-cell table:style-name="ce14" office:value-type="float" office:value="64.2141803832022" calcext:value-type="float">
            <text:p>64,2</text:p>
          </table:table-cell>
          <table:table-cell table:style-name="ce14" office:value-type="float" office:value="16.7771958329631" calcext:value-type="float">
            <text:p>16,8</text:p>
          </table:table-cell>
          <table:table-cell table:style-name="ce14" office:value-type="float" office:value="3.23527196472636" calcext:value-type="float">
            <text:p>3,2</text:p>
          </table:table-cell>
          <table:table-cell table:style-name="ce14" office:value-type="float" office:value="26.6271056689761" calcext:value-type="float">
            <text:p>26,6</text:p>
          </table:table-cell>
          <table:table-cell table:style-name="ce26" office:value-type="float" office:value="242.522045601317" calcext:value-type="float">
            <text:p>242,5</text:p>
          </table:table-cell>
          <table:table-cell table:style-name="ce26" office:value-type="float" office:value="269.149151270293" calcext:value-type="float">
            <text:p>269,1</text:p>
          </table:table-cell>
          <table:table-cell table:style-name="ce31"/>
          <table:table-cell table:style-name="Default" table:number-columns-repeated="1011"/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6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" office:value-type="float" office:value="2025" calcext:value-type="float" table:number-columns-spanned="11" table:number-rows-spanned="1">
            <text:p>2025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5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office:value-type="float" office:value="8.5092804941636" calcext:value-type="float">
            <text:p>8,5</text:p>
          </table:table-cell>
          <table:table-cell table:style-name="ce12" office:value-type="float" office:value="5.9881457552349" calcext:value-type="float">
            <text:p>6,0</text:p>
          </table:table-cell>
          <table:table-cell table:style-name="ce12" office:value-type="float" office:value="3.8379690517716" calcext:value-type="float">
            <text:p>3,8</text:p>
          </table:table-cell>
          <table:table-cell table:style-name="ce12"/>
          <table:table-cell table:style-name="ce12" office:value-type="float" office:value="5.15132262734968" calcext:value-type="float">
            <text:p>5,2</text:p>
          </table:table-cell>
          <table:table-cell table:style-name="ce12" office:value-type="float" office:value="47.0542895734652" calcext:value-type="float">
            <text:p>47,1</text:p>
          </table:table-cell>
          <table:table-cell table:style-name="ce12" office:value-type="float" office:value="9.0211172615234" calcext:value-type="float">
            <text:p>9,0</text:p>
          </table:table-cell>
          <table:table-cell table:style-name="ce21" office:value-type="float" office:value="1.28783065683742" calcext:value-type="float">
            <text:p>1,3</text:p>
          </table:table-cell>
          <table:table-cell table:style-name="ce21" office:value-type="float" office:value="9.145516172269" calcext:value-type="float">
            <text:p>9,1</text:p>
          </table:table-cell>
          <table:table-cell table:style-name="ce29" office:value-type="float" office:value="80.8499554203458" calcext:value-type="float">
            <text:p>80,85</text:p>
          </table:table-cell>
          <table:table-cell table:style-name="ce26" office:value-type="float" office:value="89.9954715926148" calcext:value-type="float">
            <text:p>90,0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ECS</text:p>
          </table:table-cell>
          <table:table-cell table:style-name="ce13" office:value-type="float" office:value="5.25750837344292" calcext:value-type="float">
            <text:p>5,3</text:p>
          </table:table-cell>
          <table:table-cell table:style-name="ce12" office:value-type="float" office:value="3.50500558229528" calcext:value-type="float">
            <text:p>3,5</text:p>
          </table:table-cell>
          <table:table-cell table:style-name="ce14" office:value-type="float" office:value="1.198450318891" calcext:value-type="float">
            <text:p>1,2</text:p>
          </table:table-cell>
          <table:table-cell table:style-name="ce21" office:value-type="float" office:value="0.73688883743404" calcext:value-type="float">
            <text:p>0,7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4.5518662057964" calcext:value-type="float">
            <text:p>4,6</text:p>
          </table:table-cell>
          <table:table-cell table:style-name="ce13" office:value-type="float" office:value="0.3086278939448" calcext:value-type="float">
            <text:p>0,3</text:p>
          </table:table-cell>
          <table:table-cell table:style-name="ce21" office:value-type="float" office:value="2.94755534973616" calcext:value-type="float">
            <text:p>2,9</text:p>
          </table:table-cell>
          <table:table-cell table:style-name="ce21" office:value-type="float" office:value="5.25750837344292" calcext:value-type="float">
            <text:p>5,3</text:p>
          </table:table-cell>
          <table:table-cell table:style-name="ce26" office:value-type="float" office:value="18.5059025615406" calcext:value-type="float">
            <text:p>18,5</text:p>
          </table:table-cell>
          <table:table-cell table:style-name="ce26" office:value-type="float" office:value="23.7634109349835" calcext:value-type="float">
            <text:p>23,8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6">
          <table:table-cell office:value-type="string" calcext:value-type="string">
            <text:p>Cuisson</text:p>
          </table:table-cell>
          <table:table-cell table:style-name="ce13" office:value-type="float" office:value="11.2850747964865" calcext:value-type="float">
            <text:p>11,3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3.0165606962353" calcext:value-type="float">
            <text:p>3,0</text:p>
          </table:table-cell>
          <table:table-cell table:style-name="ce21" office:value-type="float" office:value="0.8214743027396" calcext:value-type="float">
            <text:p>0,8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5.1231097954614" calcext:value-type="float">
            <text:p>15,1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3" office:value-type="float" office:value="19.3940225458098" calcext:value-type="float">
            <text:p>19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9.3940225458098" calcext:value-type="float">
            <text:p>19,4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3" office:value-type="float" office:value="46.5095529060092" calcext:value-type="float">
            <text:p>46,5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46.5095529060092" calcext:value-type="float">
            <text:p>46,5</text:p>
          </table:table-cell>
          <table:table-cell table:style-name="Default" table:number-columns-repeated="1012"/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0005931907221" calcext:value-type="float">
            <text:p>6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4.8508015946061" calcext:value-type="float">
            <text:p>14,9</text:p>
          </table:table-cell>
          <table:table-cell table:style-name="ce26" office:value-type="float" office:value="6.0005931907221" calcext:value-type="float">
            <text:p>6,0</text:p>
          </table:table-cell>
          <table:table-cell table:style-name="ce26" office:value-type="float" office:value="20.8513947853282" calcext:value-type="float">
            <text:p>20,9</text:p>
          </table:table-cell>
          <table:table-cell table:style-name="Default" table:number-columns-repeated="1012"/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57553925379174" calcext:value-type="float">
            <text:p>0,6</text:p>
          </table:table-cell>
          <table:table-cell table:style-name="ce12"/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0.38369283586116" calcext:value-type="float">
            <text:p>0,4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1.91184625231" calcext:value-type="float">
            <text:p>1,9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2.8710783419629" calcext:value-type="float">
            <text:p>2,9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3" office:value-type="float" office:value="91.5309783697038" calcext:value-type="float">
            <text:p>91,5</text:p>
          </table:table-cell>
          <table:table-cell table:style-name="ce13" office:value-type="float" office:value="15.4937445282523" calcext:value-type="float">
            <text:p>15,5</text:p>
          </table:table-cell>
          <table:table-cell table:style-name="ce13" office:value-type="float" office:value="5.0364193706626" calcext:value-type="float">
            <text:p>5,0</text:p>
          </table:table-cell>
          <table:table-cell table:style-name="ce13" office:value-type="float" office:value="1.1205816732952" calcext:value-type="float">
            <text:p>1,1</text:p>
          </table:table-cell>
          <table:table-cell table:style-name="ce13" office:value-type="float" office:value="5.15132262734968" calcext:value-type="float">
            <text:p>5,2</text:p>
          </table:table-cell>
          <table:table-cell table:style-name="ce13" office:value-type="float" office:value="56.5345627278069" calcext:value-type="float">
            <text:p>56,5</text:p>
          </table:table-cell>
          <table:table-cell table:style-name="ce13" office:value-type="float" office:value="10.1512194582078" calcext:value-type="float">
            <text:p>10,2</text:p>
          </table:table-cell>
          <table:table-cell table:style-name="ce13" office:value-type="float" office:value="4.23538600657358" calcext:value-type="float">
            <text:p>4,2</text:p>
          </table:table-cell>
          <table:table-cell table:style-name="ce13" office:value-type="float" office:value="29.2538261403181" calcext:value-type="float">
            <text:p>29,3</text:p>
          </table:table-cell>
          <table:table-cell table:style-name="ce26" office:value-type="float" office:value="189.254214761852" calcext:value-type="float">
            <text:p>189,3</text:p>
          </table:table-cell>
          <table:table-cell table:style-name="ce26" office:value-type="float" office:value="218.50804090217" calcext:value-type="float">
            <text:p>218,5</text:p>
          </table:table-cell>
          <table:table-cell table:style-name="Default" table:number-columns-repeated="1012"/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39.8656411063733" calcext:value-type="float">
            <text:p>39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39.8656411063733" calcext:value-type="float">
            <text:p>39,9</text:p>
          </table:table-cell>
          <table:table-cell table:style-name="Default" table:number-columns-repeated="1012"/>
        </table:table-row>
        <table:table-row table:style-name="ro6">
          <table:table-cell office:value-type="string" calcext:value-type="string">
            <text:p>Total</text:p>
          </table:table-cell>
          <table:table-cell table:style-name="ce14" office:value-type="float" office:value="131.396619476077" calcext:value-type="float">
            <text:p>131,4</text:p>
          </table:table-cell>
          <table:table-cell table:style-name="ce14" office:value-type="float" office:value="15.4937445282523" calcext:value-type="float">
            <text:p>15,5</text:p>
          </table:table-cell>
          <table:table-cell table:style-name="ce14" office:value-type="float" office:value="5.0364193706626" calcext:value-type="float">
            <text:p>5,0</text:p>
          </table:table-cell>
          <table:table-cell table:style-name="ce14" office:value-type="float" office:value="1.1205816732952" calcext:value-type="float">
            <text:p>1,1</text:p>
          </table:table-cell>
          <table:table-cell table:style-name="ce14" office:value-type="float" office:value="5.15132262734968" calcext:value-type="float">
            <text:p>5,2</text:p>
          </table:table-cell>
          <table:table-cell table:style-name="ce14" office:value-type="float" office:value="56.5345627278069" calcext:value-type="float">
            <text:p>56,5</text:p>
          </table:table-cell>
          <table:table-cell table:style-name="ce14" office:value-type="float" office:value="10.1512194582078" calcext:value-type="float">
            <text:p>10,2</text:p>
          </table:table-cell>
          <table:table-cell table:style-name="ce14" office:value-type="float" office:value="4.23538600657358" calcext:value-type="float">
            <text:p>4,2</text:p>
          </table:table-cell>
          <table:table-cell table:style-name="ce14" office:value-type="float" office:value="29.2538261403181" calcext:value-type="float">
            <text:p>29,3</text:p>
          </table:table-cell>
          <table:table-cell table:style-name="ce26" office:value-type="float" office:value="229.119855868225" calcext:value-type="float">
            <text:p>229,1</text:p>
          </table:table-cell>
          <table:table-cell table:style-name="ce26" office:value-type="float" office:value="258.373682008543" calcext:value-type="float">
            <text:p>258,4</text:p>
          </table:table-cell>
          <table:table-cell table:style-name="ce31"/>
          <table:table-cell table:style-name="Default" table:number-columns-repeated="1011"/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6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6">
          <table:table-cell table:style-name="ce4"/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4">
          <table:table-cell table:style-name="ce1" office:value-type="float" office:value="2030" calcext:value-type="float" table:number-columns-spanned="11" table:number-rows-spanned="1">
            <text:p>2030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5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39" office:value-type="string" calcext:value-type="string">
            <text:p>Total</text:p>
          </table:table-cell>
          <table:table-cell table:style-name="ce39"/>
          <table:table-cell table:style-name="Default" table:number-columns-repeated="1011"/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office:value-type="float" office:value="6.9937842374211" calcext:value-type="float">
            <text:p>7,0</text:p>
          </table:table-cell>
          <table:table-cell table:style-name="ce12" office:value-type="float" office:value="6.9015350447813" calcext:value-type="float">
            <text:p>6,9</text:p>
          </table:table-cell>
          <table:table-cell table:style-name="ce12" office:value-type="float" office:value="3.4372646291839" calcext:value-type="float">
            <text:p>3,4</text:p>
          </table:table-cell>
          <table:table-cell table:style-name="ce12"/>
          <table:table-cell table:style-name="ce12" office:value-type="float" office:value="5.88165071854632" calcext:value-type="float">
            <text:p>5,9</text:p>
          </table:table-cell>
          <table:table-cell table:style-name="ce12" office:value-type="float" office:value="40.3622632534203" calcext:value-type="float">
            <text:p>40,4</text:p>
          </table:table-cell>
          <table:table-cell table:style-name="ce12" office:value-type="float" office:value="4.0080676522375" calcext:value-type="float">
            <text:p>4,0</text:p>
          </table:table-cell>
          <table:table-cell table:style-name="ce21" office:value-type="float" office:value="1.47041267963658" calcext:value-type="float">
            <text:p>1,5</text:p>
          </table:table-cell>
          <table:table-cell table:style-name="ce21" office:value-type="float" office:value="10.6535838404371" calcext:value-type="float">
            <text:p>10,7</text:p>
          </table:table-cell>
          <table:table-cell table:style-name="ce30" office:value-type="float" office:value="69.054978215227" calcext:value-type="float">
            <text:p>69,055</text:p>
          </table:table-cell>
          <table:table-cell table:style-name="ce40" office:value-type="float" office:value="79.7085620556641" calcext:value-type="float">
            <text:p>79,7</text:p>
          </table:table-cell>
          <table:table-cell table:style-name="ce40"/>
          <table:table-cell table:style-name="Default" table:number-columns-repeated="1011"/>
        </table:table-row>
        <table:table-row table:style-name="ro6">
          <table:table-cell office:value-type="string" calcext:value-type="string">
            <text:p>ECS</text:p>
          </table:table-cell>
          <table:table-cell table:style-name="ce13" office:value-type="float" office:value="4.14718269993965" calcext:value-type="float">
            <text:p>4,1</text:p>
          </table:table-cell>
          <table:table-cell table:style-name="ce12" office:value-type="float" office:value="4.14718269993965" calcext:value-type="float">
            <text:p>4,1</text:p>
          </table:table-cell>
          <table:table-cell table:style-name="ce14" office:value-type="float" office:value="0.8938444704134" calcext:value-type="float">
            <text:p>0,9</text:p>
          </table:table-cell>
          <table:table-cell table:style-name="ce21" office:value-type="float" office:value="0" calcext:value-type="float">
            <text:p>0,0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3.6075518200465" calcext:value-type="float">
            <text:p>3,6</text:p>
          </table:table-cell>
          <table:table-cell table:style-name="ce13" office:value-type="float" office:value="0.1955344879613" calcext:value-type="float">
            <text:p>0,2</text:p>
          </table:table-cell>
          <table:table-cell table:style-name="ce21" office:value-type="float" office:value="3.7695782955915" calcext:value-type="float">
            <text:p>3,8</text:p>
          </table:table-cell>
          <table:table-cell table:style-name="ce21" office:value-type="float" office:value="6.22077404990948" calcext:value-type="float">
            <text:p>6,2</text:p>
          </table:table-cell>
          <table:table-cell table:style-name="ce30" office:value-type="float" office:value="16.760874473892" calcext:value-type="float">
            <text:p>16,761</text:p>
          </table:table-cell>
          <table:table-cell table:style-name="ce40" office:value-type="float" office:value="22.9816485238015" calcext:value-type="float">
            <text:p>23,0</text:p>
          </table:table-cell>
          <table:table-cell table:style-name="ce40"/>
          <table:table-cell/>
          <table:table-cell table:style-name="Default" table:number-columns-repeated="1010"/>
        </table:table-row>
        <table:table-row table:style-name="ro6">
          <table:table-cell office:value-type="string" calcext:value-type="string">
            <text:p>Cuisson</text:p>
          </table:table-cell>
          <table:table-cell table:style-name="ce13" office:value-type="float" office:value="11.872114662028" calcext:value-type="float">
            <text:p>11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2.5273738800806" calcext:value-type="float">
            <text:p>2,5</text:p>
          </table:table-cell>
          <table:table-cell table:style-name="ce21" office:value-type="float" office:value="0.6116614015497" calcext:value-type="float">
            <text:p>0,6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15.0111499436583" calcext:value-type="float">
            <text:p>15,011</text:p>
          </table:table-cell>
          <table:table-cell table:style-name="ce40" office:value-type="float" office:value="15.0111499436583" calcext:value-type="float">
            <text:p>15,0</text:p>
          </table:table-cell>
          <table:table-cell table:style-name="ce40"/>
          <table:table-cell/>
          <table:table-cell table:style-name="Default" table:number-columns-repeated="1010"/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3" office:value-type="float" office:value="15.3279983337078" calcext:value-type="float">
            <text:p>15,3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15.3279983337078" calcext:value-type="float">
            <text:p>15,328</text:p>
          </table:table-cell>
          <table:table-cell table:style-name="ce40" office:value-type="float" office:value="15.3279983337078" calcext:value-type="float">
            <text:p>15,3</text:p>
          </table:table-cell>
          <table:table-cell table:style-name="ce40"/>
          <table:table-cell table:style-name="Default" table:number-columns-repeated="1011"/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3" office:value-type="float" office:value="46.1659548850669" calcext:value-type="float">
            <text:p>46,2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46.1659548850669" calcext:value-type="float">
            <text:p>46,166</text:p>
          </table:table-cell>
          <table:table-cell table:style-name="ce40" office:value-type="float" office:value="46.1659548850669" calcext:value-type="float">
            <text:p>46,2</text:p>
          </table:table-cell>
          <table:table-cell table:style-name="ce40"/>
          <table:table-cell table:style-name="Default" table:number-columns-repeated="1011"/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0857821188364" calcext:value-type="float">
            <text:p>6,1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8.7768405861937" calcext:value-type="float">
            <text:p>18,8</text:p>
          </table:table-cell>
          <table:table-cell table:style-name="ce30" office:value-type="float" office:value="6.0857821188364" calcext:value-type="float">
            <text:p>6,086</text:p>
          </table:table-cell>
          <table:table-cell table:style-name="ce40" office:value-type="float" office:value="24.8626227050301" calcext:value-type="float">
            <text:p>24,9</text:p>
          </table:table-cell>
          <table:table-cell table:style-name="ce40"/>
          <table:table-cell table:style-name="Default" table:number-columns-repeated="1011"/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8198808160996" calcext:value-type="float">
            <text:p>0,8</text:p>
          </table:table-cell>
          <table:table-cell table:style-name="ce12"/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1.6393652067304" calcext:value-type="float">
            <text:p>1,6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2.45924602283" calcext:value-type="float">
            <text:p>2,459</text:p>
          </table:table-cell>
          <table:table-cell table:style-name="ce40" office:value-type="float" office:value="2.45924602283" calcext:value-type="float">
            <text:p>2,5</text:p>
          </table:table-cell>
          <table:table-cell table:style-name="ce40"/>
          <table:table-cell/>
          <table:table-cell table:style-name="Default" table:number-columns-repeated="1010"/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3" office:value-type="float" office:value="85.326915634263" calcext:value-type="float">
            <text:p>85,3</text:p>
          </table:table-cell>
          <table:table-cell table:style-name="ce13" office:value-type="float" office:value="17.1344998635573" calcext:value-type="float">
            <text:p>17,1</text:p>
          </table:table-cell>
          <table:table-cell table:style-name="ce13" office:value-type="float" office:value="4.3311090995973" calcext:value-type="float">
            <text:p>4,3</text:p>
          </table:table-cell>
          <table:table-cell table:style-name="ce13" office:value-type="float" office:value="0" calcext:value-type="float">
            <text:p>0,0</text:p>
          </table:table-cell>
          <table:table-cell table:style-name="ce13" office:value-type="float" office:value="5.88165071854632" calcext:value-type="float">
            <text:p>5,9</text:p>
          </table:table-cell>
          <table:table-cell table:style-name="ce13" office:value-type="float" office:value="48.1365541602778" calcext:value-type="float">
            <text:p>48,1</text:p>
          </table:table-cell>
          <table:table-cell table:style-name="ce13" office:value-type="float" office:value="4.8152635417485" calcext:value-type="float">
            <text:p>4,8</text:p>
          </table:table-cell>
          <table:table-cell table:style-name="ce13" office:value-type="float" office:value="5.23999097522808" calcext:value-type="float">
            <text:p>5,2</text:p>
          </table:table-cell>
          <table:table-cell table:style-name="ce13" office:value-type="float" office:value="35.6511984765403" calcext:value-type="float">
            <text:p>35,7</text:p>
          </table:table-cell>
          <table:table-cell table:style-name="ce30" office:value-type="float" office:value="170.865983993218" calcext:value-type="float">
            <text:p>170,866</text:p>
          </table:table-cell>
          <table:table-cell table:style-name="ce40" office:value-type="float" office:value="206.517182469759" calcext:value-type="float">
            <text:p>206,5</text:p>
          </table:table-cell>
          <table:table-cell table:style-name="ce40"/>
          <table:table-cell table:style-name="Default" table:number-columns-repeated="1011"/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44.0148890528076" calcext:value-type="float">
            <text:p>44,0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44.0148890528076" calcext:value-type="float">
            <text:p>44,015</text:p>
          </table:table-cell>
          <table:table-cell table:style-name="ce40" office:value-type="float" office:value="44.0148890528076" calcext:value-type="float">
            <text:p>44,0</text:p>
          </table:table-cell>
          <table:table-cell table:style-name="ce40"/>
          <table:table-cell table:style-name="Default" table:number-columns-repeated="1011"/>
        </table:table-row>
        <table:table-row table:style-name="ro6">
          <table:table-cell office:value-type="string" calcext:value-type="string">
            <text:p>Total</text:p>
          </table:table-cell>
          <table:table-cell table:style-name="ce14" office:value-type="float" office:value="129.341804687071" calcext:value-type="float">
            <text:p>129,3</text:p>
          </table:table-cell>
          <table:table-cell table:style-name="ce14" office:value-type="float" office:value="17.1344998635573" calcext:value-type="float">
            <text:p>17,1</text:p>
          </table:table-cell>
          <table:table-cell table:style-name="ce14" office:value-type="float" office:value="4.3311090995973" calcext:value-type="float">
            <text:p>4,3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5.88165071854632" calcext:value-type="float">
            <text:p>5,9</text:p>
          </table:table-cell>
          <table:table-cell table:style-name="ce14" office:value-type="float" office:value="48.1365541602778" calcext:value-type="float">
            <text:p>48,1</text:p>
          </table:table-cell>
          <table:table-cell table:style-name="ce14" office:value-type="float" office:value="4.8152635417485" calcext:value-type="float">
            <text:p>4,8</text:p>
          </table:table-cell>
          <table:table-cell table:style-name="ce14" office:value-type="float" office:value="5.23999097522808" calcext:value-type="float">
            <text:p>5,2</text:p>
          </table:table-cell>
          <table:table-cell table:style-name="ce14" office:value-type="float" office:value="35.6511984765403" calcext:value-type="float">
            <text:p>35,7</text:p>
          </table:table-cell>
          <table:table-cell table:style-name="ce30" office:value-type="float" office:value="214.880873046026" calcext:value-type="float">
            <text:p>214,881</text:p>
          </table:table-cell>
          <table:table-cell table:style-name="ce40" office:value-type="float" office:value="250.532071522566" calcext:value-type="float">
            <text:p>250,5</text:p>
          </table:table-cell>
          <table:table-cell table:style-name="ce40"/>
          <table:table-cell table:style-name="Default" table:number-columns-repeated="1011"/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/>
          <table:table-cell table:style-name="ce41"/>
          <table:table-cell table:style-name="ce42"/>
          <table:table-cell table:style-name="Default" table:number-columns-repeated="1011"/>
        </table:table-row>
        <table:table-row table:style-name="ro6">
          <table:table-cell table:style-name="ce4" office:value-type="string" calcext:value-type="string">
            <text:p>Mix chauffage</text:p>
          </table:table-cell>
          <table:table-cell table:style-name="ce15" office:value-type="percentage" office:value="0.0877419446174054" calcext:value-type="percentage">
            <text:p>9%</text:p>
          </table:table-cell>
          <table:table-cell table:style-name="ce15" office:value-type="percentage" office:value="0.0865846135821851" calcext:value-type="percentage">
            <text:p>9%</text:p>
          </table:table-cell>
          <table:table-cell table:style-name="ce15" office:value-type="percentage" office:value="0.0431229034941504" calcext:value-type="percentage">
            <text:p>4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737894470413216" calcext:value-type="percentage">
            <text:p>7%</text:p>
          </table:table-cell>
          <table:table-cell table:style-name="ce15" office:value-type="percentage" office:value="0.506372994474966" calcext:value-type="percentage">
            <text:p>51%</text:p>
          </table:table-cell>
          <table:table-cell table:style-name="ce15" office:value-type="percentage" office:value="0.0502840290788145" calcext:value-type="percentage">
            <text:p>5%</text:p>
          </table:table-cell>
          <table:table-cell table:style-name="ce15" office:value-type="percentage" office:value="0.0184473617603304" calcext:value-type="percentage">
            <text:p>2%</text:p>
          </table:table-cell>
          <table:table-cell table:style-name="ce15" office:value-type="percentage" office:value="0.133656705950826" calcext:value-type="percentage">
            <text:p>13%</text:p>
          </table:table-cell>
          <table:table-cell table:style-name="ce28" table:number-columns-repeated="2"/>
          <table:table-cell table:style-name="Default" table:number-columns-repeated="1012"/>
        </table:table-row>
        <table:table-row table:style-name="ro6">
          <table:table-cell table:style-name="ce4"/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4">
          <table:table-cell table:style-name="ce1" office:value-type="float" office:value="2050" calcext:value-type="float" table:number-columns-spanned="11" table:number-rows-spanned="1">
            <text:p>2050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5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ce32" office:value-type="string" calcext:value-type="string">
            <text:p>Variation 2015/2050 Total hors chaleur</text:p>
          </table:table-cell>
          <table:table-cell table:style-name="ce32" office:value-type="string" calcext:value-type="string">
            <text:p>Variation 2015/2050 Total</text:p>
          </table:table-cell>
          <table:table-cell table:style-name="Default" table:number-columns-repeated="3"/>
          <table:table-cell table:number-columns-repeated="2"/>
          <table:table-cell table:style-name="ce11"/>
          <table:table-cell table:style-name="ce18"/>
          <table:table-cell table:style-name="ce20"/>
          <table:table-cell table:style-name="Default"/>
          <table:table-cell table:style-name="ce23"/>
          <table:table-cell table:style-name="ce20"/>
          <table:table-cell table:style-name="ce15"/>
          <table:table-cell table:number-columns-repeated="2"/>
          <table:table-cell table:style-name="Default" table:number-columns-repeated="996"/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office:value-type="float" office:value="4.3517471947026" calcext:value-type="float">
            <text:p>4,4</text:p>
          </table:table-cell>
          <table:table-cell table:style-name="ce12" office:value-type="float" office:value="8.6983935101612" calcext:value-type="float">
            <text:p>8,7</text:p>
          </table:table-cell>
          <table:table-cell table:style-name="ce12" office:value-type="float" office:value="10.9921546879093" calcext:value-type="float">
            <text:p>11,0</text:p>
          </table:table-cell>
          <table:table-cell table:style-name="ce12"/>
          <table:table-cell table:style-name="ce12" office:value-type="float" office:value="4.98937340277248" calcext:value-type="float">
            <text:p>5,0</text:p>
          </table:table-cell>
          <table:table-cell table:style-name="ce12" office:value-type="float" office:value="8.0778862547821" calcext:value-type="float">
            <text:p>8,1</text:p>
          </table:table-cell>
          <table:table-cell table:style-name="ce12" office:value-type="float" office:value="0.0071124898402" calcext:value-type="float">
            <text:p>0,0</text:p>
          </table:table-cell>
          <table:table-cell table:style-name="ce21" office:value-type="float" office:value="1.24734335069312" calcext:value-type="float">
            <text:p>1,2</text:p>
          </table:table-cell>
          <table:table-cell table:style-name="ce21" office:value-type="float" office:value="13.5629164554544" calcext:value-type="float">
            <text:p>13,6</text:p>
          </table:table-cell>
          <table:table-cell table:style-name="ce26" office:value-type="float" office:value="38.364010890861" calcext:value-type="float">
            <text:p>38,4</text:p>
          </table:table-cell>
          <table:table-cell table:style-name="ce26" office:value-type="float" office:value="51.9269273463154" calcext:value-type="float">
            <text:p>51,9</text:p>
          </table:table-cell>
          <table:table-cell table:style-name="ce33" office:value-type="percentage" office:value="-0.635726151861763" calcext:value-type="percentage">
            <text:p>-64%</text:p>
          </table:table-cell>
          <table:table-cell table:style-name="ce33" office:value-type="percentage" office:value="-0.540550343007057" calcext:value-type="percentage">
            <text:p>-54%</text:p>
          </table:table-cell>
          <table:table-cell table:style-name="Default" table:number-columns-repeated="4"/>
          <table:table-cell/>
          <table:table-cell table:style-name="ce35" table:number-columns-repeated="5"/>
          <table:table-cell table:style-name="ce36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6">
          <table:table-cell office:value-type="string" calcext:value-type="string">
            <text:p>ECS</text:p>
          </table:table-cell>
          <table:table-cell table:style-name="ce13" office:value-type="float" office:value="0.11964329927918" calcext:value-type="float">
            <text:p>0,1</text:p>
          </table:table-cell>
          <table:table-cell table:style-name="ce12" office:value-type="float" office:value="4.14718269993965" calcext:value-type="float">
            <text:p>4,1</text:p>
          </table:table-cell>
          <table:table-cell table:style-name="ce14" office:value-type="float" office:value="0.8938444704134" calcext:value-type="float">
            <text:p>0,9</text:p>
          </table:table-cell>
          <table:table-cell table:style-name="ce21" office:value-type="float" office:value="0" calcext:value-type="float">
            <text:p>0,0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1.7438759050999" calcext:value-type="float">
            <text:p>1,7</text:p>
          </table:table-cell>
          <table:table-cell table:style-name="ce13" office:value-type="float" office:value="0.0061569670812" calcext:value-type="float">
            <text:p>0,0</text:p>
          </table:table-cell>
          <table:table-cell table:style-name="ce21" office:value-type="float" office:value="3.3194719014296" calcext:value-type="float">
            <text:p>3,3</text:p>
          </table:table-cell>
          <table:table-cell table:style-name="ce21" office:value-type="float" office:value="6.22077404990948" calcext:value-type="float">
            <text:p>6,2</text:p>
          </table:table-cell>
          <table:table-cell table:style-name="ce26" office:value-type="float" office:value="10.2301752432429" calcext:value-type="float">
            <text:p>10,2</text:p>
          </table:table-cell>
          <table:table-cell table:style-name="ce26" office:value-type="float" office:value="16.4509492931524" calcext:value-type="float">
            <text:p>16,5</text:p>
          </table:table-cell>
          <table:table-cell table:style-name="ce33" office:value-type="percentage" office:value="-0.528776396052251" calcext:value-type="percentage">
            <text:p>-53%</text:p>
          </table:table-cell>
          <table:table-cell table:style-name="ce33" office:value-type="percentage" office:value="-0.294737105190338" calcext:value-type="percentage">
            <text:p>-29%</text:p>
          </table:table-cell>
          <table:table-cell office:value-type="string" calcext:value-type="string">
            <text:p>Autre : 100 % solaire</text:p>
          </table:table-cell>
          <table:table-cell table:style-name="Default" table:number-columns-repeated="3"/>
          <table:table-cell/>
          <table:table-cell table:style-name="ce35" table:number-columns-repeated="2"/>
          <table:table-cell table:style-name="ce36" table:number-columns-repeated="2"/>
          <table:table-cell table:style-name="ce35"/>
          <table:table-cell table:style-name="ce36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6">
          <table:table-cell office:value-type="string" calcext:value-type="string">
            <text:p>Cuisson</text:p>
          </table:table-cell>
          <table:table-cell table:style-name="ce13" office:value-type="float" office:value="12.1393418893578" calcext:value-type="float">
            <text:p>12,1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1.3508574100517" calcext:value-type="float">
            <text:p>1,4</text:p>
          </table:table-cell>
          <table:table-cell table:style-name="ce21" office:value-type="float" office:value="0.238422430056" calcext:value-type="float">
            <text:p>0,2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3.7286217294655" calcext:value-type="float">
            <text:p>13,7</text:p>
          </table:table-cell>
          <table:table-cell table:number-columns-repeated="2" table:style-name="ce33" office:value-type="percentage" office:value="-0.0531219846702773" calcext:value-type="percentage">
            <text:p>-5%</text:p>
          </table:table-cell>
          <table:table-cell office:value-type="string" calcext:value-type="string">
            <text:p>Autre : 100 % pétrole (GPL?)</text:p>
          </table:table-cell>
          <table:table-cell table:style-name="Default" table:number-columns-repeated="3"/>
          <table:table-cell/>
          <table:table-cell table:style-name="ce35" table:number-columns-repeated="2"/>
          <table:table-cell table:style-name="ce36" table:number-columns-repeated="4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3" office:value-type="float" office:value="9.854230230617" calcext:value-type="float">
            <text:p>9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9.854230230617" calcext:value-type="float">
            <text:p>9,9</text:p>
          </table:table-cell>
          <table:table-cell table:number-columns-repeated="2" table:style-name="ce33" office:value-type="percentage" office:value="-0.604889732827615" calcext:value-type="percentage">
            <text:p>-60%</text:p>
          </table:table-cell>
          <table:table-cell table:style-name="Default" table:number-columns-repeated="4"/>
          <table:table-cell table:style-name="ce3"/>
          <table:table-cell table:style-name="ce35" table:number-columns-repeated="2"/>
          <table:table-cell table:style-name="ce36" table:number-columns-repeated="4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3" office:value-type="float" office:value="43.0260349451909" calcext:value-type="float">
            <text:p>43,0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43.0260349451909" calcext:value-type="float">
            <text:p>43,0</text:p>
          </table:table-cell>
          <table:table-cell table:number-columns-repeated="2" table:style-name="ce33" office:value-type="percentage" office:value="-0.0192996958811787" calcext:value-type="percentage">
            <text:p>-2%</text:p>
          </table:table-cell>
          <table:table-cell table:style-name="Default" table:number-columns-repeated="4"/>
          <table:table-cell/>
          <table:table-cell table:style-name="ce19" table:number-columns-repeated="9"/>
          <table:table-cell table:style-name="Default" table:number-columns-repeated="996"/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363234861192" calcext:value-type="float">
            <text:p>6,4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23.5868276159445" calcext:value-type="float">
            <text:p>23,6</text:p>
          </table:table-cell>
          <table:table-cell table:style-name="ce26" office:value-type="float" office:value="6.363234861192" calcext:value-type="float">
            <text:p>6,4</text:p>
          </table:table-cell>
          <table:table-cell table:style-name="ce26" office:value-type="float" office:value="29.9500624771365" calcext:value-type="float">
            <text:p>30,0</text:p>
          </table:table-cell>
          <table:table-cell table:style-name="ce33" office:value-type="percentage" office:value="0.0762450208435066" calcext:value-type="percentage">
            <text:p>8%</text:p>
          </table:table-cell>
          <table:table-cell table:style-name="ce33" office:value-type="percentage" office:value="0.677292061653817" calcext:value-type="percentage">
            <text:p>68%</text:p>
          </table:table-cell>
          <table:table-cell table:style-name="Default" table:number-columns-repeated="1010"/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4614965821383" calcext:value-type="float">
            <text:p>0,5</text:p>
          </table:table-cell>
          <table:table-cell table:style-name="ce12"/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0.9524223951909" calcext:value-type="float">
            <text:p>1,0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.4139189773292" calcext:value-type="float">
            <text:p>1,4</text:p>
          </table:table-cell>
          <table:table-cell table:number-columns-repeated="2" table:style-name="ce33" office:value-type="percentage" office:value="-0.632173258844146" calcext:value-type="percentage">
            <text:p>-63%</text:p>
          </table:table-cell>
          <table:table-cell office:value-type="string" calcext:value-type="string">
            <text:p>Autre : 100 % électricité</text:p>
          </table:table-cell>
          <table:table-cell table:style-name="Default" table:number-columns-repeated="1009"/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3" office:value-type="float" office:value="69.9524941412858" calcext:value-type="float">
            <text:p>70,0</text:p>
          </table:table-cell>
          <table:table-cell table:style-name="ce13" office:value-type="float" office:value="19.2088110712929" calcext:value-type="float">
            <text:p>19,2</text:p>
          </table:table-cell>
          <table:table-cell table:style-name="ce13" office:value-type="float" office:value="11.8859991583227" calcext:value-type="float">
            <text:p>11,9</text:p>
          </table:table-cell>
          <table:table-cell table:style-name="ce13" office:value-type="float" office:value="0" calcext:value-type="float">
            <text:p>0,0</text:p>
          </table:table-cell>
          <table:table-cell table:style-name="ce13" office:value-type="float" office:value="4.98937340277248" calcext:value-type="float">
            <text:p>5,0</text:p>
          </table:table-cell>
          <table:table-cell table:style-name="ce13" office:value-type="float" office:value="12.1250419651246" calcext:value-type="float">
            <text:p>12,1</text:p>
          </table:table-cell>
          <table:table-cell table:style-name="ce13" office:value-type="float" office:value="0.2516918869774" calcext:value-type="float">
            <text:p>0,3</text:p>
          </table:table-cell>
          <table:table-cell table:style-name="ce13" office:value-type="float" office:value="4.56681525212272" calcext:value-type="float">
            <text:p>4,6</text:p>
          </table:table-cell>
          <table:table-cell table:style-name="ce13" office:value-type="float" office:value="43.3705181213084" calcext:value-type="float">
            <text:p>43,4</text:p>
          </table:table-cell>
          <table:table-cell table:style-name="ce26" office:value-type="float" office:value="122.980226877899" calcext:value-type="float">
            <text:p>123,0</text:p>
          </table:table-cell>
          <table:table-cell table:style-name="ce26" office:value-type="float" office:value="166.350744999207" calcext:value-type="float">
            <text:p>166,4</text:p>
          </table:table-cell>
          <table:table-cell table:style-name="ce33" office:value-type="percentage" office:value="-0.441239449614373" calcext:value-type="percentage">
            <text:p>-44%</text:p>
          </table:table-cell>
          <table:table-cell table:style-name="ce33" office:value-type="percentage" office:value="-0.310771933306875" calcext:value-type="percentage">
            <text:p>-31%</text:p>
          </table:table-cell>
          <table:table-cell table:style-name="Default" table:number-columns-repeated="1010"/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65.4038097722956" calcext:value-type="float">
            <text:p>65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65.4038097722956" calcext:value-type="float">
            <text:p>65,4</text:p>
          </table:table-cell>
          <table:table-cell table:number-columns-repeated="2" table:style-name="ce33" office:value-type="percentage" office:value="1.36285850655065" calcext:value-type="percentage">
            <text:p>136%</text:p>
          </table:table-cell>
          <table:table-cell table:style-name="Default" table:number-columns-repeated="4"/>
          <table:table-cell table:style-name="ce3"/>
          <table:table-cell table:style-name="ce13" table:number-columns-repeated="2"/>
          <table:table-cell table:style-name="ce14" table:number-columns-repeated="4"/>
          <table:table-cell table:style-name="ce27"/>
          <table:table-cell table:style-name="Default" table:number-columns-repeated="998"/>
        </table:table-row>
        <table:table-row table:style-name="ro6">
          <table:table-cell office:value-type="string" calcext:value-type="string">
            <text:p>Total</text:p>
          </table:table-cell>
          <table:table-cell table:style-name="ce14" office:value-type="float" office:value="135.356303913581" calcext:value-type="float">
            <text:p>135,4</text:p>
          </table:table-cell>
          <table:table-cell table:style-name="ce14" office:value-type="float" office:value="19.2088110712929" calcext:value-type="float">
            <text:p>19,2</text:p>
          </table:table-cell>
          <table:table-cell table:style-name="ce14" office:value-type="float" office:value="11.8859991583227" calcext:value-type="float">
            <text:p>11,9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4.98937340277248" calcext:value-type="float">
            <text:p>5,0</text:p>
          </table:table-cell>
          <table:table-cell table:style-name="ce14" office:value-type="float" office:value="12.1250419651246" calcext:value-type="float">
            <text:p>12,1</text:p>
          </table:table-cell>
          <table:table-cell table:style-name="ce14" office:value-type="float" office:value="0.2516918869774" calcext:value-type="float">
            <text:p>0,3</text:p>
          </table:table-cell>
          <table:table-cell table:style-name="ce14" office:value-type="float" office:value="4.56681525212272" calcext:value-type="float">
            <text:p>4,6</text:p>
          </table:table-cell>
          <table:table-cell table:style-name="ce14" office:value-type="float" office:value="43.3705181213084" calcext:value-type="float">
            <text:p>43,4</text:p>
          </table:table-cell>
          <table:table-cell table:style-name="ce26" office:value-type="float" office:value="188.384036650194" calcext:value-type="float">
            <text:p>188,4</text:p>
          </table:table-cell>
          <table:table-cell table:style-name="ce26" office:value-type="float" office:value="231.754554771502" calcext:value-type="float">
            <text:p>231,8</text:p>
          </table:table-cell>
          <table:table-cell table:style-name="ce33" office:value-type="percentage" office:value="-0.239696041409198" calcext:value-type="percentage">
            <text:p>-24%</text:p>
          </table:table-cell>
          <table:table-cell table:style-name="ce33" office:value-type="percentage" office:value="-0.138580610816587" calcext:value-type="percentage">
            <text:p>-14%</text:p>
          </table:table-cell>
          <table:table-cell table:style-name="Default" table:number-columns-repeated="5"/>
          <table:table-cell table:style-name="ce14" table:number-columns-repeated="6"/>
          <table:table-cell table:style-name="ce27"/>
          <table:table-cell table:style-name="Default" table:number-columns-repeated="998"/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6"/>
          <table:table-cell table:style-name="ce14" table:number-columns-repeated="6"/>
          <table:table-cell table:style-name="ce27"/>
          <table:table-cell table:style-name="Default" table:number-columns-repeated="999"/>
        </table:table-row>
        <table:table-row table:style-name="ro6">
          <table:table-cell table:style-name="ce4" office:value-type="string" calcext:value-type="string">
            <text:p>Mix approx</text:p>
          </table:table-cell>
          <table:table-cell table:style-name="ce15" office:value-type="percentage" office:value="0.584050242494847" calcext:value-type="percentage">
            <text:p>58%</text:p>
          </table:table-cell>
          <table:table-cell table:style-name="ce15" office:value-type="percentage" office:value="0.0828842871728312" calcext:value-type="percentage">
            <text:p>8%</text:p>
          </table:table-cell>
          <table:table-cell table:style-name="ce15" office:value-type="percentage" office:value="0.0512870142726716" calcext:value-type="percentage">
            <text:p>5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215286962005633" calcext:value-type="percentage">
            <text:p>2%</text:p>
          </table:table-cell>
          <table:table-cell table:style-name="ce15" office:value-type="percentage" office:value="0.0523184624227957" calcext:value-type="percentage">
            <text:p>5%</text:p>
          </table:table-cell>
          <table:table-cell table:style-name="ce15" office:value-type="percentage" office:value="0.00108602779015737" calcext:value-type="percentage">
            <text:p>0%</text:p>
          </table:table-cell>
          <table:table-cell table:style-name="ce15" office:value-type="percentage" office:value="0.0197053958944857" calcext:value-type="percentage">
            <text:p>2%</text:p>
          </table:table-cell>
          <table:table-cell table:style-name="ce15" office:value-type="percentage" office:value="0.187139873751648" calcext:value-type="percentage">
            <text:p>19%</text:p>
          </table:table-cell>
          <table:table-cell table:style-name="ce15"/>
          <table:table-cell table:style-name="ce15" office:value-type="percentage" office:value="1" calcext:value-type="percentage">
            <text:p>100%</text:p>
          </table:table-cell>
          <table:table-cell table:style-name="Default" table:number-columns-repeated="5"/>
          <table:table-cell table:style-name="ce4"/>
          <table:table-cell table:style-name="ce15" table:number-columns-repeated="6"/>
          <table:table-cell table:style-name="ce28"/>
          <table:table-cell table:style-name="Default" table:number-columns-repeated="999"/>
        </table:table-row>
        <table:table-row table:style-name="ro6">
          <table:table-cell table:style-name="ce4"/>
          <table:table-cell table:style-name="ce15" office:value-type="percentage" office:value="0.0838052127690815" calcext:value-type="percentage">
            <text:p>8%</text:p>
          </table:table-cell>
          <table:table-cell table:style-name="ce15" office:value-type="percentage" office:value="0.167512193666865" calcext:value-type="percentage">
            <text:p>17%</text:p>
          </table:table-cell>
          <table:table-cell table:style-name="ce15" office:value-type="percentage" office:value="0.211685059171699" calcext:value-type="percentage">
            <text:p>21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960845106335088" calcext:value-type="percentage">
            <text:p>10%</text:p>
          </table:table-cell>
          <table:table-cell table:style-name="ce15" office:value-type="percentage" office:value="0.15556256970316" calcext:value-type="percentage">
            <text:p>16%</text:p>
          </table:table-cell>
          <table:table-cell table:style-name="ce15" office:value-type="percentage" office:value="0.000136971128539241" calcext:value-type="percentage">
            <text:p>0%</text:p>
          </table:table-cell>
          <table:table-cell table:style-name="ce15" office:value-type="percentage" office:value="0.0240211276583772" calcext:value-type="percentage">
            <text:p>2%</text:p>
          </table:table-cell>
          <table:table-cell table:style-name="ce15" office:value-type="percentage" office:value="0.26119235526877" calcext:value-type="percentage">
            <text:p>26%</text:p>
          </table:table-cell>
          <table:table-cell table:style-name="ce15" office:value-type="percentage" office:value="0.73880764473123" calcext:value-type="percentage">
            <text:p>74%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Default" table:number-columns-repeated="6"/>
          <table:table-cell table:style-name="ce34" table:number-columns-repeated="3"/>
          <table:table-cell table:style-name="ce37"/>
          <table:table-cell table:style-name="ce34"/>
          <table:table-cell table:style-name="ce37"/>
          <table:table-cell table:style-name="ce38"/>
          <table:table-cell table:style-name="Default" table:number-columns-repeated="999"/>
        </table:table-row>
        <table:table-row table:style-name="ro4">
          <table:table-cell table:style-name="Default" table:number-columns-repeated="1024"/>
        </table:table-row>
        <table:table-row table:style-name="ro4" table:number-rows-repeated="1048393">
          <table:table-cell table:number-columns-repeated="1024"/>
        </table:table-row>
        <table:table-row table:style-name="ro1" table:number-rows-repeated="1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f AMS variante prix-AM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row table:style-name="ro4">
          <table:table-cell table:style-name="ce1" office:value-type="float" office:value="2015" calcext:value-type="float" table:number-columns-spanned="11" table:number-rows-spanned="1">
            <text:p>2015</text:p>
          </table:table-cell>
          <table:covered-table-cell table:number-columns-repeated="10" table:style-name="ce1"/>
          <table:table-cell table:style-name="ce1"/>
        </table:table-row>
        <table:table-row table:style-name="ro7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table:formula="of:=['AMS variante prix'.B3]-[AMS.B3]" office:value-type="float" office:value="-0.0242520180395012" calcext:value-type="float">
            <text:p>0,0</text:p>
          </table:table-cell>
          <table:table-cell table:style-name="ce12" table:formula="of:=['AMS variante prix'.C3]-[AMS.C3]" office:value-type="float" office:value="-0.0864288838778" calcext:value-type="float">
            <text:p>-0,1</text:p>
          </table:table-cell>
          <table:table-cell table:style-name="ce12" table:formula="of:=['AMS variante prix'.D3]-[AMS.D3]" office:value-type="float" office:value="-0.00360717600090066" calcext:value-type="float">
            <text:p>0,0</text:p>
          </table:table-cell>
          <table:table-cell table:style-name="ce12" table:formula="of:=['AMS variante prix'.E3]-[AMS.E3]" office:value-type="float" office:value="0" calcext:value-type="float">
            <text:p>0,0</text:p>
          </table:table-cell>
          <table:table-cell table:style-name="ce12" table:formula="of:=['AMS variante prix'.F3]-[AMS.F3]" office:value-type="float" office:value="-0.0255656179604" calcext:value-type="float">
            <text:p>0,0</text:p>
          </table:table-cell>
          <table:table-cell table:style-name="ce12" table:formula="of:=['AMS variante prix'.G3]-[AMS.G3]" office:value-type="float" office:value="0.388665246756801" calcext:value-type="float">
            <text:p>0,4</text:p>
          </table:table-cell>
          <table:table-cell table:style-name="ce12" table:formula="of:=['AMS variante prix'.H3]-[AMS.H3]" office:value-type="float" office:value="0.00703323348700025" calcext:value-type="float">
            <text:p>0,0</text:p>
          </table:table-cell>
          <table:table-cell table:style-name="ce12" table:formula="of:=['AMS variante prix'.I3]-[AMS.I3]" office:value-type="float" office:value="-0.00639140449010001" calcext:value-type="float">
            <text:p>0,0</text:p>
          </table:table-cell>
          <table:table-cell table:style-name="ce12" table:formula="of:=['AMS variante prix'.J3]-[AMS.J3]" office:value-type="float" office:value="-0.1270034582402" calcext:value-type="float">
            <text:p>-0,1</text:p>
          </table:table-cell>
          <table:table-cell table:style-name="ce12" table:formula="of:=['AMS variante prix'.K3]-[AMS.K3]" office:value-type="float" office:value="0.249453379875987" calcext:value-type="float">
            <text:p>0,2</text:p>
          </table:table-cell>
          <table:table-cell table:style-name="ce12" table:formula="of:=['AMS variante prix'.L3]-[AMS.L3]" office:value-type="float" office:value="0.122449921634995" calcext:value-type="float">
            <text:p>0,1</text:p>
          </table:table-cell>
        </table:table-row>
        <table:table-row table:style-name="ro6">
          <table:table-cell office:value-type="string" calcext:value-type="string">
            <text:p>ECS</text:p>
          </table:table-cell>
          <table:table-cell table:style-name="ce12" table:formula="of:=['AMS variante prix'.B4]-[AMS.B4]" office:value-type="float" office:value="-0.0000689903573904971" calcext:value-type="float">
            <text:p>0,0</text:p>
          </table:table-cell>
          <table:table-cell table:style-name="ce12" table:formula="of:=['AMS variante prix'.C4]-[AMS.C4]" office:value-type="float" office:value="-0.0000107672812099668" calcext:value-type="float">
            <text:p>0,0</text:p>
          </table:table-cell>
          <table:table-cell table:style-name="ce12" table:formula="of:=['AMS variante prix'.D4]-[AMS.D4]" office:value-type="float" office:value="-0.0000252969770999645" calcext:value-type="float">
            <text:p>0,0</text:p>
          </table:table-cell>
          <table:table-cell table:style-name="ce12" table:formula="of:=['AMS variante prix'.E4]-[AMS.E4]" office:value-type="float" office:value="0.000000813481000117022" calcext:value-type="float">
            <text:p>0,0</text:p>
          </table:table-cell>
          <table:table-cell table:style-name="ce12" table:formula="of:=['AMS variante prix'.F4]-[AMS.F4]" office:value-type="float" office:value="0" calcext:value-type="float">
            <text:p>0,0</text:p>
          </table:table-cell>
          <table:table-cell table:style-name="ce12" table:formula="of:=['AMS variante prix'.G4]-[AMS.G4]" office:value-type="float" office:value="-0.000138157008001016" calcext:value-type="float">
            <text:p>0,0</text:p>
          </table:table-cell>
          <table:table-cell table:style-name="ce12" table:formula="of:=['AMS variante prix'.H4]-[AMS.H4]" office:value-type="float" office:value="0.0000339201575001446" calcext:value-type="float">
            <text:p>0,0</text:p>
          </table:table-cell>
          <table:table-cell table:style-name="ce12" table:formula="of:=['AMS variante prix'.I4]-[AMS.I4]" office:value-type="float" office:value="0.000000813481000117022" calcext:value-type="float">
            <text:p>0,0</text:p>
          </table:table-cell>
          <table:table-cell table:style-name="ce12" table:formula="of:=['AMS variante prix'.J4]-[AMS.J4]" office:value-type="float" office:value="-0.0000161509218199463" calcext:value-type="float">
            <text:p>0,0</text:p>
          </table:table-cell>
          <table:table-cell table:style-name="ce12" table:formula="of:=['AMS variante prix'.K4]-[AMS.K4]" office:value-type="float" office:value="-0.000207664504198846" calcext:value-type="float">
            <text:p>0,0</text:p>
          </table:table-cell>
          <table:table-cell table:style-name="ce12" table:formula="of:=['AMS variante prix'.L4]-[AMS.L4]" office:value-type="float" office:value="-0.000223815426000584" calcext:value-type="float">
            <text:p>0,0</text:p>
          </table:table-cell>
        </table:table-row>
        <table:table-row table:style-name="ro6">
          <table:table-cell office:value-type="string" calcext:value-type="string">
            <text:p>Cuisson</text:p>
          </table:table-cell>
          <table:table-cell table:style-name="ce12" table:formula="of:=['AMS variante prix'.B5]-[AMS.B5]" office:value-type="float" office:value="-0.000000173056600161203" calcext:value-type="float">
            <text:p>0,0</text:p>
          </table:table-cell>
          <table:table-cell table:style-name="ce12" table:formula="of:=['AMS variante prix'.C5]-[AMS.C5]" office:value-type="float" office:value="0" calcext:value-type="float">
            <text:p>0,0</text:p>
          </table:table-cell>
          <table:table-cell table:style-name="ce12" table:formula="of:=['AMS variante prix'.D5]-[AMS.D5]" office:value-type="float" office:value="0" calcext:value-type="float">
            <text:p>0,0</text:p>
          </table:table-cell>
          <table:table-cell table:style-name="ce12" table:formula="of:=['AMS variante prix'.E5]-[AMS.E5]" office:value-type="float" office:value="0" calcext:value-type="float">
            <text:p>0,0</text:p>
          </table:table-cell>
          <table:table-cell table:style-name="ce12" table:formula="of:=['AMS variante prix'.F5]-[AMS.F5]" office:value-type="float" office:value="0" calcext:value-type="float">
            <text:p>0,0</text:p>
          </table:table-cell>
          <table:table-cell table:style-name="ce12" table:formula="of:=['AMS variante prix'.G5]-[AMS.G5]" office:value-type="float" office:value="-0.000000116477200329257" calcext:value-type="float">
            <text:p>0,0</text:p>
          </table:table-cell>
          <table:table-cell table:style-name="ce12" table:formula="of:=['AMS variante prix'.H5]-[AMS.H5]" office:value-type="float" office:value="-0.0000000235827999350846" calcext:value-type="float">
            <text:p>0,0</text:p>
          </table:table-cell>
          <table:table-cell table:style-name="ce12" table:formula="of:=['AMS variante prix'.I5]-[AMS.I5]" office:value-type="float" office:value="0" calcext:value-type="float">
            <text:p>0,0</text:p>
          </table:table-cell>
          <table:table-cell table:style-name="ce12" table:formula="of:=['AMS variante prix'.J5]-[AMS.J5]" office:value-type="float" office:value="0" calcext:value-type="float">
            <text:p>0,0</text:p>
          </table:table-cell>
          <table:table-cell table:style-name="ce12" table:formula="of:=['AMS variante prix'.K5]-[AMS.K5]" office:value-type="float" office:value="-0.000000313116599315322" calcext:value-type="float">
            <text:p>0,0</text:p>
          </table:table-cell>
          <table:table-cell table:style-name="ce12" table:formula="of:=['AMS variante prix'.L5]-[AMS.L5]" office:value-type="float" office:value="-0.000000313116599315322" calcext:value-type="float">
            <text:p>0,0</text:p>
          </table:table-cell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2" table:formula="of:=['AMS variante prix'.B6]-[AMS.B6]" office:value-type="float" office:value="0.000303631853100228" calcext:value-type="float">
            <text:p>0,0</text:p>
          </table:table-cell>
          <table:table-cell table:style-name="ce12" table:formula="of:=['AMS variante prix'.C6]-[AMS.C6]" office:value-type="float" office:value="0" calcext:value-type="float">
            <text:p>0,0</text:p>
          </table:table-cell>
          <table:table-cell table:style-name="ce12" table:formula="of:=['AMS variante prix'.D6]-[AMS.D6]" office:value-type="float" office:value="0" calcext:value-type="float">
            <text:p>0,0</text:p>
          </table:table-cell>
          <table:table-cell table:style-name="ce12" table:formula="of:=['AMS variante prix'.E6]-[AMS.E6]" office:value-type="float" office:value="0" calcext:value-type="float">
            <text:p>0,0</text:p>
          </table:table-cell>
          <table:table-cell table:style-name="ce12" table:formula="of:=['AMS variante prix'.F6]-[AMS.F6]" office:value-type="float" office:value="0" calcext:value-type="float">
            <text:p>0,0</text:p>
          </table:table-cell>
          <table:table-cell table:style-name="ce12" table:formula="of:=['AMS variante prix'.G6]-[AMS.G6]" office:value-type="float" office:value="0" calcext:value-type="float">
            <text:p>0,0</text:p>
          </table:table-cell>
          <table:table-cell table:style-name="ce12" table:formula="of:=['AMS variante prix'.H6]-[AMS.H6]" office:value-type="float" office:value="0" calcext:value-type="float">
            <text:p>0,0</text:p>
          </table:table-cell>
          <table:table-cell table:style-name="ce12" table:formula="of:=['AMS variante prix'.I6]-[AMS.I6]" office:value-type="float" office:value="0" calcext:value-type="float">
            <text:p>0,0</text:p>
          </table:table-cell>
          <table:table-cell table:style-name="ce12" table:formula="of:=['AMS variante prix'.J6]-[AMS.J6]" office:value-type="float" office:value="0" calcext:value-type="float">
            <text:p>0,0</text:p>
          </table:table-cell>
          <table:table-cell table:style-name="ce12" table:formula="of:=['AMS variante prix'.K6]-[AMS.K6]" office:value-type="float" office:value="0.000303631853100228" calcext:value-type="float">
            <text:p>0,0</text:p>
          </table:table-cell>
          <table:table-cell table:style-name="ce12" table:formula="of:=['AMS variante prix'.L6]-[AMS.L6]" office:value-type="float" office:value="0.000303631853100228" calcext:value-type="float">
            <text:p>0,0</text:p>
          </table:table-cell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2" table:formula="of:=['AMS variante prix'.B7]-[AMS.B7]" office:value-type="float" office:value="-0.0076847301831009" calcext:value-type="float">
            <text:p>0,0</text:p>
          </table:table-cell>
          <table:table-cell table:style-name="ce12" table:formula="of:=['AMS variante prix'.C7]-[AMS.C7]" office:value-type="float" office:value="0" calcext:value-type="float">
            <text:p>0,0</text:p>
          </table:table-cell>
          <table:table-cell table:style-name="ce12" table:formula="of:=['AMS variante prix'.D7]-[AMS.D7]" office:value-type="float" office:value="0" calcext:value-type="float">
            <text:p>0,0</text:p>
          </table:table-cell>
          <table:table-cell table:style-name="ce12" table:formula="of:=['AMS variante prix'.E7]-[AMS.E7]" office:value-type="float" office:value="0" calcext:value-type="float">
            <text:p>0,0</text:p>
          </table:table-cell>
          <table:table-cell table:style-name="ce12" table:formula="of:=['AMS variante prix'.F7]-[AMS.F7]" office:value-type="float" office:value="0" calcext:value-type="float">
            <text:p>0,0</text:p>
          </table:table-cell>
          <table:table-cell table:style-name="ce12" table:formula="of:=['AMS variante prix'.G7]-[AMS.G7]" office:value-type="float" office:value="0" calcext:value-type="float">
            <text:p>0,0</text:p>
          </table:table-cell>
          <table:table-cell table:style-name="ce12" table:formula="of:=['AMS variante prix'.H7]-[AMS.H7]" office:value-type="float" office:value="0" calcext:value-type="float">
            <text:p>0,0</text:p>
          </table:table-cell>
          <table:table-cell table:style-name="ce12" table:formula="of:=['AMS variante prix'.I7]-[AMS.I7]" office:value-type="float" office:value="0" calcext:value-type="float">
            <text:p>0,0</text:p>
          </table:table-cell>
          <table:table-cell table:style-name="ce12" table:formula="of:=['AMS variante prix'.J7]-[AMS.J7]" office:value-type="float" office:value="0" calcext:value-type="float">
            <text:p>0,0</text:p>
          </table:table-cell>
          <table:table-cell table:style-name="ce12" table:formula="of:=['AMS variante prix'.K7]-[AMS.K7]" office:value-type="float" office:value="-0.0076847301831009" calcext:value-type="float">
            <text:p>0,0</text:p>
          </table:table-cell>
          <table:table-cell table:style-name="ce12" table:formula="of:=['AMS variante prix'.L7]-[AMS.L7]" office:value-type="float" office:value="-0.0076847301831009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ce12" table:formula="of:=['AMS variante prix'.B8]-[AMS.B8]" office:value-type="float" office:value="0" calcext:value-type="float">
            <text:p>0,0</text:p>
          </table:table-cell>
          <table:table-cell table:style-name="ce12" table:formula="of:=['AMS variante prix'.C8]-[AMS.C8]" office:value-type="float" office:value="-0.000000350018999561996" calcext:value-type="float">
            <text:p>0,0</text:p>
          </table:table-cell>
          <table:table-cell table:style-name="ce12" table:formula="of:=['AMS variante prix'.D8]-[AMS.D8]" office:value-type="float" office:value="0" calcext:value-type="float">
            <text:p>0,0</text:p>
          </table:table-cell>
          <table:table-cell table:style-name="ce12" table:formula="of:=['AMS variante prix'.E8]-[AMS.E8]" office:value-type="float" office:value="0" calcext:value-type="float">
            <text:p>0,0</text:p>
          </table:table-cell>
          <table:table-cell table:style-name="ce12" table:formula="of:=['AMS variante prix'.F8]-[AMS.F8]" office:value-type="float" office:value="0" calcext:value-type="float">
            <text:p>0,0</text:p>
          </table:table-cell>
          <table:table-cell table:style-name="ce12" table:formula="of:=['AMS variante prix'.G8]-[AMS.G8]" office:value-type="float" office:value="0" calcext:value-type="float">
            <text:p>0,0</text:p>
          </table:table-cell>
          <table:table-cell table:style-name="ce12" table:formula="of:=['AMS variante prix'.H8]-[AMS.H8]" office:value-type="float" office:value="0" calcext:value-type="float">
            <text:p>0,0</text:p>
          </table:table-cell>
          <table:table-cell table:style-name="ce12" table:formula="of:=['AMS variante prix'.I8]-[AMS.I8]" office:value-type="float" office:value="0" calcext:value-type="float">
            <text:p>0,0</text:p>
          </table:table-cell>
          <table:table-cell table:style-name="ce12" table:formula="of:=['AMS variante prix'.J8]-[AMS.J8]" office:value-type="float" office:value="-0.000000035388799446423" calcext:value-type="float">
            <text:p>0,0</text:p>
          </table:table-cell>
          <table:table-cell table:style-name="ce12" table:formula="of:=['AMS variante prix'.K8]-[AMS.K8]" office:value-type="float" office:value="-0.000000350018999561996" calcext:value-type="float">
            <text:p>0,0</text:p>
          </table:table-cell>
          <table:table-cell table:style-name="ce12" table:formula="of:=['AMS variante prix'.L8]-[AMS.L8]" office:value-type="float" office:value="-0.000000385407801672955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'.B9]-[AMS.B9]" office:value-type="float" office:value="0" calcext:value-type="float">
            <text:p>0,0</text:p>
          </table:table-cell>
          <table:table-cell table:style-name="ce12" table:formula="of:=['AMS variante prix'.C9]-[AMS.C9]" office:value-type="float" office:value="0" calcext:value-type="float">
            <text:p>0,0</text:p>
          </table:table-cell>
          <table:table-cell table:style-name="ce12" table:formula="of:=['AMS variante prix'.D9]-[AMS.D9]" office:value-type="float" office:value="0" calcext:value-type="float">
            <text:p>0,0</text:p>
          </table:table-cell>
          <table:table-cell table:style-name="ce12" table:formula="of:=['AMS variante prix'.E9]-[AMS.E9]" office:value-type="float" office:value="-0.000000020021200031195" calcext:value-type="float">
            <text:p>0,0</text:p>
          </table:table-cell>
          <table:table-cell table:style-name="ce12" table:formula="of:=['AMS variante prix'.F9]-[AMS.F9]" office:value-type="float" office:value="0" calcext:value-type="float">
            <text:p>0,0</text:p>
          </table:table-cell>
          <table:table-cell table:style-name="ce12" table:formula="of:=['AMS variante prix'.G9]-[AMS.G9]" office:value-type="float" office:value="-0.0000000846682000066323" calcext:value-type="float">
            <text:p>0,0</text:p>
          </table:table-cell>
          <table:table-cell table:style-name="ce12" table:formula="of:=['AMS variante prix'.H9]-[AMS.H9]" office:value-type="float" office:value="0" calcext:value-type="float">
            <text:p>0,0</text:p>
          </table:table-cell>
          <table:table-cell table:style-name="ce12" table:formula="of:=['AMS variante prix'.I9]-[AMS.I9]" office:value-type="float" office:value="0" calcext:value-type="float">
            <text:p>0,0</text:p>
          </table:table-cell>
          <table:table-cell table:style-name="ce12" table:formula="of:=['AMS variante prix'.J9]-[AMS.J9]" office:value-type="float" office:value="0" calcext:value-type="float">
            <text:p>0,0</text:p>
          </table:table-cell>
          <table:table-cell table:style-name="ce12" table:formula="of:=['AMS variante prix'.K9]-[AMS.K9]" office:value-type="float" office:value="-0.000000104689399815783" calcext:value-type="float">
            <text:p>0,0</text:p>
          </table:table-cell>
          <table:table-cell table:style-name="ce12" table:formula="of:=['AMS variante prix'.L9]-[AMS.L9]" office:value-type="float" office:value="-0.000000104689399815783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2" table:formula="of:=['AMS variante prix'.B10]-[AMS.B10]" office:value-type="float" office:value="-0.0317022797834028" calcext:value-type="float">
            <text:p>0,0</text:p>
          </table:table-cell>
          <table:table-cell table:style-name="ce12" table:formula="of:=['AMS variante prix'.C10]-[AMS.C10]" office:value-type="float" office:value="-0.0864400011779996" calcext:value-type="float">
            <text:p>-0,1</text:p>
          </table:table-cell>
          <table:table-cell table:style-name="ce12" table:formula="of:=['AMS variante prix'.D10]-[AMS.D10]" office:value-type="float" office:value="-0.0036324729780004" calcext:value-type="float">
            <text:p>0,0</text:p>
          </table:table-cell>
          <table:table-cell table:style-name="ce12" table:formula="of:=['AMS variante prix'.E10]-[AMS.E10]" office:value-type="float" office:value="0.000000793459800085827" calcext:value-type="float">
            <text:p>0,0</text:p>
          </table:table-cell>
          <table:table-cell table:style-name="ce12" table:formula="of:=['AMS variante prix'.F10]-[AMS.F10]" office:value-type="float" office:value="-0.0255656179604" calcext:value-type="float">
            <text:p>0,0</text:p>
          </table:table-cell>
          <table:table-cell table:style-name="ce12" table:formula="of:=['AMS variante prix'.G10]-[AMS.G10]" office:value-type="float" office:value="0.388526888603408" calcext:value-type="float">
            <text:p>0,4</text:p>
          </table:table-cell>
          <table:table-cell table:style-name="ce12" table:formula="of:=['AMS variante prix'.H10]-[AMS.H10]" office:value-type="float" office:value="0.00706713006169935" calcext:value-type="float">
            <text:p>0,0</text:p>
          </table:table-cell>
          <table:table-cell table:style-name="ce12" table:formula="of:=['AMS variante prix'.I10]-[AMS.I10]" office:value-type="float" office:value="-0.0063905910091" calcext:value-type="float">
            <text:p>0,0</text:p>
          </table:table-cell>
          <table:table-cell table:style-name="ce12" table:formula="of:=['AMS variante prix'.J10]-[AMS.J10]" office:value-type="float" office:value="-0.127019644550799" calcext:value-type="float">
            <text:p>-0,1</text:p>
          </table:table-cell>
          <table:table-cell table:style-name="ce12" table:formula="of:=['AMS variante prix'.K10]-[AMS.K10]" office:value-type="float" office:value="0.241863849216003" calcext:value-type="float">
            <text:p>0,2</text:p>
          </table:table-cell>
          <table:table-cell table:style-name="ce12" table:formula="of:=['AMS variante prix'.L10]-[AMS.L10]" office:value-type="float" office:value="0.11484420466499" calcext:value-type="float">
            <text:p>0,1</text:p>
          </table:table-cell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2" table:formula="of:=['AMS variante prix'.B11]-[AMS.B11]" office:value-type="float" office:value="0" calcext:value-type="float">
            <text:p>0,0</text:p>
          </table:table-cell>
          <table:table-cell table:style-name="ce12" table:formula="of:=['AMS variante prix'.C11]-[AMS.C11]" office:value-type="float" office:value="0" calcext:value-type="float">
            <text:p>0,0</text:p>
          </table:table-cell>
          <table:table-cell table:style-name="ce12" table:formula="of:=['AMS variante prix'.D11]-[AMS.D11]" office:value-type="float" office:value="0" calcext:value-type="float">
            <text:p>0,0</text:p>
          </table:table-cell>
          <table:table-cell table:style-name="ce12" table:formula="of:=['AMS variante prix'.E11]-[AMS.E11]" office:value-type="float" office:value="0" calcext:value-type="float">
            <text:p>0,0</text:p>
          </table:table-cell>
          <table:table-cell table:style-name="ce12" table:formula="of:=['AMS variante prix'.F11]-[AMS.F11]" office:value-type="float" office:value="0" calcext:value-type="float">
            <text:p>0,0</text:p>
          </table:table-cell>
          <table:table-cell table:style-name="ce12" table:formula="of:=['AMS variante prix'.G11]-[AMS.G11]" office:value-type="float" office:value="0" calcext:value-type="float">
            <text:p>0,0</text:p>
          </table:table-cell>
          <table:table-cell table:style-name="ce12" table:formula="of:=['AMS variante prix'.H11]-[AMS.H11]" office:value-type="float" office:value="0" calcext:value-type="float">
            <text:p>0,0</text:p>
          </table:table-cell>
          <table:table-cell table:style-name="ce12" table:formula="of:=['AMS variante prix'.I11]-[AMS.I11]" office:value-type="float" office:value="0" calcext:value-type="float">
            <text:p>0,0</text:p>
          </table:table-cell>
          <table:table-cell table:style-name="ce12" table:formula="of:=['AMS variante prix'.J11]-[AMS.J11]" office:value-type="float" office:value="0" calcext:value-type="float">
            <text:p>0,0</text:p>
          </table:table-cell>
          <table:table-cell table:style-name="ce12" table:formula="of:=['AMS variante prix'.K11]-[AMS.K11]" office:value-type="float" office:value="0" calcext:value-type="float">
            <text:p>0,0</text:p>
          </table:table-cell>
          <table:table-cell table:style-name="ce12" table:formula="of:=['AMS variante prix'.L11]-[AMS.L11]" office:value-type="float" office:value="0" calcext:value-type="float">
            <text:p>0,0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style-name="ce12" table:formula="of:=['AMS variante prix'.B12]-[AMS.B12]" office:value-type="float" office:value="-0.0317022797830049" calcext:value-type="float">
            <text:p>0,0</text:p>
          </table:table-cell>
          <table:table-cell table:style-name="ce12" table:formula="of:=['AMS variante prix'.C12]-[AMS.C12]" office:value-type="float" office:value="-0.0864400011779996" calcext:value-type="float">
            <text:p>-0,1</text:p>
          </table:table-cell>
          <table:table-cell table:style-name="ce12" table:formula="of:=['AMS variante prix'.D12]-[AMS.D12]" office:value-type="float" office:value="-0.0036324729780004" calcext:value-type="float">
            <text:p>0,0</text:p>
          </table:table-cell>
          <table:table-cell table:style-name="ce12" table:formula="of:=['AMS variante prix'.E12]-[AMS.E12]" office:value-type="float" office:value="0.000000793459800085827" calcext:value-type="float">
            <text:p>0,0</text:p>
          </table:table-cell>
          <table:table-cell table:style-name="ce12" table:formula="of:=['AMS variante prix'.F12]-[AMS.F12]" office:value-type="float" office:value="-0.0255656179604" calcext:value-type="float">
            <text:p>0,0</text:p>
          </table:table-cell>
          <table:table-cell table:style-name="ce12" table:formula="of:=['AMS variante prix'.G12]-[AMS.G12]" office:value-type="float" office:value="0.388526888603408" calcext:value-type="float">
            <text:p>0,4</text:p>
          </table:table-cell>
          <table:table-cell table:style-name="ce12" table:formula="of:=['AMS variante prix'.H12]-[AMS.H12]" office:value-type="float" office:value="0.00706713006169935" calcext:value-type="float">
            <text:p>0,0</text:p>
          </table:table-cell>
          <table:table-cell table:style-name="ce12" table:formula="of:=['AMS variante prix'.I12]-[AMS.I12]" office:value-type="float" office:value="-0.0063905910091" calcext:value-type="float">
            <text:p>0,0</text:p>
          </table:table-cell>
          <table:table-cell table:style-name="ce12" table:formula="of:=['AMS variante prix'.J12]-[AMS.J12]" office:value-type="float" office:value="-0.127019644550799" calcext:value-type="float">
            <text:p>-0,1</text:p>
          </table:table-cell>
          <table:table-cell table:style-name="ce12" table:formula="of:=['AMS variante prix'.K12]-[AMS.K12]" office:value-type="float" office:value="0.241863849216003" calcext:value-type="float">
            <text:p>0,2</text:p>
          </table:table-cell>
          <table:table-cell table:style-name="ce12" table:formula="of:=['AMS variante prix'.L12]-[AMS.L12]" office:value-type="float" office:value="0.114844204666042" calcext:value-type="float">
            <text:p>0,1</text:p>
          </table:table-cell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6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</table:table-row>
        <table:table-row table:style-name="ro4">
          <table:table-cell table:style-name="Default"/>
          <table:table-cell table:style-name="ce16"/>
          <table:table-cell table:style-name="Default" table:number-columns-repeated="10"/>
        </table:table-row>
        <table:table-row table:style-name="ro4">
          <table:table-cell table:style-name="Default" table:number-columns-repeated="12"/>
        </table:table-row>
        <table:table-row table:style-name="ro4">
          <table:table-cell table:style-name="ce1" office:value-type="float" office:value="2020" calcext:value-type="float" table:number-columns-spanned="11" table:number-rows-spanned="1">
            <text:p>2020</text:p>
          </table:table-cell>
          <table:covered-table-cell table:number-columns-repeated="10" table:style-name="ce1"/>
          <table:table-cell table:style-name="ce1"/>
        </table:table-row>
        <table:table-row table:style-name="ro7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table:formula="of:=['AMS variante prix'.B19]-[AMS.B19]" office:value-type="float" office:value="-0.151792545556999" calcext:value-type="float">
            <text:p>-0,2</text:p>
          </table:table-cell>
          <table:table-cell table:style-name="ce12" table:formula="of:=['AMS variante prix'.C19]-[AMS.C19]" office:value-type="float" office:value="-0.6501869053307" calcext:value-type="float">
            <text:p>-0,7</text:p>
          </table:table-cell>
          <table:table-cell table:style-name="ce12" table:formula="of:=['AMS variante prix'.D19]-[AMS.D19]" office:value-type="float" office:value="-0.0605056106946007" calcext:value-type="float">
            <text:p>-0,1</text:p>
          </table:table-cell>
          <table:table-cell table:style-name="ce12" table:formula="of:=['AMS variante prix'.E19]-[AMS.E19]" office:value-type="float" office:value="0" calcext:value-type="float">
            <text:p>0,0</text:p>
          </table:table-cell>
          <table:table-cell table:style-name="ce12" table:formula="of:=['AMS variante prix'.F19]-[AMS.F19]" office:value-type="float" office:value="-0.1858053945656" calcext:value-type="float">
            <text:p>-0,2</text:p>
          </table:table-cell>
          <table:table-cell table:style-name="ce12" table:formula="of:=['AMS variante prix'.G19]-[AMS.G19]" office:value-type="float" office:value="3.5292805046796" calcext:value-type="float">
            <text:p>3,5</text:p>
          </table:table-cell>
          <table:table-cell table:style-name="ce12" table:formula="of:=['AMS variante prix'.H19]-[AMS.H19]" office:value-type="float" office:value="0.0249978909722" calcext:value-type="float">
            <text:p>0,0</text:p>
          </table:table-cell>
          <table:table-cell table:style-name="ce12" table:formula="of:=['AMS variante prix'.I19]-[AMS.I19]" office:value-type="float" office:value="-0.0464513486414" calcext:value-type="float">
            <text:p>0,0</text:p>
          </table:table-cell>
          <table:table-cell table:style-name="ce12" table:formula="of:=['AMS variante prix'.J19]-[AMS.J19]" office:value-type="float" office:value="-0.955377911920101" calcext:value-type="float">
            <text:p>-1,0</text:p>
          </table:table-cell>
          <table:table-cell table:style-name="ce12" table:formula="of:=['AMS variante prix'.K19]-[AMS.K19]" office:value-type="float" office:value="2.4595365908625" calcext:value-type="float">
            <text:p>2,5</text:p>
          </table:table-cell>
          <table:table-cell table:style-name="ce12" table:formula="of:=['AMS variante prix'.L19]-[AMS.L19]" office:value-type="float" office:value="1.5041586789423" calcext:value-type="float">
            <text:p>1,5</text:p>
          </table:table-cell>
        </table:table-row>
        <table:table-row table:style-name="ro6">
          <table:table-cell office:value-type="string" calcext:value-type="string">
            <text:p>ECS</text:p>
          </table:table-cell>
          <table:table-cell table:style-name="ce12" table:formula="of:=['AMS variante prix'.B20]-[AMS.B20]" office:value-type="float" office:value="0.0055971575192606" calcext:value-type="float">
            <text:p>0,0</text:p>
          </table:table-cell>
          <table:table-cell table:style-name="ce12" table:formula="of:=['AMS variante prix'.C20]-[AMS.C20]" office:value-type="float" office:value="0.00176752342713993" calcext:value-type="float">
            <text:p>0,0</text:p>
          </table:table-cell>
          <table:table-cell table:style-name="ce12" table:formula="of:=['AMS variante prix'.D20]-[AMS.D20]" office:value-type="float" office:value="0.00148470952629998" calcext:value-type="float">
            <text:p>0,0</text:p>
          </table:table-cell>
          <table:table-cell table:style-name="ce12" table:formula="of:=['AMS variante prix'.E20]-[AMS.E20]" office:value-type="float" office:value="0.000991461483540013" calcext:value-type="float">
            <text:p>0,0</text:p>
          </table:table-cell>
          <table:table-cell table:style-name="ce12" table:formula="of:=['AMS variante prix'.F20]-[AMS.F20]" office:value-type="float" office:value="0" calcext:value-type="float">
            <text:p>0,0</text:p>
          </table:table-cell>
          <table:table-cell table:style-name="ce12" table:formula="of:=['AMS variante prix'.G20]-[AMS.G20]" office:value-type="float" office:value="0.00435752992579985" calcext:value-type="float">
            <text:p>0,0</text:p>
          </table:table-cell>
          <table:table-cell table:style-name="ce12" table:formula="of:=['AMS variante prix'.H20]-[AMS.H20]" office:value-type="float" office:value="0.00368184871959998" calcext:value-type="float">
            <text:p>0,0</text:p>
          </table:table-cell>
          <table:table-cell table:style-name="ce12" table:formula="of:=['AMS variante prix'.I20]-[AMS.I20]" office:value-type="float" office:value="0.00231341012825981" calcext:value-type="float">
            <text:p>0,0</text:p>
          </table:table-cell>
          <table:table-cell table:style-name="ce12" table:formula="of:=['AMS variante prix'.J20]-[AMS.J20]" office:value-type="float" office:value="0.00265128514069968" calcext:value-type="float">
            <text:p>0,0</text:p>
          </table:table-cell>
          <table:table-cell table:style-name="ce12" table:formula="of:=['AMS variante prix'.K20]-[AMS.K20]" office:value-type="float" office:value="0.0201936407299002" calcext:value-type="float">
            <text:p>0,0</text:p>
          </table:table-cell>
          <table:table-cell table:style-name="ce12" table:formula="of:=['AMS variante prix'.L20]-[AMS.L20]" office:value-type="float" office:value="0.0228449258706007" calcext:value-type="float">
            <text:p>0,0</text:p>
          </table:table-cell>
        </table:table-row>
        <table:table-row table:style-name="ro6">
          <table:table-cell office:value-type="string" calcext:value-type="string">
            <text:p>Cuisson</text:p>
          </table:table-cell>
          <table:table-cell table:style-name="ce12" table:formula="of:=['AMS variante prix'.B21]-[AMS.B21]" office:value-type="float" office:value="0.00000271999729939409" calcext:value-type="float">
            <text:p>0,0</text:p>
          </table:table-cell>
          <table:table-cell table:style-name="ce12" table:formula="of:=['AMS variante prix'.C21]-[AMS.C21]" office:value-type="float" office:value="0" calcext:value-type="float">
            <text:p>0,0</text:p>
          </table:table-cell>
          <table:table-cell table:style-name="ce12" table:formula="of:=['AMS variante prix'.D21]-[AMS.D21]" office:value-type="float" office:value="0" calcext:value-type="float">
            <text:p>0,0</text:p>
          </table:table-cell>
          <table:table-cell table:style-name="ce12" table:formula="of:=['AMS variante prix'.E21]-[AMS.E21]" office:value-type="float" office:value="0" calcext:value-type="float">
            <text:p>0,0</text:p>
          </table:table-cell>
          <table:table-cell table:style-name="ce12" table:formula="of:=['AMS variante prix'.F21]-[AMS.F21]" office:value-type="float" office:value="0" calcext:value-type="float">
            <text:p>0,0</text:p>
          </table:table-cell>
          <table:table-cell table:style-name="ce12" table:formula="of:=['AMS variante prix'.G21]-[AMS.G21]" office:value-type="float" office:value="0.00000119669069986728" calcext:value-type="float">
            <text:p>0,0</text:p>
          </table:table-cell>
          <table:table-cell table:style-name="ce12" table:formula="of:=['AMS variante prix'.H21]-[AMS.H21]" office:value-type="float" office:value="0.000000209989399868604" calcext:value-type="float">
            <text:p>0,0</text:p>
          </table:table-cell>
          <table:table-cell table:style-name="ce12" table:formula="of:=['AMS variante prix'.I21]-[AMS.I21]" office:value-type="float" office:value="0" calcext:value-type="float">
            <text:p>0,0</text:p>
          </table:table-cell>
          <table:table-cell table:style-name="ce12" table:formula="of:=['AMS variante prix'.J21]-[AMS.J21]" office:value-type="float" office:value="0" calcext:value-type="float">
            <text:p>0,0</text:p>
          </table:table-cell>
          <table:table-cell table:style-name="ce12" table:formula="of:=['AMS variante prix'.K21]-[AMS.K21]" office:value-type="float" office:value="0.00000412667739979611" calcext:value-type="float">
            <text:p>0,0</text:p>
          </table:table-cell>
          <table:table-cell table:style-name="ce12" table:formula="of:=['AMS variante prix'.L21]-[AMS.L21]" office:value-type="float" office:value="0.00000412667739979611" calcext:value-type="float">
            <text:p>0,0</text:p>
          </table:table-cell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2" table:formula="of:=['AMS variante prix'.B22]-[AMS.B22]" office:value-type="float" office:value="0.00599440179330202" calcext:value-type="float">
            <text:p>0,0</text:p>
          </table:table-cell>
          <table:table-cell table:style-name="ce12" table:formula="of:=['AMS variante prix'.C22]-[AMS.C22]" office:value-type="float" office:value="0" calcext:value-type="float">
            <text:p>0,0</text:p>
          </table:table-cell>
          <table:table-cell table:style-name="ce12" table:formula="of:=['AMS variante prix'.D22]-[AMS.D22]" office:value-type="float" office:value="0" calcext:value-type="float">
            <text:p>0,0</text:p>
          </table:table-cell>
          <table:table-cell table:style-name="ce12" table:formula="of:=['AMS variante prix'.E22]-[AMS.E22]" office:value-type="float" office:value="0" calcext:value-type="float">
            <text:p>0,0</text:p>
          </table:table-cell>
          <table:table-cell table:style-name="ce12" table:formula="of:=['AMS variante prix'.F22]-[AMS.F22]" office:value-type="float" office:value="0" calcext:value-type="float">
            <text:p>0,0</text:p>
          </table:table-cell>
          <table:table-cell table:style-name="ce12" table:formula="of:=['AMS variante prix'.G22]-[AMS.G22]" office:value-type="float" office:value="0" calcext:value-type="float">
            <text:p>0,0</text:p>
          </table:table-cell>
          <table:table-cell table:style-name="ce12" table:formula="of:=['AMS variante prix'.H22]-[AMS.H22]" office:value-type="float" office:value="0" calcext:value-type="float">
            <text:p>0,0</text:p>
          </table:table-cell>
          <table:table-cell table:style-name="ce12" table:formula="of:=['AMS variante prix'.I22]-[AMS.I22]" office:value-type="float" office:value="0" calcext:value-type="float">
            <text:p>0,0</text:p>
          </table:table-cell>
          <table:table-cell table:style-name="ce12" table:formula="of:=['AMS variante prix'.J22]-[AMS.J22]" office:value-type="float" office:value="0" calcext:value-type="float">
            <text:p>0,0</text:p>
          </table:table-cell>
          <table:table-cell table:style-name="ce12" table:formula="of:=['AMS variante prix'.K22]-[AMS.K22]" office:value-type="float" office:value="0.00599440179330202" calcext:value-type="float">
            <text:p>0,0</text:p>
          </table:table-cell>
          <table:table-cell table:style-name="ce12" table:formula="of:=['AMS variante prix'.L22]-[AMS.L22]" office:value-type="float" office:value="0.00599440179330202" calcext:value-type="float">
            <text:p>0,0</text:p>
          </table:table-cell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2" table:formula="of:=['AMS variante prix'.B23]-[AMS.B23]" office:value-type="float" office:value="0.0319339425603005" calcext:value-type="float">
            <text:p>0,0</text:p>
          </table:table-cell>
          <table:table-cell table:style-name="ce12" table:formula="of:=['AMS variante prix'.C23]-[AMS.C23]" office:value-type="float" office:value="0" calcext:value-type="float">
            <text:p>0,0</text:p>
          </table:table-cell>
          <table:table-cell table:style-name="ce12" table:formula="of:=['AMS variante prix'.D23]-[AMS.D23]" office:value-type="float" office:value="0" calcext:value-type="float">
            <text:p>0,0</text:p>
          </table:table-cell>
          <table:table-cell table:style-name="ce12" table:formula="of:=['AMS variante prix'.E23]-[AMS.E23]" office:value-type="float" office:value="0" calcext:value-type="float">
            <text:p>0,0</text:p>
          </table:table-cell>
          <table:table-cell table:style-name="ce12" table:formula="of:=['AMS variante prix'.F23]-[AMS.F23]" office:value-type="float" office:value="0" calcext:value-type="float">
            <text:p>0,0</text:p>
          </table:table-cell>
          <table:table-cell table:style-name="ce12" table:formula="of:=['AMS variante prix'.G23]-[AMS.G23]" office:value-type="float" office:value="0" calcext:value-type="float">
            <text:p>0,0</text:p>
          </table:table-cell>
          <table:table-cell table:style-name="ce12" table:formula="of:=['AMS variante prix'.H23]-[AMS.H23]" office:value-type="float" office:value="0" calcext:value-type="float">
            <text:p>0,0</text:p>
          </table:table-cell>
          <table:table-cell table:style-name="ce12" table:formula="of:=['AMS variante prix'.I23]-[AMS.I23]" office:value-type="float" office:value="0" calcext:value-type="float">
            <text:p>0,0</text:p>
          </table:table-cell>
          <table:table-cell table:style-name="ce12" table:formula="of:=['AMS variante prix'.J23]-[AMS.J23]" office:value-type="float" office:value="0" calcext:value-type="float">
            <text:p>0,0</text:p>
          </table:table-cell>
          <table:table-cell table:style-name="ce12" table:formula="of:=['AMS variante prix'.K23]-[AMS.K23]" office:value-type="float" office:value="0.0319339425603005" calcext:value-type="float">
            <text:p>0,0</text:p>
          </table:table-cell>
          <table:table-cell table:style-name="ce12" table:formula="of:=['AMS variante prix'.L23]-[AMS.L23]" office:value-type="float" office:value="0.0319339425603005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ce12" table:formula="of:=['AMS variante prix'.B24]-[AMS.B24]" office:value-type="float" office:value="0" calcext:value-type="float">
            <text:p>0,0</text:p>
          </table:table-cell>
          <table:table-cell table:style-name="ce12" table:formula="of:=['AMS variante prix'.C24]-[AMS.C24]" office:value-type="float" office:value="0.000135034973999915" calcext:value-type="float">
            <text:p>0,0</text:p>
          </table:table-cell>
          <table:table-cell table:style-name="ce12" table:formula="of:=['AMS variante prix'.D24]-[AMS.D24]" office:value-type="float" office:value="0" calcext:value-type="float">
            <text:p>0,0</text:p>
          </table:table-cell>
          <table:table-cell table:style-name="ce12" table:formula="of:=['AMS variante prix'.E24]-[AMS.E24]" office:value-type="float" office:value="0" calcext:value-type="float">
            <text:p>0,0</text:p>
          </table:table-cell>
          <table:table-cell table:style-name="ce12" table:formula="of:=['AMS variante prix'.F24]-[AMS.F24]" office:value-type="float" office:value="0" calcext:value-type="float">
            <text:p>0,0</text:p>
          </table:table-cell>
          <table:table-cell table:style-name="ce12" table:formula="of:=['AMS variante prix'.G24]-[AMS.G24]" office:value-type="float" office:value="0" calcext:value-type="float">
            <text:p>0,0</text:p>
          </table:table-cell>
          <table:table-cell table:style-name="ce12" table:formula="of:=['AMS variante prix'.H24]-[AMS.H24]" office:value-type="float" office:value="0" calcext:value-type="float">
            <text:p>0,0</text:p>
          </table:table-cell>
          <table:table-cell table:style-name="ce12" table:formula="of:=['AMS variante prix'.I24]-[AMS.I24]" office:value-type="float" office:value="0" calcext:value-type="float">
            <text:p>0,0</text:p>
          </table:table-cell>
          <table:table-cell table:style-name="ce12" table:formula="of:=['AMS variante prix'.J24]-[AMS.J24]" office:value-type="float" office:value="0.000524404604698603" calcext:value-type="float">
            <text:p>0,0</text:p>
          </table:table-cell>
          <table:table-cell table:style-name="ce12" table:formula="of:=['AMS variante prix'.K24]-[AMS.K24]" office:value-type="float" office:value="0.000135034973999915" calcext:value-type="float">
            <text:p>0,0</text:p>
          </table:table-cell>
          <table:table-cell table:style-name="ce12" table:formula="of:=['AMS variante prix'.L24]-[AMS.L24]" office:value-type="float" office:value="0.000659439578697629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'.B25]-[AMS.B25]" office:value-type="float" office:value="0.0000000400558999857914" calcext:value-type="float">
            <text:p>0,0</text:p>
          </table:table-cell>
          <table:table-cell table:style-name="ce12" table:formula="of:=['AMS variante prix'.C25]-[AMS.C25]" office:value-type="float" office:value="0" calcext:value-type="float">
            <text:p>0,0</text:p>
          </table:table-cell>
          <table:table-cell table:style-name="ce12" table:formula="of:=['AMS variante prix'.D25]-[AMS.D25]" office:value-type="float" office:value="0" calcext:value-type="float">
            <text:p>0,0</text:p>
          </table:table-cell>
          <table:table-cell table:style-name="ce12" table:formula="of:=['AMS variante prix'.E25]-[AMS.E25]" office:value-type="float" office:value="0.000000160223599943166" calcext:value-type="float">
            <text:p>0,0</text:p>
          </table:table-cell>
          <table:table-cell table:style-name="ce12" table:formula="of:=['AMS variante prix'.F25]-[AMS.F25]" office:value-type="float" office:value="0" calcext:value-type="float">
            <text:p>0,0</text:p>
          </table:table-cell>
          <table:table-cell table:style-name="ce12" table:formula="of:=['AMS variante prix'.G25]-[AMS.G25]" office:value-type="float" office:value="0.000000253339300204658" calcext:value-type="float">
            <text:p>0,0</text:p>
          </table:table-cell>
          <table:table-cell table:style-name="ce12" table:formula="of:=['AMS variante prix'.H25]-[AMS.H25]" office:value-type="float" office:value="0" calcext:value-type="float">
            <text:p>0,0</text:p>
          </table:table-cell>
          <table:table-cell table:style-name="ce12" table:formula="of:=['AMS variante prix'.I25]-[AMS.I25]" office:value-type="float" office:value="0" calcext:value-type="float">
            <text:p>0,0</text:p>
          </table:table-cell>
          <table:table-cell table:style-name="ce12" table:formula="of:=['AMS variante prix'.J25]-[AMS.J25]" office:value-type="float" office:value="0" calcext:value-type="float">
            <text:p>0,0</text:p>
          </table:table-cell>
          <table:table-cell table:style-name="ce12" table:formula="of:=['AMS variante prix'.K25]-[AMS.K25]" office:value-type="float" office:value="0.000000453618800300148" calcext:value-type="float">
            <text:p>0,0</text:p>
          </table:table-cell>
          <table:table-cell table:style-name="ce12" table:formula="of:=['AMS variante prix'.L25]-[AMS.L25]" office:value-type="float" office:value="0.000000453618800300148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2" table:formula="of:=['AMS variante prix'.B26]-[AMS.B26]" office:value-type="float" office:value="-0.108264283630902" calcext:value-type="float">
            <text:p>-0,1</text:p>
          </table:table-cell>
          <table:table-cell table:style-name="ce12" table:formula="of:=['AMS variante prix'.C26]-[AMS.C26]" office:value-type="float" office:value="-0.6482843469296" calcext:value-type="float">
            <text:p>-0,6</text:p>
          </table:table-cell>
          <table:table-cell table:style-name="ce12" table:formula="of:=['AMS variante prix'.D26]-[AMS.D26]" office:value-type="float" office:value="-0.0590209011682994" calcext:value-type="float">
            <text:p>-0,1</text:p>
          </table:table-cell>
          <table:table-cell table:style-name="ce12" table:formula="of:=['AMS variante prix'.E26]-[AMS.E26]" office:value-type="float" office:value="0.000991621707139956" calcext:value-type="float">
            <text:p>0,0</text:p>
          </table:table-cell>
          <table:table-cell table:style-name="ce12" table:formula="of:=['AMS variante prix'.F26]-[AMS.F26]" office:value-type="float" office:value="-0.1858053945656" calcext:value-type="float">
            <text:p>-0,2</text:p>
          </table:table-cell>
          <table:table-cell table:style-name="ce12" table:formula="of:=['AMS variante prix'.G26]-[AMS.G26]" office:value-type="float" office:value="3.53363948463541" calcext:value-type="float">
            <text:p>3,5</text:p>
          </table:table-cell>
          <table:table-cell table:style-name="ce12" table:formula="of:=['AMS variante prix'.H26]-[AMS.H26]" office:value-type="float" office:value="0.028679949681198" calcext:value-type="float">
            <text:p>0,0</text:p>
          </table:table-cell>
          <table:table-cell table:style-name="ce12" table:formula="of:=['AMS variante prix'.I26]-[AMS.I26]" office:value-type="float" office:value="-0.0441379385131397" calcext:value-type="float">
            <text:p>0,0</text:p>
          </table:table-cell>
          <table:table-cell table:style-name="ce12" table:formula="of:=['AMS variante prix'.J26]-[AMS.J26]" office:value-type="float" office:value="-0.952202222174702" calcext:value-type="float">
            <text:p>-1,0</text:p>
          </table:table-cell>
          <table:table-cell table:style-name="ce12" table:formula="of:=['AMS variante prix'.K26]-[AMS.K26]" office:value-type="float" office:value="2.517798191216" calcext:value-type="float">
            <text:p>2,5</text:p>
          </table:table-cell>
          <table:table-cell table:style-name="ce12" table:formula="of:=['AMS variante prix'.L26]-[AMS.L26]" office:value-type="float" office:value="1.565595969041" calcext:value-type="float">
            <text:p>1,6</text:p>
          </table:table-cell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2" table:formula="of:=['AMS variante prix'.B27]-[AMS.B27]" office:value-type="float" office:value="0" calcext:value-type="float">
            <text:p>0,0</text:p>
          </table:table-cell>
          <table:table-cell table:style-name="ce12" table:formula="of:=['AMS variante prix'.C27]-[AMS.C27]" office:value-type="float" office:value="0" calcext:value-type="float">
            <text:p>0,0</text:p>
          </table:table-cell>
          <table:table-cell table:style-name="ce12" table:formula="of:=['AMS variante prix'.D27]-[AMS.D27]" office:value-type="float" office:value="0" calcext:value-type="float">
            <text:p>0,0</text:p>
          </table:table-cell>
          <table:table-cell table:style-name="ce12" table:formula="of:=['AMS variante prix'.E27]-[AMS.E27]" office:value-type="float" office:value="0" calcext:value-type="float">
            <text:p>0,0</text:p>
          </table:table-cell>
          <table:table-cell table:style-name="ce12" table:formula="of:=['AMS variante prix'.F27]-[AMS.F27]" office:value-type="float" office:value="0" calcext:value-type="float">
            <text:p>0,0</text:p>
          </table:table-cell>
          <table:table-cell table:style-name="ce12" table:formula="of:=['AMS variante prix'.G27]-[AMS.G27]" office:value-type="float" office:value="0" calcext:value-type="float">
            <text:p>0,0</text:p>
          </table:table-cell>
          <table:table-cell table:style-name="ce12" table:formula="of:=['AMS variante prix'.H27]-[AMS.H27]" office:value-type="float" office:value="0" calcext:value-type="float">
            <text:p>0,0</text:p>
          </table:table-cell>
          <table:table-cell table:style-name="ce12" table:formula="of:=['AMS variante prix'.I27]-[AMS.I27]" office:value-type="float" office:value="0" calcext:value-type="float">
            <text:p>0,0</text:p>
          </table:table-cell>
          <table:table-cell table:style-name="ce12" table:formula="of:=['AMS variante prix'.J27]-[AMS.J27]" office:value-type="float" office:value="0" calcext:value-type="float">
            <text:p>0,0</text:p>
          </table:table-cell>
          <table:table-cell table:style-name="ce12" table:formula="of:=['AMS variante prix'.K27]-[AMS.K27]" office:value-type="float" office:value="0" calcext:value-type="float">
            <text:p>0,0</text:p>
          </table:table-cell>
          <table:table-cell table:style-name="ce12" table:formula="of:=['AMS variante prix'.L27]-[AMS.L27]" office:value-type="float" office:value="0" calcext:value-type="float">
            <text:p>0,0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style-name="ce12" table:formula="of:=['AMS variante prix'.B28]-[AMS.B28]" office:value-type="float" office:value="-0.108264283630007" calcext:value-type="float">
            <text:p>-0,1</text:p>
          </table:table-cell>
          <table:table-cell table:style-name="ce12" table:formula="of:=['AMS variante prix'.C28]-[AMS.C28]" office:value-type="float" office:value="-0.6482843469296" calcext:value-type="float">
            <text:p>-0,6</text:p>
          </table:table-cell>
          <table:table-cell table:style-name="ce12" table:formula="of:=['AMS variante prix'.D28]-[AMS.D28]" office:value-type="float" office:value="-0.0590209011682994" calcext:value-type="float">
            <text:p>-0,1</text:p>
          </table:table-cell>
          <table:table-cell table:style-name="ce12" table:formula="of:=['AMS variante prix'.E28]-[AMS.E28]" office:value-type="float" office:value="0.000991621707139956" calcext:value-type="float">
            <text:p>0,0</text:p>
          </table:table-cell>
          <table:table-cell table:style-name="ce12" table:formula="of:=['AMS variante prix'.F28]-[AMS.F28]" office:value-type="float" office:value="-0.1858053945656" calcext:value-type="float">
            <text:p>-0,2</text:p>
          </table:table-cell>
          <table:table-cell table:style-name="ce12" table:formula="of:=['AMS variante prix'.G28]-[AMS.G28]" office:value-type="float" office:value="3.53363948463541" calcext:value-type="float">
            <text:p>3,5</text:p>
          </table:table-cell>
          <table:table-cell table:style-name="ce12" table:formula="of:=['AMS variante prix'.H28]-[AMS.H28]" office:value-type="float" office:value="0.028679949681198" calcext:value-type="float">
            <text:p>0,0</text:p>
          </table:table-cell>
          <table:table-cell table:style-name="ce12" table:formula="of:=['AMS variante prix'.I28]-[AMS.I28]" office:value-type="float" office:value="-0.0441379385131397" calcext:value-type="float">
            <text:p>0,0</text:p>
          </table:table-cell>
          <table:table-cell table:style-name="ce12" table:formula="of:=['AMS variante prix'.J28]-[AMS.J28]" office:value-type="float" office:value="-0.952202222174702" calcext:value-type="float">
            <text:p>-1,0</text:p>
          </table:table-cell>
          <table:table-cell table:style-name="ce12" table:formula="of:=['AMS variante prix'.K28]-[AMS.K28]" office:value-type="float" office:value="2.517798191216" calcext:value-type="float">
            <text:p>2,5</text:p>
          </table:table-cell>
          <table:table-cell table:style-name="ce12" table:formula="of:=['AMS variante prix'.L28]-[AMS.L28]" office:value-type="float" office:value="1.565595969041" calcext:value-type="float">
            <text:p>1,6</text:p>
          </table:table-cell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6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</table:table-row>
        <table:table-row table:style-name="ro4">
          <table:table-cell table:style-name="Default" table:number-columns-repeated="12"/>
        </table:table-row>
        <table:table-row table:style-name="ro4">
          <table:table-cell table:style-name="ce1" office:value-type="float" office:value="2025" calcext:value-type="float" table:number-columns-spanned="11" table:number-rows-spanned="1">
            <text:p>2025</text:p>
          </table:table-cell>
          <table:covered-table-cell table:number-columns-repeated="10" table:style-name="ce1"/>
          <table:table-cell table:style-name="ce1"/>
        </table:table-row>
        <table:table-row table:style-name="ro7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table:formula="of:=['AMS variante prix'.B34]-[AMS.B34]" office:value-type="float" office:value="-0.462532011944401" calcext:value-type="float">
            <text:p>-0,5</text:p>
          </table:table-cell>
          <table:table-cell table:style-name="ce12" table:formula="of:=['AMS variante prix'.C34]-[AMS.C34]" office:value-type="float" office:value="-1.5362970727987" calcext:value-type="float">
            <text:p>-1,5</text:p>
          </table:table-cell>
          <table:table-cell table:style-name="ce12" table:formula="of:=['AMS variante prix'.D34]-[AMS.D34]" office:value-type="float" office:value="-0.3068589950267" calcext:value-type="float">
            <text:p>-0,3</text:p>
          </table:table-cell>
          <table:table-cell table:style-name="ce12" table:formula="of:=['AMS variante prix'.E34]-[AMS.E34]" office:value-type="float" office:value="0" calcext:value-type="float">
            <text:p>0,0</text:p>
          </table:table-cell>
          <table:table-cell table:style-name="ce12" table:formula="of:=['AMS variante prix'.F34]-[AMS.F34]" office:value-type="float" office:value="-0.6061545007128" calcext:value-type="float">
            <text:p>-0,6</text:p>
          </table:table-cell>
          <table:table-cell table:style-name="ce12" table:formula="of:=['AMS variante prix'.G34]-[AMS.G34]" office:value-type="float" office:value="8.0498357599204" calcext:value-type="float">
            <text:p>8,0</text:p>
          </table:table-cell>
          <table:table-cell table:style-name="ce12" table:formula="of:=['AMS variante prix'.H34]-[AMS.H34]" office:value-type="float" office:value="0.0271899555702007" calcext:value-type="float">
            <text:p>0,0</text:p>
          </table:table-cell>
          <table:table-cell table:style-name="ce12" table:formula="of:=['AMS variante prix'.I34]-[AMS.I34]" office:value-type="float" office:value="-0.1515386251782" calcext:value-type="float">
            <text:p>-0,2</text:p>
          </table:table-cell>
          <table:table-cell table:style-name="ce12" table:formula="of:=['AMS variante prix'.J34]-[AMS.J34]" office:value-type="float" office:value="-2.2762032926023" calcext:value-type="float">
            <text:p>-2,3</text:p>
          </table:table-cell>
          <table:table-cell table:style-name="ce12" table:formula="of:=['AMS variante prix'.K34]-[AMS.K34]" office:value-type="float" office:value="5.01364450982979" calcext:value-type="float">
            <text:p>5,0</text:p>
          </table:table-cell>
          <table:table-cell table:style-name="ce12" table:formula="of:=['AMS variante prix'.L34]-[AMS.L34]" office:value-type="float" office:value="2.7374412172275" calcext:value-type="float">
            <text:p>2,7</text:p>
          </table:table-cell>
        </table:table-row>
        <table:table-row table:style-name="ro6">
          <table:table-cell office:value-type="string" calcext:value-type="string">
            <text:p>ECS</text:p>
          </table:table-cell>
          <table:table-cell table:style-name="ce12" table:formula="of:=['AMS variante prix'.B35]-[AMS.B35]" office:value-type="float" office:value="0.00990973684008001" calcext:value-type="float">
            <text:p>0,0</text:p>
          </table:table-cell>
          <table:table-cell table:style-name="ce12" table:formula="of:=['AMS variante prix'.C35]-[AMS.C35]" office:value-type="float" office:value="0.0066064912267203" calcext:value-type="float">
            <text:p>0,0</text:p>
          </table:table-cell>
          <table:table-cell table:style-name="ce12" table:formula="of:=['AMS variante prix'.D35]-[AMS.D35]" office:value-type="float" office:value="0.00214490843850013" calcext:value-type="float">
            <text:p>0,0</text:p>
          </table:table-cell>
          <table:table-cell table:style-name="ce12" table:formula="of:=['AMS variante prix'.E35]-[AMS.E35]" office:value-type="float" office:value="0.00233122612587999" calcext:value-type="float">
            <text:p>0,0</text:p>
          </table:table-cell>
          <table:table-cell table:style-name="ce12" table:formula="of:=['AMS variante prix'.F35]-[AMS.F35]" office:value-type="float" office:value="0" calcext:value-type="float">
            <text:p>0,0</text:p>
          </table:table-cell>
          <table:table-cell table:style-name="ce12" table:formula="of:=['AMS variante prix'.G35]-[AMS.G35]" office:value-type="float" office:value="-0.00162153535490006" calcext:value-type="float">
            <text:p>0,0</text:p>
          </table:table-cell>
          <table:table-cell table:style-name="ce12" table:formula="of:=['AMS variante prix'.H35]-[AMS.H35]" office:value-type="float" office:value="0.00131721426289999" calcext:value-type="float">
            <text:p>0,0</text:p>
          </table:table-cell>
          <table:table-cell table:style-name="ce12" table:formula="of:=['AMS variante prix'.I35]-[AMS.I35]" office:value-type="float" office:value="0.00932490450351997" calcext:value-type="float">
            <text:p>0,0</text:p>
          </table:table-cell>
          <table:table-cell table:style-name="ce12" table:formula="of:=['AMS variante prix'.J35]-[AMS.J35]" office:value-type="float" office:value="0.00990973684008001" calcext:value-type="float">
            <text:p>0,0</text:p>
          </table:table-cell>
          <table:table-cell table:style-name="ce12" table:formula="of:=['AMS variante prix'.K35]-[AMS.K35]" office:value-type="float" office:value="0.030012946042703" calcext:value-type="float">
            <text:p>0,0</text:p>
          </table:table-cell>
          <table:table-cell table:style-name="ce12" table:formula="of:=['AMS variante prix'.L35]-[AMS.L35]" office:value-type="float" office:value="0.0399226828827999" calcext:value-type="float">
            <text:p>0,0</text:p>
          </table:table-cell>
        </table:table-row>
        <table:table-row table:style-name="ro6">
          <table:table-cell office:value-type="string" calcext:value-type="string">
            <text:p>Cuisson</text:p>
          </table:table-cell>
          <table:table-cell table:style-name="ce12" table:formula="of:=['AMS variante prix'.B36]-[AMS.B36]" office:value-type="float" office:value="-0.0000311141587001629" calcext:value-type="float">
            <text:p>0,0</text:p>
          </table:table-cell>
          <table:table-cell table:style-name="ce12" table:formula="of:=['AMS variante prix'.C36]-[AMS.C36]" office:value-type="float" office:value="0" calcext:value-type="float">
            <text:p>0,0</text:p>
          </table:table-cell>
          <table:table-cell table:style-name="ce12" table:formula="of:=['AMS variante prix'.D36]-[AMS.D36]" office:value-type="float" office:value="0" calcext:value-type="float">
            <text:p>0,0</text:p>
          </table:table-cell>
          <table:table-cell table:style-name="ce12" table:formula="of:=['AMS variante prix'.E36]-[AMS.E36]" office:value-type="float" office:value="0" calcext:value-type="float">
            <text:p>0,0</text:p>
          </table:table-cell>
          <table:table-cell table:style-name="ce12" table:formula="of:=['AMS variante prix'.F36]-[AMS.F36]" office:value-type="float" office:value="0" calcext:value-type="float">
            <text:p>0,0</text:p>
          </table:table-cell>
          <table:table-cell table:style-name="ce12" table:formula="of:=['AMS variante prix'.G36]-[AMS.G36]" office:value-type="float" office:value="-0.00000913015229997427" calcext:value-type="float">
            <text:p>0,0</text:p>
          </table:table-cell>
          <table:table-cell table:style-name="ce12" table:formula="of:=['AMS variante prix'.H36]-[AMS.H36]" office:value-type="float" office:value="-0.00000226315000007027" calcext:value-type="float">
            <text:p>0,0</text:p>
          </table:table-cell>
          <table:table-cell table:style-name="ce12" table:formula="of:=['AMS variante prix'.I36]-[AMS.I36]" office:value-type="float" office:value="0" calcext:value-type="float">
            <text:p>0,0</text:p>
          </table:table-cell>
          <table:table-cell table:style-name="ce12" table:formula="of:=['AMS variante prix'.J36]-[AMS.J36]" office:value-type="float" office:value="0" calcext:value-type="float">
            <text:p>0,0</text:p>
          </table:table-cell>
          <table:table-cell table:style-name="ce12" table:formula="of:=['AMS variante prix'.K36]-[AMS.K36]" office:value-type="float" office:value="-0.0000425074609999854" calcext:value-type="float">
            <text:p>0,0</text:p>
          </table:table-cell>
          <table:table-cell table:style-name="ce12" table:formula="of:=['AMS variante prix'.L36]-[AMS.L36]" office:value-type="float" office:value="-0.0000425074609999854" calcext:value-type="float">
            <text:p>0,0</text:p>
          </table:table-cell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2" table:formula="of:=['AMS variante prix'.B37]-[AMS.B37]" office:value-type="float" office:value="0.0186906402920997" calcext:value-type="float">
            <text:p>0,0</text:p>
          </table:table-cell>
          <table:table-cell table:style-name="ce12" table:formula="of:=['AMS variante prix'.C37]-[AMS.C37]" office:value-type="float" office:value="0" calcext:value-type="float">
            <text:p>0,0</text:p>
          </table:table-cell>
          <table:table-cell table:style-name="ce12" table:formula="of:=['AMS variante prix'.D37]-[AMS.D37]" office:value-type="float" office:value="0" calcext:value-type="float">
            <text:p>0,0</text:p>
          </table:table-cell>
          <table:table-cell table:style-name="ce12" table:formula="of:=['AMS variante prix'.E37]-[AMS.E37]" office:value-type="float" office:value="0" calcext:value-type="float">
            <text:p>0,0</text:p>
          </table:table-cell>
          <table:table-cell table:style-name="ce12" table:formula="of:=['AMS variante prix'.F37]-[AMS.F37]" office:value-type="float" office:value="0" calcext:value-type="float">
            <text:p>0,0</text:p>
          </table:table-cell>
          <table:table-cell table:style-name="ce12" table:formula="of:=['AMS variante prix'.G37]-[AMS.G37]" office:value-type="float" office:value="0" calcext:value-type="float">
            <text:p>0,0</text:p>
          </table:table-cell>
          <table:table-cell table:style-name="ce12" table:formula="of:=['AMS variante prix'.H37]-[AMS.H37]" office:value-type="float" office:value="0" calcext:value-type="float">
            <text:p>0,0</text:p>
          </table:table-cell>
          <table:table-cell table:style-name="ce12" table:formula="of:=['AMS variante prix'.I37]-[AMS.I37]" office:value-type="float" office:value="0" calcext:value-type="float">
            <text:p>0,0</text:p>
          </table:table-cell>
          <table:table-cell table:style-name="ce12" table:formula="of:=['AMS variante prix'.J37]-[AMS.J37]" office:value-type="float" office:value="0" calcext:value-type="float">
            <text:p>0,0</text:p>
          </table:table-cell>
          <table:table-cell table:style-name="ce12" table:formula="of:=['AMS variante prix'.K37]-[AMS.K37]" office:value-type="float" office:value="0.0186906402920997" calcext:value-type="float">
            <text:p>0,0</text:p>
          </table:table-cell>
          <table:table-cell table:style-name="ce12" table:formula="of:=['AMS variante prix'.L37]-[AMS.L37]" office:value-type="float" office:value="0.0186906402920997" calcext:value-type="float">
            <text:p>0,0</text:p>
          </table:table-cell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2" table:formula="of:=['AMS variante prix'.B38]-[AMS.B38]" office:value-type="float" office:value="0.154844811973099" calcext:value-type="float">
            <text:p>0,2</text:p>
          </table:table-cell>
          <table:table-cell table:style-name="ce12" table:formula="of:=['AMS variante prix'.C38]-[AMS.C38]" office:value-type="float" office:value="0" calcext:value-type="float">
            <text:p>0,0</text:p>
          </table:table-cell>
          <table:table-cell table:style-name="ce12" table:formula="of:=['AMS variante prix'.D38]-[AMS.D38]" office:value-type="float" office:value="0" calcext:value-type="float">
            <text:p>0,0</text:p>
          </table:table-cell>
          <table:table-cell table:style-name="ce12" table:formula="of:=['AMS variante prix'.E38]-[AMS.E38]" office:value-type="float" office:value="0" calcext:value-type="float">
            <text:p>0,0</text:p>
          </table:table-cell>
          <table:table-cell table:style-name="ce12" table:formula="of:=['AMS variante prix'.F38]-[AMS.F38]" office:value-type="float" office:value="0" calcext:value-type="float">
            <text:p>0,0</text:p>
          </table:table-cell>
          <table:table-cell table:style-name="ce12" table:formula="of:=['AMS variante prix'.G38]-[AMS.G38]" office:value-type="float" office:value="0" calcext:value-type="float">
            <text:p>0,0</text:p>
          </table:table-cell>
          <table:table-cell table:style-name="ce12" table:formula="of:=['AMS variante prix'.H38]-[AMS.H38]" office:value-type="float" office:value="0" calcext:value-type="float">
            <text:p>0,0</text:p>
          </table:table-cell>
          <table:table-cell table:style-name="ce12" table:formula="of:=['AMS variante prix'.I38]-[AMS.I38]" office:value-type="float" office:value="0" calcext:value-type="float">
            <text:p>0,0</text:p>
          </table:table-cell>
          <table:table-cell table:style-name="ce12" table:formula="of:=['AMS variante prix'.J38]-[AMS.J38]" office:value-type="float" office:value="0" calcext:value-type="float">
            <text:p>0,0</text:p>
          </table:table-cell>
          <table:table-cell table:style-name="ce12" table:formula="of:=['AMS variante prix'.K38]-[AMS.K38]" office:value-type="float" office:value="0.154844811973099" calcext:value-type="float">
            <text:p>0,2</text:p>
          </table:table-cell>
          <table:table-cell table:style-name="ce12" table:formula="of:=['AMS variante prix'.L38]-[AMS.L38]" office:value-type="float" office:value="0.154844811973099" calcext:value-type="float">
            <text:p>0,2</text:p>
          </table:table-cell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ce12" table:formula="of:=['AMS variante prix'.B39]-[AMS.B39]" office:value-type="float" office:value="0" calcext:value-type="float">
            <text:p>0,0</text:p>
          </table:table-cell>
          <table:table-cell table:style-name="ce12" table:formula="of:=['AMS variante prix'.C39]-[AMS.C39]" office:value-type="float" office:value="0.000119577208299582" calcext:value-type="float">
            <text:p>0,0</text:p>
          </table:table-cell>
          <table:table-cell table:style-name="ce12" table:formula="of:=['AMS variante prix'.D39]-[AMS.D39]" office:value-type="float" office:value="0" calcext:value-type="float">
            <text:p>0,0</text:p>
          </table:table-cell>
          <table:table-cell table:style-name="ce12" table:formula="of:=['AMS variante prix'.E39]-[AMS.E39]" office:value-type="float" office:value="0" calcext:value-type="float">
            <text:p>0,0</text:p>
          </table:table-cell>
          <table:table-cell table:style-name="ce12" table:formula="of:=['AMS variante prix'.F39]-[AMS.F39]" office:value-type="float" office:value="0" calcext:value-type="float">
            <text:p>0,0</text:p>
          </table:table-cell>
          <table:table-cell table:style-name="ce12" table:formula="of:=['AMS variante prix'.G39]-[AMS.G39]" office:value-type="float" office:value="0" calcext:value-type="float">
            <text:p>0,0</text:p>
          </table:table-cell>
          <table:table-cell table:style-name="ce12" table:formula="of:=['AMS variante prix'.H39]-[AMS.H39]" office:value-type="float" office:value="0" calcext:value-type="float">
            <text:p>0,0</text:p>
          </table:table-cell>
          <table:table-cell table:style-name="ce12" table:formula="of:=['AMS variante prix'.I39]-[AMS.I39]" office:value-type="float" office:value="0" calcext:value-type="float">
            <text:p>0,0</text:p>
          </table:table-cell>
          <table:table-cell table:style-name="ce12" table:formula="of:=['AMS variante prix'.J39]-[AMS.J39]" office:value-type="float" office:value="0.000481585388699912" calcext:value-type="float">
            <text:p>0,0</text:p>
          </table:table-cell>
          <table:table-cell table:style-name="ce12" table:formula="of:=['AMS variante prix'.K39]-[AMS.K39]" office:value-type="float" office:value="0.000119577208299582" calcext:value-type="float">
            <text:p>0,0</text:p>
          </table:table-cell>
          <table:table-cell table:style-name="ce12" table:formula="of:=['AMS variante prix'.L39]-[AMS.L39]" office:value-type="float" office:value="0.000601162597000382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'.B40]-[AMS.B40]" office:value-type="float" office:value="-0.0000000895674000522817" calcext:value-type="float">
            <text:p>0,0</text:p>
          </table:table-cell>
          <table:table-cell table:style-name="ce12" table:formula="of:=['AMS variante prix'.C40]-[AMS.C40]" office:value-type="float" office:value="0" calcext:value-type="float">
            <text:p>0,0</text:p>
          </table:table-cell>
          <table:table-cell table:style-name="ce12" table:formula="of:=['AMS variante prix'.D40]-[AMS.D40]" office:value-type="float" office:value="0" calcext:value-type="float">
            <text:p>0,0</text:p>
          </table:table-cell>
          <table:table-cell table:style-name="ce12" table:formula="of:=['AMS variante prix'.E40]-[AMS.E40]" office:value-type="float" office:value="-0.000000059711599997847" calcext:value-type="float">
            <text:p>0,0</text:p>
          </table:table-cell>
          <table:table-cell table:style-name="ce12" table:formula="of:=['AMS variante prix'.F40]-[AMS.F40]" office:value-type="float" office:value="0" calcext:value-type="float">
            <text:p>0,0</text:p>
          </table:table-cell>
          <table:table-cell table:style-name="ce12" table:formula="of:=['AMS variante prix'.G40]-[AMS.G40]" office:value-type="float" office:value="0.0000000756026998782744" calcext:value-type="float">
            <text:p>0,0</text:p>
          </table:table-cell>
          <table:table-cell table:style-name="ce12" table:formula="of:=['AMS variante prix'.H40]-[AMS.H40]" office:value-type="float" office:value="0" calcext:value-type="float">
            <text:p>0,0</text:p>
          </table:table-cell>
          <table:table-cell table:style-name="ce12" table:formula="of:=['AMS variante prix'.I40]-[AMS.I40]" office:value-type="float" office:value="0" calcext:value-type="float">
            <text:p>0,0</text:p>
          </table:table-cell>
          <table:table-cell table:style-name="ce12" table:formula="of:=['AMS variante prix'.J40]-[AMS.J40]" office:value-type="float" office:value="0" calcext:value-type="float">
            <text:p>0,0</text:p>
          </table:table-cell>
          <table:table-cell table:style-name="ce12" table:formula="of:=['AMS variante prix'.K40]-[AMS.K40]" office:value-type="float" office:value="-0.0000000736763001718543" calcext:value-type="float">
            <text:p>0,0</text:p>
          </table:table-cell>
          <table:table-cell table:style-name="ce12" table:formula="of:=['AMS variante prix'.L40]-[AMS.L40]" office:value-type="float" office:value="-0.0000000736763001718543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2" table:formula="of:=['AMS variante prix'.B41]-[AMS.B41]" office:value-type="float" office:value="-0.2791180265652" calcext:value-type="float">
            <text:p>-0,3</text:p>
          </table:table-cell>
          <table:table-cell table:style-name="ce12" table:formula="of:=['AMS variante prix'.C41]-[AMS.C41]" office:value-type="float" office:value="-1.5295710043637" calcext:value-type="float">
            <text:p>-1,5</text:p>
          </table:table-cell>
          <table:table-cell table:style-name="ce12" table:formula="of:=['AMS variante prix'.D41]-[AMS.D41]" office:value-type="float" office:value="-0.3047140865882" calcext:value-type="float">
            <text:p>-0,3</text:p>
          </table:table-cell>
          <table:table-cell table:style-name="ce12" table:formula="of:=['AMS variante prix'.E41]-[AMS.E41]" office:value-type="float" office:value="0.00233116641427999" calcext:value-type="float">
            <text:p>0,0</text:p>
          </table:table-cell>
          <table:table-cell table:style-name="ce12" table:formula="of:=['AMS variante prix'.F41]-[AMS.F41]" office:value-type="float" office:value="-0.6061545007128" calcext:value-type="float">
            <text:p>-0,6</text:p>
          </table:table-cell>
          <table:table-cell table:style-name="ce12" table:formula="of:=['AMS variante prix'.G41]-[AMS.G41]" office:value-type="float" office:value="8.0482051700159" calcext:value-type="float">
            <text:p>8,0</text:p>
          </table:table-cell>
          <table:table-cell table:style-name="ce12" table:formula="of:=['AMS variante prix'.H41]-[AMS.H41]" office:value-type="float" office:value="0.0285049066831" calcext:value-type="float">
            <text:p>0,0</text:p>
          </table:table-cell>
          <table:table-cell table:style-name="ce12" table:formula="of:=['AMS variante prix'.I41]-[AMS.I41]" office:value-type="float" office:value="-0.14221372067468" calcext:value-type="float">
            <text:p>-0,1</text:p>
          </table:table-cell>
          <table:table-cell table:style-name="ce12" table:formula="of:=['AMS variante prix'.J41]-[AMS.J41]" office:value-type="float" office:value="-2.2658119703734" calcext:value-type="float">
            <text:p>-2,3</text:p>
          </table:table-cell>
          <table:table-cell table:style-name="ce12" table:formula="of:=['AMS variante prix'.K41]-[AMS.K41]" office:value-type="float" office:value="5.21726990420902" calcext:value-type="float">
            <text:p>5,2</text:p>
          </table:table-cell>
          <table:table-cell table:style-name="ce12" table:formula="of:=['AMS variante prix'.L41]-[AMS.L41]" office:value-type="float" office:value="2.951457933835" calcext:value-type="float">
            <text:p>3,0</text:p>
          </table:table-cell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2" table:formula="of:=['AMS variante prix'.B42]-[AMS.B42]" office:value-type="float" office:value="0" calcext:value-type="float">
            <text:p>0,0</text:p>
          </table:table-cell>
          <table:table-cell table:style-name="ce12" table:formula="of:=['AMS variante prix'.C42]-[AMS.C42]" office:value-type="float" office:value="0" calcext:value-type="float">
            <text:p>0,0</text:p>
          </table:table-cell>
          <table:table-cell table:style-name="ce12" table:formula="of:=['AMS variante prix'.D42]-[AMS.D42]" office:value-type="float" office:value="0" calcext:value-type="float">
            <text:p>0,0</text:p>
          </table:table-cell>
          <table:table-cell table:style-name="ce12" table:formula="of:=['AMS variante prix'.E42]-[AMS.E42]" office:value-type="float" office:value="0" calcext:value-type="float">
            <text:p>0,0</text:p>
          </table:table-cell>
          <table:table-cell table:style-name="ce12" table:formula="of:=['AMS variante prix'.F42]-[AMS.F42]" office:value-type="float" office:value="0" calcext:value-type="float">
            <text:p>0,0</text:p>
          </table:table-cell>
          <table:table-cell table:style-name="ce12" table:formula="of:=['AMS variante prix'.G42]-[AMS.G42]" office:value-type="float" office:value="0" calcext:value-type="float">
            <text:p>0,0</text:p>
          </table:table-cell>
          <table:table-cell table:style-name="ce12" table:formula="of:=['AMS variante prix'.H42]-[AMS.H42]" office:value-type="float" office:value="0" calcext:value-type="float">
            <text:p>0,0</text:p>
          </table:table-cell>
          <table:table-cell table:style-name="ce12" table:formula="of:=['AMS variante prix'.I42]-[AMS.I42]" office:value-type="float" office:value="0" calcext:value-type="float">
            <text:p>0,0</text:p>
          </table:table-cell>
          <table:table-cell table:style-name="ce12" table:formula="of:=['AMS variante prix'.J42]-[AMS.J42]" office:value-type="float" office:value="0" calcext:value-type="float">
            <text:p>0,0</text:p>
          </table:table-cell>
          <table:table-cell table:style-name="ce12" table:formula="of:=['AMS variante prix'.K42]-[AMS.K42]" office:value-type="float" office:value="0" calcext:value-type="float">
            <text:p>0,0</text:p>
          </table:table-cell>
          <table:table-cell table:style-name="ce12" table:formula="of:=['AMS variante prix'.L42]-[AMS.L42]" office:value-type="float" office:value="0" calcext:value-type="float">
            <text:p>0,0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style-name="ce12" table:formula="of:=['AMS variante prix'.B43]-[AMS.B43]" office:value-type="float" office:value="-0.279118026564987" calcext:value-type="float">
            <text:p>-0,3</text:p>
          </table:table-cell>
          <table:table-cell table:style-name="ce12" table:formula="of:=['AMS variante prix'.C43]-[AMS.C43]" office:value-type="float" office:value="-1.5295710043637" calcext:value-type="float">
            <text:p>-1,5</text:p>
          </table:table-cell>
          <table:table-cell table:style-name="ce12" table:formula="of:=['AMS variante prix'.D43]-[AMS.D43]" office:value-type="float" office:value="-0.3047140865882" calcext:value-type="float">
            <text:p>-0,3</text:p>
          </table:table-cell>
          <table:table-cell table:style-name="ce12" table:formula="of:=['AMS variante prix'.E43]-[AMS.E43]" office:value-type="float" office:value="0.00233116641427999" calcext:value-type="float">
            <text:p>0,0</text:p>
          </table:table-cell>
          <table:table-cell table:style-name="ce12" table:formula="of:=['AMS variante prix'.F43]-[AMS.F43]" office:value-type="float" office:value="-0.6061545007128" calcext:value-type="float">
            <text:p>-0,6</text:p>
          </table:table-cell>
          <table:table-cell table:style-name="ce12" table:formula="of:=['AMS variante prix'.G43]-[AMS.G43]" office:value-type="float" office:value="8.0482051700159" calcext:value-type="float">
            <text:p>8,0</text:p>
          </table:table-cell>
          <table:table-cell table:style-name="ce12" table:formula="of:=['AMS variante prix'.H43]-[AMS.H43]" office:value-type="float" office:value="0.0285049066831" calcext:value-type="float">
            <text:p>0,0</text:p>
          </table:table-cell>
          <table:table-cell table:style-name="ce12" table:formula="of:=['AMS variante prix'.I43]-[AMS.I43]" office:value-type="float" office:value="-0.14221372067468" calcext:value-type="float">
            <text:p>-0,1</text:p>
          </table:table-cell>
          <table:table-cell table:style-name="ce12" table:formula="of:=['AMS variante prix'.J43]-[AMS.J43]" office:value-type="float" office:value="-2.2658119703734" calcext:value-type="float">
            <text:p>-2,3</text:p>
          </table:table-cell>
          <table:table-cell table:style-name="ce12" table:formula="of:=['AMS variante prix'.K43]-[AMS.K43]" office:value-type="float" office:value="5.21726990420899" calcext:value-type="float">
            <text:p>5,2</text:p>
          </table:table-cell>
          <table:table-cell table:style-name="ce12" table:formula="of:=['AMS variante prix'.L43]-[AMS.L43]" office:value-type="float" office:value="2.95145793383503" calcext:value-type="float">
            <text:p>3,0</text:p>
          </table:table-cell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6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</table:table-row>
        <table:table-row table:style-name="ro6">
          <table:table-cell table:style-name="ce4"/>
          <table:table-cell table:style-name="ce15" table:number-columns-repeated="9"/>
          <table:table-cell table:style-name="ce28" table:number-columns-repeated="2"/>
        </table:table-row>
        <table:table-row table:style-name="ro4">
          <table:table-cell table:style-name="ce1" office:value-type="float" office:value="2030" calcext:value-type="float" table:number-columns-spanned="11" table:number-rows-spanned="1">
            <text:p>2030</text:p>
          </table:table-cell>
          <table:covered-table-cell table:number-columns-repeated="10" table:style-name="ce1"/>
          <table:table-cell table:style-name="ce1"/>
        </table:table-row>
        <table:table-row table:style-name="ro7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table:formula="of:=['AMS variante prix'.B49]-[AMS.B49]" office:value-type="float" office:value="-0.9927964541313" calcext:value-type="float">
            <text:p>-1,0</text:p>
          </table:table-cell>
          <table:table-cell table:style-name="ce12" table:formula="of:=['AMS variante prix'.C49]-[AMS.C49]" office:value-type="float" office:value="-2.3196266443961" calcext:value-type="float">
            <text:p>-2,3</text:p>
          </table:table-cell>
          <table:table-cell table:style-name="ce12" table:formula="of:=['AMS variante prix'.D49]-[AMS.D49]" office:value-type="float" office:value="-0.7425071501704" calcext:value-type="float">
            <text:p>-0,7</text:p>
          </table:table-cell>
          <table:table-cell table:style-name="ce12" table:formula="of:=['AMS variante prix'.E49]-[AMS.E49]" office:value-type="float" office:value="0" calcext:value-type="float">
            <text:p>0,0</text:p>
          </table:table-cell>
          <table:table-cell table:style-name="ce12" table:formula="of:=['AMS variante prix'.F49]-[AMS.F49]" office:value-type="float" office:value="-1.17213612493184" calcext:value-type="float">
            <text:p>-1,2</text:p>
          </table:table-cell>
          <table:table-cell table:style-name="ce12" table:formula="of:=['AMS variante prix'.G49]-[AMS.G49]" office:value-type="float" office:value="12.6208252528964" calcext:value-type="float">
            <text:p>12,6</text:p>
          </table:table-cell>
          <table:table-cell table:style-name="ce12" table:formula="of:=['AMS variante prix'.H49]-[AMS.H49]" office:value-type="float" office:value="0.00729872456239988" calcext:value-type="float">
            <text:p>0,0</text:p>
          </table:table-cell>
          <table:table-cell table:style-name="ce12" table:formula="of:=['AMS variante prix'.I49]-[AMS.I49]" office:value-type="float" office:value="-0.29303403123296" calcext:value-type="float">
            <text:p>-0,3</text:p>
          </table:table-cell>
          <table:table-cell table:style-name="ce12" table:formula="of:=['AMS variante prix'.J49]-[AMS.J49]" office:value-type="float" office:value="-3.4532028976987" calcext:value-type="float">
            <text:p>-3,5</text:p>
          </table:table-cell>
          <table:table-cell table:style-name="ce12" table:formula="of:=['AMS variante prix'.K49]-[AMS.K49]" office:value-type="float" office:value="7.1080235725962" calcext:value-type="float">
            <text:p>7,1</text:p>
          </table:table-cell>
          <table:table-cell table:style-name="ce12" table:formula="of:=['AMS variante prix'.L49]-[AMS.L49]" office:value-type="float" office:value="3.65482067489751" calcext:value-type="float">
            <text:p>3,7</text:p>
          </table:table-cell>
        </table:table-row>
        <table:table-row table:style-name="ro6">
          <table:table-cell office:value-type="string" calcext:value-type="string">
            <text:p>ECS</text:p>
          </table:table-cell>
          <table:table-cell table:style-name="ce12" table:formula="of:=['AMS variante prix'.B50]-[AMS.B50]" office:value-type="float" office:value="0.0171654775709005" calcext:value-type="float">
            <text:p>0,0</text:p>
          </table:table-cell>
          <table:table-cell table:style-name="ce12" table:formula="of:=['AMS variante prix'.C50]-[AMS.C50]" office:value-type="float" office:value="0.0171654775709005" calcext:value-type="float">
            <text:p>0,0</text:p>
          </table:table-cell>
          <table:table-cell table:style-name="ce12" table:formula="of:=['AMS variante prix'.D50]-[AMS.D50]" office:value-type="float" office:value="-0.000848975657300022" calcext:value-type="float">
            <text:p>0,0</text:p>
          </table:table-cell>
          <table:table-cell table:style-name="ce12" table:formula="of:=['AMS variante prix'.E50]-[AMS.E50]" office:value-type="float" office:value="0" calcext:value-type="float">
            <text:p>0,0</text:p>
          </table:table-cell>
          <table:table-cell table:style-name="ce12" table:formula="of:=['AMS variante prix'.F50]-[AMS.F50]" office:value-type="float" office:value="0" calcext:value-type="float">
            <text:p>0,0</text:p>
          </table:table-cell>
          <table:table-cell table:style-name="ce12" table:formula="of:=['AMS variante prix'.G50]-[AMS.G50]" office:value-type="float" office:value="-0.0304111471648998" calcext:value-type="float">
            <text:p>0,0</text:p>
          </table:table-cell>
          <table:table-cell table:style-name="ce12" table:formula="of:=['AMS variante prix'.H50]-[AMS.H50]" office:value-type="float" office:value="0.0020989385048" calcext:value-type="float">
            <text:p>0,0</text:p>
          </table:table-cell>
          <table:table-cell table:style-name="ce12" table:formula="of:=['AMS variante prix'.I50]-[AMS.I50]" office:value-type="float" office:value="0.0311303348688998" calcext:value-type="float">
            <text:p>0,0</text:p>
          </table:table-cell>
          <table:table-cell table:style-name="ce12" table:formula="of:=['AMS variante prix'.J50]-[AMS.J50]" office:value-type="float" office:value="0.0257482163563596" calcext:value-type="float">
            <text:p>0,0</text:p>
          </table:table-cell>
          <table:table-cell table:style-name="ce12" table:formula="of:=['AMS variante prix'.K50]-[AMS.K50]" office:value-type="float" office:value="0.0363001056933001" calcext:value-type="float">
            <text:p>0,0</text:p>
          </table:table-cell>
          <table:table-cell table:style-name="ce12" table:formula="of:=['AMS variante prix'.L50]-[AMS.L50]" office:value-type="float" office:value="0.0620483220497015" calcext:value-type="float">
            <text:p>0,1</text:p>
          </table:table-cell>
        </table:table-row>
        <table:table-row table:style-name="ro6">
          <table:table-cell office:value-type="string" calcext:value-type="string">
            <text:p>Cuisson</text:p>
          </table:table-cell>
          <table:table-cell table:style-name="ce12" table:formula="of:=['AMS variante prix'.B51]-[AMS.B51]" office:value-type="float" office:value="-0.0000634312296998729" calcext:value-type="float">
            <text:p>0,0</text:p>
          </table:table-cell>
          <table:table-cell table:style-name="ce12" table:formula="of:=['AMS variante prix'.C51]-[AMS.C51]" office:value-type="float" office:value="0" calcext:value-type="float">
            <text:p>0,0</text:p>
          </table:table-cell>
          <table:table-cell table:style-name="ce12" table:formula="of:=['AMS variante prix'.D51]-[AMS.D51]" office:value-type="float" office:value="0" calcext:value-type="float">
            <text:p>0,0</text:p>
          </table:table-cell>
          <table:table-cell table:style-name="ce12" table:formula="of:=['AMS variante prix'.E51]-[AMS.E51]" office:value-type="float" office:value="0" calcext:value-type="float">
            <text:p>0,0</text:p>
          </table:table-cell>
          <table:table-cell table:style-name="ce12" table:formula="of:=['AMS variante prix'.F51]-[AMS.F51]" office:value-type="float" office:value="0" calcext:value-type="float">
            <text:p>0,0</text:p>
          </table:table-cell>
          <table:table-cell table:style-name="ce12" table:formula="of:=['AMS variante prix'.G51]-[AMS.G51]" office:value-type="float" office:value="-0.0000142370672997494" calcext:value-type="float">
            <text:p>0,0</text:p>
          </table:table-cell>
          <table:table-cell table:style-name="ce12" table:formula="of:=['AMS variante prix'.H51]-[AMS.H51]" office:value-type="float" office:value="-0.00000402311859992732" calcext:value-type="float">
            <text:p>0,0</text:p>
          </table:table-cell>
          <table:table-cell table:style-name="ce12" table:formula="of:=['AMS variante prix'.I51]-[AMS.I51]" office:value-type="float" office:value="0" calcext:value-type="float">
            <text:p>0,0</text:p>
          </table:table-cell>
          <table:table-cell table:style-name="ce12" table:formula="of:=['AMS variante prix'.J51]-[AMS.J51]" office:value-type="float" office:value="0" calcext:value-type="float">
            <text:p>0,0</text:p>
          </table:table-cell>
          <table:table-cell table:style-name="ce12" table:formula="of:=['AMS variante prix'.K51]-[AMS.K51]" office:value-type="float" office:value="-0.0000816914156001047" calcext:value-type="float">
            <text:p>0,0</text:p>
          </table:table-cell>
          <table:table-cell table:style-name="ce12" table:formula="of:=['AMS variante prix'.L51]-[AMS.L51]" office:value-type="float" office:value="-0.0000816914156001047" calcext:value-type="float">
            <text:p>0,0</text:p>
          </table:table-cell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2" table:formula="of:=['AMS variante prix'.B52]-[AMS.B52]" office:value-type="float" office:value="0.0431668261844997" calcext:value-type="float">
            <text:p>0,0</text:p>
          </table:table-cell>
          <table:table-cell table:style-name="ce12" table:formula="of:=['AMS variante prix'.C52]-[AMS.C52]" office:value-type="float" office:value="0" calcext:value-type="float">
            <text:p>0,0</text:p>
          </table:table-cell>
          <table:table-cell table:style-name="ce12" table:formula="of:=['AMS variante prix'.D52]-[AMS.D52]" office:value-type="float" office:value="0" calcext:value-type="float">
            <text:p>0,0</text:p>
          </table:table-cell>
          <table:table-cell table:style-name="ce12" table:formula="of:=['AMS variante prix'.E52]-[AMS.E52]" office:value-type="float" office:value="0" calcext:value-type="float">
            <text:p>0,0</text:p>
          </table:table-cell>
          <table:table-cell table:style-name="ce12" table:formula="of:=['AMS variante prix'.F52]-[AMS.F52]" office:value-type="float" office:value="0" calcext:value-type="float">
            <text:p>0,0</text:p>
          </table:table-cell>
          <table:table-cell table:style-name="ce12" table:formula="of:=['AMS variante prix'.G52]-[AMS.G52]" office:value-type="float" office:value="0" calcext:value-type="float">
            <text:p>0,0</text:p>
          </table:table-cell>
          <table:table-cell table:style-name="ce12" table:formula="of:=['AMS variante prix'.H52]-[AMS.H52]" office:value-type="float" office:value="0" calcext:value-type="float">
            <text:p>0,0</text:p>
          </table:table-cell>
          <table:table-cell table:style-name="ce12" table:formula="of:=['AMS variante prix'.I52]-[AMS.I52]" office:value-type="float" office:value="0" calcext:value-type="float">
            <text:p>0,0</text:p>
          </table:table-cell>
          <table:table-cell table:style-name="ce12" table:formula="of:=['AMS variante prix'.J52]-[AMS.J52]" office:value-type="float" office:value="0" calcext:value-type="float">
            <text:p>0,0</text:p>
          </table:table-cell>
          <table:table-cell table:style-name="ce12" table:formula="of:=['AMS variante prix'.K52]-[AMS.K52]" office:value-type="float" office:value="0.0431668261844997" calcext:value-type="float">
            <text:p>0,0</text:p>
          </table:table-cell>
          <table:table-cell table:style-name="ce12" table:formula="of:=['AMS variante prix'.L52]-[AMS.L52]" office:value-type="float" office:value="0.0431668261844997" calcext:value-type="float">
            <text:p>0,0</text:p>
          </table:table-cell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2" table:formula="of:=['AMS variante prix'.B53]-[AMS.B53]" office:value-type="float" office:value="0.258945844779603" calcext:value-type="float">
            <text:p>0,3</text:p>
          </table:table-cell>
          <table:table-cell table:style-name="ce12" table:formula="of:=['AMS variante prix'.C53]-[AMS.C53]" office:value-type="float" office:value="0" calcext:value-type="float">
            <text:p>0,0</text:p>
          </table:table-cell>
          <table:table-cell table:style-name="ce12" table:formula="of:=['AMS variante prix'.D53]-[AMS.D53]" office:value-type="float" office:value="0" calcext:value-type="float">
            <text:p>0,0</text:p>
          </table:table-cell>
          <table:table-cell table:style-name="ce12" table:formula="of:=['AMS variante prix'.E53]-[AMS.E53]" office:value-type="float" office:value="0" calcext:value-type="float">
            <text:p>0,0</text:p>
          </table:table-cell>
          <table:table-cell table:style-name="ce12" table:formula="of:=['AMS variante prix'.F53]-[AMS.F53]" office:value-type="float" office:value="0" calcext:value-type="float">
            <text:p>0,0</text:p>
          </table:table-cell>
          <table:table-cell table:style-name="ce12" table:formula="of:=['AMS variante prix'.G53]-[AMS.G53]" office:value-type="float" office:value="0" calcext:value-type="float">
            <text:p>0,0</text:p>
          </table:table-cell>
          <table:table-cell table:style-name="ce12" table:formula="of:=['AMS variante prix'.H53]-[AMS.H53]" office:value-type="float" office:value="0" calcext:value-type="float">
            <text:p>0,0</text:p>
          </table:table-cell>
          <table:table-cell table:style-name="ce12" table:formula="of:=['AMS variante prix'.I53]-[AMS.I53]" office:value-type="float" office:value="0" calcext:value-type="float">
            <text:p>0,0</text:p>
          </table:table-cell>
          <table:table-cell table:style-name="ce12" table:formula="of:=['AMS variante prix'.J53]-[AMS.J53]" office:value-type="float" office:value="0" calcext:value-type="float">
            <text:p>0,0</text:p>
          </table:table-cell>
          <table:table-cell table:style-name="ce12" table:formula="of:=['AMS variante prix'.K53]-[AMS.K53]" office:value-type="float" office:value="0.258945844779603" calcext:value-type="float">
            <text:p>0,3</text:p>
          </table:table-cell>
          <table:table-cell table:style-name="ce12" table:formula="of:=['AMS variante prix'.L53]-[AMS.L53]" office:value-type="float" office:value="0.258945844779603" calcext:value-type="float">
            <text:p>0,3</text:p>
          </table:table-cell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ce12" table:formula="of:=['AMS variante prix'.B54]-[AMS.B54]" office:value-type="float" office:value="0" calcext:value-type="float">
            <text:p>0,0</text:p>
          </table:table-cell>
          <table:table-cell table:style-name="ce12" table:formula="of:=['AMS variante prix'.C54]-[AMS.C54]" office:value-type="float" office:value="0.000122322660399909" calcext:value-type="float">
            <text:p>0,0</text:p>
          </table:table-cell>
          <table:table-cell table:style-name="ce12" table:formula="of:=['AMS variante prix'.D54]-[AMS.D54]" office:value-type="float" office:value="0" calcext:value-type="float">
            <text:p>0,0</text:p>
          </table:table-cell>
          <table:table-cell table:style-name="ce12" table:formula="of:=['AMS variante prix'.E54]-[AMS.E54]" office:value-type="float" office:value="0" calcext:value-type="float">
            <text:p>0,0</text:p>
          </table:table-cell>
          <table:table-cell table:style-name="ce12" table:formula="of:=['AMS variante prix'.F54]-[AMS.F54]" office:value-type="float" office:value="0" calcext:value-type="float">
            <text:p>0,0</text:p>
          </table:table-cell>
          <table:table-cell table:style-name="ce12" table:formula="of:=['AMS variante prix'.G54]-[AMS.G54]" office:value-type="float" office:value="0" calcext:value-type="float">
            <text:p>0,0</text:p>
          </table:table-cell>
          <table:table-cell table:style-name="ce12" table:formula="of:=['AMS variante prix'.H54]-[AMS.H54]" office:value-type="float" office:value="0" calcext:value-type="float">
            <text:p>0,0</text:p>
          </table:table-cell>
          <table:table-cell table:style-name="ce12" table:formula="of:=['AMS variante prix'.I54]-[AMS.I54]" office:value-type="float" office:value="0" calcext:value-type="float">
            <text:p>0,0</text:p>
          </table:table-cell>
          <table:table-cell table:style-name="ce12" table:formula="of:=['AMS variante prix'.J54]-[AMS.J54]" office:value-type="float" office:value="0.000524720871201367" calcext:value-type="float">
            <text:p>0,0</text:p>
          </table:table-cell>
          <table:table-cell table:style-name="ce12" table:formula="of:=['AMS variante prix'.K54]-[AMS.K54]" office:value-type="float" office:value="0.000122322660399909" calcext:value-type="float">
            <text:p>0,0</text:p>
          </table:table-cell>
          <table:table-cell table:style-name="ce12" table:formula="of:=['AMS variante prix'.L54]-[AMS.L54]" office:value-type="float" office:value="0.000647043531596836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'.B55]-[AMS.B55]" office:value-type="float" office:value="-0.00000320266339992603" calcext:value-type="float">
            <text:p>0,0</text:p>
          </table:table-cell>
          <table:table-cell table:style-name="ce12" table:formula="of:=['AMS variante prix'.C55]-[AMS.C55]" office:value-type="float" office:value="0" calcext:value-type="float">
            <text:p>0,0</text:p>
          </table:table-cell>
          <table:table-cell table:style-name="ce12" table:formula="of:=['AMS variante prix'.D55]-[AMS.D55]" office:value-type="float" office:value="0" calcext:value-type="float">
            <text:p>0,0</text:p>
          </table:table-cell>
          <table:table-cell table:style-name="ce12" table:formula="of:=['AMS variante prix'.E55]-[AMS.E55]" office:value-type="float" office:value="0" calcext:value-type="float">
            <text:p>0,0</text:p>
          </table:table-cell>
          <table:table-cell table:style-name="ce12" table:formula="of:=['AMS variante prix'.F55]-[AMS.F55]" office:value-type="float" office:value="0" calcext:value-type="float">
            <text:p>0,0</text:p>
          </table:table-cell>
          <table:table-cell table:style-name="ce12" table:formula="of:=['AMS variante prix'.G55]-[AMS.G55]" office:value-type="float" office:value="-0.00000590565089986228" calcext:value-type="float">
            <text:p>0,0</text:p>
          </table:table-cell>
          <table:table-cell table:style-name="ce12" table:formula="of:=['AMS variante prix'.H55]-[AMS.H55]" office:value-type="float" office:value="0" calcext:value-type="float">
            <text:p>0,0</text:p>
          </table:table-cell>
          <table:table-cell table:style-name="ce12" table:formula="of:=['AMS variante prix'.I55]-[AMS.I55]" office:value-type="float" office:value="0" calcext:value-type="float">
            <text:p>0,0</text:p>
          </table:table-cell>
          <table:table-cell table:style-name="ce12" table:formula="of:=['AMS variante prix'.J55]-[AMS.J55]" office:value-type="float" office:value="0" calcext:value-type="float">
            <text:p>0,0</text:p>
          </table:table-cell>
          <table:table-cell table:style-name="ce12" table:formula="of:=['AMS variante prix'.K55]-[AMS.K55]" office:value-type="float" office:value="-0.00000910831430012138" calcext:value-type="float">
            <text:p>0,0</text:p>
          </table:table-cell>
          <table:table-cell table:style-name="ce12" table:formula="of:=['AMS variante prix'.L55]-[AMS.L55]" office:value-type="float" office:value="-0.00000910831430012138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2" table:formula="of:=['AMS variante prix'.B56]-[AMS.B56]" office:value-type="float" office:value="-0.673584939489501" calcext:value-type="float">
            <text:p>-0,7</text:p>
          </table:table-cell>
          <table:table-cell table:style-name="ce12" table:formula="of:=['AMS variante prix'.C56]-[AMS.C56]" office:value-type="float" office:value="-2.3023388441649" calcext:value-type="float">
            <text:p>-2,3</text:p>
          </table:table-cell>
          <table:table-cell table:style-name="ce12" table:formula="of:=['AMS variante prix'.D56]-[AMS.D56]" office:value-type="float" office:value="-0.7433561258277" calcext:value-type="float">
            <text:p>-0,7</text:p>
          </table:table-cell>
          <table:table-cell table:style-name="ce12" table:formula="of:=['AMS variante prix'.E56]-[AMS.E56]" office:value-type="float" office:value="0" calcext:value-type="float">
            <text:p>0,0</text:p>
          </table:table-cell>
          <table:table-cell table:style-name="ce12" table:formula="of:=['AMS variante prix'.F56]-[AMS.F56]" office:value-type="float" office:value="-1.17213612493184" calcext:value-type="float">
            <text:p>-1,2</text:p>
          </table:table-cell>
          <table:table-cell table:style-name="ce12" table:formula="of:=['AMS variante prix'.G56]-[AMS.G56]" office:value-type="float" office:value="12.5903939630133" calcext:value-type="float">
            <text:p>12,6</text:p>
          </table:table-cell>
          <table:table-cell table:style-name="ce12" table:formula="of:=['AMS variante prix'.H56]-[AMS.H56]" office:value-type="float" office:value="0.0093936399486001" calcext:value-type="float">
            <text:p>0,0</text:p>
          </table:table-cell>
          <table:table-cell table:style-name="ce12" table:formula="of:=['AMS variante prix'.I56]-[AMS.I56]" office:value-type="float" office:value="-0.26190369636406" calcext:value-type="float">
            <text:p>-0,3</text:p>
          </table:table-cell>
          <table:table-cell table:style-name="ce12" table:formula="of:=['AMS variante prix'.J56]-[AMS.J56]" office:value-type="float" office:value="-3.4269299604711" calcext:value-type="float">
            <text:p>-3,4</text:p>
          </table:table-cell>
          <table:table-cell table:style-name="ce12" table:formula="of:=['AMS variante prix'.K56]-[AMS.K56]" office:value-type="float" office:value="7.446467872184" calcext:value-type="float">
            <text:p>7,4</text:p>
          </table:table-cell>
          <table:table-cell table:style-name="ce12" table:formula="of:=['AMS variante prix'.L56]-[AMS.L56]" office:value-type="float" office:value="4.019537911713" calcext:value-type="float">
            <text:p>4,0</text:p>
          </table:table-cell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2" table:formula="of:=['AMS variante prix'.B57]-[AMS.B57]" office:value-type="float" office:value="0" calcext:value-type="float">
            <text:p>0,0</text:p>
          </table:table-cell>
          <table:table-cell table:style-name="ce12" table:formula="of:=['AMS variante prix'.C57]-[AMS.C57]" office:value-type="float" office:value="0" calcext:value-type="float">
            <text:p>0,0</text:p>
          </table:table-cell>
          <table:table-cell table:style-name="ce12" table:formula="of:=['AMS variante prix'.D57]-[AMS.D57]" office:value-type="float" office:value="0" calcext:value-type="float">
            <text:p>0,0</text:p>
          </table:table-cell>
          <table:table-cell table:style-name="ce12" table:formula="of:=['AMS variante prix'.E57]-[AMS.E57]" office:value-type="float" office:value="0" calcext:value-type="float">
            <text:p>0,0</text:p>
          </table:table-cell>
          <table:table-cell table:style-name="ce12" table:formula="of:=['AMS variante prix'.F57]-[AMS.F57]" office:value-type="float" office:value="0" calcext:value-type="float">
            <text:p>0,0</text:p>
          </table:table-cell>
          <table:table-cell table:style-name="ce12" table:formula="of:=['AMS variante prix'.G57]-[AMS.G57]" office:value-type="float" office:value="0" calcext:value-type="float">
            <text:p>0,0</text:p>
          </table:table-cell>
          <table:table-cell table:style-name="ce12" table:formula="of:=['AMS variante prix'.H57]-[AMS.H57]" office:value-type="float" office:value="0" calcext:value-type="float">
            <text:p>0,0</text:p>
          </table:table-cell>
          <table:table-cell table:style-name="ce12" table:formula="of:=['AMS variante prix'.I57]-[AMS.I57]" office:value-type="float" office:value="0" calcext:value-type="float">
            <text:p>0,0</text:p>
          </table:table-cell>
          <table:table-cell table:style-name="ce12" table:formula="of:=['AMS variante prix'.J57]-[AMS.J57]" office:value-type="float" office:value="0" calcext:value-type="float">
            <text:p>0,0</text:p>
          </table:table-cell>
          <table:table-cell table:style-name="ce12" table:formula="of:=['AMS variante prix'.K57]-[AMS.K57]" office:value-type="float" office:value="0" calcext:value-type="float">
            <text:p>0,0</text:p>
          </table:table-cell>
          <table:table-cell table:style-name="ce12" table:formula="of:=['AMS variante prix'.L57]-[AMS.L57]" office:value-type="float" office:value="0" calcext:value-type="float">
            <text:p>0,0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style-name="ce12" table:formula="of:=['AMS variante prix'.B58]-[AMS.B58]" office:value-type="float" office:value="-0.67358493948899" calcext:value-type="float">
            <text:p>-0,7</text:p>
          </table:table-cell>
          <table:table-cell table:style-name="ce12" table:formula="of:=['AMS variante prix'.C58]-[AMS.C58]" office:value-type="float" office:value="-2.3023388441649" calcext:value-type="float">
            <text:p>-2,3</text:p>
          </table:table-cell>
          <table:table-cell table:style-name="ce12" table:formula="of:=['AMS variante prix'.D58]-[AMS.D58]" office:value-type="float" office:value="-0.7433561258277" calcext:value-type="float">
            <text:p>-0,7</text:p>
          </table:table-cell>
          <table:table-cell table:style-name="ce12" table:formula="of:=['AMS variante prix'.E58]-[AMS.E58]" office:value-type="float" office:value="0" calcext:value-type="float">
            <text:p>0,0</text:p>
          </table:table-cell>
          <table:table-cell table:style-name="ce12" table:formula="of:=['AMS variante prix'.F58]-[AMS.F58]" office:value-type="float" office:value="-1.17213612493184" calcext:value-type="float">
            <text:p>-1,2</text:p>
          </table:table-cell>
          <table:table-cell table:style-name="ce12" table:formula="of:=['AMS variante prix'.G58]-[AMS.G58]" office:value-type="float" office:value="12.5903939630133" calcext:value-type="float">
            <text:p>12,6</text:p>
          </table:table-cell>
          <table:table-cell table:style-name="ce12" table:formula="of:=['AMS variante prix'.H58]-[AMS.H58]" office:value-type="float" office:value="0.0093936399486001" calcext:value-type="float">
            <text:p>0,0</text:p>
          </table:table-cell>
          <table:table-cell table:style-name="ce12" table:formula="of:=['AMS variante prix'.I58]-[AMS.I58]" office:value-type="float" office:value="-0.26190369636406" calcext:value-type="float">
            <text:p>-0,3</text:p>
          </table:table-cell>
          <table:table-cell table:style-name="ce12" table:formula="of:=['AMS variante prix'.J58]-[AMS.J58]" office:value-type="float" office:value="-3.4269299604711" calcext:value-type="float">
            <text:p>-3,4</text:p>
          </table:table-cell>
          <table:table-cell table:style-name="ce12" table:formula="of:=['AMS variante prix'.K58]-[AMS.K58]" office:value-type="float" office:value="7.446467872184" calcext:value-type="float">
            <text:p>7,4</text:p>
          </table:table-cell>
          <table:table-cell table:style-name="ce12" table:formula="of:=['AMS variante prix'.L58]-[AMS.L58]" office:value-type="float" office:value="4.019537911713" calcext:value-type="float">
            <text:p>4,0</text:p>
          </table:table-cell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6">
          <table:table-cell table:style-name="ce4" office:value-type="string" calcext:value-type="string">
            <text:p>Mix chauffage</text:p>
          </table:table-cell>
          <table:table-cell table:style-name="ce15" table:number-columns-repeated="9"/>
          <table:table-cell table:style-name="ce28" table:number-columns-repeated="2"/>
        </table:table-row>
        <table:table-row table:style-name="ro6">
          <table:table-cell table:style-name="ce4"/>
          <table:table-cell table:style-name="ce15" table:number-columns-repeated="9"/>
          <table:table-cell table:style-name="ce28" table:number-columns-repeated="2"/>
        </table:table-row>
        <table:table-row table:style-name="ro4">
          <table:table-cell table:style-name="ce1" office:value-type="float" office:value="2050" calcext:value-type="float" table:number-columns-spanned="11" table:number-rows-spanned="1">
            <text:p>2050</text:p>
          </table:table-cell>
          <table:covered-table-cell table:number-columns-repeated="10" table:style-name="ce1"/>
          <table:table-cell table:style-name="ce1"/>
        </table:table-row>
        <table:table-row table:style-name="ro7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table:formula="of:=['AMS variante prix'.B64]-[AMS.B64]" office:value-type="float" office:value="-1.5006168594149" calcext:value-type="float">
            <text:p>-1,5</text:p>
          </table:table-cell>
          <table:table-cell table:style-name="ce12" table:formula="of:=['AMS variante prix'.C64]-[AMS.C64]" office:value-type="float" office:value="-0.993244979066901" calcext:value-type="float">
            <text:p>-1,0</text:p>
          </table:table-cell>
          <table:table-cell table:style-name="ce12" table:formula="of:=['AMS variante prix'.D64]-[AMS.D64]" office:value-type="float" office:value="-1.1019069630321" calcext:value-type="float">
            <text:p>-1,1</text:p>
          </table:table-cell>
          <table:table-cell table:style-name="ce12" table:formula="of:=['AMS variante prix'.E64]-[AMS.E64]" office:value-type="float" office:value="0" calcext:value-type="float">
            <text:p>0,0</text:p>
          </table:table-cell>
          <table:table-cell table:style-name="ce12" table:formula="of:=['AMS variante prix'.F64]-[AMS.F64]" office:value-type="float" office:value="-0.7483258727356" calcext:value-type="float">
            <text:p>-0,7</text:p>
          </table:table-cell>
          <table:table-cell table:style-name="ce12" table:formula="of:=['AMS variante prix'.G64]-[AMS.G64]" office:value-type="float" office:value="6.4535249886117" calcext:value-type="float">
            <text:p>6,5</text:p>
          </table:table-cell>
          <table:table-cell table:style-name="ce12" table:formula="of:=['AMS variante prix'.H64]-[AMS.H64]" office:value-type="float" office:value="-0.0027958980556" calcext:value-type="float">
            <text:p>0,0</text:p>
          </table:table-cell>
          <table:table-cell table:style-name="ce12" table:formula="of:=['AMS variante prix'.I64]-[AMS.I64]" office:value-type="float" office:value="-0.1870814681839" calcext:value-type="float">
            <text:p>-0,2</text:p>
          </table:table-cell>
          <table:table-cell table:style-name="ce12" table:formula="of:=['AMS variante prix'.J64]-[AMS.J64]" office:value-type="float" office:value="-1.5061052716188" calcext:value-type="float">
            <text:p>-1,5</text:p>
          </table:table-cell>
          <table:table-cell table:style-name="ce12" table:formula="of:=['AMS variante prix'.K64]-[AMS.K64]" office:value-type="float" office:value="1.9195529481227" calcext:value-type="float">
            <text:p>1,9</text:p>
          </table:table-cell>
          <table:table-cell table:style-name="ce12" table:formula="of:=['AMS variante prix'.L64]-[AMS.L64]" office:value-type="float" office:value="0.4134476765039" calcext:value-type="float">
            <text:p>0,4</text:p>
          </table:table-cell>
        </table:table-row>
        <table:table-row table:style-name="ro6">
          <table:table-cell office:value-type="string" calcext:value-type="string">
            <text:p>ECS</text:p>
          </table:table-cell>
          <table:table-cell table:style-name="ce12" table:formula="of:=['AMS variante prix'.B65]-[AMS.B65]" office:value-type="float" office:value="-0.000126316038320015" calcext:value-type="float">
            <text:p>0,0</text:p>
          </table:table-cell>
          <table:table-cell table:style-name="ce12" table:formula="of:=['AMS variante prix'.C65]-[AMS.C65]" office:value-type="float" office:value="0.0171654775709005" calcext:value-type="float">
            <text:p>0,0</text:p>
          </table:table-cell>
          <table:table-cell table:style-name="ce12" table:formula="of:=['AMS variante prix'.D65]-[AMS.D65]" office:value-type="float" office:value="-0.000848975657300022" calcext:value-type="float">
            <text:p>0,0</text:p>
          </table:table-cell>
          <table:table-cell table:style-name="ce12" table:formula="of:=['AMS variante prix'.E65]-[AMS.E65]" office:value-type="float" office:value="0" calcext:value-type="float">
            <text:p>0,0</text:p>
          </table:table-cell>
          <table:table-cell table:style-name="ce12" table:formula="of:=['AMS variante prix'.F65]-[AMS.F65]" office:value-type="float" office:value="0" calcext:value-type="float">
            <text:p>0,0</text:p>
          </table:table-cell>
          <table:table-cell table:style-name="ce12" table:formula="of:=['AMS variante prix'.G65]-[AMS.G65]" office:value-type="float" office:value="0.0543810725259" calcext:value-type="float">
            <text:p>0,1</text:p>
          </table:table-cell>
          <table:table-cell table:style-name="ce12" table:formula="of:=['AMS variante prix'.H65]-[AMS.H65]" office:value-type="float" office:value="0.0000493744082000003" calcext:value-type="float">
            <text:p>0,0</text:p>
          </table:table-cell>
          <table:table-cell table:style-name="ce12" table:formula="of:=['AMS variante prix'.I65]-[AMS.I65]" office:value-type="float" office:value="-0.0035388497668003" calcext:value-type="float">
            <text:p>0,0</text:p>
          </table:table-cell>
          <table:table-cell table:style-name="ce12" table:formula="of:=['AMS variante prix'.J65]-[AMS.J65]" office:value-type="float" office:value="0.0257482163563596" calcext:value-type="float">
            <text:p>0,0</text:p>
          </table:table-cell>
          <table:table-cell table:style-name="ce12" table:formula="of:=['AMS variante prix'.K65]-[AMS.K65]" office:value-type="float" office:value="0.0670817830425001" calcext:value-type="float">
            <text:p>0,1</text:p>
          </table:table-cell>
          <table:table-cell table:style-name="ce12" table:formula="of:=['AMS variante prix'.L65]-[AMS.L65]" office:value-type="float" office:value="0.0928299993989015" calcext:value-type="float">
            <text:p>0,1</text:p>
          </table:table-cell>
        </table:table-row>
        <table:table-row table:style-name="ro6">
          <table:table-cell office:value-type="string" calcext:value-type="string">
            <text:p>Cuisson</text:p>
          </table:table-cell>
          <table:table-cell table:style-name="ce12" table:formula="of:=['AMS variante prix'.B66]-[AMS.B66]" office:value-type="float" office:value="0.000248166683800122" calcext:value-type="float">
            <text:p>0,0</text:p>
          </table:table-cell>
          <table:table-cell table:style-name="ce12" table:formula="of:=['AMS variante prix'.C66]-[AMS.C66]" office:value-type="float" office:value="0" calcext:value-type="float">
            <text:p>0,0</text:p>
          </table:table-cell>
          <table:table-cell table:style-name="ce12" table:formula="of:=['AMS variante prix'.D66]-[AMS.D66]" office:value-type="float" office:value="0" calcext:value-type="float">
            <text:p>0,0</text:p>
          </table:table-cell>
          <table:table-cell table:style-name="ce12" table:formula="of:=['AMS variante prix'.E66]-[AMS.E66]" office:value-type="float" office:value="0" calcext:value-type="float">
            <text:p>0,0</text:p>
          </table:table-cell>
          <table:table-cell table:style-name="ce12" table:formula="of:=['AMS variante prix'.F66]-[AMS.F66]" office:value-type="float" office:value="0" calcext:value-type="float">
            <text:p>0,0</text:p>
          </table:table-cell>
          <table:table-cell table:style-name="ce12" table:formula="of:=['AMS variante prix'.G66]-[AMS.G66]" office:value-type="float" office:value="-0.0000106626842999447" calcext:value-type="float">
            <text:p>0,0</text:p>
          </table:table-cell>
          <table:table-cell table:style-name="ce12" table:formula="of:=['AMS variante prix'.H66]-[AMS.H66]" office:value-type="float" office:value="-0.0000095946740999997" calcext:value-type="float">
            <text:p>0,0</text:p>
          </table:table-cell>
          <table:table-cell table:style-name="ce12" table:formula="of:=['AMS variante prix'.I66]-[AMS.I66]" office:value-type="float" office:value="0" calcext:value-type="float">
            <text:p>0,0</text:p>
          </table:table-cell>
          <table:table-cell table:style-name="ce12" table:formula="of:=['AMS variante prix'.J66]-[AMS.J66]" office:value-type="float" office:value="0" calcext:value-type="float">
            <text:p>0,0</text:p>
          </table:table-cell>
          <table:table-cell table:style-name="ce12" table:formula="of:=['AMS variante prix'.K66]-[AMS.K66]" office:value-type="float" office:value="0.000227909325399622" calcext:value-type="float">
            <text:p>0,0</text:p>
          </table:table-cell>
          <table:table-cell table:style-name="ce12" table:formula="of:=['AMS variante prix'.L66]-[AMS.L66]" office:value-type="float" office:value="0.000227909325399622" calcext:value-type="float">
            <text:p>0,0</text:p>
          </table:table-cell>
        </table:table-row>
        <table:table-row table:style-name="ro6">
          <table:table-cell office:value-type="string" calcext:value-type="string">
            <text:p>Eclairage</text:p>
          </table:table-cell>
          <table:table-cell table:style-name="ce12" table:formula="of:=['AMS variante prix'.B67]-[AMS.B67]" office:value-type="float" office:value="0.0089826231094996" calcext:value-type="float">
            <text:p>0,0</text:p>
          </table:table-cell>
          <table:table-cell table:style-name="ce12" table:formula="of:=['AMS variante prix'.C67]-[AMS.C67]" office:value-type="float" office:value="0" calcext:value-type="float">
            <text:p>0,0</text:p>
          </table:table-cell>
          <table:table-cell table:style-name="ce12" table:formula="of:=['AMS variante prix'.D67]-[AMS.D67]" office:value-type="float" office:value="0" calcext:value-type="float">
            <text:p>0,0</text:p>
          </table:table-cell>
          <table:table-cell table:style-name="ce12" table:formula="of:=['AMS variante prix'.E67]-[AMS.E67]" office:value-type="float" office:value="0" calcext:value-type="float">
            <text:p>0,0</text:p>
          </table:table-cell>
          <table:table-cell table:style-name="ce12" table:formula="of:=['AMS variante prix'.F67]-[AMS.F67]" office:value-type="float" office:value="0" calcext:value-type="float">
            <text:p>0,0</text:p>
          </table:table-cell>
          <table:table-cell table:style-name="ce12" table:formula="of:=['AMS variante prix'.G67]-[AMS.G67]" office:value-type="float" office:value="0" calcext:value-type="float">
            <text:p>0,0</text:p>
          </table:table-cell>
          <table:table-cell table:style-name="ce12" table:formula="of:=['AMS variante prix'.H67]-[AMS.H67]" office:value-type="float" office:value="0" calcext:value-type="float">
            <text:p>0,0</text:p>
          </table:table-cell>
          <table:table-cell table:style-name="ce12" table:formula="of:=['AMS variante prix'.I67]-[AMS.I67]" office:value-type="float" office:value="0" calcext:value-type="float">
            <text:p>0,0</text:p>
          </table:table-cell>
          <table:table-cell table:style-name="ce12" table:formula="of:=['AMS variante prix'.J67]-[AMS.J67]" office:value-type="float" office:value="0" calcext:value-type="float">
            <text:p>0,0</text:p>
          </table:table-cell>
          <table:table-cell table:style-name="ce12" table:formula="of:=['AMS variante prix'.K67]-[AMS.K67]" office:value-type="float" office:value="0.0089826231094996" calcext:value-type="float">
            <text:p>0,0</text:p>
          </table:table-cell>
          <table:table-cell table:style-name="ce12" table:formula="of:=['AMS variante prix'.L67]-[AMS.L67]" office:value-type="float" office:value="0.0089826231094996" calcext:value-type="float">
            <text:p>0,0</text:p>
          </table:table-cell>
        </table:table-row>
        <table:table-row table:style-name="ro6">
          <table:table-cell office:value-type="string" calcext:value-type="string">
            <text:p>Electricité spécifique</text:p>
          </table:table-cell>
          <table:table-cell table:style-name="ce12" table:formula="of:=['AMS variante prix'.B68]-[AMS.B68]" office:value-type="float" office:value="0.118201553602603" calcext:value-type="float">
            <text:p>0,1</text:p>
          </table:table-cell>
          <table:table-cell table:style-name="ce12" table:formula="of:=['AMS variante prix'.C68]-[AMS.C68]" office:value-type="float" office:value="0" calcext:value-type="float">
            <text:p>0,0</text:p>
          </table:table-cell>
          <table:table-cell table:style-name="ce12" table:formula="of:=['AMS variante prix'.D68]-[AMS.D68]" office:value-type="float" office:value="0" calcext:value-type="float">
            <text:p>0,0</text:p>
          </table:table-cell>
          <table:table-cell table:style-name="ce12" table:formula="of:=['AMS variante prix'.E68]-[AMS.E68]" office:value-type="float" office:value="0" calcext:value-type="float">
            <text:p>0,0</text:p>
          </table:table-cell>
          <table:table-cell table:style-name="ce12" table:formula="of:=['AMS variante prix'.F68]-[AMS.F68]" office:value-type="float" office:value="0" calcext:value-type="float">
            <text:p>0,0</text:p>
          </table:table-cell>
          <table:table-cell table:style-name="ce12" table:formula="of:=['AMS variante prix'.G68]-[AMS.G68]" office:value-type="float" office:value="0" calcext:value-type="float">
            <text:p>0,0</text:p>
          </table:table-cell>
          <table:table-cell table:style-name="ce12" table:formula="of:=['AMS variante prix'.H68]-[AMS.H68]" office:value-type="float" office:value="0" calcext:value-type="float">
            <text:p>0,0</text:p>
          </table:table-cell>
          <table:table-cell table:style-name="ce12" table:formula="of:=['AMS variante prix'.I68]-[AMS.I68]" office:value-type="float" office:value="0" calcext:value-type="float">
            <text:p>0,0</text:p>
          </table:table-cell>
          <table:table-cell table:style-name="ce12" table:formula="of:=['AMS variante prix'.J68]-[AMS.J68]" office:value-type="float" office:value="0" calcext:value-type="float">
            <text:p>0,0</text:p>
          </table:table-cell>
          <table:table-cell table:style-name="ce12" table:formula="of:=['AMS variante prix'.K68]-[AMS.K68]" office:value-type="float" office:value="0.118201553602603" calcext:value-type="float">
            <text:p>0,1</text:p>
          </table:table-cell>
          <table:table-cell table:style-name="ce12" table:formula="of:=['AMS variante prix'.L68]-[AMS.L68]" office:value-type="float" office:value="0.118201553602603" calcext:value-type="float">
            <text:p>0,1</text:p>
          </table:table-cell>
        </table:table-row>
        <table:table-row table:style-name="ro6">
          <table:table-cell table:style-name="ce3" office:value-type="string" calcext:value-type="string">
            <text:p>Climatisation</text:p>
          </table:table-cell>
          <table:table-cell table:style-name="ce12" table:formula="of:=['AMS variante prix'.B69]-[AMS.B69]" office:value-type="float" office:value="0" calcext:value-type="float">
            <text:p>0,0</text:p>
          </table:table-cell>
          <table:table-cell table:style-name="ce12" table:formula="of:=['AMS variante prix'.C69]-[AMS.C69]" office:value-type="float" office:value="0.0000914160646994233" calcext:value-type="float">
            <text:p>0,0</text:p>
          </table:table-cell>
          <table:table-cell table:style-name="ce12" table:formula="of:=['AMS variante prix'.D69]-[AMS.D69]" office:value-type="float" office:value="0" calcext:value-type="float">
            <text:p>0,0</text:p>
          </table:table-cell>
          <table:table-cell table:style-name="ce12" table:formula="of:=['AMS variante prix'.E69]-[AMS.E69]" office:value-type="float" office:value="0" calcext:value-type="float">
            <text:p>0,0</text:p>
          </table:table-cell>
          <table:table-cell table:style-name="ce12" table:formula="of:=['AMS variante prix'.F69]-[AMS.F69]" office:value-type="float" office:value="0" calcext:value-type="float">
            <text:p>0,0</text:p>
          </table:table-cell>
          <table:table-cell table:style-name="ce12" table:formula="of:=['AMS variante prix'.G69]-[AMS.G69]" office:value-type="float" office:value="0" calcext:value-type="float">
            <text:p>0,0</text:p>
          </table:table-cell>
          <table:table-cell table:style-name="ce12" table:formula="of:=['AMS variante prix'.H69]-[AMS.H69]" office:value-type="float" office:value="0" calcext:value-type="float">
            <text:p>0,0</text:p>
          </table:table-cell>
          <table:table-cell table:style-name="ce12" table:formula="of:=['AMS variante prix'.I69]-[AMS.I69]" office:value-type="float" office:value="0" calcext:value-type="float">
            <text:p>0,0</text:p>
          </table:table-cell>
          <table:table-cell table:style-name="ce12" table:formula="of:=['AMS variante prix'.J69]-[AMS.J69]" office:value-type="float" office:value="0.000485559816798542" calcext:value-type="float">
            <text:p>0,0</text:p>
          </table:table-cell>
          <table:table-cell table:style-name="ce12" table:formula="of:=['AMS variante prix'.K69]-[AMS.K69]" office:value-type="float" office:value="0.0000914160646994233" calcext:value-type="float">
            <text:p>0,0</text:p>
          </table:table-cell>
          <table:table-cell table:style-name="ce12" table:formula="of:=['AMS variante prix'.L69]-[AMS.L69]" office:value-type="float" office:value="0.000576975881497077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'.B70]-[AMS.B70]" office:value-type="float" office:value="0.000157265718200017" calcext:value-type="float">
            <text:p>0,0</text:p>
          </table:table-cell>
          <table:table-cell table:style-name="ce12" table:formula="of:=['AMS variante prix'.C70]-[AMS.C70]" office:value-type="float" office:value="0" calcext:value-type="float">
            <text:p>0,0</text:p>
          </table:table-cell>
          <table:table-cell table:style-name="ce12" table:formula="of:=['AMS variante prix'.D70]-[AMS.D70]" office:value-type="float" office:value="0" calcext:value-type="float">
            <text:p>0,0</text:p>
          </table:table-cell>
          <table:table-cell table:style-name="ce12" table:formula="of:=['AMS variante prix'.E70]-[AMS.E70]" office:value-type="float" office:value="0" calcext:value-type="float">
            <text:p>0,0</text:p>
          </table:table-cell>
          <table:table-cell table:style-name="ce12" table:formula="of:=['AMS variante prix'.F70]-[AMS.F70]" office:value-type="float" office:value="0" calcext:value-type="float">
            <text:p>0,0</text:p>
          </table:table-cell>
          <table:table-cell table:style-name="ce12" table:formula="of:=['AMS variante prix'.G70]-[AMS.G70]" office:value-type="float" office:value="-0.000224509977200027" calcext:value-type="float">
            <text:p>0,0</text:p>
          </table:table-cell>
          <table:table-cell table:style-name="ce12" table:formula="of:=['AMS variante prix'.H70]-[AMS.H70]" office:value-type="float" office:value="0" calcext:value-type="float">
            <text:p>0,0</text:p>
          </table:table-cell>
          <table:table-cell table:style-name="ce12" table:formula="of:=['AMS variante prix'.I70]-[AMS.I70]" office:value-type="float" office:value="0" calcext:value-type="float">
            <text:p>0,0</text:p>
          </table:table-cell>
          <table:table-cell table:style-name="ce12" table:formula="of:=['AMS variante prix'.J70]-[AMS.J70]" office:value-type="float" office:value="0" calcext:value-type="float">
            <text:p>0,0</text:p>
          </table:table-cell>
          <table:table-cell table:style-name="ce12" table:formula="of:=['AMS variante prix'.K70]-[AMS.K70]" office:value-type="float" office:value="-0.0000672442589999544" calcext:value-type="float">
            <text:p>0,0</text:p>
          </table:table-cell>
          <table:table-cell table:style-name="ce12" table:formula="of:=['AMS variante prix'.L70]-[AMS.L70]" office:value-type="float" office:value="-0.0000672442589999544" calcext:value-type="float">
            <text:p>0,0</text:p>
          </table:table-cell>
        </table:table-row>
        <table:table-row table:style-name="ro6">
          <table:table-cell table:style-name="ce3" office:value-type="string" calcext:value-type="string">
            <text:p>Total modèle</text:p>
          </table:table-cell>
          <table:table-cell table:style-name="ce12" table:formula="of:=['AMS variante prix'.B71]-[AMS.B71]" office:value-type="float" office:value="-1.3731535663391" calcext:value-type="float">
            <text:p>-1,4</text:p>
          </table:table-cell>
          <table:table-cell table:style-name="ce12" table:formula="of:=['AMS variante prix'.C71]-[AMS.C71]" office:value-type="float" office:value="-0.975988085431201" calcext:value-type="float">
            <text:p>-1,0</text:p>
          </table:table-cell>
          <table:table-cell table:style-name="ce12" table:formula="of:=['AMS variante prix'.D71]-[AMS.D71]" office:value-type="float" office:value="-1.1027559386894" calcext:value-type="float">
            <text:p>-1,1</text:p>
          </table:table-cell>
          <table:table-cell table:style-name="ce12" table:formula="of:=['AMS variante prix'.E71]-[AMS.E71]" office:value-type="float" office:value="0" calcext:value-type="float">
            <text:p>0,0</text:p>
          </table:table-cell>
          <table:table-cell table:style-name="ce12" table:formula="of:=['AMS variante prix'.F71]-[AMS.F71]" office:value-type="float" office:value="-0.7483258727356" calcext:value-type="float">
            <text:p>-0,7</text:p>
          </table:table-cell>
          <table:table-cell table:style-name="ce12" table:formula="of:=['AMS variante prix'.G71]-[AMS.G71]" office:value-type="float" office:value="6.5076708884761" calcext:value-type="float">
            <text:p>6,5</text:p>
          </table:table-cell>
          <table:table-cell table:style-name="ce12" table:formula="of:=['AMS variante prix'.H71]-[AMS.H71]" office:value-type="float" office:value="-0.00275611832149997" calcext:value-type="float">
            <text:p>0,0</text:p>
          </table:table-cell>
          <table:table-cell table:style-name="ce12" table:formula="of:=['AMS variante prix'.I71]-[AMS.I71]" office:value-type="float" office:value="-0.1906203179507" calcext:value-type="float">
            <text:p>-0,2</text:p>
          </table:table-cell>
          <table:table-cell table:style-name="ce12" table:formula="of:=['AMS variante prix'.J71]-[AMS.J71]" office:value-type="float" office:value="-1.4798714954456" calcext:value-type="float">
            <text:p>-1,5</text:p>
          </table:table-cell>
          <table:table-cell table:style-name="ce12" table:formula="of:=['AMS variante prix'.K71]-[AMS.K71]" office:value-type="float" office:value="2.11407098900899" calcext:value-type="float">
            <text:p>2,1</text:p>
          </table:table-cell>
          <table:table-cell table:style-name="ce12" table:formula="of:=['AMS variante prix'.L71]-[AMS.L71]" office:value-type="float" office:value="0.634199493562988" calcext:value-type="float">
            <text:p>0,6</text:p>
          </table:table-cell>
        </table:table-row>
        <table:table-row table:style-name="ro6">
          <table:table-cell table:style-name="ce3" office:value-type="string" calcext:value-type="string">
            <text:p>Autres (hors CEREN)</text:p>
          </table:table-cell>
          <table:table-cell table:style-name="ce12" table:formula="of:=['AMS variante prix'.B72]-[AMS.B72]" office:value-type="float" office:value="0" calcext:value-type="float">
            <text:p>0,0</text:p>
          </table:table-cell>
          <table:table-cell table:style-name="ce12" table:formula="of:=['AMS variante prix'.C72]-[AMS.C72]" office:value-type="float" office:value="0" calcext:value-type="float">
            <text:p>0,0</text:p>
          </table:table-cell>
          <table:table-cell table:style-name="ce12" table:formula="of:=['AMS variante prix'.D72]-[AMS.D72]" office:value-type="float" office:value="0" calcext:value-type="float">
            <text:p>0,0</text:p>
          </table:table-cell>
          <table:table-cell table:style-name="ce12" table:formula="of:=['AMS variante prix'.E72]-[AMS.E72]" office:value-type="float" office:value="0" calcext:value-type="float">
            <text:p>0,0</text:p>
          </table:table-cell>
          <table:table-cell table:style-name="ce12" table:formula="of:=['AMS variante prix'.F72]-[AMS.F72]" office:value-type="float" office:value="0" calcext:value-type="float">
            <text:p>0,0</text:p>
          </table:table-cell>
          <table:table-cell table:style-name="ce12" table:formula="of:=['AMS variante prix'.G72]-[AMS.G72]" office:value-type="float" office:value="0" calcext:value-type="float">
            <text:p>0,0</text:p>
          </table:table-cell>
          <table:table-cell table:style-name="ce12" table:formula="of:=['AMS variante prix'.H72]-[AMS.H72]" office:value-type="float" office:value="0" calcext:value-type="float">
            <text:p>0,0</text:p>
          </table:table-cell>
          <table:table-cell table:style-name="ce12" table:formula="of:=['AMS variante prix'.I72]-[AMS.I72]" office:value-type="float" office:value="0" calcext:value-type="float">
            <text:p>0,0</text:p>
          </table:table-cell>
          <table:table-cell table:style-name="ce12" table:formula="of:=['AMS variante prix'.J72]-[AMS.J72]" office:value-type="float" office:value="0" calcext:value-type="float">
            <text:p>0,0</text:p>
          </table:table-cell>
          <table:table-cell table:style-name="ce12" table:formula="of:=['AMS variante prix'.K72]-[AMS.K72]" office:value-type="float" office:value="0" calcext:value-type="float">
            <text:p>0,0</text:p>
          </table:table-cell>
          <table:table-cell table:style-name="ce12" table:formula="of:=['AMS variante prix'.L72]-[AMS.L72]" office:value-type="float" office:value="0" calcext:value-type="float">
            <text:p>0,0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style-name="ce12" table:formula="of:=['AMS variante prix'.B73]-[AMS.B73]" office:value-type="float" office:value="-1.373153566339" calcext:value-type="float">
            <text:p>-1,4</text:p>
          </table:table-cell>
          <table:table-cell table:style-name="ce12" table:formula="of:=['AMS variante prix'.C73]-[AMS.C73]" office:value-type="float" office:value="-0.975988085431201" calcext:value-type="float">
            <text:p>-1,0</text:p>
          </table:table-cell>
          <table:table-cell table:style-name="ce12" table:formula="of:=['AMS variante prix'.D73]-[AMS.D73]" office:value-type="float" office:value="-1.1027559386894" calcext:value-type="float">
            <text:p>-1,1</text:p>
          </table:table-cell>
          <table:table-cell table:style-name="ce12" table:formula="of:=['AMS variante prix'.E73]-[AMS.E73]" office:value-type="float" office:value="0" calcext:value-type="float">
            <text:p>0,0</text:p>
          </table:table-cell>
          <table:table-cell table:style-name="ce12" table:formula="of:=['AMS variante prix'.F73]-[AMS.F73]" office:value-type="float" office:value="-0.7483258727356" calcext:value-type="float">
            <text:p>-0,7</text:p>
          </table:table-cell>
          <table:table-cell table:style-name="ce12" table:formula="of:=['AMS variante prix'.G73]-[AMS.G73]" office:value-type="float" office:value="6.5076708884761" calcext:value-type="float">
            <text:p>6,5</text:p>
          </table:table-cell>
          <table:table-cell table:style-name="ce12" table:formula="of:=['AMS variante prix'.H73]-[AMS.H73]" office:value-type="float" office:value="-0.00275611832149997" calcext:value-type="float">
            <text:p>0,0</text:p>
          </table:table-cell>
          <table:table-cell table:style-name="ce12" table:formula="of:=['AMS variante prix'.I73]-[AMS.I73]" office:value-type="float" office:value="-0.1906203179507" calcext:value-type="float">
            <text:p>-0,2</text:p>
          </table:table-cell>
          <table:table-cell table:style-name="ce12" table:formula="of:=['AMS variante prix'.J73]-[AMS.J73]" office:value-type="float" office:value="-1.4798714954456" calcext:value-type="float">
            <text:p>-1,5</text:p>
          </table:table-cell>
          <table:table-cell table:style-name="ce12" table:formula="of:=['AMS variante prix'.K73]-[AMS.K73]" office:value-type="float" office:value="2.11407098900798" calcext:value-type="float">
            <text:p>2,1</text:p>
          </table:table-cell>
          <table:table-cell table:style-name="ce12" table:formula="of:=['AMS variante prix'.L73]-[AMS.L73]" office:value-type="float" office:value="0.634199493561994" calcext:value-type="float">
            <text:p>0,6</text:p>
          </table:table-cell>
        </table:table-row>
        <table:table-row table:style-name="ro6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6">
          <table:table-cell table:style-name="ce4" office:value-type="string" calcext:value-type="string">
            <text:p>Mix approx</text:p>
          </table:table-cell>
          <table:table-cell table:style-name="ce15" table:number-columns-repeated="11"/>
        </table:table-row>
        <table:table-row table:style-name="ro4" table:number-rows-repeated="1048500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AMS variante prix surfa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13" table:default-cell-style-name="ce2"/>
        <table:table-column table:style-name="co3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5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997" table:default-cell-style-name="ce2"/>
        <table:table-row table:style-name="ro4">
          <table:table-cell table:style-name="ce1" office:value-type="float" office:value="2015" calcext:value-type="float" table:number-columns-spanned="11" table:number-rows-spanned="1">
            <text:p>2015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12.5276807969802" calcext:value-type="float">
            <text:p>12,5</text:p>
          </table:table-cell>
          <table:table-cell table:style-name="ce12" office:value-type="float" office:value="5.200607996136" calcext:value-type="float">
            <text:p>5,2</text:p>
          </table:table-cell>
          <table:table-cell table:style-name="ce12" office:value-type="float" office:value="6.040484129163" calcext:value-type="float">
            <text:p>6,0</text:p>
          </table:table-cell>
          <table:table-cell table:style-name="ce12"/>
          <table:table-cell table:style-name="ce12" office:value-type="float" office:value="3.89458175648216" calcext:value-type="float">
            <text:p>3,9</text:p>
          </table:table-cell>
          <table:table-cell table:style-name="ce12" office:value-type="float" office:value="55.5660723700351" calcext:value-type="float">
            <text:p>55,6</text:p>
          </table:table-cell>
          <table:table-cell table:style-name="ce12" office:value-type="float" office:value="21.1133291339265" calcext:value-type="float">
            <text:p>21,1</text:p>
          </table:table-cell>
          <table:table-cell table:style-name="ce12" office:value-type="float" office:value="0.97364543912054" calcext:value-type="float">
            <text:p>1,0</text:p>
          </table:table-cell>
          <table:table-cell table:style-name="ce21" office:value-type="float" office:value="7.7034397383014" calcext:value-type="float">
            <text:p>7,7</text:p>
          </table:table-cell>
          <table:table-cell table:style-name="ce26" office:value-type="float" office:value="105.316401621844" calcext:value-type="float">
            <text:p>105,3</text:p>
          </table:table-cell>
          <table:table-cell table:style-name="ce26" office:value-type="float" office:value="113.019841360145" calcext:value-type="float">
            <text:p>113,0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6.90364347291375" calcext:value-type="float">
            <text:p>6,9</text:p>
          </table:table-cell>
          <table:table-cell table:style-name="ce12" office:value-type="float" office:value="1.07744724721775" calcext:value-type="float">
            <text:p>1,1</text:p>
          </table:table-cell>
          <table:table-cell table:style-name="ce14" office:value-type="float" office:value="1.2370070267138" calcext:value-type="float">
            <text:p>1,2</text:p>
          </table:table-cell>
          <table:table-cell table:style-name="ce21" office:value-type="float" office:value="1.03281422971495" calcext:value-type="float">
            <text:p>1,0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8.0419844516484" calcext:value-type="float">
            <text:p>8,0</text:p>
          </table:table-cell>
          <table:table-cell table:style-name="ce13" office:value-type="float" office:value="2.3841000509162" calcext:value-type="float">
            <text:p>2,4</text:p>
          </table:table-cell>
          <table:table-cell table:style-name="ce21" office:value-type="float" office:value="1.03281422971495" calcext:value-type="float">
            <text:p>1,0</text:p>
          </table:table-cell>
          <table:table-cell table:style-name="ce21" office:value-type="float" office:value="1.61617087082663" calcext:value-type="float">
            <text:p>1,6</text:p>
          </table:table-cell>
          <table:table-cell table:style-name="ce26" office:value-type="float" office:value="21.7098107088398" calcext:value-type="float">
            <text:p>21,7</text:p>
          </table:table-cell>
          <table:table-cell table:style-name="ce26" office:value-type="float" office:value="23.3259815796664" calcext:value-type="float">
            <text:p>23,3</text:p>
          </table:table-cell>
          <table:table-cell table:number-columns-repeated="2"/>
          <table:table-cell table:style-name="Default" table:number-columns-repeated="1010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8.9358471933345" calcext:value-type="float">
            <text:p>8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4.1110436072999" calcext:value-type="float">
            <text:p>4,1</text:p>
          </table:table-cell>
          <table:table-cell table:style-name="ce21" office:value-type="float" office:value="1.4519374615097" calcext:value-type="float">
            <text:p>1,5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14.4988282621441" calcext:value-type="float">
            <text:p>14,5</text:p>
          </table:table-cell>
          <table:table-cell table:number-columns-repeated="2"/>
          <table:table-cell table:style-name="Default" table:number-columns-repeated="1010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24.9404559925486" calcext:value-type="float">
            <text:p>24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7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24.9404559925486" calcext:value-type="float">
            <text:p>24,9</text:p>
          </table:table-cell>
          <table:table-cell/>
          <table:table-cell table:style-name="Default" table:number-columns-repeated="1011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3.8727659861905" calcext:value-type="float">
            <text:p>43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7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43.8727659861905" calcext:value-type="float">
            <text:p>43,9</text:p>
          </table:table-cell>
          <table:table-cell/>
          <table:table-cell table:style-name="Default" table:number-columns-repeated="1011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5.9124406970123" calcext:value-type="float">
            <text:p>5,9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1.9437592826177" calcext:value-type="float">
            <text:p>11,9</text:p>
          </table:table-cell>
          <table:table-cell table:style-name="ce26" office:value-type="float" office:value="5.9124406970123" calcext:value-type="float">
            <text:p>5,9</text:p>
          </table:table-cell>
          <table:table-cell table:style-name="ce26" office:value-type="float" office:value="17.85619997963" calcext:value-type="float">
            <text:p>17,9</text:p>
          </table:table-cell>
          <table:table-cell/>
          <table:table-cell table:style-name="Default" table:number-columns-repeated="1011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number-columns-repeated="2" table:style-name="ce13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1.2866889015725" calcext:value-type="float">
            <text:p>1,3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2.5572920251163" calcext:value-type="float">
            <text:p>2,6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3.8439809266888" calcext:value-type="float">
            <text:p>3,8</text:p>
          </table:table-cell>
          <table:table-cell table:number-columns-repeated="2"/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97.1803934419676" calcext:value-type="float">
            <text:p>97,2</text:p>
          </table:table-cell>
          <table:table-cell table:style-name="ce13" office:value-type="float" office:value="12.1904959403661" calcext:value-type="float">
            <text:p>12,2</text:p>
          </table:table-cell>
          <table:table-cell table:style-name="ce13" office:value-type="float" office:value="7.2774911558768" calcext:value-type="float">
            <text:p>7,3</text:p>
          </table:table-cell>
          <table:table-cell table:style-name="ce13" office:value-type="float" office:value="2.31950313128745" calcext:value-type="float">
            <text:p>2,3</text:p>
          </table:table-cell>
          <table:table-cell table:style-name="ce13" office:value-type="float" office:value="3.89458175648216" calcext:value-type="float">
            <text:p>3,9</text:p>
          </table:table-cell>
          <table:table-cell table:style-name="ce13" office:value-type="float" office:value="70.2763924540997" calcext:value-type="float">
            <text:p>70,3</text:p>
          </table:table-cell>
          <table:table-cell table:style-name="ce13" office:value-type="float" office:value="24.9493666463524" calcext:value-type="float">
            <text:p>24,9</text:p>
          </table:table-cell>
          <table:table-cell table:style-name="ce13" office:value-type="float" office:value="2.00645966883549" calcext:value-type="float">
            <text:p>2,0</text:p>
          </table:table-cell>
          <table:table-cell table:style-name="ce13" office:value-type="float" office:value="21.2633698917458" calcext:value-type="float">
            <text:p>21,3</text:p>
          </table:table-cell>
          <table:table-cell table:style-name="ce26" office:value-type="float" office:value="220.094684195268" calcext:value-type="float">
            <text:p>220,1</text:p>
          </table:table-cell>
          <table:table-cell table:style-name="ce26" office:value-type="float" office:value="241.358054087013" calcext:value-type="float">
            <text:p>241,4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27.6799518849621" calcext:value-type="float">
            <text:p>27,7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7" table:style-name="ce14" office:value-type="float" office:value="0" calcext:value-type="float">
            <text:p>0,0</text:p>
          </table:table-cell>
          <table:table-cell table:number-columns-repeated="2" table:style-name="ce26" office:value-type="float" office:value="27.6799518849621" calcext:value-type="float">
            <text:p>27,7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24.86034532693" calcext:value-type="float">
            <text:p>124,9</text:p>
          </table:table-cell>
          <table:table-cell table:style-name="ce14" office:value-type="float" office:value="12.1904959403661" calcext:value-type="float">
            <text:p>12,2</text:p>
          </table:table-cell>
          <table:table-cell table:style-name="ce14" office:value-type="float" office:value="7.2774911558768" calcext:value-type="float">
            <text:p>7,3</text:p>
          </table:table-cell>
          <table:table-cell table:style-name="ce14" office:value-type="float" office:value="2.31950313128745" calcext:value-type="float">
            <text:p>2,3</text:p>
          </table:table-cell>
          <table:table-cell table:style-name="ce14" office:value-type="float" office:value="3.89458175648216" calcext:value-type="float">
            <text:p>3,9</text:p>
          </table:table-cell>
          <table:table-cell table:style-name="ce14" office:value-type="float" office:value="70.2763924540997" calcext:value-type="float">
            <text:p>70,3</text:p>
          </table:table-cell>
          <table:table-cell table:style-name="ce14" office:value-type="float" office:value="24.9493666463524" calcext:value-type="float">
            <text:p>24,9</text:p>
          </table:table-cell>
          <table:table-cell table:style-name="ce14" office:value-type="float" office:value="2.00645966883549" calcext:value-type="float">
            <text:p>2,0</text:p>
          </table:table-cell>
          <table:table-cell table:style-name="ce14" office:value-type="float" office:value="21.2633698917458" calcext:value-type="float">
            <text:p>21,3</text:p>
          </table:table-cell>
          <table:table-cell table:style-name="ce26" office:value-type="float" office:value="247.77463608023" calcext:value-type="float">
            <text:p>247,8</text:p>
          </table:table-cell>
          <table:table-cell table:style-name="ce26" office:value-type="float" office:value="269.038005971976" calcext:value-type="float">
            <text:p>269,0</text:p>
          </table:table-cell>
          <table:table-cell table:style-name="ce31"/>
          <table:table-cell table:style-name="Default" table:number-columns-repeated="1011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1">
          <table:table-cell table:style-name="Default"/>
          <table:table-cell table:style-name="ce16"/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float" office:value="2020" calcext:value-type="float" table:number-columns-spanned="11" table:number-rows-spanned="1">
            <text:p>2020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10.2224832423285" calcext:value-type="float">
            <text:p>10,2</text:p>
          </table:table-cell>
          <table:table-cell table:style-name="ce12" office:value-type="float" office:value="5.4500461140674" calcext:value-type="float">
            <text:p>5,5</text:p>
          </table:table-cell>
          <table:table-cell table:style-name="ce12" office:value-type="float" office:value="4.7407325241745" calcext:value-type="float">
            <text:p>4,7</text:p>
          </table:table-cell>
          <table:table-cell table:style-name="ce12"/>
          <table:table-cell table:style-name="ce12" office:value-type="float" office:value="4.53489615196752" calcext:value-type="float">
            <text:p>4,5</text:p>
          </table:table-cell>
          <table:table-cell table:style-name="ce12" office:value-type="float" office:value="52.1468568083262" calcext:value-type="float">
            <text:p>52,1</text:p>
          </table:table-cell>
          <table:table-cell table:style-name="ce12" office:value-type="float" office:value="14.4580272034283" calcext:value-type="float">
            <text:p>14,5</text:p>
          </table:table-cell>
          <table:table-cell table:style-name="ce21" office:value-type="float" office:value="1.13372403799188" calcext:value-type="float">
            <text:p>1,1</text:p>
          </table:table-cell>
          <table:table-cell table:style-name="ce21" office:value-type="float" office:value="8.2017682857678" calcext:value-type="float">
            <text:p>8,2</text:p>
          </table:table-cell>
          <table:table-cell table:style-name="ce26" office:value-type="float" office:value="92.6867660822843" calcext:value-type="float">
            <text:p>92,7</text:p>
          </table:table-cell>
          <table:table-cell table:style-name="ce26" office:value-type="float" office:value="100.888534368052" calcext:value-type="float">
            <text:p>100,9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6.77558484526458" calcext:value-type="float">
            <text:p>6,8</text:p>
          </table:table-cell>
          <table:table-cell table:style-name="ce12" office:value-type="float" office:value="2.13965837218882" calcext:value-type="float">
            <text:p>2,1</text:p>
          </table:table-cell>
          <table:table-cell table:style-name="ce14" office:value-type="float" office:value="1.2337164272379" calcext:value-type="float">
            <text:p>1,2</text:p>
          </table:table-cell>
          <table:table-cell table:style-name="ce21" office:value-type="float" office:value="0.90066339717192" calcext:value-type="float">
            <text:p>0,9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6.2213177750672" calcext:value-type="float">
            <text:p>6,2</text:p>
          </table:table-cell>
          <table:table-cell table:style-name="ce13" office:value-type="float" office:value="1.2107576660809" calcext:value-type="float">
            <text:p>1,2</text:p>
          </table:table-cell>
          <table:table-cell table:style-name="ce21" office:value-type="float" office:value="2.10154792673448" calcext:value-type="float">
            <text:p>2,1</text:p>
          </table:table-cell>
          <table:table-cell table:style-name="ce21" office:value-type="float" office:value="3.20948755828322" calcext:value-type="float">
            <text:p>3,2</text:p>
          </table:table-cell>
          <table:table-cell table:style-name="ce26" office:value-type="float" office:value="20.5832464097458" calcext:value-type="float">
            <text:p>20,6</text:p>
          </table:table-cell>
          <table:table-cell table:style-name="ce26" office:value-type="float" office:value="23.792733968029" calcext:value-type="float">
            <text:p>23,8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10.5272389065718" calcext:value-type="float">
            <text:p>10,5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3.6096072007737" calcext:value-type="float">
            <text:p>3,6</text:p>
          </table:table-cell>
          <table:table-cell table:style-name="ce21" office:value-type="float" office:value="1.1084109634539" calcext:value-type="float">
            <text:p>1,1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5.2452570707994" calcext:value-type="float">
            <text:p>15,2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23.395229522244" calcext:value-type="float">
            <text:p>23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23.395229522244" calcext:value-type="float">
            <text:p>23,4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6.7134336240888" calcext:value-type="float">
            <text:p>46,7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46.7134336240888" calcext:value-type="float">
            <text:p>46,7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1480940452169" calcext:value-type="float">
            <text:p>6,1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5.2158498249251" calcext:value-type="float">
            <text:p>15,2</text:p>
          </table:table-cell>
          <table:table-cell table:style-name="ce26" office:value-type="float" office:value="6.1480940452169" calcext:value-type="float">
            <text:p>6,1</text:p>
          </table:table-cell>
          <table:table-cell table:style-name="ce26" office:value-type="float" office:value="21.363943870142" calcext:value-type="float">
            <text:p>21,4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2250336068878" calcext:value-type="float">
            <text:p>0,2</text:p>
          </table:table-cell>
          <table:table-cell table:style-name="ce13" office:value-type="float" office:value="0" calcext:value-type="float">
            <text:p>0,0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0.9001344275512" calcext:value-type="float">
            <text:p>0,9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2.2363985990351" calcext:value-type="float">
            <text:p>2,2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3.3615666334741" calcext:value-type="float">
            <text:p>3,4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97.8590037473855" calcext:value-type="float">
            <text:p>97,9</text:p>
          </table:table-cell>
          <table:table-cell table:style-name="ce13" office:value-type="float" office:value="13.7377985314731" calcext:value-type="float">
            <text:p>13,7</text:p>
          </table:table-cell>
          <table:table-cell table:style-name="ce13" office:value-type="float" office:value="5.9744489514124" calcext:value-type="float">
            <text:p>6,0</text:p>
          </table:table-cell>
          <table:table-cell table:style-name="ce13" office:value-type="float" office:value="1.80079782472312" calcext:value-type="float">
            <text:p>1,8</text:p>
          </table:table-cell>
          <table:table-cell table:style-name="ce13" office:value-type="float" office:value="4.53489615196752" calcext:value-type="float">
            <text:p>4,5</text:p>
          </table:table-cell>
          <table:table-cell table:style-name="ce13" office:value-type="float" office:value="64.2141803832022" calcext:value-type="float">
            <text:p>64,2</text:p>
          </table:table-cell>
          <table:table-cell table:style-name="ce13" office:value-type="float" office:value="16.7771958329631" calcext:value-type="float">
            <text:p>16,8</text:p>
          </table:table-cell>
          <table:table-cell table:style-name="ce13" office:value-type="float" office:value="3.23527196472636" calcext:value-type="float">
            <text:p>3,2</text:p>
          </table:table-cell>
          <table:table-cell table:style-name="ce13" office:value-type="float" office:value="26.6271056689761" calcext:value-type="float">
            <text:p>26,6</text:p>
          </table:table-cell>
          <table:table-cell table:style-name="ce26" office:value-type="float" office:value="208.133593387853" calcext:value-type="float">
            <text:p>208,1</text:p>
          </table:table-cell>
          <table:table-cell table:style-name="ce26" office:value-type="float" office:value="234.760699056829" calcext:value-type="float">
            <text:p>234,8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34.388452213464" calcext:value-type="float">
            <text:p>34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34.388452213464" calcext:value-type="float">
            <text:p>34,4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32.24745596085" calcext:value-type="float">
            <text:p>132,2</text:p>
          </table:table-cell>
          <table:table-cell table:style-name="ce14" office:value-type="float" office:value="13.7377985314731" calcext:value-type="float">
            <text:p>13,7</text:p>
          </table:table-cell>
          <table:table-cell table:style-name="ce14" office:value-type="float" office:value="5.9744489514124" calcext:value-type="float">
            <text:p>6,0</text:p>
          </table:table-cell>
          <table:table-cell table:style-name="ce14" office:value-type="float" office:value="1.80079782472312" calcext:value-type="float">
            <text:p>1,8</text:p>
          </table:table-cell>
          <table:table-cell table:style-name="ce14" office:value-type="float" office:value="4.53489615196752" calcext:value-type="float">
            <text:p>4,5</text:p>
          </table:table-cell>
          <table:table-cell table:style-name="ce14" office:value-type="float" office:value="64.2141803832022" calcext:value-type="float">
            <text:p>64,2</text:p>
          </table:table-cell>
          <table:table-cell table:style-name="ce14" office:value-type="float" office:value="16.7771958329631" calcext:value-type="float">
            <text:p>16,8</text:p>
          </table:table-cell>
          <table:table-cell table:style-name="ce14" office:value-type="float" office:value="3.23527196472636" calcext:value-type="float">
            <text:p>3,2</text:p>
          </table:table-cell>
          <table:table-cell table:style-name="ce14" office:value-type="float" office:value="26.6271056689761" calcext:value-type="float">
            <text:p>26,6</text:p>
          </table:table-cell>
          <table:table-cell table:style-name="ce26" office:value-type="float" office:value="242.522045601317" calcext:value-type="float">
            <text:p>242,5</text:p>
          </table:table-cell>
          <table:table-cell table:style-name="ce26" office:value-type="float" office:value="269.149151270293" calcext:value-type="float">
            <text:p>269,1</text:p>
          </table:table-cell>
          <table:table-cell table:style-name="ce31"/>
          <table:table-cell table:style-name="Default" table:number-columns-repeated="1011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float" office:value="2025" calcext:value-type="float" table:number-columns-spanned="11" table:number-rows-spanned="1">
            <text:p>2025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8.5229193902961" calcext:value-type="float">
            <text:p>8,5</text:p>
          </table:table-cell>
          <table:table-cell table:style-name="ce12" office:value-type="float" office:value="6.0076271077565" calcext:value-type="float">
            <text:p>6,0</text:p>
          </table:table-cell>
          <table:table-cell table:style-name="ce12" office:value-type="float" office:value="3.8689210610362" calcext:value-type="float">
            <text:p>3,9</text:p>
          </table:table-cell>
          <table:table-cell table:style-name="ce12"/>
          <table:table-cell table:style-name="ce12" office:value-type="float" office:value="5.1751237209276" calcext:value-type="float">
            <text:p>5,2</text:p>
          </table:table-cell>
          <table:table-cell table:style-name="ce12" office:value-type="float" office:value="47.1681995408296" calcext:value-type="float">
            <text:p>47,2</text:p>
          </table:table-cell>
          <table:table-cell table:style-name="ce12" office:value-type="float" office:value="9.0229340079731" calcext:value-type="float">
            <text:p>9,0</text:p>
          </table:table-cell>
          <table:table-cell table:style-name="ce21" office:value-type="float" office:value="1.2937809302319" calcext:value-type="float">
            <text:p>1,3</text:p>
          </table:table-cell>
          <table:table-cell table:style-name="ce21" office:value-type="float" office:value="9.1748066070365" calcext:value-type="float">
            <text:p>9,2</text:p>
          </table:table-cell>
          <table:table-cell table:style-name="ce29" office:value-type="float" office:value="81.059505759051" calcext:value-type="float">
            <text:p>81,06</text:p>
          </table:table-cell>
          <table:table-cell table:style-name="ce26" office:value-type="float" office:value="90.2343123660875" calcext:value-type="float">
            <text:p>90,2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5.28162003899208" calcext:value-type="float">
            <text:p>5,3</text:p>
          </table:table-cell>
          <table:table-cell table:style-name="ce12" office:value-type="float" office:value="3.52108002599472" calcext:value-type="float">
            <text:p>3,5</text:p>
          </table:table-cell>
          <table:table-cell table:style-name="ce14" office:value-type="float" office:value="1.2070925512133" calcext:value-type="float">
            <text:p>1,2</text:p>
          </table:table-cell>
          <table:table-cell table:style-name="ce21" office:value-type="float" office:value="0.73794577479422" calcext:value-type="float">
            <text:p>0,7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4.631576731691" calcext:value-type="float">
            <text:p>4,6</text:p>
          </table:table-cell>
          <table:table-cell table:style-name="ce13" office:value-type="float" office:value="0.3086278939448" calcext:value-type="float">
            <text:p>0,3</text:p>
          </table:table-cell>
          <table:table-cell table:style-name="ce21" office:value-type="float" office:value="2.95178309917688" calcext:value-type="float">
            <text:p>3,0</text:p>
          </table:table-cell>
          <table:table-cell table:style-name="ce21" office:value-type="float" office:value="5.28162003899208" calcext:value-type="float">
            <text:p>5,3</text:p>
          </table:table-cell>
          <table:table-cell table:style-name="ce26" office:value-type="float" office:value="18.639726115807" calcext:value-type="float">
            <text:p>18,6</text:p>
          </table:table-cell>
          <table:table-cell table:style-name="ce26" office:value-type="float" office:value="23.9213461547991" calcext:value-type="float">
            <text:p>23,9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11.3843389723335" calcext:value-type="float">
            <text:p>11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3.0811019891263" calcext:value-type="float">
            <text:p>3,1</text:p>
          </table:table-cell>
          <table:table-cell table:style-name="ce21" office:value-type="float" office:value="0.8399473529027" calcext:value-type="float">
            <text:p>0,8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5.3053883143625" calcext:value-type="float">
            <text:p>15,3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19.5051749699924" calcext:value-type="float">
            <text:p>19,5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9.5051749699924" calcext:value-type="float">
            <text:p>19,5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6.8803528489996" calcext:value-type="float">
            <text:p>46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46.8803528489996" calcext:value-type="float">
            <text:p>46,9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0376162870997" calcext:value-type="float">
            <text:p>6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4.9424296455748" calcext:value-type="float">
            <text:p>14,9</text:p>
          </table:table-cell>
          <table:table-cell table:style-name="ce26" office:value-type="float" office:value="6.0376162870997" calcext:value-type="float">
            <text:p>6,0</text:p>
          </table:table-cell>
          <table:table-cell table:style-name="ce26" office:value-type="float" office:value="20.9800459326745" calcext:value-type="float">
            <text:p>21,0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58376989130022" calcext:value-type="float">
            <text:p>0,6</text:p>
          </table:table-cell>
          <table:table-cell table:style-name="ce12"/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0.38917992753348" calcext:value-type="float">
            <text:p>0,4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1.9398724952566" calcext:value-type="float">
            <text:p>1,9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2.9128223140903" calcext:value-type="float">
            <text:p>2,9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92.1581761119139" calcext:value-type="float">
            <text:p>92,2</text:p>
          </table:table-cell>
          <table:table-cell table:style-name="ce13" office:value-type="float" office:value="15.5663234208509" calcext:value-type="float">
            <text:p>15,6</text:p>
          </table:table-cell>
          <table:table-cell table:style-name="ce13" office:value-type="float" office:value="5.0760136122495" calcext:value-type="float">
            <text:p>5,1</text:p>
          </table:table-cell>
          <table:table-cell table:style-name="ce13" office:value-type="float" office:value="1.1271257023277" calcext:value-type="float">
            <text:p>1,1</text:p>
          </table:table-cell>
          <table:table-cell table:style-name="ce13" office:value-type="float" office:value="5.1751237209276" calcext:value-type="float">
            <text:p>5,2</text:p>
          </table:table-cell>
          <table:table-cell table:style-name="ce13" office:value-type="float" office:value="56.8207507569035" calcext:value-type="float">
            <text:p>56,8</text:p>
          </table:table-cell>
          <table:table-cell table:style-name="ce13" office:value-type="float" office:value="10.1715092548206" calcext:value-type="float">
            <text:p>10,2</text:p>
          </table:table-cell>
          <table:table-cell table:style-name="ce13" office:value-type="float" office:value="4.24556402940878" calcext:value-type="float">
            <text:p>4,2</text:p>
          </table:table-cell>
          <table:table-cell table:style-name="ce13" office:value-type="float" office:value="29.3988562916034" calcext:value-type="float">
            <text:p>29,4</text:p>
          </table:table-cell>
          <table:table-cell table:style-name="ce26" office:value-type="float" office:value="190.340586609402" calcext:value-type="float">
            <text:p>190,3</text:p>
          </table:table-cell>
          <table:table-cell table:style-name="ce26" office:value-type="float" office:value="219.739442901006" calcext:value-type="float">
            <text:p>219,7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39.8656411063733" calcext:value-type="float">
            <text:p>39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39.8656411063733" calcext:value-type="float">
            <text:p>39,9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32.023817218287" calcext:value-type="float">
            <text:p>132,0</text:p>
          </table:table-cell>
          <table:table-cell table:style-name="ce14" office:value-type="float" office:value="15.5663234208509" calcext:value-type="float">
            <text:p>15,6</text:p>
          </table:table-cell>
          <table:table-cell table:style-name="ce14" office:value-type="float" office:value="5.0760136122495" calcext:value-type="float">
            <text:p>5,1</text:p>
          </table:table-cell>
          <table:table-cell table:style-name="ce14" office:value-type="float" office:value="1.1271257023277" calcext:value-type="float">
            <text:p>1,1</text:p>
          </table:table-cell>
          <table:table-cell table:style-name="ce14" office:value-type="float" office:value="5.1751237209276" calcext:value-type="float">
            <text:p>5,2</text:p>
          </table:table-cell>
          <table:table-cell table:style-name="ce14" office:value-type="float" office:value="56.8207507569035" calcext:value-type="float">
            <text:p>56,8</text:p>
          </table:table-cell>
          <table:table-cell table:style-name="ce14" office:value-type="float" office:value="10.1715092548206" calcext:value-type="float">
            <text:p>10,2</text:p>
          </table:table-cell>
          <table:table-cell table:style-name="ce14" office:value-type="float" office:value="4.24556402940878" calcext:value-type="float">
            <text:p>4,2</text:p>
          </table:table-cell>
          <table:table-cell table:style-name="ce14" office:value-type="float" office:value="29.3988562916034" calcext:value-type="float">
            <text:p>29,4</text:p>
          </table:table-cell>
          <table:table-cell table:style-name="ce26" office:value-type="float" office:value="230.206227715776" calcext:value-type="float">
            <text:p>230,2</text:p>
          </table:table-cell>
          <table:table-cell table:style-name="ce26" office:value-type="float" office:value="259.605084007379" calcext:value-type="float">
            <text:p>259,6</text:p>
          </table:table-cell>
          <table:table-cell table:style-name="ce31"/>
          <table:table-cell table:style-name="Default" table:number-columns-repeated="1011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3">
          <table:table-cell table:style-name="ce4"/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1">
          <table:table-cell table:style-name="ce1" office:value-type="float" office:value="2030" calcext:value-type="float" table:number-columns-spanned="11" table:number-rows-spanned="1">
            <text:p>2030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7.0212197830387" calcext:value-type="float">
            <text:p>7,0</text:p>
          </table:table-cell>
          <table:table-cell table:style-name="ce12" office:value-type="float" office:value="6.9445373888028" calcext:value-type="float">
            <text:p>6,9</text:p>
          </table:table-cell>
          <table:table-cell table:style-name="ce12" office:value-type="float" office:value="3.5078349070711" calcext:value-type="float">
            <text:p>3,5</text:p>
          </table:table-cell>
          <table:table-cell table:style-name="ce12"/>
          <table:table-cell table:style-name="ce12" office:value-type="float" office:value="5.9334998043388" calcext:value-type="float">
            <text:p>5,9</text:p>
          </table:table-cell>
          <table:table-cell table:style-name="ce12" office:value-type="float" office:value="40.5781546966944" calcext:value-type="float">
            <text:p>40,6</text:p>
          </table:table-cell>
          <table:table-cell table:style-name="ce12" office:value-type="float" office:value="4.010225200918" calcext:value-type="float">
            <text:p>4,0</text:p>
          </table:table-cell>
          <table:table-cell table:style-name="ce21" office:value-type="float" office:value="1.4833749510847" calcext:value-type="float">
            <text:p>1,5</text:p>
          </table:table-cell>
          <table:table-cell table:style-name="ce21" office:value-type="float" office:value="10.7181019346221" calcext:value-type="float">
            <text:p>10,7</text:p>
          </table:table-cell>
          <table:table-cell table:style-name="ce30" office:value-type="float" office:value="69.4788467319485" calcext:value-type="float">
            <text:p>69,479</text:p>
          </table:table-cell>
          <table:table-cell table:style-name="ce26" office:value-type="float" office:value="80.1969486665706" calcext:value-type="float">
            <text:p>80,2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4.18772873782915" calcext:value-type="float">
            <text:p>4,2</text:p>
          </table:table-cell>
          <table:table-cell table:style-name="ce12" office:value-type="float" office:value="4.18772873782915" calcext:value-type="float">
            <text:p>4,2</text:p>
          </table:table-cell>
          <table:table-cell table:style-name="ce14" office:value-type="float" office:value="0.9261887722007" calcext:value-type="float">
            <text:p>0,9</text:p>
          </table:table-cell>
          <table:table-cell table:style-name="ce21" office:value-type="float" office:value="0" calcext:value-type="float">
            <text:p>0,0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3.7707178629156" calcext:value-type="float">
            <text:p>3,8</text:p>
          </table:table-cell>
          <table:table-cell table:style-name="ce13" office:value-type="float" office:value="0.1955344879613" calcext:value-type="float">
            <text:p>0,2</text:p>
          </table:table-cell>
          <table:table-cell table:style-name="ce21" office:value-type="float" office:value="3.7804044012335" calcext:value-type="float">
            <text:p>3,8</text:p>
          </table:table-cell>
          <table:table-cell table:style-name="ce21" office:value-type="float" office:value="6.28159310674372" calcext:value-type="float">
            <text:p>6,3</text:p>
          </table:table-cell>
          <table:table-cell table:style-name="ce30" office:value-type="float" office:value="17.0483029999694" calcext:value-type="float">
            <text:p>17,048</text:p>
          </table:table-cell>
          <table:table-cell table:style-name="ce26" office:value-type="float" office:value="23.3298961067131" calcext:value-type="float">
            <text:p>23,3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12.1006456409931" calcext:value-type="float">
            <text:p>12,1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2.6365016994234" calcext:value-type="float">
            <text:p>2,6</text:p>
          </table:table-cell>
          <table:table-cell table:style-name="ce21" office:value-type="float" office:value="0.6397590357865" calcext:value-type="float">
            <text:p>0,6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15.376906376203" calcext:value-type="float">
            <text:p>15,377</text:p>
          </table:table-cell>
          <table:table-cell table:style-name="ce26" office:value-type="float" office:value="15.376906376203" calcext:value-type="float">
            <text:p>15,4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15.5578449739621" calcext:value-type="float">
            <text:p>15,6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15.5578449739621" calcext:value-type="float">
            <text:p>15,558</text:p>
          </table:table-cell>
          <table:table-cell table:style-name="ce26" office:value-type="float" office:value="15.5578449739621" calcext:value-type="float">
            <text:p>15,6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6.9355011537786" calcext:value-type="float">
            <text:p>46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46.9355011537786" calcext:value-type="float">
            <text:p>46,936</text:p>
          </table:table-cell>
          <table:table-cell table:style-name="ce26" office:value-type="float" office:value="46.9355011537786" calcext:value-type="float">
            <text:p>46,9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1643626108151" calcext:value-type="float">
            <text:p>6,2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19.0257554468471" calcext:value-type="float">
            <text:p>19,0</text:p>
          </table:table-cell>
          <table:table-cell table:style-name="ce30" office:value-type="float" office:value="6.1643626108151" calcext:value-type="float">
            <text:p>6,164</text:p>
          </table:table-cell>
          <table:table-cell table:style-name="ce26" office:value-type="float" office:value="25.1901180576622" calcext:value-type="float">
            <text:p>25,2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8439760495449" calcext:value-type="float">
            <text:p>0,8</text:p>
          </table:table-cell>
          <table:table-cell table:style-name="ce12"/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1.6887827236501" calcext:value-type="float">
            <text:p>1,7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2.532758773195" calcext:value-type="float">
            <text:p>2,533</text:p>
          </table:table-cell>
          <table:table-cell table:style-name="ce26" office:value-type="float" office:value="2.532758773195" calcext:value-type="float">
            <text:p>2,5</text:p>
          </table:table-cell>
          <table:table-cell table:style-name="Default"/>
          <table:table-cell/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86.6469163391466" calcext:value-type="float">
            <text:p>86,6</text:p>
          </table:table-cell>
          <table:table-cell table:style-name="ce13" office:value-type="float" office:value="17.2966287374471" calcext:value-type="float">
            <text:p>17,3</text:p>
          </table:table-cell>
          <table:table-cell table:style-name="ce13" office:value-type="float" office:value="4.4340236792718" calcext:value-type="float">
            <text:p>4,4</text:p>
          </table:table-cell>
          <table:table-cell table:style-name="ce13" office:value-type="float" office:value="0" calcext:value-type="float">
            <text:p>0,0</text:p>
          </table:table-cell>
          <table:table-cell table:style-name="ce13" office:value-type="float" office:value="5.9334998043388" calcext:value-type="float">
            <text:p>5,9</text:p>
          </table:table-cell>
          <table:table-cell table:style-name="ce13" office:value-type="float" office:value="48.6741569826835" calcext:value-type="float">
            <text:p>48,7</text:p>
          </table:table-cell>
          <table:table-cell table:style-name="ce13" office:value-type="float" office:value="4.8455187246658" calcext:value-type="float">
            <text:p>4,8</text:p>
          </table:table-cell>
          <table:table-cell table:style-name="ce13" office:value-type="float" office:value="5.2637793523182" calcext:value-type="float">
            <text:p>5,3</text:p>
          </table:table-cell>
          <table:table-cell table:style-name="ce13" office:value-type="float" office:value="36.0254504882129" calcext:value-type="float">
            <text:p>36,0</text:p>
          </table:table-cell>
          <table:table-cell table:style-name="ce30" office:value-type="float" office:value="173.094523619872" calcext:value-type="float">
            <text:p>173,095</text:p>
          </table:table-cell>
          <table:table-cell table:style-name="ce26" office:value-type="float" office:value="209.119974108085" calcext:value-type="float">
            <text:p>209,1</text:p>
          </table:table-cell>
          <table:table-cell table:style-name="Default" table:number-columns-repeated="1012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44.0148890528076" calcext:value-type="float">
            <text:p>44,0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style-name="ce30" office:value-type="float" office:value="44.0148890528076" calcext:value-type="float">
            <text:p>44,015</text:p>
          </table:table-cell>
          <table:table-cell table:style-name="ce26" office:value-type="float" office:value="44.0148890528076" calcext:value-type="float">
            <text:p>44,0</text:p>
          </table:table-cell>
          <table:table-cell table:style-name="Default" table:number-columns-repeated="1012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30.661805391954" calcext:value-type="float">
            <text:p>130,7</text:p>
          </table:table-cell>
          <table:table-cell table:style-name="ce14" office:value-type="float" office:value="17.2966287374471" calcext:value-type="float">
            <text:p>17,3</text:p>
          </table:table-cell>
          <table:table-cell table:style-name="ce14" office:value-type="float" office:value="4.4340236792718" calcext:value-type="float">
            <text:p>4,4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5.9334998043388" calcext:value-type="float">
            <text:p>5,9</text:p>
          </table:table-cell>
          <table:table-cell table:style-name="ce14" office:value-type="float" office:value="48.6741569826835" calcext:value-type="float">
            <text:p>48,7</text:p>
          </table:table-cell>
          <table:table-cell table:style-name="ce14" office:value-type="float" office:value="4.8455187246658" calcext:value-type="float">
            <text:p>4,8</text:p>
          </table:table-cell>
          <table:table-cell table:style-name="ce14" office:value-type="float" office:value="5.2637793523182" calcext:value-type="float">
            <text:p>5,3</text:p>
          </table:table-cell>
          <table:table-cell table:style-name="ce14" office:value-type="float" office:value="36.0254504882129" calcext:value-type="float">
            <text:p>36,0</text:p>
          </table:table-cell>
          <table:table-cell table:style-name="ce30" office:value-type="float" office:value="217.109412672679" calcext:value-type="float">
            <text:p>217,109</text:p>
          </table:table-cell>
          <table:table-cell table:style-name="ce26" office:value-type="float" office:value="253.134863160892" calcext:value-type="float">
            <text:p>253,1</text:p>
          </table:table-cell>
          <table:table-cell table:style-name="ce31"/>
          <table:table-cell table:style-name="Default" table:number-columns-repeated="1011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1012"/>
        </table:table-row>
        <table:table-row table:style-name="ro3">
          <table:table-cell table:style-name="ce4" office:value-type="string" calcext:value-type="string">
            <text:p>Mix chauffage</text:p>
          </table:table-cell>
          <table:table-cell table:style-name="ce15" office:value-type="percentage" office:value="0.0875497122992839" calcext:value-type="percentage">
            <text:p>9%</text:p>
          </table:table-cell>
          <table:table-cell table:style-name="ce15" office:value-type="percentage" office:value="0.0865935363410849" calcext:value-type="percentage">
            <text:p>9%</text:p>
          </table:table-cell>
          <table:table-cell table:style-name="ce15" office:value-type="percentage" office:value="0.0437402540295565" calcext:value-type="percentage">
            <text:p>4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739866030191262" calcext:value-type="percentage">
            <text:p>7%</text:p>
          </table:table-cell>
          <table:table-cell table:style-name="ce15" office:value-type="percentage" office:value="0.505981279479889" calcext:value-type="percentage">
            <text:p>51%</text:p>
          </table:table-cell>
          <table:table-cell table:style-name="ce15" office:value-type="percentage" office:value="0.0500047104982889" calcext:value-type="percentage">
            <text:p>5%</text:p>
          </table:table-cell>
          <table:table-cell table:style-name="ce15" office:value-type="percentage" office:value="0.0184966507547816" calcext:value-type="percentage">
            <text:p>2%</text:p>
          </table:table-cell>
          <table:table-cell table:style-name="ce15" office:value-type="percentage" office:value="0.133647253577989" calcext:value-type="percentage">
            <text:p>13%</text:p>
          </table:table-cell>
          <table:table-cell table:style-name="ce28" table:number-columns-repeated="2"/>
          <table:table-cell table:style-name="Default" table:number-columns-repeated="1012"/>
        </table:table-row>
        <table:table-row table:style-name="ro3">
          <table:table-cell table:style-name="ce4"/>
          <table:table-cell table:style-name="ce15" table:number-columns-repeated="9"/>
          <table:table-cell table:style-name="ce28" table:number-columns-repeated="2"/>
          <table:table-cell table:style-name="Default" table:number-columns-repeated="1012"/>
        </table:table-row>
        <table:table-row table:style-name="ro1">
          <table:table-cell table:style-name="ce1" office:value-type="float" office:value="2050" calcext:value-type="float" table:number-columns-spanned="11" table:number-rows-spanned="1">
            <text:p>2050</text:p>
          </table:table-cell>
          <table:covered-table-cell table:number-columns-repeated="10" table:style-name="ce1"/>
          <table:table-cell table:style-name="ce1"/>
          <table:table-cell table:style-name="Default" table:number-columns-repeated="1012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  <table:table-cell table:style-name="ce32" office:value-type="string" calcext:value-type="string">
            <text:p>Variation 2015/2050 Total hors chaleur</text:p>
          </table:table-cell>
          <table:table-cell table:style-name="ce32" office:value-type="string" calcext:value-type="string">
            <text:p>Variation 2015/2050 Total</text:p>
          </table:table-cell>
          <table:table-cell table:style-name="Default" table:number-columns-repeated="3"/>
          <table:table-cell table:number-columns-repeated="2"/>
          <table:table-cell table:style-name="ce11"/>
          <table:table-cell table:style-name="ce18"/>
          <table:table-cell table:style-name="ce20"/>
          <table:table-cell table:style-name="Default"/>
          <table:table-cell table:style-name="ce23"/>
          <table:table-cell table:style-name="ce20"/>
          <table:table-cell table:style-name="ce15"/>
          <table:table-cell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office:value-type="float" office:value="4.443049017841" calcext:value-type="float">
            <text:p>4,4</text:p>
          </table:table-cell>
          <table:table-cell table:style-name="ce12" office:value-type="float" office:value="8.8123842689048" calcext:value-type="float">
            <text:p>8,8</text:p>
          </table:table-cell>
          <table:table-cell table:style-name="ce12" office:value-type="float" office:value="11.2312891848926" calcext:value-type="float">
            <text:p>11,2</text:p>
          </table:table-cell>
          <table:table-cell table:style-name="ce12"/>
          <table:table-cell table:style-name="ce12" office:value-type="float" office:value="5.07984395093704" calcext:value-type="float">
            <text:p>5,1</text:p>
          </table:table-cell>
          <table:table-cell table:style-name="ce12" office:value-type="float" office:value="8.2856211382208" calcext:value-type="float">
            <text:p>8,3</text:p>
          </table:table-cell>
          <table:table-cell table:style-name="ce12" office:value-type="float" office:value="0.0075941641537" calcext:value-type="float">
            <text:p>0,0</text:p>
          </table:table-cell>
          <table:table-cell table:style-name="ce21" office:value-type="float" office:value="1.26996098773426" calcext:value-type="float">
            <text:p>1,3</text:p>
          </table:table-cell>
          <table:table-cell table:style-name="ce21" office:value-type="float" office:value="13.7335003102352" calcext:value-type="float">
            <text:p>13,7</text:p>
          </table:table-cell>
          <table:table-cell table:style-name="ce26" office:value-type="float" office:value="39.1297427126842" calcext:value-type="float">
            <text:p>39,1</text:p>
          </table:table-cell>
          <table:table-cell table:style-name="ce26" office:value-type="float" office:value="52.8632430229194" calcext:value-type="float">
            <text:p>52,9</text:p>
          </table:table-cell>
          <table:table-cell table:style-name="ce33" office:value-type="percentage" office:value="-0.628455377224279" calcext:value-type="percentage">
            <text:p>-63%</text:p>
          </table:table-cell>
          <table:table-cell table:style-name="ce33" office:value-type="percentage" office:value="-0.532265818225073" calcext:value-type="percentage">
            <text:p>-53%</text:p>
          </table:table-cell>
          <table:table-cell table:style-name="Default" table:number-columns-repeated="4"/>
          <table:table-cell/>
          <table:table-cell table:style-name="ce35" table:number-columns-repeated="5"/>
          <table:table-cell table:style-name="ce36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ECS</text:p>
          </table:table-cell>
          <table:table-cell table:style-name="ce13" office:value-type="float" office:value="0.123858692041833" calcext:value-type="float">
            <text:p>0,1</text:p>
          </table:table-cell>
          <table:table-cell table:style-name="ce12" office:value-type="float" office:value="4.18772873782915" calcext:value-type="float">
            <text:p>4,2</text:p>
          </table:table-cell>
          <table:table-cell table:style-name="ce14" office:value-type="float" office:value="0.9261887722007" calcext:value-type="float">
            <text:p>0,9</text:p>
          </table:table-cell>
          <table:table-cell table:style-name="ce21" office:value-type="float" office:value="0" calcext:value-type="float">
            <text:p>0,0</text:p>
          </table:table-cell>
          <table:table-cell table:style-name="ce22" office:value-type="float" office:value="0" calcext:value-type="float">
            <text:p>0,0</text:p>
          </table:table-cell>
          <table:table-cell table:style-name="ce13" office:value-type="float" office:value="1.9499986336269" calcext:value-type="float">
            <text:p>1,9</text:p>
          </table:table-cell>
          <table:table-cell table:style-name="ce13" office:value-type="float" office:value="0.0061569670812" calcext:value-type="float">
            <text:p>0,0</text:p>
          </table:table-cell>
          <table:table-cell table:style-name="ce21" office:value-type="float" office:value="3.3859107785816" calcext:value-type="float">
            <text:p>3,4</text:p>
          </table:table-cell>
          <table:table-cell table:style-name="ce21" office:value-type="float" office:value="6.28159310674372" calcext:value-type="float">
            <text:p>6,3</text:p>
          </table:table-cell>
          <table:table-cell table:style-name="ce26" office:value-type="float" office:value="10.5798425813614" calcext:value-type="float">
            <text:p>10,6</text:p>
          </table:table-cell>
          <table:table-cell table:style-name="ce26" office:value-type="float" office:value="16.8614356881051" calcext:value-type="float">
            <text:p>16,9</text:p>
          </table:table-cell>
          <table:table-cell table:style-name="ce33" office:value-type="percentage" office:value="-0.512669975650526" calcext:value-type="percentage">
            <text:p>-51%</text:p>
          </table:table-cell>
          <table:table-cell table:style-name="ce33" office:value-type="percentage" office:value="-0.277139286485442" calcext:value-type="percentage">
            <text:p>-28%</text:p>
          </table:table-cell>
          <table:table-cell office:value-type="string" calcext:value-type="string">
            <text:p>Autre : 100 % solaire</text:p>
          </table:table-cell>
          <table:table-cell table:style-name="Default" table:number-columns-repeated="3"/>
          <table:table-cell/>
          <table:table-cell table:style-name="ce35" table:number-columns-repeated="2"/>
          <table:table-cell table:style-name="ce36" table:number-columns-repeated="2"/>
          <table:table-cell table:style-name="ce35"/>
          <table:table-cell table:style-name="ce36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Cuisson</text:p>
          </table:table-cell>
          <table:table-cell table:style-name="ce13" office:value-type="float" office:value="12.9033466637911" calcext:value-type="float">
            <text:p>12,9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1.5818676865878" calcext:value-type="float">
            <text:p>1,6</text:p>
          </table:table-cell>
          <table:table-cell table:style-name="ce21" office:value-type="float" office:value="0.2890525702551" calcext:value-type="float">
            <text:p>0,3</text:p>
          </table:table-cell>
          <table:table-cell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4.774266920634" calcext:value-type="float">
            <text:p>14,8</text:p>
          </table:table-cell>
          <table:table-cell table:number-columns-repeated="2" table:style-name="ce33" office:value-type="percentage" office:value="0.0189973047138614" calcext:value-type="percentage">
            <text:p>2%</text:p>
          </table:table-cell>
          <table:table-cell office:value-type="string" calcext:value-type="string">
            <text:p>Autre : 100 % pétrole (GPL?)</text:p>
          </table:table-cell>
          <table:table-cell table:style-name="Default" table:number-columns-repeated="3"/>
          <table:table-cell/>
          <table:table-cell table:style-name="ce35" table:number-columns-repeated="2"/>
          <table:table-cell table:style-name="ce36" table:number-columns-repeated="4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3" office:value-type="float" office:value="10.2017745819641" calcext:value-type="float">
            <text:p>10,2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0.2017745819641" calcext:value-type="float">
            <text:p>10,2</text:p>
          </table:table-cell>
          <table:table-cell table:number-columns-repeated="2" table:style-name="ce33" office:value-type="percentage" office:value="-0.590954769030203" calcext:value-type="percentage">
            <text:p>-59%</text:p>
          </table:table-cell>
          <table:table-cell table:style-name="Default" table:number-columns-repeated="4"/>
          <table:table-cell table:style-name="ce3"/>
          <table:table-cell table:style-name="ce35" table:number-columns-repeated="2"/>
          <table:table-cell table:style-name="ce36" table:number-columns-repeated="4"/>
          <table:table-cell table:style-name="ce29"/>
          <table:table-cell table:style-name="ce19" table:number-columns-repeated="2"/>
          <table:table-cell table:style-name="Default" table:number-columns-repeated="996"/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3" office:value-type="float" office:value="44.6776520888532" calcext:value-type="float">
            <text:p>44,7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44.6776520888532" calcext:value-type="float">
            <text:p>44,7</text:p>
          </table:table-cell>
          <table:table-cell table:number-columns-repeated="2" table:style-name="ce33" office:value-type="percentage" office:value="0.0183459165286284" calcext:value-type="percentage">
            <text:p>2%</text:p>
          </table:table-cell>
          <table:table-cell table:style-name="Default" table:number-columns-repeated="4"/>
          <table:table-cell/>
          <table:table-cell table:style-name="ce19" table:number-columns-repeated="9"/>
          <table:table-cell table:style-name="Default" table:number-columns-repeated="996"/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Default"/>
          <table:table-cell table:style-name="ce13" office:value-type="float" office:value="6.5638634844961" calcext:value-type="float">
            <text:p>6,6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 office:value-type="float" office:value="24.3273089999455" calcext:value-type="float">
            <text:p>24,3</text:p>
          </table:table-cell>
          <table:table-cell table:style-name="ce26" office:value-type="float" office:value="6.5638634844961" calcext:value-type="float">
            <text:p>6,6</text:p>
          </table:table-cell>
          <table:table-cell table:style-name="ce26" office:value-type="float" office:value="30.8911724844416" calcext:value-type="float">
            <text:p>30,9</text:p>
          </table:table-cell>
          <table:table-cell table:style-name="ce33" office:value-type="percentage" office:value="0.110178320742055" calcext:value-type="percentage">
            <text:p>11%</text:p>
          </table:table-cell>
          <table:table-cell table:style-name="ce33" office:value-type="percentage" office:value="0.72999700494403" calcext:value-type="percentage">
            <text:p>73%</text:p>
          </table:table-cell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3" office:value-type="float" office:value="0.4859710057737" calcext:value-type="float">
            <text:p>0,5</text:p>
          </table:table-cell>
          <table:table-cell table:style-name="ce12"/>
          <table:table-cell table:number-columns-repeated="3" table:style-name="ce14" office:value-type="float" office:value="0" calcext:value-type="float">
            <text:p>0,0</text:p>
          </table:table-cell>
          <table:table-cell table:style-name="ce14" office:value-type="float" office:value="0.9699755987036" calcext:value-type="float">
            <text:p>1,0</text:p>
          </table:table-cell>
          <table:table-cell table:number-columns-repeated="2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1.4559466044773" calcext:value-type="float">
            <text:p>1,5</text:p>
          </table:table-cell>
          <table:table-cell table:number-columns-repeated="2" table:style-name="ce33" office:value-type="percentage" office:value="-0.621239898884865" calcext:value-type="percentage">
            <text:p>-62%</text:p>
          </table:table-cell>
          <table:table-cell office:value-type="string" calcext:value-type="string">
            <text:p>Autre : 100 % électricité</text:p>
          </table:table-cell>
          <table:table-cell table:style-name="Default" table:number-columns-repeated="1009"/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3" office:value-type="float" office:value="72.8356520502649" calcext:value-type="float">
            <text:p>72,8</text:p>
          </table:table-cell>
          <table:table-cell table:style-name="ce13" office:value-type="float" office:value="19.56397649123" calcext:value-type="float">
            <text:p>19,6</text:p>
          </table:table-cell>
          <table:table-cell table:style-name="ce13" office:value-type="float" office:value="12.1574779570933" calcext:value-type="float">
            <text:p>12,2</text:p>
          </table:table-cell>
          <table:table-cell table:style-name="ce13" office:value-type="float" office:value="0" calcext:value-type="float">
            <text:p>0,0</text:p>
          </table:table-cell>
          <table:table-cell table:style-name="ce13" office:value-type="float" office:value="5.07984395093704" calcext:value-type="float">
            <text:p>5,1</text:p>
          </table:table-cell>
          <table:table-cell table:style-name="ce13" office:value-type="float" office:value="12.7874630571391" calcext:value-type="float">
            <text:p>12,8</text:p>
          </table:table-cell>
          <table:table-cell table:style-name="ce13" office:value-type="float" office:value="0.30280370149" calcext:value-type="float">
            <text:p>0,3</text:p>
          </table:table-cell>
          <table:table-cell table:style-name="ce13" office:value-type="float" office:value="4.65587176631586" calcext:value-type="float">
            <text:p>4,7</text:p>
          </table:table-cell>
          <table:table-cell table:style-name="ce13" office:value-type="float" office:value="44.3424024169244" calcext:value-type="float">
            <text:p>44,3</text:p>
          </table:table-cell>
          <table:table-cell table:style-name="ce26" office:value-type="float" office:value="127.38308897447" calcext:value-type="float">
            <text:p>127,4</text:p>
          </table:table-cell>
          <table:table-cell table:style-name="ce26" office:value-type="float" office:value="171.725491391395" calcext:value-type="float">
            <text:p>171,7</text:p>
          </table:table-cell>
          <table:table-cell table:style-name="ce33" office:value-type="percentage" office:value="-0.421235049632293" calcext:value-type="percentage">
            <text:p>-42%</text:p>
          </table:table-cell>
          <table:table-cell table:style-name="ce33" office:value-type="percentage" office:value="-0.288503165800777" calcext:value-type="percentage">
            <text:p>-29%</text:p>
          </table:table-cell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3" office:value-type="float" office:value="65.4038097722956" calcext:value-type="float">
            <text:p>65,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6" table:style-name="ce14" office:value-type="float" office:value="0" calcext:value-type="float">
            <text:p>0,0</text:p>
          </table:table-cell>
          <table:table-cell table:style-name="ce14"/>
          <table:table-cell table:number-columns-repeated="2" table:style-name="ce26" office:value-type="float" office:value="65.4038097722956" calcext:value-type="float">
            <text:p>65,4</text:p>
          </table:table-cell>
          <table:table-cell table:number-columns-repeated="2" table:style-name="ce33" office:value-type="percentage" office:value="1.36285850655065" calcext:value-type="percentage">
            <text:p>136%</text:p>
          </table:table-cell>
          <table:table-cell table:style-name="Default" table:number-columns-repeated="4"/>
          <table:table-cell table:style-name="ce3"/>
          <table:table-cell table:style-name="ce13" table:number-columns-repeated="2"/>
          <table:table-cell table:style-name="ce14" table:number-columns-repeated="4"/>
          <table:table-cell table:style-name="ce27"/>
          <table:table-cell table:style-name="Default" table:number-columns-repeated="998"/>
        </table:table-row>
        <table:table-row table:style-name="ro3">
          <table:table-cell office:value-type="string" calcext:value-type="string">
            <text:p>Total</text:p>
          </table:table-cell>
          <table:table-cell table:style-name="ce14" office:value-type="float" office:value="138.23946182256" calcext:value-type="float">
            <text:p>138,2</text:p>
          </table:table-cell>
          <table:table-cell table:style-name="ce14" office:value-type="float" office:value="19.56397649123" calcext:value-type="float">
            <text:p>19,6</text:p>
          </table:table-cell>
          <table:table-cell table:style-name="ce14" office:value-type="float" office:value="12.1574779570933" calcext:value-type="float">
            <text:p>12,2</text:p>
          </table:table-cell>
          <table:table-cell table:style-name="ce14" office:value-type="float" office:value="0" calcext:value-type="float">
            <text:p>0,0</text:p>
          </table:table-cell>
          <table:table-cell table:style-name="ce14" office:value-type="float" office:value="5.07984395093704" calcext:value-type="float">
            <text:p>5,1</text:p>
          </table:table-cell>
          <table:table-cell table:style-name="ce14" office:value-type="float" office:value="12.7874630571391" calcext:value-type="float">
            <text:p>12,8</text:p>
          </table:table-cell>
          <table:table-cell table:style-name="ce14" office:value-type="float" office:value="0.30280370149" calcext:value-type="float">
            <text:p>0,3</text:p>
          </table:table-cell>
          <table:table-cell table:style-name="ce14" office:value-type="float" office:value="4.65587176631586" calcext:value-type="float">
            <text:p>4,7</text:p>
          </table:table-cell>
          <table:table-cell table:style-name="ce14" office:value-type="float" office:value="44.3424024169244" calcext:value-type="float">
            <text:p>44,3</text:p>
          </table:table-cell>
          <table:table-cell table:style-name="ce26" office:value-type="float" office:value="192.786898746766" calcext:value-type="float">
            <text:p>192,8</text:p>
          </table:table-cell>
          <table:table-cell table:style-name="ce26" office:value-type="float" office:value="237.12930116369" calcext:value-type="float">
            <text:p>237,1</text:p>
          </table:table-cell>
          <table:table-cell table:style-name="ce33" office:value-type="percentage" office:value="-0.221926417503278" calcext:value-type="percentage">
            <text:p>-22%</text:p>
          </table:table-cell>
          <table:table-cell table:style-name="ce33" office:value-type="percentage" office:value="-0.118602963521849" calcext:value-type="percentage">
            <text:p>-12%</text:p>
          </table:table-cell>
          <table:table-cell table:style-name="Default" table:number-columns-repeated="5"/>
          <table:table-cell table:style-name="ce14" table:number-columns-repeated="6"/>
          <table:table-cell table:style-name="ce27"/>
          <table:table-cell table:style-name="Default" table:number-columns-repeated="998"/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  <table:table-cell table:style-name="Default" table:number-columns-repeated="6"/>
          <table:table-cell table:style-name="ce14" table:number-columns-repeated="6"/>
          <table:table-cell table:style-name="ce27"/>
          <table:table-cell table:style-name="Default" table:number-columns-repeated="999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office:value-type="percentage" office:value="0.582970814421343" calcext:value-type="percentage">
            <text:p>58%</text:p>
          </table:table-cell>
          <table:table-cell table:style-name="ce15" office:value-type="percentage" office:value="0.0825034122532375" calcext:value-type="percentage">
            <text:p>8%</text:p>
          </table:table-cell>
          <table:table-cell table:style-name="ce15" office:value-type="percentage" office:value="0.0512694040653415" calcext:value-type="percentage">
            <text:p>5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214222532854783" calcext:value-type="percentage">
            <text:p>2%</text:p>
          </table:table-cell>
          <table:table-cell table:style-name="ce15" office:value-type="percentage" office:value="0.0539261196081033" calcext:value-type="percentage">
            <text:p>5%</text:p>
          </table:table-cell>
          <table:table-cell table:style-name="ce15" office:value-type="percentage" office:value="0.00127695607419251" calcext:value-type="percentage">
            <text:p>0%</text:p>
          </table:table-cell>
          <table:table-cell table:style-name="ce15" office:value-type="percentage" office:value="0.0196343165668165" calcext:value-type="percentage">
            <text:p>2%</text:p>
          </table:table-cell>
          <table:table-cell table:style-name="ce15" office:value-type="percentage" office:value="0.186996723725487" calcext:value-type="percentage">
            <text:p>19%</text:p>
          </table:table-cell>
          <table:table-cell table:style-name="ce15"/>
          <table:table-cell table:style-name="ce15" office:value-type="percentage" office:value="1" calcext:value-type="percentage">
            <text:p>100%</text:p>
          </table:table-cell>
          <table:table-cell table:style-name="Default" table:number-columns-repeated="5"/>
          <table:table-cell table:style-name="ce4"/>
          <table:table-cell table:style-name="ce15" table:number-columns-repeated="6"/>
          <table:table-cell table:style-name="ce28"/>
          <table:table-cell table:style-name="Default" table:number-columns-repeated="999"/>
        </table:table-row>
        <table:table-row table:style-name="ro3">
          <table:table-cell table:style-name="ce4"/>
          <table:table-cell table:style-name="ce15" office:value-type="percentage" office:value="0.0840479842660177" calcext:value-type="percentage">
            <text:p>8%</text:p>
          </table:table-cell>
          <table:table-cell table:style-name="ce15" office:value-type="percentage" office:value="0.166701544683592" calcext:value-type="percentage">
            <text:p>17%</text:p>
          </table:table-cell>
          <table:table-cell table:style-name="ce15" office:value-type="percentage" office:value="0.212459329822485" calcext:value-type="percentage">
            <text:p>21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0.0960940657525423" calcext:value-type="percentage">
            <text:p>10%</text:p>
          </table:table-cell>
          <table:table-cell table:style-name="ce15" office:value-type="percentage" office:value="0.156736905729156" calcext:value-type="percentage">
            <text:p>16%</text:p>
          </table:table-cell>
          <table:table-cell table:style-name="ce15" office:value-type="percentage" office:value="0.0001436567966594" calcext:value-type="percentage">
            <text:p>0%</text:p>
          </table:table-cell>
          <table:table-cell table:style-name="ce15" office:value-type="percentage" office:value="0.0240235164381356" calcext:value-type="percentage">
            <text:p>2%</text:p>
          </table:table-cell>
          <table:table-cell table:style-name="ce15" office:value-type="percentage" office:value="0.259792996511412" calcext:value-type="percentage">
            <text:p>26%</text:p>
          </table:table-cell>
          <table:table-cell table:style-name="ce15" office:value-type="percentage" office:value="0.740207003488588" calcext:value-type="percentage">
            <text:p>74%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Default" table:number-columns-repeated="6"/>
          <table:table-cell table:style-name="ce34" table:number-columns-repeated="3"/>
          <table:table-cell table:style-name="ce37"/>
          <table:table-cell table:style-name="ce34"/>
          <table:table-cell table:style-name="ce37"/>
          <table:table-cell table:style-name="ce38"/>
          <table:table-cell table:style-name="Default" table:number-columns-repeated="999"/>
        </table:table-row>
        <table:table-row table:style-name="ro1">
          <table:table-cell table:style-name="Default" table:number-columns-repeated="1024"/>
        </table:table-row>
        <table:table-row table:style-name="ro4" table:number-rows-repeated="99">
          <table:table-cell table:style-name="Default" table:number-columns-repeated="1024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f AMS variante prix surface - AM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row table:style-name="ro4">
          <table:table-cell table:style-name="ce1" office:value-type="float" office:value="2015" calcext:value-type="float" table:number-columns-spanned="11" table:number-rows-spanned="1">
            <text:p>2015</text:p>
          </table:table-cell>
          <table:covered-table-cell table:number-columns-repeated="10" table:style-name="ce1"/>
          <table:table-cell table:style-name="ce1"/>
        </table:table-row>
        <table:table-row table:style-name="ro8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table:formula="of:=['AMS variante prix surfaces'.B3]-[AMS.B3]" office:value-type="float" office:value="-0.0242520180394994" calcext:value-type="float">
            <text:p>0,0</text:p>
          </table:table-cell>
          <table:table-cell table:style-name="ce12" table:formula="of:=['AMS variante prix surfaces'.C3]-[AMS.C3]" office:value-type="float" office:value="-0.0864288838777991" calcext:value-type="float">
            <text:p>-0,1</text:p>
          </table:table-cell>
          <table:table-cell table:style-name="ce12" table:formula="of:=['AMS variante prix surfaces'.D3]-[AMS.D3]" office:value-type="float" office:value="-0.00360717600089977" calcext:value-type="float">
            <text:p>0,0</text:p>
          </table:table-cell>
          <table:table-cell table:style-name="ce12" table:formula="of:=['AMS variante prix surfaces'.E3]-[AMS.E3]" office:value-type="float" office:value="0" calcext:value-type="float">
            <text:p>0,0</text:p>
          </table:table-cell>
          <table:table-cell table:style-name="ce12" table:formula="of:=['AMS variante prix surfaces'.F3]-[AMS.F3]" office:value-type="float" office:value="-0.0255656179603996" calcext:value-type="float">
            <text:p>0,0</text:p>
          </table:table-cell>
          <table:table-cell table:style-name="ce12" table:formula="of:=['AMS variante prix surfaces'.G3]-[AMS.G3]" office:value-type="float" office:value="0.388665246756801" calcext:value-type="float">
            <text:p>0,4</text:p>
          </table:table-cell>
          <table:table-cell table:style-name="ce12" table:formula="of:=['AMS variante prix surfaces'.H3]-[AMS.H3]" office:value-type="float" office:value="0.0070332334870038" calcext:value-type="float">
            <text:p>0,0</text:p>
          </table:table-cell>
          <table:table-cell table:style-name="ce12" table:formula="of:=['AMS variante prix surfaces'.I3]-[AMS.I3]" office:value-type="float" office:value="-0.00639140449009989" calcext:value-type="float">
            <text:p>0,0</text:p>
          </table:table-cell>
          <table:table-cell table:style-name="ce12" table:formula="of:=['AMS variante prix surfaces'.J3]-[AMS.J3]" office:value-type="float" office:value="-0.127003458240202" calcext:value-type="float">
            <text:p>-0,1</text:p>
          </table:table-cell>
          <table:table-cell table:style-name="ce12" table:formula="of:=['AMS variante prix surfaces'.K3]-[AMS.K3]" office:value-type="float" office:value="0.249453379875504" calcext:value-type="float">
            <text:p>0,2</text:p>
          </table:table-cell>
          <table:table-cell table:style-name="ce12" table:formula="of:=['AMS variante prix surfaces'.L3]-[AMS.L3]" office:value-type="float" office:value="0.12244992163491" calcext:value-type="float">
            <text:p>0,1</text:p>
          </table:table-cell>
        </table:table-row>
        <table:table-row table:style-name="ro6">
          <table:table-cell office:value-type="string" calcext:value-type="string">
            <text:p>ECS</text:p>
          </table:table-cell>
          <table:table-cell table:style-name="ce12" table:formula="of:=['AMS variante prix surfaces'.B4]-[AMS.B4]" office:value-type="float" office:value="-0.0000689903573922734" calcext:value-type="float">
            <text:p>0,0</text:p>
          </table:table-cell>
          <table:table-cell table:style-name="ce12" table:formula="of:=['AMS variante prix surfaces'.C4]-[AMS.C4]" office:value-type="float" office:value="-0.0000107672812073023" calcext:value-type="float">
            <text:p>0,0</text:p>
          </table:table-cell>
          <table:table-cell table:style-name="ce12" table:formula="of:=['AMS variante prix surfaces'.D4]-[AMS.D4]" office:value-type="float" office:value="-0.0000252969770999645" calcext:value-type="float">
            <text:p>0,0</text:p>
          </table:table-cell>
          <table:table-cell table:style-name="ce12" table:formula="of:=['AMS variante prix surfaces'.E4]-[AMS.E4]" office:value-type="float" office:value="0.000000813480999894978" calcext:value-type="float">
            <text:p>0,0</text:p>
          </table:table-cell>
          <table:table-cell table:style-name="ce12" table:formula="of:=['AMS variante prix surfaces'.F4]-[AMS.F4]" office:value-type="float" office:value="0" calcext:value-type="float">
            <text:p>0,0</text:p>
          </table:table-cell>
          <table:table-cell table:style-name="ce12" table:formula="of:=['AMS variante prix surfaces'.G4]-[AMS.G4]" office:value-type="float" office:value="-0.000138157008001016" calcext:value-type="float">
            <text:p>0,0</text:p>
          </table:table-cell>
          <table:table-cell table:style-name="ce12" table:formula="of:=['AMS variante prix surfaces'.H4]-[AMS.H4]" office:value-type="float" office:value="0.0000339201575001446" calcext:value-type="float">
            <text:p>0,0</text:p>
          </table:table-cell>
          <table:table-cell table:style-name="ce12" table:formula="of:=['AMS variante prix surfaces'.I4]-[AMS.I4]" office:value-type="float" office:value="0.000000813480999894978" calcext:value-type="float">
            <text:p>0,0</text:p>
          </table:table-cell>
          <table:table-cell table:style-name="ce12" table:formula="of:=['AMS variante prix surfaces'.J4]-[AMS.J4]" office:value-type="float" office:value="-0.0000161509218208344" calcext:value-type="float">
            <text:p>0,0</text:p>
          </table:table-cell>
          <table:table-cell table:style-name="ce12" table:formula="of:=['AMS variante prix surfaces'.K4]-[AMS.K4]" office:value-type="float" office:value="-0.000207664504198846" calcext:value-type="float">
            <text:p>0,0</text:p>
          </table:table-cell>
          <table:table-cell table:style-name="ce12" table:formula="of:=['AMS variante prix surfaces'.L4]-[AMS.L4]" office:value-type="float" office:value="-0.000223815425972163" calcext:value-type="float">
            <text:p>0,0</text:p>
          </table:table-cell>
        </table:table-row>
        <table:table-row table:style-name="ro3">
          <table:table-cell office:value-type="string" calcext:value-type="string">
            <text:p>Cuisson</text:p>
          </table:table-cell>
          <table:table-cell table:style-name="ce12" table:formula="of:=['AMS variante prix surfaces'.B5]-[AMS.B5]" office:value-type="float" office:value="-0.000000173056598384846" calcext:value-type="float">
            <text:p>0,0</text:p>
          </table:table-cell>
          <table:table-cell table:style-name="ce12" table:formula="of:=['AMS variante prix surfaces'.C5]-[AMS.C5]" office:value-type="float" office:value="0" calcext:value-type="float">
            <text:p>0,0</text:p>
          </table:table-cell>
          <table:table-cell table:style-name="ce12" table:formula="of:=['AMS variante prix surfaces'.D5]-[AMS.D5]" office:value-type="float" office:value="0" calcext:value-type="float">
            <text:p>0,0</text:p>
          </table:table-cell>
          <table:table-cell table:style-name="ce12" table:formula="of:=['AMS variante prix surfaces'.E5]-[AMS.E5]" office:value-type="float" office:value="0" calcext:value-type="float">
            <text:p>0,0</text:p>
          </table:table-cell>
          <table:table-cell table:style-name="ce12" table:formula="of:=['AMS variante prix surfaces'.F5]-[AMS.F5]" office:value-type="float" office:value="0" calcext:value-type="float">
            <text:p>0,0</text:p>
          </table:table-cell>
          <table:table-cell table:style-name="ce12" table:formula="of:=['AMS variante prix surfaces'.G5]-[AMS.G5]" office:value-type="float" office:value="-0.000000116477200329257" calcext:value-type="float">
            <text:p>0,0</text:p>
          </table:table-cell>
          <table:table-cell table:style-name="ce12" table:formula="of:=['AMS variante prix surfaces'.H5]-[AMS.H5]" office:value-type="float" office:value="-0.0000000235827999350846" calcext:value-type="float">
            <text:p>0,0</text:p>
          </table:table-cell>
          <table:table-cell table:style-name="ce12" table:formula="of:=['AMS variante prix surfaces'.I5]-[AMS.I5]" office:value-type="float" office:value="0" calcext:value-type="float">
            <text:p>0,0</text:p>
          </table:table-cell>
          <table:table-cell table:style-name="ce12" table:formula="of:=['AMS variante prix surfaces'.J5]-[AMS.J5]" office:value-type="float" office:value="0" calcext:value-type="float">
            <text:p>0,0</text:p>
          </table:table-cell>
          <table:table-cell table:style-name="ce12" table:formula="of:=['AMS variante prix surfaces'.K5]-[AMS.K5]" office:value-type="float" office:value="-0.000000313116597538965" calcext:value-type="float">
            <text:p>0,0</text:p>
          </table:table-cell>
          <table:table-cell table:style-name="ce12" table:formula="of:=['AMS variante prix surfaces'.L5]-[AMS.L5]" office:value-type="float" office:value="-0.000000313116597538965" calcext:value-type="float">
            <text:p>0,0</text:p>
          </table:table-cell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2" table:formula="of:=['AMS variante prix surfaces'.B6]-[AMS.B6]" office:value-type="float" office:value="0.000303631853103781" calcext:value-type="float">
            <text:p>0,0</text:p>
          </table:table-cell>
          <table:table-cell table:style-name="ce12" table:formula="of:=['AMS variante prix surfaces'.C6]-[AMS.C6]" office:value-type="float" office:value="0" calcext:value-type="float">
            <text:p>0,0</text:p>
          </table:table-cell>
          <table:table-cell table:style-name="ce12" table:formula="of:=['AMS variante prix surfaces'.D6]-[AMS.D6]" office:value-type="float" office:value="0" calcext:value-type="float">
            <text:p>0,0</text:p>
          </table:table-cell>
          <table:table-cell table:style-name="ce12" table:formula="of:=['AMS variante prix surfaces'.E6]-[AMS.E6]" office:value-type="float" office:value="0" calcext:value-type="float">
            <text:p>0,0</text:p>
          </table:table-cell>
          <table:table-cell table:style-name="ce12" table:formula="of:=['AMS variante prix surfaces'.F6]-[AMS.F6]" office:value-type="float" office:value="0" calcext:value-type="float">
            <text:p>0,0</text:p>
          </table:table-cell>
          <table:table-cell table:style-name="ce12" table:formula="of:=['AMS variante prix surfaces'.G6]-[AMS.G6]" office:value-type="float" office:value="0" calcext:value-type="float">
            <text:p>0,0</text:p>
          </table:table-cell>
          <table:table-cell table:style-name="ce12" table:formula="of:=['AMS variante prix surfaces'.H6]-[AMS.H6]" office:value-type="float" office:value="0" calcext:value-type="float">
            <text:p>0,0</text:p>
          </table:table-cell>
          <table:table-cell table:style-name="ce12" table:formula="of:=['AMS variante prix surfaces'.I6]-[AMS.I6]" office:value-type="float" office:value="0" calcext:value-type="float">
            <text:p>0,0</text:p>
          </table:table-cell>
          <table:table-cell table:style-name="ce12" table:formula="of:=['AMS variante prix surfaces'.J6]-[AMS.J6]" office:value-type="float" office:value="0" calcext:value-type="float">
            <text:p>0,0</text:p>
          </table:table-cell>
          <table:table-cell table:style-name="ce12" table:formula="of:=['AMS variante prix surfaces'.K6]-[AMS.K6]" office:value-type="float" office:value="0.000303631853103781" calcext:value-type="float">
            <text:p>0,0</text:p>
          </table:table-cell>
          <table:table-cell table:style-name="ce12" table:formula="of:=['AMS variante prix surfaces'.L6]-[AMS.L6]" office:value-type="float" office:value="0.000303631853103781" calcext:value-type="float">
            <text:p>0,0</text:p>
          </table:table-cell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2" table:formula="of:=['AMS variante prix surfaces'.B7]-[AMS.B7]" office:value-type="float" office:value="-0.0076847301831009" calcext:value-type="float">
            <text:p>0,0</text:p>
          </table:table-cell>
          <table:table-cell table:style-name="ce12" table:formula="of:=['AMS variante prix surfaces'.C7]-[AMS.C7]" office:value-type="float" office:value="0" calcext:value-type="float">
            <text:p>0,0</text:p>
          </table:table-cell>
          <table:table-cell table:style-name="ce12" table:formula="of:=['AMS variante prix surfaces'.D7]-[AMS.D7]" office:value-type="float" office:value="0" calcext:value-type="float">
            <text:p>0,0</text:p>
          </table:table-cell>
          <table:table-cell table:style-name="ce12" table:formula="of:=['AMS variante prix surfaces'.E7]-[AMS.E7]" office:value-type="float" office:value="0" calcext:value-type="float">
            <text:p>0,0</text:p>
          </table:table-cell>
          <table:table-cell table:style-name="ce12" table:formula="of:=['AMS variante prix surfaces'.F7]-[AMS.F7]" office:value-type="float" office:value="0" calcext:value-type="float">
            <text:p>0,0</text:p>
          </table:table-cell>
          <table:table-cell table:style-name="ce12" table:formula="of:=['AMS variante prix surfaces'.G7]-[AMS.G7]" office:value-type="float" office:value="0" calcext:value-type="float">
            <text:p>0,0</text:p>
          </table:table-cell>
          <table:table-cell table:style-name="ce12" table:formula="of:=['AMS variante prix surfaces'.H7]-[AMS.H7]" office:value-type="float" office:value="0" calcext:value-type="float">
            <text:p>0,0</text:p>
          </table:table-cell>
          <table:table-cell table:style-name="ce12" table:formula="of:=['AMS variante prix surfaces'.I7]-[AMS.I7]" office:value-type="float" office:value="0" calcext:value-type="float">
            <text:p>0,0</text:p>
          </table:table-cell>
          <table:table-cell table:style-name="ce12" table:formula="of:=['AMS variante prix surfaces'.J7]-[AMS.J7]" office:value-type="float" office:value="0" calcext:value-type="float">
            <text:p>0,0</text:p>
          </table:table-cell>
          <table:table-cell table:style-name="ce12" table:formula="of:=['AMS variante prix surfaces'.K7]-[AMS.K7]" office:value-type="float" office:value="-0.0076847301831009" calcext:value-type="float">
            <text:p>0,0</text:p>
          </table:table-cell>
          <table:table-cell table:style-name="ce12" table:formula="of:=['AMS variante prix surfaces'.L7]-[AMS.L7]" office:value-type="float" office:value="-0.0076847301831009" calcext:value-type="float">
            <text:p>0,0</text:p>
          </table:table-cell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2" table:formula="of:=['AMS variante prix surfaces'.B8]-[AMS.B8]" office:value-type="float" office:value="0" calcext:value-type="float">
            <text:p>0,0</text:p>
          </table:table-cell>
          <table:table-cell table:style-name="ce12" table:formula="of:=['AMS variante prix surfaces'.C8]-[AMS.C8]" office:value-type="float" office:value="-0.000000350018999561996" calcext:value-type="float">
            <text:p>0,0</text:p>
          </table:table-cell>
          <table:table-cell table:style-name="ce12" table:formula="of:=['AMS variante prix surfaces'.D8]-[AMS.D8]" office:value-type="float" office:value="0" calcext:value-type="float">
            <text:p>0,0</text:p>
          </table:table-cell>
          <table:table-cell table:style-name="ce12" table:formula="of:=['AMS variante prix surfaces'.E8]-[AMS.E8]" office:value-type="float" office:value="0" calcext:value-type="float">
            <text:p>0,0</text:p>
          </table:table-cell>
          <table:table-cell table:style-name="ce12" table:formula="of:=['AMS variante prix surfaces'.F8]-[AMS.F8]" office:value-type="float" office:value="0" calcext:value-type="float">
            <text:p>0,0</text:p>
          </table:table-cell>
          <table:table-cell table:style-name="ce12" table:formula="of:=['AMS variante prix surfaces'.G8]-[AMS.G8]" office:value-type="float" office:value="0" calcext:value-type="float">
            <text:p>0,0</text:p>
          </table:table-cell>
          <table:table-cell table:style-name="ce12" table:formula="of:=['AMS variante prix surfaces'.H8]-[AMS.H8]" office:value-type="float" office:value="0" calcext:value-type="float">
            <text:p>0,0</text:p>
          </table:table-cell>
          <table:table-cell table:style-name="ce12" table:formula="of:=['AMS variante prix surfaces'.I8]-[AMS.I8]" office:value-type="float" office:value="0" calcext:value-type="float">
            <text:p>0,0</text:p>
          </table:table-cell>
          <table:table-cell table:style-name="ce12" table:formula="of:=['AMS variante prix surfaces'.J8]-[AMS.J8]" office:value-type="float" office:value="-0.0000000353887692483568" calcext:value-type="float">
            <text:p>0,0</text:p>
          </table:table-cell>
          <table:table-cell table:style-name="ce12" table:formula="of:=['AMS variante prix surfaces'.K8]-[AMS.K8]" office:value-type="float" office:value="-0.000000350018999561996" calcext:value-type="float">
            <text:p>0,0</text:p>
          </table:table-cell>
          <table:table-cell table:style-name="ce12" table:formula="of:=['AMS variante prix surfaces'.L8]-[AMS.L8]" office:value-type="float" office:value="-0.000000385407769698531" calcext:value-type="float">
            <text:p>0,0</text:p>
          </table:table-cell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 surfaces'.B9]-[AMS.B9]" office:value-type="float" office:value="0" calcext:value-type="float">
            <text:p>0,0</text:p>
          </table:table-cell>
          <table:table-cell table:style-name="ce12" table:formula="of:=['AMS variante prix surfaces'.C9]-[AMS.C9]" office:value-type="float" office:value="0" calcext:value-type="float">
            <text:p>0,0</text:p>
          </table:table-cell>
          <table:table-cell table:style-name="ce12" table:formula="of:=['AMS variante prix surfaces'.D9]-[AMS.D9]" office:value-type="float" office:value="0" calcext:value-type="float">
            <text:p>0,0</text:p>
          </table:table-cell>
          <table:table-cell table:style-name="ce12" table:formula="of:=['AMS variante prix surfaces'.E9]-[AMS.E9]" office:value-type="float" office:value="-0.0000000200212002532396" calcext:value-type="float">
            <text:p>0,0</text:p>
          </table:table-cell>
          <table:table-cell table:style-name="ce12" table:formula="of:=['AMS variante prix surfaces'.F9]-[AMS.F9]" office:value-type="float" office:value="0" calcext:value-type="float">
            <text:p>0,0</text:p>
          </table:table-cell>
          <table:table-cell table:style-name="ce12" table:formula="of:=['AMS variante prix surfaces'.G9]-[AMS.G9]" office:value-type="float" office:value="-0.0000000846682000066323" calcext:value-type="float">
            <text:p>0,0</text:p>
          </table:table-cell>
          <table:table-cell table:style-name="ce12" table:formula="of:=['AMS variante prix surfaces'.H9]-[AMS.H9]" office:value-type="float" office:value="0" calcext:value-type="float">
            <text:p>0,0</text:p>
          </table:table-cell>
          <table:table-cell table:style-name="ce12" table:formula="of:=['AMS variante prix surfaces'.I9]-[AMS.I9]" office:value-type="float" office:value="0" calcext:value-type="float">
            <text:p>0,0</text:p>
          </table:table-cell>
          <table:table-cell table:style-name="ce12" table:formula="of:=['AMS variante prix surfaces'.J9]-[AMS.J9]" office:value-type="float" office:value="0" calcext:value-type="float">
            <text:p>0,0</text:p>
          </table:table-cell>
          <table:table-cell table:style-name="ce12" table:formula="of:=['AMS variante prix surfaces'.K9]-[AMS.K9]" office:value-type="float" office:value="-0.000000104689400259872" calcext:value-type="float">
            <text:p>0,0</text:p>
          </table:table-cell>
          <table:table-cell table:style-name="ce12" table:formula="of:=['AMS variante prix surfaces'.L9]-[AMS.L9]" office:value-type="float" office:value="-0.000000104689400259872" calcext:value-type="float">
            <text:p>0,0</text:p>
          </table:table-cell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2" table:formula="of:=['AMS variante prix surfaces'.B10]-[AMS.B10]" office:value-type="float" office:value="-0.0317022797834454" calcext:value-type="float">
            <text:p>0,0</text:p>
          </table:table-cell>
          <table:table-cell table:style-name="ce12" table:formula="of:=['AMS variante prix surfaces'.C10]-[AMS.C10]" office:value-type="float" office:value="-0.0864400011780457" calcext:value-type="float">
            <text:p>-0,1</text:p>
          </table:table-cell>
          <table:table-cell table:style-name="ce12" table:formula="of:=['AMS variante prix surfaces'.D10]-[AMS.D10]" office:value-type="float" office:value="-0.00363247297799951" calcext:value-type="float">
            <text:p>0,0</text:p>
          </table:table-cell>
          <table:table-cell table:style-name="ce12" table:formula="of:=['AMS variante prix surfaces'.E10]-[AMS.E10]" office:value-type="float" office:value="0.000000793459799641738" calcext:value-type="float">
            <text:p>0,0</text:p>
          </table:table-cell>
          <table:table-cell table:style-name="ce12" table:formula="of:=['AMS variante prix surfaces'.F10]-[AMS.F10]" office:value-type="float" office:value="-0.0255656179603996" calcext:value-type="float">
            <text:p>0,0</text:p>
          </table:table-cell>
          <table:table-cell table:style-name="ce12" table:formula="of:=['AMS variante prix surfaces'.G10]-[AMS.G10]" office:value-type="float" office:value="0.388526888603408" calcext:value-type="float">
            <text:p>0,4</text:p>
          </table:table-cell>
          <table:table-cell table:style-name="ce12" table:formula="of:=['AMS variante prix surfaces'.H10]-[AMS.H10]" office:value-type="float" office:value="0.0070671300617029" calcext:value-type="float">
            <text:p>0,0</text:p>
          </table:table-cell>
          <table:table-cell table:style-name="ce12" table:formula="of:=['AMS variante prix surfaces'.I10]-[AMS.I10]" office:value-type="float" office:value="-0.0063905910091" calcext:value-type="float">
            <text:p>0,0</text:p>
          </table:table-cell>
          <table:table-cell table:style-name="ce12" table:formula="of:=['AMS variante prix surfaces'.J10]-[AMS.J10]" office:value-type="float" office:value="-0.127019644550842" calcext:value-type="float">
            <text:p>-0,1</text:p>
          </table:table-cell>
          <table:table-cell table:style-name="ce12" table:formula="of:=['AMS variante prix surfaces'.K10]-[AMS.K10]" office:value-type="float" office:value="0.241863849215605" calcext:value-type="float">
            <text:p>0,2</text:p>
          </table:table-cell>
          <table:table-cell table:style-name="ce12" table:formula="of:=['AMS variante prix surfaces'.L10]-[AMS.L10]" office:value-type="float" office:value="0.11484420466536" calcext:value-type="float">
            <text:p>0,1</text:p>
          </table:table-cell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2" table:formula="of:=['AMS variante prix surfaces'.B11]-[AMS.B11]" office:value-type="float" office:value="0" calcext:value-type="float">
            <text:p>0,0</text:p>
          </table:table-cell>
          <table:table-cell table:style-name="ce12" table:formula="of:=['AMS variante prix surfaces'.C11]-[AMS.C11]" office:value-type="float" office:value="0" calcext:value-type="float">
            <text:p>0,0</text:p>
          </table:table-cell>
          <table:table-cell table:style-name="ce12" table:formula="of:=['AMS variante prix surfaces'.D11]-[AMS.D11]" office:value-type="float" office:value="0" calcext:value-type="float">
            <text:p>0,0</text:p>
          </table:table-cell>
          <table:table-cell table:style-name="ce12" table:formula="of:=['AMS variante prix surfaces'.E11]-[AMS.E11]" office:value-type="float" office:value="0" calcext:value-type="float">
            <text:p>0,0</text:p>
          </table:table-cell>
          <table:table-cell table:style-name="ce12" table:formula="of:=['AMS variante prix surfaces'.F11]-[AMS.F11]" office:value-type="float" office:value="0" calcext:value-type="float">
            <text:p>0,0</text:p>
          </table:table-cell>
          <table:table-cell table:style-name="ce12" table:formula="of:=['AMS variante prix surfaces'.G11]-[AMS.G11]" office:value-type="float" office:value="0" calcext:value-type="float">
            <text:p>0,0</text:p>
          </table:table-cell>
          <table:table-cell table:style-name="ce12" table:formula="of:=['AMS variante prix surfaces'.H11]-[AMS.H11]" office:value-type="float" office:value="0" calcext:value-type="float">
            <text:p>0,0</text:p>
          </table:table-cell>
          <table:table-cell table:style-name="ce12" table:formula="of:=['AMS variante prix surfaces'.I11]-[AMS.I11]" office:value-type="float" office:value="0" calcext:value-type="float">
            <text:p>0,0</text:p>
          </table:table-cell>
          <table:table-cell table:style-name="ce12" table:formula="of:=['AMS variante prix surfaces'.J11]-[AMS.J11]" office:value-type="float" office:value="0" calcext:value-type="float">
            <text:p>0,0</text:p>
          </table:table-cell>
          <table:table-cell table:style-name="ce12" table:formula="of:=['AMS variante prix surfaces'.K11]-[AMS.K11]" office:value-type="float" office:value="0" calcext:value-type="float">
            <text:p>0,0</text:p>
          </table:table-cell>
          <table:table-cell table:style-name="ce12" table:formula="of:=['AMS variante prix surfaces'.L11]-[AMS.L11]" office:value-type="float" office:value="0" calcext:value-type="float">
            <text:p>0,0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style-name="ce12" table:formula="of:=['AMS variante prix surfaces'.B12]-[AMS.B12]" office:value-type="float" office:value="-0.0317022797833459" calcext:value-type="float">
            <text:p>0,0</text:p>
          </table:table-cell>
          <table:table-cell table:style-name="ce12" table:formula="of:=['AMS variante prix surfaces'.C12]-[AMS.C12]" office:value-type="float" office:value="-0.0864400011780457" calcext:value-type="float">
            <text:p>-0,1</text:p>
          </table:table-cell>
          <table:table-cell table:style-name="ce12" table:formula="of:=['AMS variante prix surfaces'.D12]-[AMS.D12]" office:value-type="float" office:value="-0.00363247297799951" calcext:value-type="float">
            <text:p>0,0</text:p>
          </table:table-cell>
          <table:table-cell table:style-name="ce12" table:formula="of:=['AMS variante prix surfaces'.E12]-[AMS.E12]" office:value-type="float" office:value="0.000000793459799641738" calcext:value-type="float">
            <text:p>0,0</text:p>
          </table:table-cell>
          <table:table-cell table:style-name="ce12" table:formula="of:=['AMS variante prix surfaces'.F12]-[AMS.F12]" office:value-type="float" office:value="-0.0255656179603996" calcext:value-type="float">
            <text:p>0,0</text:p>
          </table:table-cell>
          <table:table-cell table:style-name="ce12" table:formula="of:=['AMS variante prix surfaces'.G12]-[AMS.G12]" office:value-type="float" office:value="0.388526888603408" calcext:value-type="float">
            <text:p>0,4</text:p>
          </table:table-cell>
          <table:table-cell table:style-name="ce12" table:formula="of:=['AMS variante prix surfaces'.H12]-[AMS.H12]" office:value-type="float" office:value="0.0070671300617029" calcext:value-type="float">
            <text:p>0,0</text:p>
          </table:table-cell>
          <table:table-cell table:style-name="ce12" table:formula="of:=['AMS variante prix surfaces'.I12]-[AMS.I12]" office:value-type="float" office:value="-0.0063905910091" calcext:value-type="float">
            <text:p>0,0</text:p>
          </table:table-cell>
          <table:table-cell table:style-name="ce12" table:formula="of:=['AMS variante prix surfaces'.J12]-[AMS.J12]" office:value-type="float" office:value="-0.127019644550842" calcext:value-type="float">
            <text:p>-0,1</text:p>
          </table:table-cell>
          <table:table-cell table:style-name="ce12" table:formula="of:=['AMS variante prix surfaces'.K12]-[AMS.K12]" office:value-type="float" office:value="0.241863849215719" calcext:value-type="float">
            <text:p>0,2</text:p>
          </table:table-cell>
          <table:table-cell table:style-name="ce12" table:formula="of:=['AMS variante prix surfaces'.L12]-[AMS.L12]" office:value-type="float" office:value="0.11484420466553" calcext:value-type="float">
            <text:p>0,1</text:p>
          </table:table-cell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</table:table-row>
        <table:table-row table:style-name="ro1">
          <table:table-cell table:style-name="Default"/>
          <table:table-cell table:style-name="ce16"/>
          <table:table-cell table:style-name="Default" table:number-columns-repeated="10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float" office:value="2020" calcext:value-type="float" table:number-columns-spanned="11" table:number-rows-spanned="1">
            <text:p>2020</text:p>
          </table:table-cell>
          <table:covered-table-cell table:number-columns-repeated="10" table:style-name="ce1"/>
          <table:table-cell table:style-name="ce1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table:formula="of:=['AMS variante prix surfaces'.B19]-[AMS.B19]" office:value-type="float" office:value="-0.151792545557001" calcext:value-type="float">
            <text:p>-0,2</text:p>
          </table:table-cell>
          <table:table-cell table:style-name="ce12" table:formula="of:=['AMS variante prix surfaces'.C19]-[AMS.C19]" office:value-type="float" office:value="-0.650186905330699" calcext:value-type="float">
            <text:p>-0,7</text:p>
          </table:table-cell>
          <table:table-cell table:style-name="ce12" table:formula="of:=['AMS variante prix surfaces'.D19]-[AMS.D19]" office:value-type="float" office:value="-0.0605056106946007" calcext:value-type="float">
            <text:p>-0,1</text:p>
          </table:table-cell>
          <table:table-cell table:style-name="ce12" table:formula="of:=['AMS variante prix surfaces'.E19]-[AMS.E19]" office:value-type="float" office:value="0" calcext:value-type="float">
            <text:p>0,0</text:p>
          </table:table-cell>
          <table:table-cell table:style-name="ce12" table:formula="of:=['AMS variante prix surfaces'.F19]-[AMS.F19]" office:value-type="float" office:value="-0.185805394565601" calcext:value-type="float">
            <text:p>-0,2</text:p>
          </table:table-cell>
          <table:table-cell table:style-name="ce12" table:formula="of:=['AMS variante prix surfaces'.G19]-[AMS.G19]" office:value-type="float" office:value="3.5292805046796" calcext:value-type="float">
            <text:p>3,5</text:p>
          </table:table-cell>
          <table:table-cell table:style-name="ce12" table:formula="of:=['AMS variante prix surfaces'.H19]-[AMS.H19]" office:value-type="float" office:value="0.0249978909722" calcext:value-type="float">
            <text:p>0,0</text:p>
          </table:table-cell>
          <table:table-cell table:style-name="ce12" table:formula="of:=['AMS variante prix surfaces'.I19]-[AMS.I19]" office:value-type="float" office:value="-0.0464513486414002" calcext:value-type="float">
            <text:p>0,0</text:p>
          </table:table-cell>
          <table:table-cell table:style-name="ce12" table:formula="of:=['AMS variante prix surfaces'.J19]-[AMS.J19]" office:value-type="float" office:value="-0.955377911920102" calcext:value-type="float">
            <text:p>-1,0</text:p>
          </table:table-cell>
          <table:table-cell table:style-name="ce12" table:formula="of:=['AMS variante prix surfaces'.K19]-[AMS.K19]" office:value-type="float" office:value="2.45953659086251" calcext:value-type="float">
            <text:p>2,5</text:p>
          </table:table-cell>
          <table:table-cell table:style-name="ce12" table:formula="of:=['AMS variante prix surfaces'.L19]-[AMS.L19]" office:value-type="float" office:value="1.5041586789424" calcext:value-type="float">
            <text:p>1,5</text:p>
          </table:table-cell>
        </table:table-row>
        <table:table-row table:style-name="ro3">
          <table:table-cell office:value-type="string" calcext:value-type="string">
            <text:p>ECS</text:p>
          </table:table-cell>
          <table:table-cell table:style-name="ce12" table:formula="of:=['AMS variante prix surfaces'.B20]-[AMS.B20]" office:value-type="float" office:value="0.00559715751926415" calcext:value-type="float">
            <text:p>0,0</text:p>
          </table:table-cell>
          <table:table-cell table:style-name="ce12" table:formula="of:=['AMS variante prix surfaces'.C20]-[AMS.C20]" office:value-type="float" office:value="0.00176752342713593" calcext:value-type="float">
            <text:p>0,0</text:p>
          </table:table-cell>
          <table:table-cell table:style-name="ce12" table:formula="of:=['AMS variante prix surfaces'.D20]-[AMS.D20]" office:value-type="float" office:value="0.0014847095263002" calcext:value-type="float">
            <text:p>0,0</text:p>
          </table:table-cell>
          <table:table-cell table:style-name="ce12" table:formula="of:=['AMS variante prix surfaces'.E20]-[AMS.E20]" office:value-type="float" office:value="0.000991461483540235" calcext:value-type="float">
            <text:p>0,0</text:p>
          </table:table-cell>
          <table:table-cell table:style-name="ce12" table:formula="of:=['AMS variante prix surfaces'.F20]-[AMS.F20]" office:value-type="float" office:value="0" calcext:value-type="float">
            <text:p>0,0</text:p>
          </table:table-cell>
          <table:table-cell table:style-name="ce12" table:formula="of:=['AMS variante prix surfaces'.G20]-[AMS.G20]" office:value-type="float" office:value="0.00435752992579985" calcext:value-type="float">
            <text:p>0,0</text:p>
          </table:table-cell>
          <table:table-cell table:style-name="ce12" table:formula="of:=['AMS variante prix surfaces'.H20]-[AMS.H20]" office:value-type="float" office:value="0.00368184871959976" calcext:value-type="float">
            <text:p>0,0</text:p>
          </table:table-cell>
          <table:table-cell table:style-name="ce12" table:formula="of:=['AMS variante prix surfaces'.I20]-[AMS.I20]" office:value-type="float" office:value="0.00231341012826025" calcext:value-type="float">
            <text:p>0,0</text:p>
          </table:table-cell>
          <table:table-cell table:style-name="ce12" table:formula="of:=['AMS variante prix surfaces'.J20]-[AMS.J20]" office:value-type="float" office:value="0.00265128514070412" calcext:value-type="float">
            <text:p>0,0</text:p>
          </table:table-cell>
          <table:table-cell table:style-name="ce12" table:formula="of:=['AMS variante prix surfaces'.K20]-[AMS.K20]" office:value-type="float" office:value="0.0201936407299002" calcext:value-type="float">
            <text:p>0,0</text:p>
          </table:table-cell>
          <table:table-cell table:style-name="ce12" table:formula="of:=['AMS variante prix surfaces'.L20]-[AMS.L20]" office:value-type="float" office:value="0.0228449258706256" calcext:value-type="float">
            <text:p>0,0</text:p>
          </table:table-cell>
        </table:table-row>
        <table:table-row table:style-name="ro3">
          <table:table-cell office:value-type="string" calcext:value-type="string">
            <text:p>Cuisson</text:p>
          </table:table-cell>
          <table:table-cell table:style-name="ce12" table:formula="of:=['AMS variante prix surfaces'.B21]-[AMS.B21]" office:value-type="float" office:value="0.00000271999730117045" calcext:value-type="float">
            <text:p>0,0</text:p>
          </table:table-cell>
          <table:table-cell table:style-name="ce12" table:formula="of:=['AMS variante prix surfaces'.C21]-[AMS.C21]" office:value-type="float" office:value="0" calcext:value-type="float">
            <text:p>0,0</text:p>
          </table:table-cell>
          <table:table-cell table:style-name="ce12" table:formula="of:=['AMS variante prix surfaces'.D21]-[AMS.D21]" office:value-type="float" office:value="0" calcext:value-type="float">
            <text:p>0,0</text:p>
          </table:table-cell>
          <table:table-cell table:style-name="ce12" table:formula="of:=['AMS variante prix surfaces'.E21]-[AMS.E21]" office:value-type="float" office:value="0" calcext:value-type="float">
            <text:p>0,0</text:p>
          </table:table-cell>
          <table:table-cell table:style-name="ce12" table:formula="of:=['AMS variante prix surfaces'.F21]-[AMS.F21]" office:value-type="float" office:value="0" calcext:value-type="float">
            <text:p>0,0</text:p>
          </table:table-cell>
          <table:table-cell table:style-name="ce12" table:formula="of:=['AMS variante prix surfaces'.G21]-[AMS.G21]" office:value-type="float" office:value="0.00000119669069942319" calcext:value-type="float">
            <text:p>0,0</text:p>
          </table:table-cell>
          <table:table-cell table:style-name="ce12" table:formula="of:=['AMS variante prix surfaces'.H21]-[AMS.H21]" office:value-type="float" office:value="0.000000209989399868604" calcext:value-type="float">
            <text:p>0,0</text:p>
          </table:table-cell>
          <table:table-cell table:style-name="ce12" table:formula="of:=['AMS variante prix surfaces'.I21]-[AMS.I21]" office:value-type="float" office:value="0" calcext:value-type="float">
            <text:p>0,0</text:p>
          </table:table-cell>
          <table:table-cell table:style-name="ce12" table:formula="of:=['AMS variante prix surfaces'.J21]-[AMS.J21]" office:value-type="float" office:value="0" calcext:value-type="float">
            <text:p>0,0</text:p>
          </table:table-cell>
          <table:table-cell table:style-name="ce12" table:formula="of:=['AMS variante prix surfaces'.K21]-[AMS.K21]" office:value-type="float" office:value="0.00000412667739979611" calcext:value-type="float">
            <text:p>0,0</text:p>
          </table:table-cell>
          <table:table-cell table:style-name="ce12" table:formula="of:=['AMS variante prix surfaces'.L21]-[AMS.L21]" office:value-type="float" office:value="0.00000412667739979611" calcext:value-type="float">
            <text:p>0,0</text:p>
          </table:table-cell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2" table:formula="of:=['AMS variante prix surfaces'.B22]-[AMS.B22]" office:value-type="float" office:value="0.00599440179329847" calcext:value-type="float">
            <text:p>0,0</text:p>
          </table:table-cell>
          <table:table-cell table:style-name="ce12" table:formula="of:=['AMS variante prix surfaces'.C22]-[AMS.C22]" office:value-type="float" office:value="0" calcext:value-type="float">
            <text:p>0,0</text:p>
          </table:table-cell>
          <table:table-cell table:style-name="ce12" table:formula="of:=['AMS variante prix surfaces'.D22]-[AMS.D22]" office:value-type="float" office:value="0" calcext:value-type="float">
            <text:p>0,0</text:p>
          </table:table-cell>
          <table:table-cell table:style-name="ce12" table:formula="of:=['AMS variante prix surfaces'.E22]-[AMS.E22]" office:value-type="float" office:value="0" calcext:value-type="float">
            <text:p>0,0</text:p>
          </table:table-cell>
          <table:table-cell table:style-name="ce12" table:formula="of:=['AMS variante prix surfaces'.F22]-[AMS.F22]" office:value-type="float" office:value="0" calcext:value-type="float">
            <text:p>0,0</text:p>
          </table:table-cell>
          <table:table-cell table:style-name="ce12" table:formula="of:=['AMS variante prix surfaces'.G22]-[AMS.G22]" office:value-type="float" office:value="0" calcext:value-type="float">
            <text:p>0,0</text:p>
          </table:table-cell>
          <table:table-cell table:style-name="ce12" table:formula="of:=['AMS variante prix surfaces'.H22]-[AMS.H22]" office:value-type="float" office:value="0" calcext:value-type="float">
            <text:p>0,0</text:p>
          </table:table-cell>
          <table:table-cell table:style-name="ce12" table:formula="of:=['AMS variante prix surfaces'.I22]-[AMS.I22]" office:value-type="float" office:value="0" calcext:value-type="float">
            <text:p>0,0</text:p>
          </table:table-cell>
          <table:table-cell table:style-name="ce12" table:formula="of:=['AMS variante prix surfaces'.J22]-[AMS.J22]" office:value-type="float" office:value="0" calcext:value-type="float">
            <text:p>0,0</text:p>
          </table:table-cell>
          <table:table-cell table:style-name="ce12" table:formula="of:=['AMS variante prix surfaces'.K22]-[AMS.K22]" office:value-type="float" office:value="0.00599440179329847" calcext:value-type="float">
            <text:p>0,0</text:p>
          </table:table-cell>
          <table:table-cell table:style-name="ce12" table:formula="of:=['AMS variante prix surfaces'.L22]-[AMS.L22]" office:value-type="float" office:value="0.00599440179329847" calcext:value-type="float">
            <text:p>0,0</text:p>
          </table:table-cell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2" table:formula="of:=['AMS variante prix surfaces'.B23]-[AMS.B23]" office:value-type="float" office:value="0.0319339425603005" calcext:value-type="float">
            <text:p>0,0</text:p>
          </table:table-cell>
          <table:table-cell table:style-name="ce12" table:formula="of:=['AMS variante prix surfaces'.C23]-[AMS.C23]" office:value-type="float" office:value="0" calcext:value-type="float">
            <text:p>0,0</text:p>
          </table:table-cell>
          <table:table-cell table:style-name="ce12" table:formula="of:=['AMS variante prix surfaces'.D23]-[AMS.D23]" office:value-type="float" office:value="0" calcext:value-type="float">
            <text:p>0,0</text:p>
          </table:table-cell>
          <table:table-cell table:style-name="ce12" table:formula="of:=['AMS variante prix surfaces'.E23]-[AMS.E23]" office:value-type="float" office:value="0" calcext:value-type="float">
            <text:p>0,0</text:p>
          </table:table-cell>
          <table:table-cell table:style-name="ce12" table:formula="of:=['AMS variante prix surfaces'.F23]-[AMS.F23]" office:value-type="float" office:value="0" calcext:value-type="float">
            <text:p>0,0</text:p>
          </table:table-cell>
          <table:table-cell table:style-name="ce12" table:formula="of:=['AMS variante prix surfaces'.G23]-[AMS.G23]" office:value-type="float" office:value="0" calcext:value-type="float">
            <text:p>0,0</text:p>
          </table:table-cell>
          <table:table-cell table:style-name="ce12" table:formula="of:=['AMS variante prix surfaces'.H23]-[AMS.H23]" office:value-type="float" office:value="0" calcext:value-type="float">
            <text:p>0,0</text:p>
          </table:table-cell>
          <table:table-cell table:style-name="ce12" table:formula="of:=['AMS variante prix surfaces'.I23]-[AMS.I23]" office:value-type="float" office:value="0" calcext:value-type="float">
            <text:p>0,0</text:p>
          </table:table-cell>
          <table:table-cell table:style-name="ce12" table:formula="of:=['AMS variante prix surfaces'.J23]-[AMS.J23]" office:value-type="float" office:value="0" calcext:value-type="float">
            <text:p>0,0</text:p>
          </table:table-cell>
          <table:table-cell table:style-name="ce12" table:formula="of:=['AMS variante prix surfaces'.K23]-[AMS.K23]" office:value-type="float" office:value="0.0319339425603005" calcext:value-type="float">
            <text:p>0,0</text:p>
          </table:table-cell>
          <table:table-cell table:style-name="ce12" table:formula="of:=['AMS variante prix surfaces'.L23]-[AMS.L23]" office:value-type="float" office:value="0.0319339425603005" calcext:value-type="float">
            <text:p>0,0</text:p>
          </table:table-cell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2" table:formula="of:=['AMS variante prix surfaces'.B24]-[AMS.B24]" office:value-type="float" office:value="0" calcext:value-type="float">
            <text:p>0,0</text:p>
          </table:table-cell>
          <table:table-cell table:style-name="ce12" table:formula="of:=['AMS variante prix surfaces'.C24]-[AMS.C24]" office:value-type="float" office:value="0.000135034973999026" calcext:value-type="float">
            <text:p>0,0</text:p>
          </table:table-cell>
          <table:table-cell table:style-name="ce12" table:formula="of:=['AMS variante prix surfaces'.D24]-[AMS.D24]" office:value-type="float" office:value="0" calcext:value-type="float">
            <text:p>0,0</text:p>
          </table:table-cell>
          <table:table-cell table:style-name="ce12" table:formula="of:=['AMS variante prix surfaces'.E24]-[AMS.E24]" office:value-type="float" office:value="0" calcext:value-type="float">
            <text:p>0,0</text:p>
          </table:table-cell>
          <table:table-cell table:style-name="ce12" table:formula="of:=['AMS variante prix surfaces'.F24]-[AMS.F24]" office:value-type="float" office:value="0" calcext:value-type="float">
            <text:p>0,0</text:p>
          </table:table-cell>
          <table:table-cell table:style-name="ce12" table:formula="of:=['AMS variante prix surfaces'.G24]-[AMS.G24]" office:value-type="float" office:value="0" calcext:value-type="float">
            <text:p>0,0</text:p>
          </table:table-cell>
          <table:table-cell table:style-name="ce12" table:formula="of:=['AMS variante prix surfaces'.H24]-[AMS.H24]" office:value-type="float" office:value="0" calcext:value-type="float">
            <text:p>0,0</text:p>
          </table:table-cell>
          <table:table-cell table:style-name="ce12" table:formula="of:=['AMS variante prix surfaces'.I24]-[AMS.I24]" office:value-type="float" office:value="0" calcext:value-type="float">
            <text:p>0,0</text:p>
          </table:table-cell>
          <table:table-cell table:style-name="ce12" table:formula="of:=['AMS variante prix surfaces'.J24]-[AMS.J24]" office:value-type="float" office:value="0.000524404604698603" calcext:value-type="float">
            <text:p>0,0</text:p>
          </table:table-cell>
          <table:table-cell table:style-name="ce12" table:formula="of:=['AMS variante prix surfaces'.K24]-[AMS.K24]" office:value-type="float" office:value="0.000135034973999026" calcext:value-type="float">
            <text:p>0,0</text:p>
          </table:table-cell>
          <table:table-cell table:style-name="ce12" table:formula="of:=['AMS variante prix surfaces'.L24]-[AMS.L24]" office:value-type="float" office:value="0.000659439578697629" calcext:value-type="float">
            <text:p>0,0</text:p>
          </table:table-cell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 surfaces'.B25]-[AMS.B25]" office:value-type="float" office:value="0.000000040055900013547" calcext:value-type="float">
            <text:p>0,0</text:p>
          </table:table-cell>
          <table:table-cell table:style-name="ce12" table:formula="of:=['AMS variante prix surfaces'.C25]-[AMS.C25]" office:value-type="float" office:value="0" calcext:value-type="float">
            <text:p>0,0</text:p>
          </table:table-cell>
          <table:table-cell table:style-name="ce12" table:formula="of:=['AMS variante prix surfaces'.D25]-[AMS.D25]" office:value-type="float" office:value="0" calcext:value-type="float">
            <text:p>0,0</text:p>
          </table:table-cell>
          <table:table-cell table:style-name="ce12" table:formula="of:=['AMS variante prix surfaces'.E25]-[AMS.E25]" office:value-type="float" office:value="0.000000160223600054188" calcext:value-type="float">
            <text:p>0,0</text:p>
          </table:table-cell>
          <table:table-cell table:style-name="ce12" table:formula="of:=['AMS variante prix surfaces'.F25]-[AMS.F25]" office:value-type="float" office:value="0" calcext:value-type="float">
            <text:p>0,0</text:p>
          </table:table-cell>
          <table:table-cell table:style-name="ce12" table:formula="of:=['AMS variante prix surfaces'.G25]-[AMS.G25]" office:value-type="float" office:value="0.000000253339300204658" calcext:value-type="float">
            <text:p>0,0</text:p>
          </table:table-cell>
          <table:table-cell table:style-name="ce12" table:formula="of:=['AMS variante prix surfaces'.H25]-[AMS.H25]" office:value-type="float" office:value="0" calcext:value-type="float">
            <text:p>0,0</text:p>
          </table:table-cell>
          <table:table-cell table:style-name="ce12" table:formula="of:=['AMS variante prix surfaces'.I25]-[AMS.I25]" office:value-type="float" office:value="0" calcext:value-type="float">
            <text:p>0,0</text:p>
          </table:table-cell>
          <table:table-cell table:style-name="ce12" table:formula="of:=['AMS variante prix surfaces'.J25]-[AMS.J25]" office:value-type="float" office:value="0" calcext:value-type="float">
            <text:p>0,0</text:p>
          </table:table-cell>
          <table:table-cell table:style-name="ce12" table:formula="of:=['AMS variante prix surfaces'.K25]-[AMS.K25]" office:value-type="float" office:value="0.000000453618800300148" calcext:value-type="float">
            <text:p>0,0</text:p>
          </table:table-cell>
          <table:table-cell table:style-name="ce12" table:formula="of:=['AMS variante prix surfaces'.L25]-[AMS.L25]" office:value-type="float" office:value="0.000000453618800300148" calcext:value-type="float">
            <text:p>0,0</text:p>
          </table:table-cell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2" table:formula="of:=['AMS variante prix surfaces'.B26]-[AMS.B26]" office:value-type="float" office:value="-0.108264283630902" calcext:value-type="float">
            <text:p>-0,1</text:p>
          </table:table-cell>
          <table:table-cell table:style-name="ce12" table:formula="of:=['AMS variante prix surfaces'.C26]-[AMS.C26]" office:value-type="float" office:value="-0.648284346929584" calcext:value-type="float">
            <text:p>-0,6</text:p>
          </table:table-cell>
          <table:table-cell table:style-name="ce12" table:formula="of:=['AMS variante prix surfaces'.D26]-[AMS.D26]" office:value-type="float" office:value="-0.0590209011682994" calcext:value-type="float">
            <text:p>-0,1</text:p>
          </table:table-cell>
          <table:table-cell table:style-name="ce12" table:formula="of:=['AMS variante prix surfaces'.E26]-[AMS.E26]" office:value-type="float" office:value="0.000991621707140178" calcext:value-type="float">
            <text:p>0,0</text:p>
          </table:table-cell>
          <table:table-cell table:style-name="ce12" table:formula="of:=['AMS variante prix surfaces'.F26]-[AMS.F26]" office:value-type="float" office:value="-0.185805394565601" calcext:value-type="float">
            <text:p>-0,2</text:p>
          </table:table-cell>
          <table:table-cell table:style-name="ce12" table:formula="of:=['AMS variante prix surfaces'.G26]-[AMS.G26]" office:value-type="float" office:value="3.53363948463541" calcext:value-type="float">
            <text:p>3,5</text:p>
          </table:table-cell>
          <table:table-cell table:style-name="ce12" table:formula="of:=['AMS variante prix surfaces'.H26]-[AMS.H26]" office:value-type="float" office:value="0.028679949681198" calcext:value-type="float">
            <text:p>0,0</text:p>
          </table:table-cell>
          <table:table-cell table:style-name="ce12" table:formula="of:=['AMS variante prix surfaces'.I26]-[AMS.I26]" office:value-type="float" office:value="-0.0441379385131397" calcext:value-type="float">
            <text:p>0,0</text:p>
          </table:table-cell>
          <table:table-cell table:style-name="ce12" table:formula="of:=['AMS variante prix surfaces'.J26]-[AMS.J26]" office:value-type="float" office:value="-0.95220222217468" calcext:value-type="float">
            <text:p>-1,0</text:p>
          </table:table-cell>
          <table:table-cell table:style-name="ce12" table:formula="of:=['AMS variante prix surfaces'.K26]-[AMS.K26]" office:value-type="float" office:value="2.51779819121629" calcext:value-type="float">
            <text:p>2,5</text:p>
          </table:table-cell>
          <table:table-cell table:style-name="ce12" table:formula="of:=['AMS variante prix surfaces'.L26]-[AMS.L26]" office:value-type="float" office:value="1.56559596904143" calcext:value-type="float">
            <text:p>1,6</text:p>
          </table:table-cell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2" table:formula="of:=['AMS variante prix surfaces'.B27]-[AMS.B27]" office:value-type="float" office:value="0" calcext:value-type="float">
            <text:p>0,0</text:p>
          </table:table-cell>
          <table:table-cell table:style-name="ce12" table:formula="of:=['AMS variante prix surfaces'.C27]-[AMS.C27]" office:value-type="float" office:value="0" calcext:value-type="float">
            <text:p>0,0</text:p>
          </table:table-cell>
          <table:table-cell table:style-name="ce12" table:formula="of:=['AMS variante prix surfaces'.D27]-[AMS.D27]" office:value-type="float" office:value="0" calcext:value-type="float">
            <text:p>0,0</text:p>
          </table:table-cell>
          <table:table-cell table:style-name="ce12" table:formula="of:=['AMS variante prix surfaces'.E27]-[AMS.E27]" office:value-type="float" office:value="0" calcext:value-type="float">
            <text:p>0,0</text:p>
          </table:table-cell>
          <table:table-cell table:style-name="ce12" table:formula="of:=['AMS variante prix surfaces'.F27]-[AMS.F27]" office:value-type="float" office:value="0" calcext:value-type="float">
            <text:p>0,0</text:p>
          </table:table-cell>
          <table:table-cell table:style-name="ce12" table:formula="of:=['AMS variante prix surfaces'.G27]-[AMS.G27]" office:value-type="float" office:value="0" calcext:value-type="float">
            <text:p>0,0</text:p>
          </table:table-cell>
          <table:table-cell table:style-name="ce12" table:formula="of:=['AMS variante prix surfaces'.H27]-[AMS.H27]" office:value-type="float" office:value="0" calcext:value-type="float">
            <text:p>0,0</text:p>
          </table:table-cell>
          <table:table-cell table:style-name="ce12" table:formula="of:=['AMS variante prix surfaces'.I27]-[AMS.I27]" office:value-type="float" office:value="0" calcext:value-type="float">
            <text:p>0,0</text:p>
          </table:table-cell>
          <table:table-cell table:style-name="ce12" table:formula="of:=['AMS variante prix surfaces'.J27]-[AMS.J27]" office:value-type="float" office:value="0" calcext:value-type="float">
            <text:p>0,0</text:p>
          </table:table-cell>
          <table:table-cell table:style-name="ce12" table:formula="of:=['AMS variante prix surfaces'.K27]-[AMS.K27]" office:value-type="float" office:value="0" calcext:value-type="float">
            <text:p>0,0</text:p>
          </table:table-cell>
          <table:table-cell table:style-name="ce12" table:formula="of:=['AMS variante prix surfaces'.L27]-[AMS.L27]" office:value-type="float" office:value="0" calcext:value-type="float">
            <text:p>0,0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style-name="ce12" table:formula="of:=['AMS variante prix surfaces'.B28]-[AMS.B28]" office:value-type="float" office:value="-0.10826428363049" calcext:value-type="float">
            <text:p>-0,1</text:p>
          </table:table-cell>
          <table:table-cell table:style-name="ce12" table:formula="of:=['AMS variante prix surfaces'.C28]-[AMS.C28]" office:value-type="float" office:value="-0.648284346929584" calcext:value-type="float">
            <text:p>-0,6</text:p>
          </table:table-cell>
          <table:table-cell table:style-name="ce12" table:formula="of:=['AMS variante prix surfaces'.D28]-[AMS.D28]" office:value-type="float" office:value="-0.0590209011682994" calcext:value-type="float">
            <text:p>-0,1</text:p>
          </table:table-cell>
          <table:table-cell table:style-name="ce12" table:formula="of:=['AMS variante prix surfaces'.E28]-[AMS.E28]" office:value-type="float" office:value="0.000991621707140178" calcext:value-type="float">
            <text:p>0,0</text:p>
          </table:table-cell>
          <table:table-cell table:style-name="ce12" table:formula="of:=['AMS variante prix surfaces'.F28]-[AMS.F28]" office:value-type="float" office:value="-0.185805394565601" calcext:value-type="float">
            <text:p>-0,2</text:p>
          </table:table-cell>
          <table:table-cell table:style-name="ce12" table:formula="of:=['AMS variante prix surfaces'.G28]-[AMS.G28]" office:value-type="float" office:value="3.53363948463541" calcext:value-type="float">
            <text:p>3,5</text:p>
          </table:table-cell>
          <table:table-cell table:style-name="ce12" table:formula="of:=['AMS variante prix surfaces'.H28]-[AMS.H28]" office:value-type="float" office:value="0.028679949681198" calcext:value-type="float">
            <text:p>0,0</text:p>
          </table:table-cell>
          <table:table-cell table:style-name="ce12" table:formula="of:=['AMS variante prix surfaces'.I28]-[AMS.I28]" office:value-type="float" office:value="-0.0441379385131397" calcext:value-type="float">
            <text:p>0,0</text:p>
          </table:table-cell>
          <table:table-cell table:style-name="ce12" table:formula="of:=['AMS variante prix surfaces'.J28]-[AMS.J28]" office:value-type="float" office:value="-0.95220222217468" calcext:value-type="float">
            <text:p>-1,0</text:p>
          </table:table-cell>
          <table:table-cell table:style-name="ce12" table:formula="of:=['AMS variante prix surfaces'.K28]-[AMS.K28]" office:value-type="float" office:value="2.51779819121637" calcext:value-type="float">
            <text:p>2,5</text:p>
          </table:table-cell>
          <table:table-cell table:style-name="ce12" table:formula="of:=['AMS variante prix surfaces'.L28]-[AMS.L28]" office:value-type="float" office:value="1.56559596904151" calcext:value-type="float">
            <text:p>1,6</text:p>
          </table:table-cell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float" office:value="2025" calcext:value-type="float" table:number-columns-spanned="11" table:number-rows-spanned="1">
            <text:p>2025</text:p>
          </table:table-cell>
          <table:covered-table-cell table:number-columns-repeated="10" table:style-name="ce1"/>
          <table:table-cell table:style-name="ce1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table:formula="of:=['AMS variante prix surfaces'.B34]-[AMS.B34]" office:value-type="float" office:value="-0.448893115811899" calcext:value-type="float">
            <text:p>-0,4</text:p>
          </table:table-cell>
          <table:table-cell table:style-name="ce12" table:formula="of:=['AMS variante prix surfaces'.C34]-[AMS.C34]" office:value-type="float" office:value="-1.5168157202771" calcext:value-type="float">
            <text:p>-1,5</text:p>
          </table:table-cell>
          <table:table-cell table:style-name="ce12" table:formula="of:=['AMS variante prix surfaces'.D34]-[AMS.D34]" office:value-type="float" office:value="-0.2759069857621" calcext:value-type="float">
            <text:p>-0,3</text:p>
          </table:table-cell>
          <table:table-cell table:style-name="ce12" table:formula="of:=['AMS variante prix surfaces'.E34]-[AMS.E34]" office:value-type="float" office:value="0" calcext:value-type="float">
            <text:p>0,0</text:p>
          </table:table-cell>
          <table:table-cell table:style-name="ce12" table:formula="of:=['AMS variante prix surfaces'.F34]-[AMS.F34]" office:value-type="float" office:value="-0.58235340713488" calcext:value-type="float">
            <text:p>-0,6</text:p>
          </table:table-cell>
          <table:table-cell table:style-name="ce12" table:formula="of:=['AMS variante prix surfaces'.G34]-[AMS.G34]" office:value-type="float" office:value="8.16374572728481" calcext:value-type="float">
            <text:p>8,2</text:p>
          </table:table-cell>
          <table:table-cell table:style-name="ce12" table:formula="of:=['AMS variante prix surfaces'.H34]-[AMS.H34]" office:value-type="float" office:value="0.0290067020199007" calcext:value-type="float">
            <text:p>0,0</text:p>
          </table:table-cell>
          <table:table-cell table:style-name="ce12" table:formula="of:=['AMS variante prix surfaces'.I34]-[AMS.I34]" office:value-type="float" office:value="-0.14558835178372" calcext:value-type="float">
            <text:p>-0,1</text:p>
          </table:table-cell>
          <table:table-cell table:style-name="ce12" table:formula="of:=['AMS variante prix surfaces'.J34]-[AMS.J34]" office:value-type="float" office:value="-2.2469128578348" calcext:value-type="float">
            <text:p>-2,2</text:p>
          </table:table-cell>
          <table:table-cell table:style-name="ce12" table:formula="of:=['AMS variante prix surfaces'.K34]-[AMS.K34]" office:value-type="float" office:value="5.22319484853502" calcext:value-type="float">
            <text:p>5,2</text:p>
          </table:table-cell>
          <table:table-cell table:style-name="ce12" table:formula="of:=['AMS variante prix surfaces'.L34]-[AMS.L34]" office:value-type="float" office:value="2.97628199070022" calcext:value-type="float">
            <text:p>3,0</text:p>
          </table:table-cell>
        </table:table-row>
        <table:table-row table:style-name="ro3">
          <table:table-cell office:value-type="string" calcext:value-type="string">
            <text:p>ECS</text:p>
          </table:table-cell>
          <table:table-cell table:style-name="ce12" table:formula="of:=['AMS variante prix surfaces'.B35]-[AMS.B35]" office:value-type="float" office:value="0.0340214023892402" calcext:value-type="float">
            <text:p>0,0</text:p>
          </table:table-cell>
          <table:table-cell table:style-name="ce12" table:formula="of:=['AMS variante prix surfaces'.C35]-[AMS.C35]" office:value-type="float" office:value="0.0226809349261603" calcext:value-type="float">
            <text:p>0,0</text:p>
          </table:table-cell>
          <table:table-cell table:style-name="ce12" table:formula="of:=['AMS variante prix surfaces'.D35]-[AMS.D35]" office:value-type="float" office:value="0.0107871407608002" calcext:value-type="float">
            <text:p>0,0</text:p>
          </table:table-cell>
          <table:table-cell table:style-name="ce12" table:formula="of:=['AMS variante prix surfaces'.E35]-[AMS.E35]" office:value-type="float" office:value="0.00338816348606008" calcext:value-type="float">
            <text:p>0,0</text:p>
          </table:table-cell>
          <table:table-cell table:style-name="ce12" table:formula="of:=['AMS variante prix surfaces'.F35]-[AMS.F35]" office:value-type="float" office:value="0" calcext:value-type="float">
            <text:p>0,0</text:p>
          </table:table-cell>
          <table:table-cell table:style-name="ce12" table:formula="of:=['AMS variante prix surfaces'.G35]-[AMS.G35]" office:value-type="float" office:value="0.0780889905396993" calcext:value-type="float">
            <text:p>0,1</text:p>
          </table:table-cell>
          <table:table-cell table:style-name="ce12" table:formula="of:=['AMS variante prix surfaces'.H35]-[AMS.H35]" office:value-type="float" office:value="0.00131721426289999" calcext:value-type="float">
            <text:p>0,0</text:p>
          </table:table-cell>
          <table:table-cell table:style-name="ce12" table:formula="of:=['AMS variante prix surfaces'.I35]-[AMS.I35]" office:value-type="float" office:value="0.0135526539442403" calcext:value-type="float">
            <text:p>0,0</text:p>
          </table:table-cell>
          <table:table-cell table:style-name="ce12" table:formula="of:=['AMS variante prix surfaces'.J35]-[AMS.J35]" office:value-type="float" office:value="0.0340214023892402" calcext:value-type="float">
            <text:p>0,0</text:p>
          </table:table-cell>
          <table:table-cell table:style-name="ce12" table:formula="of:=['AMS variante prix surfaces'.K35]-[AMS.K35]" office:value-type="float" office:value="0.163836500309102" calcext:value-type="float">
            <text:p>0,2</text:p>
          </table:table-cell>
          <table:table-cell table:style-name="ce12" table:formula="of:=['AMS variante prix surfaces'.L35]-[AMS.L35]" office:value-type="float" office:value="0.197857902698381" calcext:value-type="float">
            <text:p>0,2</text:p>
          </table:table-cell>
        </table:table-row>
        <table:table-row table:style-name="ro3">
          <table:table-cell office:value-type="string" calcext:value-type="string">
            <text:p>Cuisson</text:p>
          </table:table-cell>
          <table:table-cell table:style-name="ce12" table:formula="of:=['AMS variante prix surfaces'.B36]-[AMS.B36]" office:value-type="float" office:value="0.0992330616883006" calcext:value-type="float">
            <text:p>0,1</text:p>
          </table:table-cell>
          <table:table-cell table:style-name="ce12" table:formula="of:=['AMS variante prix surfaces'.C36]-[AMS.C36]" office:value-type="float" office:value="0" calcext:value-type="float">
            <text:p>0,0</text:p>
          </table:table-cell>
          <table:table-cell table:style-name="ce12" table:formula="of:=['AMS variante prix surfaces'.D36]-[AMS.D36]" office:value-type="float" office:value="0" calcext:value-type="float">
            <text:p>0,0</text:p>
          </table:table-cell>
          <table:table-cell table:style-name="ce12" table:formula="of:=['AMS variante prix surfaces'.E36]-[AMS.E36]" office:value-type="float" office:value="0" calcext:value-type="float">
            <text:p>0,0</text:p>
          </table:table-cell>
          <table:table-cell table:style-name="ce12" table:formula="of:=['AMS variante prix surfaces'.F36]-[AMS.F36]" office:value-type="float" office:value="0" calcext:value-type="float">
            <text:p>0,0</text:p>
          </table:table-cell>
          <table:table-cell table:style-name="ce12" table:formula="of:=['AMS variante prix surfaces'.G36]-[AMS.G36]" office:value-type="float" office:value="0.0645321627387001" calcext:value-type="float">
            <text:p>0,1</text:p>
          </table:table-cell>
          <table:table-cell table:style-name="ce12" table:formula="of:=['AMS variante prix surfaces'.H36]-[AMS.H36]" office:value-type="float" office:value="0.0184707870131" calcext:value-type="float">
            <text:p>0,0</text:p>
          </table:table-cell>
          <table:table-cell table:style-name="ce12" table:formula="of:=['AMS variante prix surfaces'.I36]-[AMS.I36]" office:value-type="float" office:value="0" calcext:value-type="float">
            <text:p>0,0</text:p>
          </table:table-cell>
          <table:table-cell table:style-name="ce12" table:formula="of:=['AMS variante prix surfaces'.J36]-[AMS.J36]" office:value-type="float" office:value="0" calcext:value-type="float">
            <text:p>0,0</text:p>
          </table:table-cell>
          <table:table-cell table:style-name="ce12" table:formula="of:=['AMS variante prix surfaces'.K36]-[AMS.K36]" office:value-type="float" office:value="0.182236011440102" calcext:value-type="float">
            <text:p>0,2</text:p>
          </table:table-cell>
          <table:table-cell table:style-name="ce12" table:formula="of:=['AMS variante prix surfaces'.L36]-[AMS.L36]" office:value-type="float" office:value="0.182236011440102" calcext:value-type="float">
            <text:p>0,2</text:p>
          </table:table-cell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2" table:formula="of:=['AMS variante prix surfaces'.B37]-[AMS.B37]" office:value-type="float" office:value="0.129843064474699" calcext:value-type="float">
            <text:p>0,1</text:p>
          </table:table-cell>
          <table:table-cell table:style-name="ce12" table:formula="of:=['AMS variante prix surfaces'.C37]-[AMS.C37]" office:value-type="float" office:value="0" calcext:value-type="float">
            <text:p>0,0</text:p>
          </table:table-cell>
          <table:table-cell table:style-name="ce12" table:formula="of:=['AMS variante prix surfaces'.D37]-[AMS.D37]" office:value-type="float" office:value="0" calcext:value-type="float">
            <text:p>0,0</text:p>
          </table:table-cell>
          <table:table-cell table:style-name="ce12" table:formula="of:=['AMS variante prix surfaces'.E37]-[AMS.E37]" office:value-type="float" office:value="0" calcext:value-type="float">
            <text:p>0,0</text:p>
          </table:table-cell>
          <table:table-cell table:style-name="ce12" table:formula="of:=['AMS variante prix surfaces'.F37]-[AMS.F37]" office:value-type="float" office:value="0" calcext:value-type="float">
            <text:p>0,0</text:p>
          </table:table-cell>
          <table:table-cell table:style-name="ce12" table:formula="of:=['AMS variante prix surfaces'.G37]-[AMS.G37]" office:value-type="float" office:value="0" calcext:value-type="float">
            <text:p>0,0</text:p>
          </table:table-cell>
          <table:table-cell table:style-name="ce12" table:formula="of:=['AMS variante prix surfaces'.H37]-[AMS.H37]" office:value-type="float" office:value="0" calcext:value-type="float">
            <text:p>0,0</text:p>
          </table:table-cell>
          <table:table-cell table:style-name="ce12" table:formula="of:=['AMS variante prix surfaces'.I37]-[AMS.I37]" office:value-type="float" office:value="0" calcext:value-type="float">
            <text:p>0,0</text:p>
          </table:table-cell>
          <table:table-cell table:style-name="ce12" table:formula="of:=['AMS variante prix surfaces'.J37]-[AMS.J37]" office:value-type="float" office:value="0" calcext:value-type="float">
            <text:p>0,0</text:p>
          </table:table-cell>
          <table:table-cell table:style-name="ce12" table:formula="of:=['AMS variante prix surfaces'.K37]-[AMS.K37]" office:value-type="float" office:value="0.129843064474699" calcext:value-type="float">
            <text:p>0,1</text:p>
          </table:table-cell>
          <table:table-cell table:style-name="ce12" table:formula="of:=['AMS variante prix surfaces'.L37]-[AMS.L37]" office:value-type="float" office:value="0.129843064474699" calcext:value-type="float">
            <text:p>0,1</text:p>
          </table:table-cell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2" table:formula="of:=['AMS variante prix surfaces'.B38]-[AMS.B38]" office:value-type="float" office:value="0.525644754963501" calcext:value-type="float">
            <text:p>0,5</text:p>
          </table:table-cell>
          <table:table-cell table:style-name="ce12" table:formula="of:=['AMS variante prix surfaces'.C38]-[AMS.C38]" office:value-type="float" office:value="0" calcext:value-type="float">
            <text:p>0,0</text:p>
          </table:table-cell>
          <table:table-cell table:style-name="ce12" table:formula="of:=['AMS variante prix surfaces'.D38]-[AMS.D38]" office:value-type="float" office:value="0" calcext:value-type="float">
            <text:p>0,0</text:p>
          </table:table-cell>
          <table:table-cell table:style-name="ce12" table:formula="of:=['AMS variante prix surfaces'.E38]-[AMS.E38]" office:value-type="float" office:value="0" calcext:value-type="float">
            <text:p>0,0</text:p>
          </table:table-cell>
          <table:table-cell table:style-name="ce12" table:formula="of:=['AMS variante prix surfaces'.F38]-[AMS.F38]" office:value-type="float" office:value="0" calcext:value-type="float">
            <text:p>0,0</text:p>
          </table:table-cell>
          <table:table-cell table:style-name="ce12" table:formula="of:=['AMS variante prix surfaces'.G38]-[AMS.G38]" office:value-type="float" office:value="0" calcext:value-type="float">
            <text:p>0,0</text:p>
          </table:table-cell>
          <table:table-cell table:style-name="ce12" table:formula="of:=['AMS variante prix surfaces'.H38]-[AMS.H38]" office:value-type="float" office:value="0" calcext:value-type="float">
            <text:p>0,0</text:p>
          </table:table-cell>
          <table:table-cell table:style-name="ce12" table:formula="of:=['AMS variante prix surfaces'.I38]-[AMS.I38]" office:value-type="float" office:value="0" calcext:value-type="float">
            <text:p>0,0</text:p>
          </table:table-cell>
          <table:table-cell table:style-name="ce12" table:formula="of:=['AMS variante prix surfaces'.J38]-[AMS.J38]" office:value-type="float" office:value="0" calcext:value-type="float">
            <text:p>0,0</text:p>
          </table:table-cell>
          <table:table-cell table:style-name="ce12" table:formula="of:=['AMS variante prix surfaces'.K38]-[AMS.K38]" office:value-type="float" office:value="0.525644754963501" calcext:value-type="float">
            <text:p>0,5</text:p>
          </table:table-cell>
          <table:table-cell table:style-name="ce12" table:formula="of:=['AMS variante prix surfaces'.L38]-[AMS.L38]" office:value-type="float" office:value="0.525644754963501" calcext:value-type="float">
            <text:p>0,5</text:p>
          </table:table-cell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2" table:formula="of:=['AMS variante prix surfaces'.B39]-[AMS.B39]" office:value-type="float" office:value="0" calcext:value-type="float">
            <text:p>0,0</text:p>
          </table:table-cell>
          <table:table-cell table:style-name="ce12" table:formula="of:=['AMS variante prix surfaces'.C39]-[AMS.C39]" office:value-type="float" office:value="0.0371426735858993" calcext:value-type="float">
            <text:p>0,0</text:p>
          </table:table-cell>
          <table:table-cell table:style-name="ce12" table:formula="of:=['AMS variante prix surfaces'.D39]-[AMS.D39]" office:value-type="float" office:value="0" calcext:value-type="float">
            <text:p>0,0</text:p>
          </table:table-cell>
          <table:table-cell table:style-name="ce12" table:formula="of:=['AMS variante prix surfaces'.E39]-[AMS.E39]" office:value-type="float" office:value="0" calcext:value-type="float">
            <text:p>0,0</text:p>
          </table:table-cell>
          <table:table-cell table:style-name="ce12" table:formula="of:=['AMS variante prix surfaces'.F39]-[AMS.F39]" office:value-type="float" office:value="0" calcext:value-type="float">
            <text:p>0,0</text:p>
          </table:table-cell>
          <table:table-cell table:style-name="ce12" table:formula="of:=['AMS variante prix surfaces'.G39]-[AMS.G39]" office:value-type="float" office:value="0" calcext:value-type="float">
            <text:p>0,0</text:p>
          </table:table-cell>
          <table:table-cell table:style-name="ce12" table:formula="of:=['AMS variante prix surfaces'.H39]-[AMS.H39]" office:value-type="float" office:value="0" calcext:value-type="float">
            <text:p>0,0</text:p>
          </table:table-cell>
          <table:table-cell table:style-name="ce12" table:formula="of:=['AMS variante prix surfaces'.I39]-[AMS.I39]" office:value-type="float" office:value="0" calcext:value-type="float">
            <text:p>0,0</text:p>
          </table:table-cell>
          <table:table-cell table:style-name="ce12" table:formula="of:=['AMS variante prix surfaces'.J39]-[AMS.J39]" office:value-type="float" office:value="0.0921096363574012" calcext:value-type="float">
            <text:p>0,1</text:p>
          </table:table-cell>
          <table:table-cell table:style-name="ce12" table:formula="of:=['AMS variante prix surfaces'.K39]-[AMS.K39]" office:value-type="float" office:value="0.0371426735858993" calcext:value-type="float">
            <text:p>0,0</text:p>
          </table:table-cell>
          <table:table-cell table:style-name="ce12" table:formula="of:=['AMS variante prix surfaces'.L39]-[AMS.L39]" office:value-type="float" office:value="0.129252309943301" calcext:value-type="float">
            <text:p>0,1</text:p>
          </table:table-cell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 surfaces'.B40]-[AMS.B40]" office:value-type="float" office:value="0.00823054794108002" calcext:value-type="float">
            <text:p>0,0</text:p>
          </table:table-cell>
          <table:table-cell table:style-name="ce12" table:formula="of:=['AMS variante prix surfaces'.C40]-[AMS.C40]" office:value-type="float" office:value="0" calcext:value-type="float">
            <text:p>0,0</text:p>
          </table:table-cell>
          <table:table-cell table:style-name="ce12" table:formula="of:=['AMS variante prix surfaces'.D40]-[AMS.D40]" office:value-type="float" office:value="0" calcext:value-type="float">
            <text:p>0,0</text:p>
          </table:table-cell>
          <table:table-cell table:style-name="ce12" table:formula="of:=['AMS variante prix surfaces'.E40]-[AMS.E40]" office:value-type="float" office:value="0.00548703196072003" calcext:value-type="float">
            <text:p>0,0</text:p>
          </table:table-cell>
          <table:table-cell table:style-name="ce12" table:formula="of:=['AMS variante prix surfaces'.F40]-[AMS.F40]" office:value-type="float" office:value="0" calcext:value-type="float">
            <text:p>0,0</text:p>
          </table:table-cell>
          <table:table-cell table:style-name="ce12" table:formula="of:=['AMS variante prix surfaces'.G40]-[AMS.G40]" office:value-type="float" office:value="0.0280263185492997" calcext:value-type="float">
            <text:p>0,0</text:p>
          </table:table-cell>
          <table:table-cell table:style-name="ce12" table:formula="of:=['AMS variante prix surfaces'.H40]-[AMS.H40]" office:value-type="float" office:value="0" calcext:value-type="float">
            <text:p>0,0</text:p>
          </table:table-cell>
          <table:table-cell table:style-name="ce12" table:formula="of:=['AMS variante prix surfaces'.I40]-[AMS.I40]" office:value-type="float" office:value="0" calcext:value-type="float">
            <text:p>0,0</text:p>
          </table:table-cell>
          <table:table-cell table:style-name="ce12" table:formula="of:=['AMS variante prix surfaces'.J40]-[AMS.J40]" office:value-type="float" office:value="0" calcext:value-type="float">
            <text:p>0,0</text:p>
          </table:table-cell>
          <table:table-cell table:style-name="ce12" table:formula="of:=['AMS variante prix surfaces'.K40]-[AMS.K40]" office:value-type="float" office:value="0.0417438984510996" calcext:value-type="float">
            <text:p>0,0</text:p>
          </table:table-cell>
          <table:table-cell table:style-name="ce12" table:formula="of:=['AMS variante prix surfaces'.L40]-[AMS.L40]" office:value-type="float" office:value="0.0417438984510996" calcext:value-type="float">
            <text:p>0,0</text:p>
          </table:table-cell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2" table:formula="of:=['AMS variante prix surfaces'.B41]-[AMS.B41]" office:value-type="float" office:value="0.348079715644886" calcext:value-type="float">
            <text:p>0,3</text:p>
          </table:table-cell>
          <table:table-cell table:style-name="ce12" table:formula="of:=['AMS variante prix surfaces'.C41]-[AMS.C41]" office:value-type="float" office:value="-1.45699211176508" calcext:value-type="float">
            <text:p>-1,5</text:p>
          </table:table-cell>
          <table:table-cell table:style-name="ce12" table:formula="of:=['AMS variante prix surfaces'.D41]-[AMS.D41]" office:value-type="float" office:value="-0.265119845001299" calcext:value-type="float">
            <text:p>-0,3</text:p>
          </table:table-cell>
          <table:table-cell table:style-name="ce12" table:formula="of:=['AMS variante prix surfaces'.E41]-[AMS.E41]" office:value-type="float" office:value="0.00887519544678006" calcext:value-type="float">
            <text:p>0,0</text:p>
          </table:table-cell>
          <table:table-cell table:style-name="ce12" table:formula="of:=['AMS variante prix surfaces'.F41]-[AMS.F41]" office:value-type="float" office:value="-0.58235340713488" calcext:value-type="float">
            <text:p>-0,6</text:p>
          </table:table-cell>
          <table:table-cell table:style-name="ce12" table:formula="of:=['AMS variante prix surfaces'.G41]-[AMS.G41]" office:value-type="float" office:value="8.3343931991125" calcext:value-type="float">
            <text:p>8,3</text:p>
          </table:table-cell>
          <table:table-cell table:style-name="ce12" table:formula="of:=['AMS variante prix surfaces'.H41]-[AMS.H41]" office:value-type="float" office:value="0.0487947032959006" calcext:value-type="float">
            <text:p>0,0</text:p>
          </table:table-cell>
          <table:table-cell table:style-name="ce12" table:formula="of:=['AMS variante prix surfaces'.I41]-[AMS.I41]" office:value-type="float" office:value="-0.13203569783948" calcext:value-type="float">
            <text:p>-0,1</text:p>
          </table:table-cell>
          <table:table-cell table:style-name="ce12" table:formula="of:=['AMS variante prix surfaces'.J41]-[AMS.J41]" office:value-type="float" office:value="-2.12078181908812" calcext:value-type="float">
            <text:p>-2,1</text:p>
          </table:table-cell>
          <table:table-cell table:style-name="ce12" table:formula="of:=['AMS variante prix surfaces'.K41]-[AMS.K41]" office:value-type="float" office:value="6.3036417517595" calcext:value-type="float">
            <text:p>6,3</text:p>
          </table:table-cell>
          <table:table-cell table:style-name="ce12" table:formula="of:=['AMS variante prix surfaces'.L41]-[AMS.L41]" office:value-type="float" office:value="4.18285993267088" calcext:value-type="float">
            <text:p>4,2</text:p>
          </table:table-cell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2" table:formula="of:=['AMS variante prix surfaces'.B42]-[AMS.B42]" office:value-type="float" office:value="0" calcext:value-type="float">
            <text:p>0,0</text:p>
          </table:table-cell>
          <table:table-cell table:style-name="ce12" table:formula="of:=['AMS variante prix surfaces'.C42]-[AMS.C42]" office:value-type="float" office:value="0" calcext:value-type="float">
            <text:p>0,0</text:p>
          </table:table-cell>
          <table:table-cell table:style-name="ce12" table:formula="of:=['AMS variante prix surfaces'.D42]-[AMS.D42]" office:value-type="float" office:value="0" calcext:value-type="float">
            <text:p>0,0</text:p>
          </table:table-cell>
          <table:table-cell table:style-name="ce12" table:formula="of:=['AMS variante prix surfaces'.E42]-[AMS.E42]" office:value-type="float" office:value="0" calcext:value-type="float">
            <text:p>0,0</text:p>
          </table:table-cell>
          <table:table-cell table:style-name="ce12" table:formula="of:=['AMS variante prix surfaces'.F42]-[AMS.F42]" office:value-type="float" office:value="0" calcext:value-type="float">
            <text:p>0,0</text:p>
          </table:table-cell>
          <table:table-cell table:style-name="ce12" table:formula="of:=['AMS variante prix surfaces'.G42]-[AMS.G42]" office:value-type="float" office:value="0" calcext:value-type="float">
            <text:p>0,0</text:p>
          </table:table-cell>
          <table:table-cell table:style-name="ce12" table:formula="of:=['AMS variante prix surfaces'.H42]-[AMS.H42]" office:value-type="float" office:value="0" calcext:value-type="float">
            <text:p>0,0</text:p>
          </table:table-cell>
          <table:table-cell table:style-name="ce12" table:formula="of:=['AMS variante prix surfaces'.I42]-[AMS.I42]" office:value-type="float" office:value="0" calcext:value-type="float">
            <text:p>0,0</text:p>
          </table:table-cell>
          <table:table-cell table:style-name="ce12" table:formula="of:=['AMS variante prix surfaces'.J42]-[AMS.J42]" office:value-type="float" office:value="0" calcext:value-type="float">
            <text:p>0,0</text:p>
          </table:table-cell>
          <table:table-cell table:style-name="ce12" table:formula="of:=['AMS variante prix surfaces'.K42]-[AMS.K42]" office:value-type="float" office:value="0" calcext:value-type="float">
            <text:p>0,0</text:p>
          </table:table-cell>
          <table:table-cell table:style-name="ce12" table:formula="of:=['AMS variante prix surfaces'.L42]-[AMS.L42]" office:value-type="float" office:value="0" calcext:value-type="float">
            <text:p>0,0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style-name="ce12" table:formula="of:=['AMS variante prix surfaces'.B43]-[AMS.B43]" office:value-type="float" office:value="0.348079715645213" calcext:value-type="float">
            <text:p>0,3</text:p>
          </table:table-cell>
          <table:table-cell table:style-name="ce12" table:formula="of:=['AMS variante prix surfaces'.C43]-[AMS.C43]" office:value-type="float" office:value="-1.45699211176508" calcext:value-type="float">
            <text:p>-1,5</text:p>
          </table:table-cell>
          <table:table-cell table:style-name="ce12" table:formula="of:=['AMS variante prix surfaces'.D43]-[AMS.D43]" office:value-type="float" office:value="-0.265119845001299" calcext:value-type="float">
            <text:p>-0,3</text:p>
          </table:table-cell>
          <table:table-cell table:style-name="ce12" table:formula="of:=['AMS variante prix surfaces'.E43]-[AMS.E43]" office:value-type="float" office:value="0.00887519544678006" calcext:value-type="float">
            <text:p>0,0</text:p>
          </table:table-cell>
          <table:table-cell table:style-name="ce12" table:formula="of:=['AMS variante prix surfaces'.F43]-[AMS.F43]" office:value-type="float" office:value="-0.58235340713488" calcext:value-type="float">
            <text:p>-0,6</text:p>
          </table:table-cell>
          <table:table-cell table:style-name="ce12" table:formula="of:=['AMS variante prix surfaces'.G43]-[AMS.G43]" office:value-type="float" office:value="8.3343931991125" calcext:value-type="float">
            <text:p>8,3</text:p>
          </table:table-cell>
          <table:table-cell table:style-name="ce12" table:formula="of:=['AMS variante prix surfaces'.H43]-[AMS.H43]" office:value-type="float" office:value="0.0487947032959006" calcext:value-type="float">
            <text:p>0,0</text:p>
          </table:table-cell>
          <table:table-cell table:style-name="ce12" table:formula="of:=['AMS variante prix surfaces'.I43]-[AMS.I43]" office:value-type="float" office:value="-0.13203569783948" calcext:value-type="float">
            <text:p>-0,1</text:p>
          </table:table-cell>
          <table:table-cell table:style-name="ce12" table:formula="of:=['AMS variante prix surfaces'.J43]-[AMS.J43]" office:value-type="float" office:value="-2.12078181908812" calcext:value-type="float">
            <text:p>-2,1</text:p>
          </table:table-cell>
          <table:table-cell table:style-name="ce12" table:formula="of:=['AMS variante prix surfaces'.K43]-[AMS.K43]" office:value-type="float" office:value="6.30364175175978" calcext:value-type="float">
            <text:p>6,3</text:p>
          </table:table-cell>
          <table:table-cell table:style-name="ce12" table:formula="of:=['AMS variante prix surfaces'.L43]-[AMS.L43]" office:value-type="float" office:value="4.18285993267116" calcext:value-type="float">
            <text:p>4,2</text:p>
          </table:table-cell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9"/>
          <table:table-cell table:style-name="ce28" table:number-columns-repeated="2"/>
        </table:table-row>
        <table:table-row table:style-name="ro3">
          <table:table-cell table:style-name="ce4"/>
          <table:table-cell table:style-name="ce15" table:number-columns-repeated="9"/>
          <table:table-cell table:style-name="ce28" table:number-columns-repeated="2"/>
        </table:table-row>
        <table:table-row table:style-name="ro1">
          <table:table-cell table:style-name="ce1" office:value-type="float" office:value="2030" calcext:value-type="float" table:number-columns-spanned="11" table:number-rows-spanned="1">
            <text:p>2030</text:p>
          </table:table-cell>
          <table:covered-table-cell table:number-columns-repeated="10" table:style-name="ce1"/>
          <table:table-cell table:style-name="ce1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6">
          <table:table-cell office:value-type="string" calcext:value-type="string">
            <text:p>Chauffage</text:p>
          </table:table-cell>
          <table:table-cell table:style-name="ce12" table:formula="of:=['AMS variante prix surfaces'.B49]-[AMS.B49]" office:value-type="float" office:value="-0.965360908513701" calcext:value-type="float">
            <text:p>-1,0</text:p>
          </table:table-cell>
          <table:table-cell table:style-name="ce12" table:formula="of:=['AMS variante prix surfaces'.C49]-[AMS.C49]" office:value-type="float" office:value="-2.2766243003746" calcext:value-type="float">
            <text:p>-2,3</text:p>
          </table:table-cell>
          <table:table-cell table:style-name="ce12" table:formula="of:=['AMS variante prix surfaces'.D49]-[AMS.D49]" office:value-type="float" office:value="-0.6719368722832" calcext:value-type="float">
            <text:p>-0,7</text:p>
          </table:table-cell>
          <table:table-cell table:style-name="ce12" table:formula="of:=['AMS variante prix surfaces'.E49]-[AMS.E49]" office:value-type="float" office:value="0" calcext:value-type="float">
            <text:p>0,0</text:p>
          </table:table-cell>
          <table:table-cell table:style-name="ce12" table:formula="of:=['AMS variante prix surfaces'.F49]-[AMS.F49]" office:value-type="float" office:value="-1.12028703913936" calcext:value-type="float">
            <text:p>-1,1</text:p>
          </table:table-cell>
          <table:table-cell table:style-name="ce12" table:formula="of:=['AMS variante prix surfaces'.G49]-[AMS.G49]" office:value-type="float" office:value="12.8367166961705" calcext:value-type="float">
            <text:p>12,8</text:p>
          </table:table-cell>
          <table:table-cell table:style-name="ce12" table:formula="of:=['AMS variante prix surfaces'.H49]-[AMS.H49]" office:value-type="float" office:value="0.00945627324289955" calcext:value-type="float">
            <text:p>0,0</text:p>
          </table:table-cell>
          <table:table-cell table:style-name="ce12" table:formula="of:=['AMS variante prix surfaces'.I49]-[AMS.I49]" office:value-type="float" office:value="-0.28007175978484" calcext:value-type="float">
            <text:p>-0,3</text:p>
          </table:table-cell>
          <table:table-cell table:style-name="ce12" table:formula="of:=['AMS variante prix surfaces'.J49]-[AMS.J49]" office:value-type="float" office:value="-3.3886848035137" calcext:value-type="float">
            <text:p>-3,4</text:p>
          </table:table-cell>
          <table:table-cell table:style-name="ce12" table:formula="of:=['AMS variante prix surfaces'.K49]-[AMS.K49]" office:value-type="float" office:value="7.53189208931769" calcext:value-type="float">
            <text:p>7,5</text:p>
          </table:table-cell>
          <table:table-cell table:style-name="ce12" table:formula="of:=['AMS variante prix surfaces'.L49]-[AMS.L49]" office:value-type="float" office:value="4.143207285804" calcext:value-type="float">
            <text:p>4,1</text:p>
          </table:table-cell>
        </table:table-row>
        <table:table-row table:style-name="ro3">
          <table:table-cell office:value-type="string" calcext:value-type="string">
            <text:p>ECS</text:p>
          </table:table-cell>
          <table:table-cell table:style-name="ce12" table:formula="of:=['AMS variante prix surfaces'.B50]-[AMS.B50]" office:value-type="float" office:value="0.0577115154604" calcext:value-type="float">
            <text:p>0,1</text:p>
          </table:table-cell>
          <table:table-cell table:style-name="ce12" table:formula="of:=['AMS variante prix surfaces'.C50]-[AMS.C50]" office:value-type="float" office:value="0.0577115154604" calcext:value-type="float">
            <text:p>0,1</text:p>
          </table:table-cell>
          <table:table-cell table:style-name="ce12" table:formula="of:=['AMS variante prix surfaces'.D50]-[AMS.D50]" office:value-type="float" office:value="0.0314953261300001" calcext:value-type="float">
            <text:p>0,0</text:p>
          </table:table-cell>
          <table:table-cell table:style-name="ce12" table:formula="of:=['AMS variante prix surfaces'.E50]-[AMS.E50]" office:value-type="float" office:value="0" calcext:value-type="float">
            <text:p>0,0</text:p>
          </table:table-cell>
          <table:table-cell table:style-name="ce12" table:formula="of:=['AMS variante prix surfaces'.F50]-[AMS.F50]" office:value-type="float" office:value="0" calcext:value-type="float">
            <text:p>0,0</text:p>
          </table:table-cell>
          <table:table-cell table:style-name="ce12" table:formula="of:=['AMS variante prix surfaces'.G50]-[AMS.G50]" office:value-type="float" office:value="0.1327548957042" calcext:value-type="float">
            <text:p>0,1</text:p>
          </table:table-cell>
          <table:table-cell table:style-name="ce12" table:formula="of:=['AMS variante prix surfaces'.H50]-[AMS.H50]" office:value-type="float" office:value="0.0020989385048" calcext:value-type="float">
            <text:p>0,0</text:p>
          </table:table-cell>
          <table:table-cell table:style-name="ce12" table:formula="of:=['AMS variante prix surfaces'.I50]-[AMS.I50]" office:value-type="float" office:value="0.0419564405109005" calcext:value-type="float">
            <text:p>0,0</text:p>
          </table:table-cell>
          <table:table-cell table:style-name="ce12" table:formula="of:=['AMS variante prix surfaces'.J50]-[AMS.J50]" office:value-type="float" office:value="0.086567273190604" calcext:value-type="float">
            <text:p>0,1</text:p>
          </table:table-cell>
          <table:table-cell table:style-name="ce12" table:formula="of:=['AMS variante prix surfaces'.K50]-[AMS.K50]" office:value-type="float" office:value="0.323728631770702" calcext:value-type="float">
            <text:p>0,3</text:p>
          </table:table-cell>
          <table:table-cell table:style-name="ce12" table:formula="of:=['AMS variante prix surfaces'.L50]-[AMS.L50]" office:value-type="float" office:value="0.410295904961327" calcext:value-type="float">
            <text:p>0,4</text:p>
          </table:table-cell>
        </table:table-row>
        <table:table-row table:style-name="ro3">
          <table:table-cell office:value-type="string" calcext:value-type="string">
            <text:p>Cuisson</text:p>
          </table:table-cell>
          <table:table-cell table:style-name="ce12" table:formula="of:=['AMS variante prix surfaces'.B51]-[AMS.B51]" office:value-type="float" office:value="0.2284675477354" calcext:value-type="float">
            <text:p>0,2</text:p>
          </table:table-cell>
          <table:table-cell table:style-name="ce12" table:formula="of:=['AMS variante prix surfaces'.C51]-[AMS.C51]" office:value-type="float" office:value="0" calcext:value-type="float">
            <text:p>0,0</text:p>
          </table:table-cell>
          <table:table-cell table:style-name="ce12" table:formula="of:=['AMS variante prix surfaces'.D51]-[AMS.D51]" office:value-type="float" office:value="0" calcext:value-type="float">
            <text:p>0,0</text:p>
          </table:table-cell>
          <table:table-cell table:style-name="ce12" table:formula="of:=['AMS variante prix surfaces'.E51]-[AMS.E51]" office:value-type="float" office:value="0" calcext:value-type="float">
            <text:p>0,0</text:p>
          </table:table-cell>
          <table:table-cell table:style-name="ce12" table:formula="of:=['AMS variante prix surfaces'.F51]-[AMS.F51]" office:value-type="float" office:value="0" calcext:value-type="float">
            <text:p>0,0</text:p>
          </table:table-cell>
          <table:table-cell table:style-name="ce12" table:formula="of:=['AMS variante prix surfaces'.G51]-[AMS.G51]" office:value-type="float" office:value="0.1091135822755" calcext:value-type="float">
            <text:p>0,1</text:p>
          </table:table-cell>
          <table:table-cell table:style-name="ce12" table:formula="of:=['AMS variante prix surfaces'.H51]-[AMS.H51]" office:value-type="float" office:value="0.0280936111182001" calcext:value-type="float">
            <text:p>0,0</text:p>
          </table:table-cell>
          <table:table-cell table:style-name="ce12" table:formula="of:=['AMS variante prix surfaces'.I51]-[AMS.I51]" office:value-type="float" office:value="0" calcext:value-type="float">
            <text:p>0,0</text:p>
          </table:table-cell>
          <table:table-cell table:style-name="ce12" table:formula="of:=['AMS variante prix surfaces'.J51]-[AMS.J51]" office:value-type="float" office:value="0" calcext:value-type="float">
            <text:p>0,0</text:p>
          </table:table-cell>
          <table:table-cell table:style-name="ce12" table:formula="of:=['AMS variante prix surfaces'.K51]-[AMS.K51]" office:value-type="float" office:value="0.365674741129101" calcext:value-type="float">
            <text:p>0,4</text:p>
          </table:table-cell>
          <table:table-cell table:style-name="ce12" table:formula="of:=['AMS variante prix surfaces'.L51]-[AMS.L51]" office:value-type="float" office:value="0.365674741129101" calcext:value-type="float">
            <text:p>0,4</text:p>
          </table:table-cell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2" table:formula="of:=['AMS variante prix surfaces'.B52]-[AMS.B52]" office:value-type="float" office:value="0.273013466438799" calcext:value-type="float">
            <text:p>0,3</text:p>
          </table:table-cell>
          <table:table-cell table:style-name="ce12" table:formula="of:=['AMS variante prix surfaces'.C52]-[AMS.C52]" office:value-type="float" office:value="0" calcext:value-type="float">
            <text:p>0,0</text:p>
          </table:table-cell>
          <table:table-cell table:style-name="ce12" table:formula="of:=['AMS variante prix surfaces'.D52]-[AMS.D52]" office:value-type="float" office:value="0" calcext:value-type="float">
            <text:p>0,0</text:p>
          </table:table-cell>
          <table:table-cell table:style-name="ce12" table:formula="of:=['AMS variante prix surfaces'.E52]-[AMS.E52]" office:value-type="float" office:value="0" calcext:value-type="float">
            <text:p>0,0</text:p>
          </table:table-cell>
          <table:table-cell table:style-name="ce12" table:formula="of:=['AMS variante prix surfaces'.F52]-[AMS.F52]" office:value-type="float" office:value="0" calcext:value-type="float">
            <text:p>0,0</text:p>
          </table:table-cell>
          <table:table-cell table:style-name="ce12" table:formula="of:=['AMS variante prix surfaces'.G52]-[AMS.G52]" office:value-type="float" office:value="0" calcext:value-type="float">
            <text:p>0,0</text:p>
          </table:table-cell>
          <table:table-cell table:style-name="ce12" table:formula="of:=['AMS variante prix surfaces'.H52]-[AMS.H52]" office:value-type="float" office:value="0" calcext:value-type="float">
            <text:p>0,0</text:p>
          </table:table-cell>
          <table:table-cell table:style-name="ce12" table:formula="of:=['AMS variante prix surfaces'.I52]-[AMS.I52]" office:value-type="float" office:value="0" calcext:value-type="float">
            <text:p>0,0</text:p>
          </table:table-cell>
          <table:table-cell table:style-name="ce12" table:formula="of:=['AMS variante prix surfaces'.J52]-[AMS.J52]" office:value-type="float" office:value="0" calcext:value-type="float">
            <text:p>0,0</text:p>
          </table:table-cell>
          <table:table-cell table:style-name="ce12" table:formula="of:=['AMS variante prix surfaces'.K52]-[AMS.K52]" office:value-type="float" office:value="0.273013466438799" calcext:value-type="float">
            <text:p>0,3</text:p>
          </table:table-cell>
          <table:table-cell table:style-name="ce12" table:formula="of:=['AMS variante prix surfaces'.L52]-[AMS.L52]" office:value-type="float" office:value="0.273013466438799" calcext:value-type="float">
            <text:p>0,3</text:p>
          </table:table-cell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2" table:formula="of:=['AMS variante prix surfaces'.B53]-[AMS.B53]" office:value-type="float" office:value="1.0284921134913" calcext:value-type="float">
            <text:p>1,0</text:p>
          </table:table-cell>
          <table:table-cell table:style-name="ce12" table:formula="of:=['AMS variante prix surfaces'.C53]-[AMS.C53]" office:value-type="float" office:value="0" calcext:value-type="float">
            <text:p>0,0</text:p>
          </table:table-cell>
          <table:table-cell table:style-name="ce12" table:formula="of:=['AMS variante prix surfaces'.D53]-[AMS.D53]" office:value-type="float" office:value="0" calcext:value-type="float">
            <text:p>0,0</text:p>
          </table:table-cell>
          <table:table-cell table:style-name="ce12" table:formula="of:=['AMS variante prix surfaces'.E53]-[AMS.E53]" office:value-type="float" office:value="0" calcext:value-type="float">
            <text:p>0,0</text:p>
          </table:table-cell>
          <table:table-cell table:style-name="ce12" table:formula="of:=['AMS variante prix surfaces'.F53]-[AMS.F53]" office:value-type="float" office:value="0" calcext:value-type="float">
            <text:p>0,0</text:p>
          </table:table-cell>
          <table:table-cell table:style-name="ce12" table:formula="of:=['AMS variante prix surfaces'.G53]-[AMS.G53]" office:value-type="float" office:value="0" calcext:value-type="float">
            <text:p>0,0</text:p>
          </table:table-cell>
          <table:table-cell table:style-name="ce12" table:formula="of:=['AMS variante prix surfaces'.H53]-[AMS.H53]" office:value-type="float" office:value="0" calcext:value-type="float">
            <text:p>0,0</text:p>
          </table:table-cell>
          <table:table-cell table:style-name="ce12" table:formula="of:=['AMS variante prix surfaces'.I53]-[AMS.I53]" office:value-type="float" office:value="0" calcext:value-type="float">
            <text:p>0,0</text:p>
          </table:table-cell>
          <table:table-cell table:style-name="ce12" table:formula="of:=['AMS variante prix surfaces'.J53]-[AMS.J53]" office:value-type="float" office:value="0" calcext:value-type="float">
            <text:p>0,0</text:p>
          </table:table-cell>
          <table:table-cell table:style-name="ce12" table:formula="of:=['AMS variante prix surfaces'.K53]-[AMS.K53]" office:value-type="float" office:value="1.0284921134913" calcext:value-type="float">
            <text:p>1,0</text:p>
          </table:table-cell>
          <table:table-cell table:style-name="ce12" table:formula="of:=['AMS variante prix surfaces'.L53]-[AMS.L53]" office:value-type="float" office:value="1.0284921134913" calcext:value-type="float">
            <text:p>1,0</text:p>
          </table:table-cell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2" table:formula="of:=['AMS variante prix surfaces'.B54]-[AMS.B54]" office:value-type="float" office:value="0" calcext:value-type="float">
            <text:p>0,0</text:p>
          </table:table-cell>
          <table:table-cell table:style-name="ce12" table:formula="of:=['AMS variante prix surfaces'.C54]-[AMS.C54]" office:value-type="float" office:value="0.0787028146390991" calcext:value-type="float">
            <text:p>0,1</text:p>
          </table:table-cell>
          <table:table-cell table:style-name="ce12" table:formula="of:=['AMS variante prix surfaces'.D54]-[AMS.D54]" office:value-type="float" office:value="0" calcext:value-type="float">
            <text:p>0,0</text:p>
          </table:table-cell>
          <table:table-cell table:style-name="ce12" table:formula="of:=['AMS variante prix surfaces'.E54]-[AMS.E54]" office:value-type="float" office:value="0" calcext:value-type="float">
            <text:p>0,0</text:p>
          </table:table-cell>
          <table:table-cell table:style-name="ce12" table:formula="of:=['AMS variante prix surfaces'.F54]-[AMS.F54]" office:value-type="float" office:value="0" calcext:value-type="float">
            <text:p>0,0</text:p>
          </table:table-cell>
          <table:table-cell table:style-name="ce12" table:formula="of:=['AMS variante prix surfaces'.G54]-[AMS.G54]" office:value-type="float" office:value="0" calcext:value-type="float">
            <text:p>0,0</text:p>
          </table:table-cell>
          <table:table-cell table:style-name="ce12" table:formula="of:=['AMS variante prix surfaces'.H54]-[AMS.H54]" office:value-type="float" office:value="0" calcext:value-type="float">
            <text:p>0,0</text:p>
          </table:table-cell>
          <table:table-cell table:style-name="ce12" table:formula="of:=['AMS variante prix surfaces'.I54]-[AMS.I54]" office:value-type="float" office:value="0" calcext:value-type="float">
            <text:p>0,0</text:p>
          </table:table-cell>
          <table:table-cell table:style-name="ce12" table:formula="of:=['AMS variante prix surfaces'.J54]-[AMS.J54]" office:value-type="float" office:value="0.249439581524602" calcext:value-type="float">
            <text:p>0,2</text:p>
          </table:table-cell>
          <table:table-cell table:style-name="ce12" table:formula="of:=['AMS variante prix surfaces'.K54]-[AMS.K54]" office:value-type="float" office:value="0.0787028146390991" calcext:value-type="float">
            <text:p>0,1</text:p>
          </table:table-cell>
          <table:table-cell table:style-name="ce12" table:formula="of:=['AMS variante prix surfaces'.L54]-[AMS.L54]" office:value-type="float" office:value="0.328142396163699" calcext:value-type="float">
            <text:p>0,3</text:p>
          </table:table-cell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 surfaces'.B55]-[AMS.B55]" office:value-type="float" office:value="0.0240920307819" calcext:value-type="float">
            <text:p>0,0</text:p>
          </table:table-cell>
          <table:table-cell table:style-name="ce12" table:formula="of:=['AMS variante prix surfaces'.C55]-[AMS.C55]" office:value-type="float" office:value="0" calcext:value-type="float">
            <text:p>0,0</text:p>
          </table:table-cell>
          <table:table-cell table:style-name="ce12" table:formula="of:=['AMS variante prix surfaces'.D55]-[AMS.D55]" office:value-type="float" office:value="0" calcext:value-type="float">
            <text:p>0,0</text:p>
          </table:table-cell>
          <table:table-cell table:style-name="ce12" table:formula="of:=['AMS variante prix surfaces'.E55]-[AMS.E55]" office:value-type="float" office:value="0" calcext:value-type="float">
            <text:p>0,0</text:p>
          </table:table-cell>
          <table:table-cell table:style-name="ce12" table:formula="of:=['AMS variante prix surfaces'.F55]-[AMS.F55]" office:value-type="float" office:value="0" calcext:value-type="float">
            <text:p>0,0</text:p>
          </table:table-cell>
          <table:table-cell table:style-name="ce12" table:formula="of:=['AMS variante prix surfaces'.G55]-[AMS.G55]" office:value-type="float" office:value="0.0494116112688001" calcext:value-type="float">
            <text:p>0,0</text:p>
          </table:table-cell>
          <table:table-cell table:style-name="ce12" table:formula="of:=['AMS variante prix surfaces'.H55]-[AMS.H55]" office:value-type="float" office:value="0" calcext:value-type="float">
            <text:p>0,0</text:p>
          </table:table-cell>
          <table:table-cell table:style-name="ce12" table:formula="of:=['AMS variante prix surfaces'.I55]-[AMS.I55]" office:value-type="float" office:value="0" calcext:value-type="float">
            <text:p>0,0</text:p>
          </table:table-cell>
          <table:table-cell table:style-name="ce12" table:formula="of:=['AMS variante prix surfaces'.J55]-[AMS.J55]" office:value-type="float" office:value="0" calcext:value-type="float">
            <text:p>0,0</text:p>
          </table:table-cell>
          <table:table-cell table:style-name="ce12" table:formula="of:=['AMS variante prix surfaces'.K55]-[AMS.K55]" office:value-type="float" office:value="0.0735036420506998" calcext:value-type="float">
            <text:p>0,1</text:p>
          </table:table-cell>
          <table:table-cell table:style-name="ce12" table:formula="of:=['AMS variante prix surfaces'.L55]-[AMS.L55]" office:value-type="float" office:value="0.0735036420506998" calcext:value-type="float">
            <text:p>0,1</text:p>
          </table:table-cell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2" table:formula="of:=['AMS variante prix surfaces'.B56]-[AMS.B56]" office:value-type="float" office:value="0.646415765394053" calcext:value-type="float">
            <text:p>0,6</text:p>
          </table:table-cell>
          <table:table-cell table:style-name="ce12" table:formula="of:=['AMS variante prix surfaces'.C56]-[AMS.C56]" office:value-type="float" office:value="-2.14020997027515" calcext:value-type="float">
            <text:p>-2,1</text:p>
          </table:table-cell>
          <table:table-cell table:style-name="ce12" table:formula="of:=['AMS variante prix surfaces'.D56]-[AMS.D56]" office:value-type="float" office:value="-0.640441546153199" calcext:value-type="float">
            <text:p>-0,6</text:p>
          </table:table-cell>
          <table:table-cell table:style-name="ce12" table:formula="of:=['AMS variante prix surfaces'.E56]-[AMS.E56]" office:value-type="float" office:value="0" calcext:value-type="float">
            <text:p>0,0</text:p>
          </table:table-cell>
          <table:table-cell table:style-name="ce12" table:formula="of:=['AMS variante prix surfaces'.F56]-[AMS.F56]" office:value-type="float" office:value="-1.12028703913936" calcext:value-type="float">
            <text:p>-1,1</text:p>
          </table:table-cell>
          <table:table-cell table:style-name="ce12" table:formula="of:=['AMS variante prix surfaces'.G56]-[AMS.G56]" office:value-type="float" office:value="13.127996785419" calcext:value-type="float">
            <text:p>13,1</text:p>
          </table:table-cell>
          <table:table-cell table:style-name="ce12" table:formula="of:=['AMS variante prix surfaces'.H56]-[AMS.H56]" office:value-type="float" office:value="0.0396488228658995" calcext:value-type="float">
            <text:p>0,0</text:p>
          </table:table-cell>
          <table:table-cell table:style-name="ce12" table:formula="of:=['AMS variante prix surfaces'.I56]-[AMS.I56]" office:value-type="float" office:value="-0.238115319273939" calcext:value-type="float">
            <text:p>-0,2</text:p>
          </table:table-cell>
          <table:table-cell table:style-name="ce12" table:formula="of:=['AMS variante prix surfaces'.J56]-[AMS.J56]" office:value-type="float" office:value="-3.05267794879848" calcext:value-type="float">
            <text:p>-3,1</text:p>
          </table:table-cell>
          <table:table-cell table:style-name="ce12" table:formula="of:=['AMS variante prix surfaces'.K56]-[AMS.K56]" office:value-type="float" office:value="9.67500749883769" calcext:value-type="float">
            <text:p>9,7</text:p>
          </table:table-cell>
          <table:table-cell table:style-name="ce12" table:formula="of:=['AMS variante prix surfaces'.L56]-[AMS.L56]" office:value-type="float" office:value="6.62232955003861" calcext:value-type="float">
            <text:p>6,6</text:p>
          </table:table-cell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2" table:formula="of:=['AMS variante prix surfaces'.B57]-[AMS.B57]" office:value-type="float" office:value="0" calcext:value-type="float">
            <text:p>0,0</text:p>
          </table:table-cell>
          <table:table-cell table:style-name="ce12" table:formula="of:=['AMS variante prix surfaces'.C57]-[AMS.C57]" office:value-type="float" office:value="0" calcext:value-type="float">
            <text:p>0,0</text:p>
          </table:table-cell>
          <table:table-cell table:style-name="ce12" table:formula="of:=['AMS variante prix surfaces'.D57]-[AMS.D57]" office:value-type="float" office:value="0" calcext:value-type="float">
            <text:p>0,0</text:p>
          </table:table-cell>
          <table:table-cell table:style-name="ce12" table:formula="of:=['AMS variante prix surfaces'.E57]-[AMS.E57]" office:value-type="float" office:value="0" calcext:value-type="float">
            <text:p>0,0</text:p>
          </table:table-cell>
          <table:table-cell table:style-name="ce12" table:formula="of:=['AMS variante prix surfaces'.F57]-[AMS.F57]" office:value-type="float" office:value="0" calcext:value-type="float">
            <text:p>0,0</text:p>
          </table:table-cell>
          <table:table-cell table:style-name="ce12" table:formula="of:=['AMS variante prix surfaces'.G57]-[AMS.G57]" office:value-type="float" office:value="0" calcext:value-type="float">
            <text:p>0,0</text:p>
          </table:table-cell>
          <table:table-cell table:style-name="ce12" table:formula="of:=['AMS variante prix surfaces'.H57]-[AMS.H57]" office:value-type="float" office:value="0" calcext:value-type="float">
            <text:p>0,0</text:p>
          </table:table-cell>
          <table:table-cell table:style-name="ce12" table:formula="of:=['AMS variante prix surfaces'.I57]-[AMS.I57]" office:value-type="float" office:value="0" calcext:value-type="float">
            <text:p>0,0</text:p>
          </table:table-cell>
          <table:table-cell table:style-name="ce12" table:formula="of:=['AMS variante prix surfaces'.J57]-[AMS.J57]" office:value-type="float" office:value="0" calcext:value-type="float">
            <text:p>0,0</text:p>
          </table:table-cell>
          <table:table-cell table:style-name="ce12" table:formula="of:=['AMS variante prix surfaces'.K57]-[AMS.K57]" office:value-type="float" office:value="0" calcext:value-type="float">
            <text:p>0,0</text:p>
          </table:table-cell>
          <table:table-cell table:style-name="ce12" table:formula="of:=['AMS variante prix surfaces'.L57]-[AMS.L57]" office:value-type="float" office:value="0" calcext:value-type="float">
            <text:p>0,0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style-name="ce12" table:formula="of:=['AMS variante prix surfaces'.B58]-[AMS.B58]" office:value-type="float" office:value="0.646415765394153" calcext:value-type="float">
            <text:p>0,6</text:p>
          </table:table-cell>
          <table:table-cell table:style-name="ce12" table:formula="of:=['AMS variante prix surfaces'.C58]-[AMS.C58]" office:value-type="float" office:value="-2.14020997027515" calcext:value-type="float">
            <text:p>-2,1</text:p>
          </table:table-cell>
          <table:table-cell table:style-name="ce12" table:formula="of:=['AMS variante prix surfaces'.D58]-[AMS.D58]" office:value-type="float" office:value="-0.640441546153199" calcext:value-type="float">
            <text:p>-0,6</text:p>
          </table:table-cell>
          <table:table-cell table:style-name="ce12" table:formula="of:=['AMS variante prix surfaces'.E58]-[AMS.E58]" office:value-type="float" office:value="0" calcext:value-type="float">
            <text:p>0,0</text:p>
          </table:table-cell>
          <table:table-cell table:style-name="ce12" table:formula="of:=['AMS variante prix surfaces'.F58]-[AMS.F58]" office:value-type="float" office:value="-1.12028703913936" calcext:value-type="float">
            <text:p>-1,1</text:p>
          </table:table-cell>
          <table:table-cell table:style-name="ce12" table:formula="of:=['AMS variante prix surfaces'.G58]-[AMS.G58]" office:value-type="float" office:value="13.127996785419" calcext:value-type="float">
            <text:p>13,1</text:p>
          </table:table-cell>
          <table:table-cell table:style-name="ce12" table:formula="of:=['AMS variante prix surfaces'.H58]-[AMS.H58]" office:value-type="float" office:value="0.0396488228658995" calcext:value-type="float">
            <text:p>0,0</text:p>
          </table:table-cell>
          <table:table-cell table:style-name="ce12" table:formula="of:=['AMS variante prix surfaces'.I58]-[AMS.I58]" office:value-type="float" office:value="-0.238115319273939" calcext:value-type="float">
            <text:p>-0,2</text:p>
          </table:table-cell>
          <table:table-cell table:style-name="ce12" table:formula="of:=['AMS variante prix surfaces'.J58]-[AMS.J58]" office:value-type="float" office:value="-3.05267794879848" calcext:value-type="float">
            <text:p>-3,1</text:p>
          </table:table-cell>
          <table:table-cell table:style-name="ce12" table:formula="of:=['AMS variante prix surfaces'.K58]-[AMS.K58]" office:value-type="float" office:value="9.67500749883732" calcext:value-type="float">
            <text:p>9,7</text:p>
          </table:table-cell>
          <table:table-cell table:style-name="ce12" table:formula="of:=['AMS variante prix surfaces'.L58]-[AMS.L58]" office:value-type="float" office:value="6.62232955003924" calcext:value-type="float">
            <text:p>6,6</text:p>
          </table:table-cell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Mix chauffage</text:p>
          </table:table-cell>
          <table:table-cell table:style-name="ce15" table:number-columns-repeated="9"/>
          <table:table-cell table:style-name="ce28" table:number-columns-repeated="2"/>
        </table:table-row>
        <table:table-row table:style-name="ro3">
          <table:table-cell table:style-name="ce4"/>
          <table:table-cell table:style-name="ce15" table:number-columns-repeated="9"/>
          <table:table-cell table:style-name="ce28" table:number-columns-repeated="2"/>
        </table:table-row>
        <table:table-row table:style-name="ro1">
          <table:table-cell table:style-name="ce1" office:value-type="float" office:value="2050" calcext:value-type="float" table:number-columns-spanned="11" table:number-rows-spanned="1">
            <text:p>2050</text:p>
          </table:table-cell>
          <table:covered-table-cell table:number-columns-repeated="10" table:style-name="ce1"/>
          <table:table-cell table:style-name="ce1"/>
        </table:table-row>
        <table:table-row table:style-name="ro2">
          <table:table-cell office:value-type="string" calcext:value-type="string">
            <text:p>TWh</text:p>
          </table:table-cell>
          <table:table-cell table:style-name="ce11" office:value-type="string" calcext:value-type="string">
            <text:p>Électricité</text:p>
          </table:table-cell>
          <table:table-cell table:style-name="ce18" office:value-type="string" calcext:value-type="string">
            <text:p>PAC/CET</text:p>
          </table:table-cell>
          <table:table-cell table:style-name="ce20" office:value-type="string" calcext:value-type="string">
            <text:p>Réseau de chaleur</text:p>
          </table:table-cell>
          <table:table-cell table:style-name="ce20" office:value-type="string" calcext:value-type="string">
            <text:p>Charbon</text:p>
          </table:table-cell>
          <table:table-cell office:value-type="string" calcext:value-type="string">
            <text:p>Biomasse</text:p>
          </table:table-cell>
          <table:table-cell table:style-name="ce23" office:value-type="string" calcext:value-type="string">
            <text:p>Biogaz</text:p>
          </table:table-cell>
          <table:table-cell table:style-name="ce23" office:value-type="string" calcext:value-type="string">
            <text:p>Pétrole/GPL</text:p>
          </table:table-cell>
          <table:table-cell table:style-name="ce20" office:value-type="string" calcext:value-type="string">
            <text:p>Renouvelables thermiques</text:p>
          </table:table-cell>
          <table:table-cell table:style-name="ce20" office:value-type="string" calcext:value-type="string">
            <text:p>Chaleur Environnement</text:p>
          </table:table-cell>
          <table:table-cell table:style-name="ce15" office:value-type="string" calcext:value-type="string">
            <text:p>Total hors chaleur environnement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3">
          <table:table-cell office:value-type="string" calcext:value-type="string">
            <text:p>Chauffage</text:p>
          </table:table-cell>
          <table:table-cell table:style-name="ce12" table:formula="of:=['AMS variante prix surfaces'.B64]-[AMS.B64]" office:value-type="float" office:value="-1.4093150362765" calcext:value-type="float">
            <text:p>-1,4</text:p>
          </table:table-cell>
          <table:table-cell table:style-name="ce12" table:formula="of:=['AMS variante prix surfaces'.C64]-[AMS.C64]" office:value-type="float" office:value="-0.879254220323302" calcext:value-type="float">
            <text:p>-0,9</text:p>
          </table:table-cell>
          <table:table-cell table:style-name="ce12" table:formula="of:=['AMS variante prix surfaces'.D64]-[AMS.D64]" office:value-type="float" office:value="-0.862772466048799" calcext:value-type="float">
            <text:p>-0,9</text:p>
          </table:table-cell>
          <table:table-cell table:style-name="ce12" table:formula="of:=['AMS variante prix surfaces'.E64]-[AMS.E64]" office:value-type="float" office:value="0" calcext:value-type="float">
            <text:p>0,0</text:p>
          </table:table-cell>
          <table:table-cell table:style-name="ce12" table:formula="of:=['AMS variante prix surfaces'.F64]-[AMS.F64]" office:value-type="float" office:value="-0.65785532457104" calcext:value-type="float">
            <text:p>-0,7</text:p>
          </table:table-cell>
          <table:table-cell table:style-name="ce12" table:formula="of:=['AMS variante prix surfaces'.G64]-[AMS.G64]" office:value-type="float" office:value="6.6612598720504" calcext:value-type="float">
            <text:p>6,7</text:p>
          </table:table-cell>
          <table:table-cell table:style-name="ce12" table:formula="of:=['AMS variante prix surfaces'.H64]-[AMS.H64]" office:value-type="float" office:value="-0.0023142237421" calcext:value-type="float">
            <text:p>0,0</text:p>
          </table:table-cell>
          <table:table-cell table:style-name="ce12" table:formula="of:=['AMS variante prix surfaces'.I64]-[AMS.I64]" office:value-type="float" office:value="-0.16446383114276" calcext:value-type="float">
            <text:p>-0,2</text:p>
          </table:table-cell>
          <table:table-cell table:style-name="ce12" table:formula="of:=['AMS variante prix surfaces'.J64]-[AMS.J64]" office:value-type="float" office:value="-1.335521416838" calcext:value-type="float">
            <text:p>-1,3</text:p>
          </table:table-cell>
          <table:table-cell table:style-name="ce12" table:formula="of:=['AMS variante prix surfaces'.K64]-[AMS.K64]" office:value-type="float" office:value="2.68528476994589" calcext:value-type="float">
            <text:p>2,7</text:p>
          </table:table-cell>
          <table:table-cell table:style-name="ce12" table:formula="of:=['AMS variante prix surfaces'.L64]-[AMS.L64]" office:value-type="float" office:value="1.3497633531079" calcext:value-type="float">
            <text:p>1,3</text:p>
          </table:table-cell>
        </table:table-row>
        <table:table-row table:style-name="ro3">
          <table:table-cell office:value-type="string" calcext:value-type="string">
            <text:p>ECS</text:p>
          </table:table-cell>
          <table:table-cell table:style-name="ce12" table:formula="of:=['AMS variante prix surfaces'.B65]-[AMS.B65]" office:value-type="float" office:value="0.00408907672433262" calcext:value-type="float">
            <text:p>0,0</text:p>
          </table:table-cell>
          <table:table-cell table:style-name="ce12" table:formula="of:=['AMS variante prix surfaces'.C65]-[AMS.C65]" office:value-type="float" office:value="0.0577115154604" calcext:value-type="float">
            <text:p>0,1</text:p>
          </table:table-cell>
          <table:table-cell table:style-name="ce12" table:formula="of:=['AMS variante prix surfaces'.D65]-[AMS.D65]" office:value-type="float" office:value="0.0314953261300001" calcext:value-type="float">
            <text:p>0,0</text:p>
          </table:table-cell>
          <table:table-cell table:style-name="ce12" table:formula="of:=['AMS variante prix surfaces'.E65]-[AMS.E65]" office:value-type="float" office:value="0" calcext:value-type="float">
            <text:p>0,0</text:p>
          </table:table-cell>
          <table:table-cell table:style-name="ce12" table:formula="of:=['AMS variante prix surfaces'.F65]-[AMS.F65]" office:value-type="float" office:value="0" calcext:value-type="float">
            <text:p>0,0</text:p>
          </table:table-cell>
          <table:table-cell table:style-name="ce12" table:formula="of:=['AMS variante prix surfaces'.G65]-[AMS.G65]" office:value-type="float" office:value="0.2605038010529" calcext:value-type="float">
            <text:p>0,3</text:p>
          </table:table-cell>
          <table:table-cell table:style-name="ce12" table:formula="of:=['AMS variante prix surfaces'.H65]-[AMS.H65]" office:value-type="float" office:value="0.0000493744082000003" calcext:value-type="float">
            <text:p>0,0</text:p>
          </table:table-cell>
          <table:table-cell table:style-name="ce12" table:formula="of:=['AMS variante prix surfaces'.I65]-[AMS.I65]" office:value-type="float" office:value="0.0629000273851998" calcext:value-type="float">
            <text:p>0,1</text:p>
          </table:table-cell>
          <table:table-cell table:style-name="ce12" table:formula="of:=['AMS variante prix surfaces'.J65]-[AMS.J65]" office:value-type="float" office:value="0.086567273190604" calcext:value-type="float">
            <text:p>0,1</text:p>
          </table:table-cell>
          <table:table-cell table:style-name="ce12" table:formula="of:=['AMS variante prix surfaces'.K65]-[AMS.K65]" office:value-type="float" office:value="0.416749121160981" calcext:value-type="float">
            <text:p>0,4</text:p>
          </table:table-cell>
          <table:table-cell table:style-name="ce12" table:formula="of:=['AMS variante prix surfaces'.L65]-[AMS.L65]" office:value-type="float" office:value="0.503316394351604" calcext:value-type="float">
            <text:p>0,5</text:p>
          </table:table-cell>
        </table:table-row>
        <table:table-row table:style-name="ro3">
          <table:table-cell office:value-type="string" calcext:value-type="string">
            <text:p>Cuisson</text:p>
          </table:table-cell>
          <table:table-cell table:style-name="ce12" table:formula="of:=['AMS variante prix surfaces'.B66]-[AMS.B66]" office:value-type="float" office:value="0.764252941117102" calcext:value-type="float">
            <text:p>0,8</text:p>
          </table:table-cell>
          <table:table-cell table:style-name="ce12" table:formula="of:=['AMS variante prix surfaces'.C66]-[AMS.C66]" office:value-type="float" office:value="0" calcext:value-type="float">
            <text:p>0,0</text:p>
          </table:table-cell>
          <table:table-cell table:style-name="ce12" table:formula="of:=['AMS variante prix surfaces'.D66]-[AMS.D66]" office:value-type="float" office:value="0" calcext:value-type="float">
            <text:p>0,0</text:p>
          </table:table-cell>
          <table:table-cell table:style-name="ce12" table:formula="of:=['AMS variante prix surfaces'.E66]-[AMS.E66]" office:value-type="float" office:value="0" calcext:value-type="float">
            <text:p>0,0</text:p>
          </table:table-cell>
          <table:table-cell table:style-name="ce12" table:formula="of:=['AMS variante prix surfaces'.F66]-[AMS.F66]" office:value-type="float" office:value="0" calcext:value-type="float">
            <text:p>0,0</text:p>
          </table:table-cell>
          <table:table-cell table:style-name="ce12" table:formula="of:=['AMS variante prix surfaces'.G66]-[AMS.G66]" office:value-type="float" office:value="0.2309996138518" calcext:value-type="float">
            <text:p>0,2</text:p>
          </table:table-cell>
          <table:table-cell table:style-name="ce12" table:formula="of:=['AMS variante prix surfaces'.H66]-[AMS.H66]" office:value-type="float" office:value="0.050620545525" calcext:value-type="float">
            <text:p>0,1</text:p>
          </table:table-cell>
          <table:table-cell table:style-name="ce12" table:formula="of:=['AMS variante prix surfaces'.I66]-[AMS.I66]" office:value-type="float" office:value="0" calcext:value-type="float">
            <text:p>0,0</text:p>
          </table:table-cell>
          <table:table-cell table:style-name="ce12" table:formula="of:=['AMS variante prix surfaces'.J66]-[AMS.J66]" office:value-type="float" office:value="0" calcext:value-type="float">
            <text:p>0,0</text:p>
          </table:table-cell>
          <table:table-cell table:style-name="ce12" table:formula="of:=['AMS variante prix surfaces'.K66]-[AMS.K66]" office:value-type="float" office:value="1.0458731004939" calcext:value-type="float">
            <text:p>1,0</text:p>
          </table:table-cell>
          <table:table-cell table:style-name="ce12" table:formula="of:=['AMS variante prix surfaces'.L66]-[AMS.L66]" office:value-type="float" office:value="1.0458731004939" calcext:value-type="float">
            <text:p>1,0</text:p>
          </table:table-cell>
        </table:table-row>
        <table:table-row table:style-name="ro3">
          <table:table-cell office:value-type="string" calcext:value-type="string">
            <text:p>Eclairage</text:p>
          </table:table-cell>
          <table:table-cell table:style-name="ce12" table:formula="of:=['AMS variante prix surfaces'.B67]-[AMS.B67]" office:value-type="float" office:value="0.3565269744566" calcext:value-type="float">
            <text:p>0,4</text:p>
          </table:table-cell>
          <table:table-cell table:style-name="ce12" table:formula="of:=['AMS variante prix surfaces'.C67]-[AMS.C67]" office:value-type="float" office:value="0" calcext:value-type="float">
            <text:p>0,0</text:p>
          </table:table-cell>
          <table:table-cell table:style-name="ce12" table:formula="of:=['AMS variante prix surfaces'.D67]-[AMS.D67]" office:value-type="float" office:value="0" calcext:value-type="float">
            <text:p>0,0</text:p>
          </table:table-cell>
          <table:table-cell table:style-name="ce12" table:formula="of:=['AMS variante prix surfaces'.E67]-[AMS.E67]" office:value-type="float" office:value="0" calcext:value-type="float">
            <text:p>0,0</text:p>
          </table:table-cell>
          <table:table-cell table:style-name="ce12" table:formula="of:=['AMS variante prix surfaces'.F67]-[AMS.F67]" office:value-type="float" office:value="0" calcext:value-type="float">
            <text:p>0,0</text:p>
          </table:table-cell>
          <table:table-cell table:style-name="ce12" table:formula="of:=['AMS variante prix surfaces'.G67]-[AMS.G67]" office:value-type="float" office:value="0" calcext:value-type="float">
            <text:p>0,0</text:p>
          </table:table-cell>
          <table:table-cell table:style-name="ce12" table:formula="of:=['AMS variante prix surfaces'.H67]-[AMS.H67]" office:value-type="float" office:value="0" calcext:value-type="float">
            <text:p>0,0</text:p>
          </table:table-cell>
          <table:table-cell table:style-name="ce12" table:formula="of:=['AMS variante prix surfaces'.I67]-[AMS.I67]" office:value-type="float" office:value="0" calcext:value-type="float">
            <text:p>0,0</text:p>
          </table:table-cell>
          <table:table-cell table:style-name="ce12" table:formula="of:=['AMS variante prix surfaces'.J67]-[AMS.J67]" office:value-type="float" office:value="0" calcext:value-type="float">
            <text:p>0,0</text:p>
          </table:table-cell>
          <table:table-cell table:style-name="ce12" table:formula="of:=['AMS variante prix surfaces'.K67]-[AMS.K67]" office:value-type="float" office:value="0.3565269744566" calcext:value-type="float">
            <text:p>0,4</text:p>
          </table:table-cell>
          <table:table-cell table:style-name="ce12" table:formula="of:=['AMS variante prix surfaces'.L67]-[AMS.L67]" office:value-type="float" office:value="0.3565269744566" calcext:value-type="float">
            <text:p>0,4</text:p>
          </table:table-cell>
        </table:table-row>
        <table:table-row table:style-name="ro3">
          <table:table-cell office:value-type="string" calcext:value-type="string">
            <text:p>Electricité spécifique</text:p>
          </table:table-cell>
          <table:table-cell table:style-name="ce12" table:formula="of:=['AMS variante prix surfaces'.B68]-[AMS.B68]" office:value-type="float" office:value="1.7698186972649" calcext:value-type="float">
            <text:p>1,8</text:p>
          </table:table-cell>
          <table:table-cell table:style-name="ce12" table:formula="of:=['AMS variante prix surfaces'.C68]-[AMS.C68]" office:value-type="float" office:value="0" calcext:value-type="float">
            <text:p>0,0</text:p>
          </table:table-cell>
          <table:table-cell table:style-name="ce12" table:formula="of:=['AMS variante prix surfaces'.D68]-[AMS.D68]" office:value-type="float" office:value="0" calcext:value-type="float">
            <text:p>0,0</text:p>
          </table:table-cell>
          <table:table-cell table:style-name="ce12" table:formula="of:=['AMS variante prix surfaces'.E68]-[AMS.E68]" office:value-type="float" office:value="0" calcext:value-type="float">
            <text:p>0,0</text:p>
          </table:table-cell>
          <table:table-cell table:style-name="ce12" table:formula="of:=['AMS variante prix surfaces'.F68]-[AMS.F68]" office:value-type="float" office:value="0" calcext:value-type="float">
            <text:p>0,0</text:p>
          </table:table-cell>
          <table:table-cell table:style-name="ce12" table:formula="of:=['AMS variante prix surfaces'.G68]-[AMS.G68]" office:value-type="float" office:value="0" calcext:value-type="float">
            <text:p>0,0</text:p>
          </table:table-cell>
          <table:table-cell table:style-name="ce12" table:formula="of:=['AMS variante prix surfaces'.H68]-[AMS.H68]" office:value-type="float" office:value="0" calcext:value-type="float">
            <text:p>0,0</text:p>
          </table:table-cell>
          <table:table-cell table:style-name="ce12" table:formula="of:=['AMS variante prix surfaces'.I68]-[AMS.I68]" office:value-type="float" office:value="0" calcext:value-type="float">
            <text:p>0,0</text:p>
          </table:table-cell>
          <table:table-cell table:style-name="ce12" table:formula="of:=['AMS variante prix surfaces'.J68]-[AMS.J68]" office:value-type="float" office:value="0" calcext:value-type="float">
            <text:p>0,0</text:p>
          </table:table-cell>
          <table:table-cell table:style-name="ce12" table:formula="of:=['AMS variante prix surfaces'.K68]-[AMS.K68]" office:value-type="float" office:value="1.7698186972649" calcext:value-type="float">
            <text:p>1,8</text:p>
          </table:table-cell>
          <table:table-cell table:style-name="ce12" table:formula="of:=['AMS variante prix surfaces'.L68]-[AMS.L68]" office:value-type="float" office:value="1.7698186972649" calcext:value-type="float">
            <text:p>1,8</text:p>
          </table:table-cell>
        </table:table-row>
        <table:table-row table:style-name="ro3">
          <table:table-cell table:style-name="ce3" office:value-type="string" calcext:value-type="string">
            <text:p>Climatisation</text:p>
          </table:table-cell>
          <table:table-cell table:style-name="ce12" table:formula="of:=['AMS variante prix surfaces'.B69]-[AMS.B69]" office:value-type="float" office:value="0" calcext:value-type="float">
            <text:p>0,0</text:p>
          </table:table-cell>
          <table:table-cell table:style-name="ce12" table:formula="of:=['AMS variante prix surfaces'.C69]-[AMS.C69]" office:value-type="float" office:value="0.200720039368799" calcext:value-type="float">
            <text:p>0,2</text:p>
          </table:table-cell>
          <table:table-cell table:style-name="ce12" table:formula="of:=['AMS variante prix surfaces'.D69]-[AMS.D69]" office:value-type="float" office:value="0" calcext:value-type="float">
            <text:p>0,0</text:p>
          </table:table-cell>
          <table:table-cell table:style-name="ce12" table:formula="of:=['AMS variante prix surfaces'.E69]-[AMS.E69]" office:value-type="float" office:value="0" calcext:value-type="float">
            <text:p>0,0</text:p>
          </table:table-cell>
          <table:table-cell table:style-name="ce12" table:formula="of:=['AMS variante prix surfaces'.F69]-[AMS.F69]" office:value-type="float" office:value="0" calcext:value-type="float">
            <text:p>0,0</text:p>
          </table:table-cell>
          <table:table-cell table:style-name="ce12" table:formula="of:=['AMS variante prix surfaces'.G69]-[AMS.G69]" office:value-type="float" office:value="0" calcext:value-type="float">
            <text:p>0,0</text:p>
          </table:table-cell>
          <table:table-cell table:style-name="ce12" table:formula="of:=['AMS variante prix surfaces'.H69]-[AMS.H69]" office:value-type="float" office:value="0" calcext:value-type="float">
            <text:p>0,0</text:p>
          </table:table-cell>
          <table:table-cell table:style-name="ce12" table:formula="of:=['AMS variante prix surfaces'.I69]-[AMS.I69]" office:value-type="float" office:value="0" calcext:value-type="float">
            <text:p>0,0</text:p>
          </table:table-cell>
          <table:table-cell table:style-name="ce12" table:formula="of:=['AMS variante prix surfaces'.J69]-[AMS.J69]" office:value-type="float" office:value="0.740966943817796" calcext:value-type="float">
            <text:p>0,7</text:p>
          </table:table-cell>
          <table:table-cell table:style-name="ce12" table:formula="of:=['AMS variante prix surfaces'.K69]-[AMS.K69]" office:value-type="float" office:value="0.200720039368799" calcext:value-type="float">
            <text:p>0,2</text:p>
          </table:table-cell>
          <table:table-cell table:style-name="ce12" table:formula="of:=['AMS variante prix surfaces'.L69]-[AMS.L69]" office:value-type="float" office:value="0.941686983186596" calcext:value-type="float">
            <text:p>0,9</text:p>
          </table:table-cell>
        </table:table-row>
        <table:table-row table:style-name="ro3">
          <table:table-cell table:style-name="ce3" office:value-type="string" calcext:value-type="string">
            <text:p>Autres consos (hors elec spé)</text:p>
          </table:table-cell>
          <table:table-cell table:style-name="ce12" table:formula="of:=['AMS variante prix surfaces'.B70]-[AMS.B70]" office:value-type="float" office:value="0.0246316893536" calcext:value-type="float">
            <text:p>0,0</text:p>
          </table:table-cell>
          <table:table-cell table:style-name="ce12" table:formula="of:=['AMS variante prix surfaces'.C70]-[AMS.C70]" office:value-type="float" office:value="0" calcext:value-type="float">
            <text:p>0,0</text:p>
          </table:table-cell>
          <table:table-cell table:style-name="ce12" table:formula="of:=['AMS variante prix surfaces'.D70]-[AMS.D70]" office:value-type="float" office:value="0" calcext:value-type="float">
            <text:p>0,0</text:p>
          </table:table-cell>
          <table:table-cell table:style-name="ce12" table:formula="of:=['AMS variante prix surfaces'.E70]-[AMS.E70]" office:value-type="float" office:value="0" calcext:value-type="float">
            <text:p>0,0</text:p>
          </table:table-cell>
          <table:table-cell table:style-name="ce12" table:formula="of:=['AMS variante prix surfaces'.F70]-[AMS.F70]" office:value-type="float" office:value="0" calcext:value-type="float">
            <text:p>0,0</text:p>
          </table:table-cell>
          <table:table-cell table:style-name="ce12" table:formula="of:=['AMS variante prix surfaces'.G70]-[AMS.G70]" office:value-type="float" office:value="0.0173286935354999" calcext:value-type="float">
            <text:p>0,0</text:p>
          </table:table-cell>
          <table:table-cell table:style-name="ce12" table:formula="of:=['AMS variante prix surfaces'.H70]-[AMS.H70]" office:value-type="float" office:value="0" calcext:value-type="float">
            <text:p>0,0</text:p>
          </table:table-cell>
          <table:table-cell table:style-name="ce12" table:formula="of:=['AMS variante prix surfaces'.I70]-[AMS.I70]" office:value-type="float" office:value="0" calcext:value-type="float">
            <text:p>0,0</text:p>
          </table:table-cell>
          <table:table-cell table:style-name="ce12" table:formula="of:=['AMS variante prix surfaces'.J70]-[AMS.J70]" office:value-type="float" office:value="0" calcext:value-type="float">
            <text:p>0,0</text:p>
          </table:table-cell>
          <table:table-cell table:style-name="ce12" table:formula="of:=['AMS variante prix surfaces'.K70]-[AMS.K70]" office:value-type="float" office:value="0.0419603828891" calcext:value-type="float">
            <text:p>0,0</text:p>
          </table:table-cell>
          <table:table-cell table:style-name="ce12" table:formula="of:=['AMS variante prix surfaces'.L70]-[AMS.L70]" office:value-type="float" office:value="0.0419603828891" calcext:value-type="float">
            <text:p>0,0</text:p>
          </table:table-cell>
        </table:table-row>
        <table:table-row table:style-name="ro3">
          <table:table-cell table:style-name="ce3" office:value-type="string" calcext:value-type="string">
            <text:p>Total modèle</text:p>
          </table:table-cell>
          <table:table-cell table:style-name="ce12" table:formula="of:=['AMS variante prix surfaces'.B71]-[AMS.B71]" office:value-type="float" office:value="1.51000434264004" calcext:value-type="float">
            <text:p>1,5</text:p>
          </table:table-cell>
          <table:table-cell table:style-name="ce12" table:formula="of:=['AMS variante prix surfaces'.C71]-[AMS.C71]" office:value-type="float" office:value="-0.620822665494053" calcext:value-type="float">
            <text:p>-0,6</text:p>
          </table:table-cell>
          <table:table-cell table:style-name="ce12" table:formula="of:=['AMS variante prix surfaces'.D71]-[AMS.D71]" office:value-type="float" office:value="-0.8312771399188" calcext:value-type="float">
            <text:p>-0,8</text:p>
          </table:table-cell>
          <table:table-cell table:style-name="ce12" table:formula="of:=['AMS variante prix surfaces'.E71]-[AMS.E71]" office:value-type="float" office:value="0" calcext:value-type="float">
            <text:p>0,0</text:p>
          </table:table-cell>
          <table:table-cell table:style-name="ce12" table:formula="of:=['AMS variante prix surfaces'.F71]-[AMS.F71]" office:value-type="float" office:value="-0.65785532457104" calcext:value-type="float">
            <text:p>-0,7</text:p>
          </table:table-cell>
          <table:table-cell table:style-name="ce12" table:formula="of:=['AMS variante prix surfaces'.G71]-[AMS.G71]" office:value-type="float" office:value="7.1700919804906" calcext:value-type="float">
            <text:p>7,2</text:p>
          </table:table-cell>
          <table:table-cell table:style-name="ce12" table:formula="of:=['AMS variante prix surfaces'.H71]-[AMS.H71]" office:value-type="float" office:value="0.0483556961911" calcext:value-type="float">
            <text:p>0,0</text:p>
          </table:table-cell>
          <table:table-cell table:style-name="ce12" table:formula="of:=['AMS variante prix surfaces'.I71]-[AMS.I71]" office:value-type="float" office:value="-0.10156380375756" calcext:value-type="float">
            <text:p>-0,1</text:p>
          </table:table-cell>
          <table:table-cell table:style-name="ce12" table:formula="of:=['AMS variante prix surfaces'.J71]-[AMS.J71]" office:value-type="float" office:value="-0.507987199829572" calcext:value-type="float">
            <text:p>-0,5</text:p>
          </table:table-cell>
          <table:table-cell table:style-name="ce12" table:formula="of:=['AMS variante prix surfaces'.K71]-[AMS.K71]" office:value-type="float" office:value="6.51693308558029" calcext:value-type="float">
            <text:p>6,5</text:p>
          </table:table-cell>
          <table:table-cell table:style-name="ce12" table:formula="of:=['AMS variante prix surfaces'.L71]-[AMS.L71]" office:value-type="float" office:value="6.00894588575071" calcext:value-type="float">
            <text:p>6,0</text:p>
          </table:table-cell>
        </table:table-row>
        <table:table-row table:style-name="ro3">
          <table:table-cell table:style-name="ce3" office:value-type="string" calcext:value-type="string">
            <text:p>Autres (hors CEREN)</text:p>
          </table:table-cell>
          <table:table-cell table:style-name="ce12" table:formula="of:=['AMS variante prix surfaces'.B72]-[AMS.B72]" office:value-type="float" office:value="0" calcext:value-type="float">
            <text:p>0,0</text:p>
          </table:table-cell>
          <table:table-cell table:style-name="ce12" table:formula="of:=['AMS variante prix surfaces'.C72]-[AMS.C72]" office:value-type="float" office:value="0" calcext:value-type="float">
            <text:p>0,0</text:p>
          </table:table-cell>
          <table:table-cell table:style-name="ce12" table:formula="of:=['AMS variante prix surfaces'.D72]-[AMS.D72]" office:value-type="float" office:value="0" calcext:value-type="float">
            <text:p>0,0</text:p>
          </table:table-cell>
          <table:table-cell table:style-name="ce12" table:formula="of:=['AMS variante prix surfaces'.E72]-[AMS.E72]" office:value-type="float" office:value="0" calcext:value-type="float">
            <text:p>0,0</text:p>
          </table:table-cell>
          <table:table-cell table:style-name="ce12" table:formula="of:=['AMS variante prix surfaces'.F72]-[AMS.F72]" office:value-type="float" office:value="0" calcext:value-type="float">
            <text:p>0,0</text:p>
          </table:table-cell>
          <table:table-cell table:style-name="ce12" table:formula="of:=['AMS variante prix surfaces'.G72]-[AMS.G72]" office:value-type="float" office:value="0" calcext:value-type="float">
            <text:p>0,0</text:p>
          </table:table-cell>
          <table:table-cell table:style-name="ce12" table:formula="of:=['AMS variante prix surfaces'.H72]-[AMS.H72]" office:value-type="float" office:value="0" calcext:value-type="float">
            <text:p>0,0</text:p>
          </table:table-cell>
          <table:table-cell table:style-name="ce12" table:formula="of:=['AMS variante prix surfaces'.I72]-[AMS.I72]" office:value-type="float" office:value="0" calcext:value-type="float">
            <text:p>0,0</text:p>
          </table:table-cell>
          <table:table-cell table:style-name="ce12" table:formula="of:=['AMS variante prix surfaces'.J72]-[AMS.J72]" office:value-type="float" office:value="0" calcext:value-type="float">
            <text:p>0,0</text:p>
          </table:table-cell>
          <table:table-cell table:style-name="ce12" table:formula="of:=['AMS variante prix surfaces'.K72]-[AMS.K72]" office:value-type="float" office:value="0" calcext:value-type="float">
            <text:p>0,0</text:p>
          </table:table-cell>
          <table:table-cell table:style-name="ce12" table:formula="of:=['AMS variante prix surfaces'.L72]-[AMS.L72]" office:value-type="float" office:value="0" calcext:value-type="float">
            <text:p>0,0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style-name="ce12" table:formula="of:=['AMS variante prix surfaces'.B73]-[AMS.B73]" office:value-type="float" office:value="1.51000434264049" calcext:value-type="float">
            <text:p>1,5</text:p>
          </table:table-cell>
          <table:table-cell table:style-name="ce12" table:formula="of:=['AMS variante prix surfaces'.C73]-[AMS.C73]" office:value-type="float" office:value="-0.620822665494053" calcext:value-type="float">
            <text:p>-0,6</text:p>
          </table:table-cell>
          <table:table-cell table:style-name="ce12" table:formula="of:=['AMS variante prix surfaces'.D73]-[AMS.D73]" office:value-type="float" office:value="-0.8312771399188" calcext:value-type="float">
            <text:p>-0,8</text:p>
          </table:table-cell>
          <table:table-cell table:style-name="ce12" table:formula="of:=['AMS variante prix surfaces'.E73]-[AMS.E73]" office:value-type="float" office:value="0" calcext:value-type="float">
            <text:p>0,0</text:p>
          </table:table-cell>
          <table:table-cell table:style-name="ce12" table:formula="of:=['AMS variante prix surfaces'.F73]-[AMS.F73]" office:value-type="float" office:value="-0.65785532457104" calcext:value-type="float">
            <text:p>-0,7</text:p>
          </table:table-cell>
          <table:table-cell table:style-name="ce12" table:formula="of:=['AMS variante prix surfaces'.G73]-[AMS.G73]" office:value-type="float" office:value="7.1700919804906" calcext:value-type="float">
            <text:p>7,2</text:p>
          </table:table-cell>
          <table:table-cell table:style-name="ce12" table:formula="of:=['AMS variante prix surfaces'.H73]-[AMS.H73]" office:value-type="float" office:value="0.0483556961911" calcext:value-type="float">
            <text:p>0,0</text:p>
          </table:table-cell>
          <table:table-cell table:style-name="ce12" table:formula="of:=['AMS variante prix surfaces'.I73]-[AMS.I73]" office:value-type="float" office:value="-0.10156380375756" calcext:value-type="float">
            <text:p>-0,1</text:p>
          </table:table-cell>
          <table:table-cell table:style-name="ce12" table:formula="of:=['AMS variante prix surfaces'.J73]-[AMS.J73]" office:value-type="float" office:value="-0.507987199829572" calcext:value-type="float">
            <text:p>-0,5</text:p>
          </table:table-cell>
          <table:table-cell table:style-name="ce12" table:formula="of:=['AMS variante prix surfaces'.K73]-[AMS.K73]" office:value-type="float" office:value="6.51693308557984" calcext:value-type="float">
            <text:p>6,5</text:p>
          </table:table-cell>
          <table:table-cell table:style-name="ce12" table:formula="of:=['AMS variante prix surfaces'.L73]-[AMS.L73]" office:value-type="float" office:value="6.00894588575028" calcext:value-type="float">
            <text:p>6,0</text:p>
          </table:table-cell>
        </table:table-row>
        <table:table-row table:style-name="ro3">
          <table:table-cell office:value-type="string" calcext:value-type="string">
            <text:p>Total (hors PAC)</text:p>
          </table:table-cell>
          <table:table-cell table:style-name="ce14" table:number-columns-repeated="9"/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Mix approx</text:p>
          </table:table-cell>
          <table:table-cell table:style-name="ce15" table:number-columns-repeated="11"/>
        </table:table-row>
        <table:table-row table:style-name="ro1" table:number-rows-repeated="104850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ff investissements " table:style-name="ta1">
        <table:table-column table:style-name="co14" table:default-cell-style-name="Default"/>
        <table:table-column table:style-name="co15" table:default-cell-style-name="ce43"/>
        <table:table-column table:style-name="co3" table:number-columns-repeated="5" table:default-cell-style-name="Default"/>
        <table:table-column table:style-name="co3" table:default-cell-style-name="ce46"/>
        <table:table-column table:style-name="co3" table:number-columns-repeated="3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/>
          <table:table-cell table:style-name="Default"/>
          <table:table-cell table:number-columns-repeated="5"/>
          <table:table-cell table:style-name="Default"/>
          <table:table-cell table:number-columns-repeated="37"/>
        </table:table-row>
        <table:table-row table:style-name="ro4">
          <table:table-cell table:style-name="ce43" office:value-type="string" calcext:value-type="string">
            <text:p>scenario</text:p>
          </table:table-cell>
          <table:table-cell office:value-type="string" calcext:value-type="string">
            <text:p>Type_Inv</text:p>
          </table:table-cell>
          <table:table-cell table:style-name="ce43" office:value-type="float" office:value="2010" calcext:value-type="float">
            <text:p>2010</text:p>
          </table:table-cell>
          <table:table-cell table:style-name="ce43" office:value-type="float" office:value="2011" calcext:value-type="float">
            <text:p>2011</text:p>
          </table:table-cell>
          <table:table-cell table:style-name="ce43" office:value-type="float" office:value="2012" calcext:value-type="float">
            <text:p>2012</text:p>
          </table:table-cell>
          <table:table-cell table:style-name="ce43" office:value-type="float" office:value="2013" calcext:value-type="float">
            <text:p>2013</text:p>
          </table:table-cell>
          <table:table-cell table:style-name="ce43" office:value-type="float" office:value="2014" calcext:value-type="float">
            <text:p>2014</text:p>
          </table:table-cell>
          <table:table-cell table:style-name="ce43" office:value-type="float" office:value="2015" calcext:value-type="float">
            <text:p>2015</text:p>
          </table:table-cell>
          <table:table-cell table:style-name="ce43" office:value-type="float" office:value="2016" calcext:value-type="float">
            <text:p>2016</text:p>
          </table:table-cell>
          <table:table-cell table:style-name="ce43" office:value-type="float" office:value="2017" calcext:value-type="float">
            <text:p>2017</text:p>
          </table:table-cell>
          <table:table-cell table:style-name="ce43" office:value-type="float" office:value="2018" calcext:value-type="float">
            <text:p>2018</text:p>
          </table:table-cell>
          <table:table-cell table:style-name="ce43" office:value-type="float" office:value="2019" calcext:value-type="float">
            <text:p>2019</text:p>
          </table:table-cell>
          <table:table-cell table:style-name="ce43" office:value-type="float" office:value="2020" calcext:value-type="float">
            <text:p>2020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2023" calcext:value-type="float">
            <text:p>2023</text:p>
          </table:table-cell>
          <table:table-cell table:style-name="ce43" office:value-type="float" office:value="2024" calcext:value-type="float">
            <text:p>2024</text:p>
          </table:table-cell>
          <table:table-cell table:style-name="ce43" office:value-type="float" office:value="2025" calcext:value-type="float">
            <text:p>2025</text:p>
          </table:table-cell>
          <table:table-cell table:style-name="ce43" office:value-type="float" office:value="2026" calcext:value-type="float">
            <text:p>2026</text:p>
          </table:table-cell>
          <table:table-cell table:style-name="ce43" office:value-type="float" office:value="2027" calcext:value-type="float">
            <text:p>2027</text:p>
          </table:table-cell>
          <table:table-cell table:style-name="ce43" office:value-type="float" office:value="2028" calcext:value-type="float">
            <text:p>2028</text:p>
          </table:table-cell>
          <table:table-cell table:style-name="ce43" office:value-type="float" office:value="2029" calcext:value-type="float">
            <text:p>2029</text:p>
          </table:table-cell>
          <table:table-cell table:style-name="ce43" office:value-type="float" office:value="2030" calcext:value-type="float">
            <text:p>2030</text:p>
          </table:table-cell>
          <table:table-cell table:style-name="ce43" office:value-type="float" office:value="2031" calcext:value-type="float">
            <text:p>2031</text:p>
          </table:table-cell>
          <table:table-cell table:style-name="ce43" office:value-type="float" office:value="2032" calcext:value-type="float">
            <text:p>2032</text:p>
          </table:table-cell>
          <table:table-cell table:style-name="ce43" office:value-type="float" office:value="2033" calcext:value-type="float">
            <text:p>2033</text:p>
          </table:table-cell>
          <table:table-cell table:style-name="ce43" office:value-type="float" office:value="2034" calcext:value-type="float">
            <text:p>2034</text:p>
          </table:table-cell>
          <table:table-cell table:style-name="ce43" office:value-type="float" office:value="2035" calcext:value-type="float">
            <text:p>2035</text:p>
          </table:table-cell>
          <table:table-cell table:style-name="ce43" office:value-type="float" office:value="2036" calcext:value-type="float">
            <text:p>2036</text:p>
          </table:table-cell>
          <table:table-cell table:style-name="ce43" office:value-type="float" office:value="2037" calcext:value-type="float">
            <text:p>2037</text:p>
          </table:table-cell>
          <table:table-cell table:style-name="ce43" office:value-type="float" office:value="2038" calcext:value-type="float">
            <text:p>2038</text:p>
          </table:table-cell>
          <table:table-cell table:style-name="ce43" office:value-type="float" office:value="2039" calcext:value-type="float">
            <text:p>2039</text:p>
          </table:table-cell>
          <table:table-cell table:style-name="ce43" office:value-type="float" office:value="2040" calcext:value-type="float">
            <text:p>2040</text:p>
          </table:table-cell>
          <table:table-cell table:style-name="ce43" office:value-type="float" office:value="2041" calcext:value-type="float">
            <text:p>2041</text:p>
          </table:table-cell>
          <table:table-cell table:style-name="ce43" office:value-type="float" office:value="2042" calcext:value-type="float">
            <text:p>2042</text:p>
          </table:table-cell>
          <table:table-cell table:style-name="ce43" office:value-type="float" office:value="2043" calcext:value-type="float">
            <text:p>2043</text:p>
          </table:table-cell>
          <table:table-cell table:style-name="ce43" office:value-type="float" office:value="2044" calcext:value-type="float">
            <text:p>2044</text:p>
          </table:table-cell>
          <table:table-cell table:style-name="ce43" office:value-type="float" office:value="2045" calcext:value-type="float">
            <text:p>2045</text:p>
          </table:table-cell>
          <table:table-cell table:style-name="ce43" office:value-type="float" office:value="2046" calcext:value-type="float">
            <text:p>2046</text:p>
          </table:table-cell>
          <table:table-cell table:style-name="ce43" office:value-type="float" office:value="2047" calcext:value-type="float">
            <text:p>2047</text:p>
          </table:table-cell>
          <table:table-cell table:style-name="ce43" office:value-type="float" office:value="2048" calcext:value-type="float">
            <text:p>2048</text:p>
          </table:table-cell>
          <table:table-cell table:style-name="ce43" office:value-type="float" office:value="2049" calcext:value-type="float">
            <text:p>2049</text:p>
          </table:table-cell>
          <table:table-cell table:style-name="ce43" office:value-type="float" office:value="2050" calcext:value-type="float">
            <text:p>2050</text:p>
          </table:table-cell>
          <table:table-cell office:value-type="string" calcext:value-type="string">
            <text:p>2010_2050</text:p>
          </table:table-cell>
          <table:table-cell office:value-type="string" calcext:value-type="string">
            <text:p>2010_2030</text:p>
          </table:table-cell>
        </table:table-row>
        <table:table-row table:style-name="ro4">
          <table:table-cell table:style-name="ce43" office:value-type="string" calcext:value-type="string">
            <text:p>AMS3</text:p>
          </table:table-cell>
          <table:table-cell office:value-type="string" calcext:value-type="string">
            <text:p>Changement de système seul</text:p>
          </table:table-cell>
          <table:table-cell table:style-name="ce45" office:value-type="float" office:value="0.64836815735378" calcext:value-type="float">
            <text:p>0,65</text:p>
          </table:table-cell>
          <table:table-cell table:style-name="ce45" office:value-type="float" office:value="0.687510068490897" calcext:value-type="float">
            <text:p>0,69</text:p>
          </table:table-cell>
          <table:table-cell table:style-name="ce45" office:value-type="float" office:value="0.727084097943307" calcext:value-type="float">
            <text:p>0,73</text:p>
          </table:table-cell>
          <table:table-cell table:style-name="ce45" office:value-type="float" office:value="0.727697082896226" calcext:value-type="float">
            <text:p>0,73</text:p>
          </table:table-cell>
          <table:table-cell table:style-name="ce45" office:value-type="float" office:value="0.715657694673096" calcext:value-type="float">
            <text:p>0,72</text:p>
          </table:table-cell>
          <table:table-cell table:style-name="ce45" office:value-type="float" office:value="0.701180788745897" calcext:value-type="float">
            <text:p>0,70</text:p>
          </table:table-cell>
          <table:table-cell table:style-name="ce45" office:value-type="float" office:value="0.706984008435783" calcext:value-type="float">
            <text:p>0,71</text:p>
          </table:table-cell>
          <table:table-cell table:style-name="ce45" office:value-type="float" office:value="0.712929468286657" calcext:value-type="float">
            <text:p>0,71</text:p>
          </table:table-cell>
          <table:table-cell table:style-name="ce45" office:value-type="float" office:value="0.744343152322145" calcext:value-type="float">
            <text:p>0,74</text:p>
          </table:table-cell>
          <table:table-cell table:style-name="ce45" office:value-type="float" office:value="0.740734159493274" calcext:value-type="float">
            <text:p>0,74</text:p>
          </table:table-cell>
          <table:table-cell table:style-name="ce45" office:value-type="float" office:value="0.746146265151648" calcext:value-type="float">
            <text:p>0,75</text:p>
          </table:table-cell>
          <table:table-cell table:style-name="ce45" office:value-type="float" office:value="0.73358290770717" calcext:value-type="float">
            <text:p>0,73</text:p>
          </table:table-cell>
          <table:table-cell table:style-name="ce45" office:value-type="float" office:value="0.746732108969906" calcext:value-type="float">
            <text:p>0,75</text:p>
          </table:table-cell>
          <table:table-cell table:style-name="ce45" office:value-type="float" office:value="0.763987770253266" calcext:value-type="float">
            <text:p>0,76</text:p>
          </table:table-cell>
          <table:table-cell table:style-name="ce45" office:value-type="float" office:value="0.780726540210134" calcext:value-type="float">
            <text:p>0,78</text:p>
          </table:table-cell>
          <table:table-cell table:style-name="ce45" office:value-type="float" office:value="0.792900129196631" calcext:value-type="float">
            <text:p>0,79</text:p>
          </table:table-cell>
          <table:table-cell table:style-name="ce45" office:value-type="float" office:value="0.80937362969765" calcext:value-type="float">
            <text:p>0,81</text:p>
          </table:table-cell>
          <table:table-cell table:style-name="ce45" office:value-type="float" office:value="0.813929124100427" calcext:value-type="float">
            <text:p>0,81</text:p>
          </table:table-cell>
          <table:table-cell table:style-name="ce45" office:value-type="float" office:value="0.822832987698876" calcext:value-type="float">
            <text:p>0,82</text:p>
          </table:table-cell>
          <table:table-cell table:style-name="ce45" office:value-type="float" office:value="0.826431034644873" calcext:value-type="float">
            <text:p>0,83</text:p>
          </table:table-cell>
          <table:table-cell table:style-name="ce45" office:value-type="float" office:value="0.835453355871326" calcext:value-type="float">
            <text:p>0,84</text:p>
          </table:table-cell>
          <table:table-cell table:style-name="ce45" office:value-type="float" office:value="0.844206427223271" calcext:value-type="float">
            <text:p>0,84</text:p>
          </table:table-cell>
          <table:table-cell table:style-name="ce45" office:value-type="float" office:value="0.846244652032947" calcext:value-type="float">
            <text:p>0,85</text:p>
          </table:table-cell>
          <table:table-cell table:style-name="ce45" office:value-type="float" office:value="0.848222520977231" calcext:value-type="float">
            <text:p>0,85</text:p>
          </table:table-cell>
          <table:table-cell table:style-name="ce45" office:value-type="float" office:value="0.853108895678573" calcext:value-type="float">
            <text:p>0,85</text:p>
          </table:table-cell>
          <table:table-cell table:style-name="ce45" office:value-type="float" office:value="1.01427294772316" calcext:value-type="float">
            <text:p>1,01</text:p>
          </table:table-cell>
          <table:table-cell table:style-name="ce45" office:value-type="float" office:value="1.01342873477835" calcext:value-type="float">
            <text:p>1,01</text:p>
          </table:table-cell>
          <table:table-cell table:style-name="ce45" office:value-type="float" office:value="1.03114582373066" calcext:value-type="float">
            <text:p>1,03</text:p>
          </table:table-cell>
          <table:table-cell table:style-name="ce45" office:value-type="float" office:value="1.04097445004705" calcext:value-type="float">
            <text:p>1,04</text:p>
          </table:table-cell>
          <table:table-cell table:style-name="ce45" office:value-type="float" office:value="1.04778004872778" calcext:value-type="float">
            <text:p>1,05</text:p>
          </table:table-cell>
          <table:table-cell table:style-name="ce45" office:value-type="float" office:value="1.04742006546023" calcext:value-type="float">
            <text:p>1,05</text:p>
          </table:table-cell>
          <table:table-cell table:style-name="ce45" office:value-type="float" office:value="0.980811786002782" calcext:value-type="float">
            <text:p>0,98</text:p>
          </table:table-cell>
          <table:table-cell table:style-name="ce45" office:value-type="float" office:value="1.0052740533453" calcext:value-type="float">
            <text:p>1,01</text:p>
          </table:table-cell>
          <table:table-cell table:style-name="ce45" office:value-type="float" office:value="1.02358360499818" calcext:value-type="float">
            <text:p>1,02</text:p>
          </table:table-cell>
          <table:table-cell table:style-name="ce45" office:value-type="float" office:value="1.0399269123728" calcext:value-type="float">
            <text:p>1,04</text:p>
          </table:table-cell>
          <table:table-cell table:style-name="ce45" office:value-type="float" office:value="1.06247878656562" calcext:value-type="float">
            <text:p>1,06</text:p>
          </table:table-cell>
          <table:table-cell table:style-name="ce45" office:value-type="float" office:value="1.02722098025532" calcext:value-type="float">
            <text:p>1,03</text:p>
          </table:table-cell>
          <table:table-cell table:style-name="ce45" office:value-type="float" office:value="1.06178809086803" calcext:value-type="float">
            <text:p>1,06</text:p>
          </table:table-cell>
          <table:table-cell table:style-name="ce45" office:value-type="float" office:value="1.08506775726657" calcext:value-type="float">
            <text:p>1,09</text:p>
          </table:table-cell>
          <table:table-cell table:style-name="ce45" office:value-type="float" office:value="1.1062452983927" calcext:value-type="float">
            <text:p>1,11</text:p>
          </table:table-cell>
          <table:table-cell table:style-name="ce45" office:value-type="float" office:value="1.13073083089351" calcext:value-type="float">
            <text:p>1,13</text:p>
          </table:table-cell>
          <table:table-cell table:style-name="ce48" table:formula="of:=SUM([.C3:.AQ3])" office:value-type="float" office:value="35.894517199483" calcext:value-type="float">
            <text:p>35,89</text:p>
          </table:table-cell>
          <table:table-cell table:style-name="ce46" table:formula="of:=SUM([.C3:.W3])" office:value-type="float" office:value="15.784584532143" calcext:value-type="float">
            <text:p>15,78</text:p>
          </table:table-cell>
        </table:table-row>
        <table:table-row table:style-name="ro4">
          <table:table-cell table:style-name="ce43" office:value-type="string" calcext:value-type="string">
            <text:p>AMS3</text:p>
          </table:table-cell>
          <table:table-cell office:value-type="string" calcext:value-type="string">
            <text:p>Geste sur le bâti</text:p>
          </table:table-cell>
          <table:table-cell table:style-name="ce45" office:value-type="float" office:value="0.199513159992413" calcext:value-type="float">
            <text:p>0,20</text:p>
          </table:table-cell>
          <table:table-cell table:style-name="ce45" office:value-type="float" office:value="0.21766519316197" calcext:value-type="float">
            <text:p>0,22</text:p>
          </table:table-cell>
          <table:table-cell table:style-name="ce45" office:value-type="float" office:value="0.33227618212071" calcext:value-type="float">
            <text:p>0,33</text:p>
          </table:table-cell>
          <table:table-cell table:style-name="ce45" office:value-type="float" office:value="0.258816318332111" calcext:value-type="float">
            <text:p>0,26</text:p>
          </table:table-cell>
          <table:table-cell table:style-name="ce45" office:value-type="float" office:value="0.253977028517209" calcext:value-type="float">
            <text:p>0,25</text:p>
          </table:table-cell>
          <table:table-cell table:style-name="ce45" office:value-type="float" office:value="0.26395751243849" calcext:value-type="float">
            <text:p>0,26</text:p>
          </table:table-cell>
          <table:table-cell table:style-name="ce45" office:value-type="float" office:value="0.940203382517544" calcext:value-type="float">
            <text:p>0,94</text:p>
          </table:table-cell>
          <table:table-cell table:style-name="ce45" office:value-type="float" office:value="0.899682825536348" calcext:value-type="float">
            <text:p>0,90</text:p>
          </table:table-cell>
          <table:table-cell table:style-name="ce45" office:value-type="float" office:value="0.994634918051909" calcext:value-type="float">
            <text:p>0,99</text:p>
          </table:table-cell>
          <table:table-cell table:style-name="ce45" office:value-type="float" office:value="1.09259548442764" calcext:value-type="float">
            <text:p>1,09</text:p>
          </table:table-cell>
          <table:table-cell table:style-name="ce45" office:value-type="float" office:value="1.00732760165953" calcext:value-type="float">
            <text:p>1,01</text:p>
          </table:table-cell>
          <table:table-cell table:style-name="ce45" office:value-type="float" office:value="1.29541941135719" calcext:value-type="float">
            <text:p>1,30</text:p>
          </table:table-cell>
          <table:table-cell table:style-name="ce45" office:value-type="float" office:value="1.30699096123656" calcext:value-type="float">
            <text:p>1,31</text:p>
          </table:table-cell>
          <table:table-cell table:style-name="ce45" office:value-type="float" office:value="1.33787800784343" calcext:value-type="float">
            <text:p>1,34</text:p>
          </table:table-cell>
          <table:table-cell table:style-name="ce45" office:value-type="float" office:value="1.363768775794" calcext:value-type="float">
            <text:p>1,36</text:p>
          </table:table-cell>
          <table:table-cell table:style-name="ce45" office:value-type="float" office:value="1.38340825171737" calcext:value-type="float">
            <text:p>1,38</text:p>
          </table:table-cell>
          <table:table-cell table:style-name="ce45" office:value-type="float" office:value="1.3702721391835" calcext:value-type="float">
            <text:p>1,37</text:p>
          </table:table-cell>
          <table:table-cell table:style-name="ce45" office:value-type="float" office:value="1.41761349432111" calcext:value-type="float">
            <text:p>1,42</text:p>
          </table:table-cell>
          <table:table-cell table:style-name="ce45" office:value-type="float" office:value="1.45459158839414" calcext:value-type="float">
            <text:p>1,45</text:p>
          </table:table-cell>
          <table:table-cell table:style-name="ce45" office:value-type="float" office:value="1.5011210675301" calcext:value-type="float">
            <text:p>1,50</text:p>
          </table:table-cell>
          <table:table-cell table:style-name="ce45" office:value-type="float" office:value="1.49940298356454" calcext:value-type="float">
            <text:p>1,50</text:p>
          </table:table-cell>
          <table:table-cell table:style-name="ce45" office:value-type="float" office:value="1.51520838593883" calcext:value-type="float">
            <text:p>1,52</text:p>
          </table:table-cell>
          <table:table-cell table:style-name="ce45" office:value-type="float" office:value="1.60857168457351" calcext:value-type="float">
            <text:p>1,61</text:p>
          </table:table-cell>
          <table:table-cell table:style-name="ce45" office:value-type="float" office:value="1.64333128931854" calcext:value-type="float">
            <text:p>1,64</text:p>
          </table:table-cell>
          <table:table-cell table:style-name="ce45" office:value-type="float" office:value="1.67714903002139" calcext:value-type="float">
            <text:p>1,68</text:p>
          </table:table-cell>
          <table:table-cell table:style-name="ce45" office:value-type="float" office:value="1.64026992662656" calcext:value-type="float">
            <text:p>1,64</text:p>
          </table:table-cell>
          <table:table-cell table:style-name="ce45" office:value-type="float" office:value="1.50015485809854" calcext:value-type="float">
            <text:p>1,50</text:p>
          </table:table-cell>
          <table:table-cell table:style-name="ce45" office:value-type="float" office:value="1.39633663977854" calcext:value-type="float">
            <text:p>1,40</text:p>
          </table:table-cell>
          <table:table-cell table:style-name="ce45" office:value-type="float" office:value="1.33904051358427" calcext:value-type="float">
            <text:p>1,34</text:p>
          </table:table-cell>
          <table:table-cell table:style-name="ce45" office:value-type="float" office:value="1.30579924749006" calcext:value-type="float">
            <text:p>1,31</text:p>
          </table:table-cell>
          <table:table-cell table:style-name="ce45" office:value-type="float" office:value="1.43037802428458" calcext:value-type="float">
            <text:p>1,43</text:p>
          </table:table-cell>
          <table:table-cell table:style-name="ce45" office:value-type="float" office:value="1.43896332397156" calcext:value-type="float">
            <text:p>1,44</text:p>
          </table:table-cell>
          <table:table-cell table:style-name="ce45" office:value-type="float" office:value="1.54578746773956" calcext:value-type="float">
            <text:p>1,55</text:p>
          </table:table-cell>
          <table:table-cell table:style-name="ce45" office:value-type="float" office:value="1.47523159355221" calcext:value-type="float">
            <text:p>1,48</text:p>
          </table:table-cell>
          <table:table-cell table:style-name="ce45" office:value-type="float" office:value="1.49161499460926" calcext:value-type="float">
            <text:p>1,49</text:p>
          </table:table-cell>
          <table:table-cell table:style-name="ce45" office:value-type="float" office:value="1.53786397732652" calcext:value-type="float">
            <text:p>1,54</text:p>
          </table:table-cell>
          <table:table-cell table:style-name="ce45" office:value-type="float" office:value="2.46371674707384" calcext:value-type="float">
            <text:p>2,46</text:p>
          </table:table-cell>
          <table:table-cell table:style-name="ce45" office:value-type="float" office:value="2.44449251142606" calcext:value-type="float">
            <text:p>2,44</text:p>
          </table:table-cell>
          <table:table-cell table:style-name="ce45" office:value-type="float" office:value="2.50379170242985" calcext:value-type="float">
            <text:p>2,50</text:p>
          </table:table-cell>
          <table:table-cell table:style-name="ce45" office:value-type="float" office:value="2.7438032904655" calcext:value-type="float">
            <text:p>2,74</text:p>
          </table:table-cell>
          <table:table-cell table:style-name="ce45" office:value-type="float" office:value="2.8517858674868" calcext:value-type="float">
            <text:p>2,85</text:p>
          </table:table-cell>
          <table:table-cell table:style-name="ce48" table:formula="of:=SUM([.C4:.AQ4])" office:value-type="float" office:value="55.9444073634938" calcext:value-type="float">
            <text:p>55,94</text:p>
          </table:table-cell>
          <table:table-cell table:style-name="ce46" table:formula="of:=SUM([.C4:.W4])" office:value-type="float" office:value="20.3911162876978" calcext:value-type="float">
            <text:p>20,39</text:p>
          </table:table-cell>
        </table:table-row>
        <table:table-row table:style-name="ro4">
          <table:table-cell table:style-name="ce43" office:value-type="string" calcext:value-type="string">
            <text:p>AMS3</text:p>
          </table:table-cell>
          <table:table-cell office:value-type="string" calcext:value-type="string">
            <text:p>Geste sur le bâti et Changement de système</text:p>
          </table:table-cell>
          <table:table-cell table:style-name="ce45" table:number-columns-repeated="5"/>
          <table:table-cell table:style-name="ce45" office:value-type="float" office:value="0.0000927570728434" calcext:value-type="float">
            <text:p>0,00</text:p>
          </table:table-cell>
          <table:table-cell table:style-name="ce45" office:value-type="float" office:value="0.224228710346959" calcext:value-type="float">
            <text:p>0,22</text:p>
          </table:table-cell>
          <table:table-cell table:style-name="ce45" office:value-type="float" office:value="0.217000603893693" calcext:value-type="float">
            <text:p>0,22</text:p>
          </table:table-cell>
          <table:table-cell table:style-name="ce45" office:value-type="float" office:value="0.199081794389066" calcext:value-type="float">
            <text:p>0,20</text:p>
          </table:table-cell>
          <table:table-cell table:style-name="ce45" office:value-type="float" office:value="0.254861122705234" calcext:value-type="float">
            <text:p>0,25</text:p>
          </table:table-cell>
          <table:table-cell table:style-name="ce45" office:value-type="float" office:value="0.272333596114868" calcext:value-type="float">
            <text:p>0,27</text:p>
          </table:table-cell>
          <table:table-cell table:style-name="ce45" office:value-type="float" office:value="0.402365527005349" calcext:value-type="float">
            <text:p>0,40</text:p>
          </table:table-cell>
          <table:table-cell table:style-name="ce45" office:value-type="float" office:value="0.401108664517728" calcext:value-type="float">
            <text:p>0,40</text:p>
          </table:table-cell>
          <table:table-cell table:style-name="ce45" office:value-type="float" office:value="0.387496850505601" calcext:value-type="float">
            <text:p>0,39</text:p>
          </table:table-cell>
          <table:table-cell table:style-name="ce45" office:value-type="float" office:value="0.381626493214755" calcext:value-type="float">
            <text:p>0,38</text:p>
          </table:table-cell>
          <table:table-cell table:style-name="ce45" office:value-type="float" office:value="0.376710161974113" calcext:value-type="float">
            <text:p>0,38</text:p>
          </table:table-cell>
          <table:table-cell table:style-name="ce45" office:value-type="float" office:value="0.348094689121916" calcext:value-type="float">
            <text:p>0,35</text:p>
          </table:table-cell>
          <table:table-cell table:style-name="ce45" office:value-type="float" office:value="0.330884590782504" calcext:value-type="float">
            <text:p>0,33</text:p>
          </table:table-cell>
          <table:table-cell table:style-name="ce45" office:value-type="float" office:value="0.322377764044941" calcext:value-type="float">
            <text:p>0,32</text:p>
          </table:table-cell>
          <table:table-cell table:style-name="ce45" office:value-type="float" office:value="0.327102195587598" calcext:value-type="float">
            <text:p>0,33</text:p>
          </table:table-cell>
          <table:table-cell table:style-name="ce45" office:value-type="float" office:value="0.315336179112286" calcext:value-type="float">
            <text:p>0,32</text:p>
          </table:table-cell>
          <table:table-cell table:style-name="ce45" office:value-type="float" office:value="0.305739448553027" calcext:value-type="float">
            <text:p>0,31</text:p>
          </table:table-cell>
          <table:table-cell table:style-name="ce45" office:value-type="float" office:value="0.297441195041367" calcext:value-type="float">
            <text:p>0,30</text:p>
          </table:table-cell>
          <table:table-cell table:style-name="ce45" office:value-type="float" office:value="0.284752701488031" calcext:value-type="float">
            <text:p>0,28</text:p>
          </table:table-cell>
          <table:table-cell table:style-name="ce45" office:value-type="float" office:value="0.28669964552158" calcext:value-type="float">
            <text:p>0,29</text:p>
          </table:table-cell>
          <table:table-cell table:style-name="ce45" office:value-type="float" office:value="0.0381852140228204" calcext:value-type="float">
            <text:p>0,04</text:p>
          </table:table-cell>
          <table:table-cell table:style-name="ce45" office:value-type="float" office:value="0.0316528270777456" calcext:value-type="float">
            <text:p>0,03</text:p>
          </table:table-cell>
          <table:table-cell table:style-name="ce45" office:value-type="float" office:value="0.0262778448498267" calcext:value-type="float">
            <text:p>0,03</text:p>
          </table:table-cell>
          <table:table-cell table:style-name="ce45" office:value-type="float" office:value="0.025398074023042" calcext:value-type="float">
            <text:p>0,03</text:p>
          </table:table-cell>
          <table:table-cell table:style-name="ce45" office:value-type="float" office:value="0.0258406188830732" calcext:value-type="float">
            <text:p>0,03</text:p>
          </table:table-cell>
          <table:table-cell table:style-name="ce45" office:value-type="float" office:value="0.0345250395630205" calcext:value-type="float">
            <text:p>0,03</text:p>
          </table:table-cell>
          <table:table-cell table:style-name="ce45" office:value-type="float" office:value="0.0298020328817546" calcext:value-type="float">
            <text:p>0,03</text:p>
          </table:table-cell>
          <table:table-cell table:style-name="ce45" office:value-type="float" office:value="0.0344030793102652" calcext:value-type="float">
            <text:p>0,03</text:p>
          </table:table-cell>
          <table:table-cell table:style-name="ce45" office:value-type="float" office:value="0.0296681478618044" calcext:value-type="float">
            <text:p>0,03</text:p>
          </table:table-cell>
          <table:table-cell table:style-name="ce45" office:value-type="float" office:value="0.0287715367600909" calcext:value-type="float">
            <text:p>0,03</text:p>
          </table:table-cell>
          <table:table-cell table:style-name="ce45" office:value-type="float" office:value="0.0286522741713876" calcext:value-type="float">
            <text:p>0,03</text:p>
          </table:table-cell>
          <table:table-cell table:style-name="ce45" office:value-type="float" office:value="0.0519956487989238" calcext:value-type="float">
            <text:p>0,05</text:p>
          </table:table-cell>
          <table:table-cell table:style-name="ce45" office:value-type="float" office:value="0.0492297482540994" calcext:value-type="float">
            <text:p>0,05</text:p>
          </table:table-cell>
          <table:table-cell table:style-name="ce45" office:value-type="float" office:value="0.0511498840111631" calcext:value-type="float">
            <text:p>0,05</text:p>
          </table:table-cell>
          <table:table-cell table:style-name="ce45" office:value-type="float" office:value="0.0549691274386004" calcext:value-type="float">
            <text:p>0,05</text:p>
          </table:table-cell>
          <table:table-cell table:style-name="ce45" office:value-type="float" office:value="0.0526210663182475" calcext:value-type="float">
            <text:p>0,05</text:p>
          </table:table-cell>
          <table:table-cell table:style-name="ce48" table:formula="of:=SUM([.C5:.AQ5])" office:value-type="float" office:value="6.52847685521932" calcext:value-type="float">
            <text:p>6,53</text:p>
          </table:table-cell>
          <table:table-cell table:style-name="ce46" table:formula="of:=SUM([.C5:.W5])" office:value-type="float" office:value="4.76070170038945" calcext:value-type="float">
            <text:p>4,76</text:p>
          </table:table-cell>
        </table:table-row>
        <table:table-row table:style-name="ro4">
          <table:table-cell/>
          <table:table-cell table:style-name="ce44" office:value-type="string" calcext:value-type="string">
            <text:p>Total</text:p>
          </table:table-cell>
          <table:table-cell table:style-name="ce46" table:formula="of:=SUM([.$C$3:.$C$5])" office:value-type="float" office:value="0.847881317346193" calcext:value-type="float">
            <text:p>0,85</text:p>
          </table:table-cell>
          <table:table-cell table:style-name="ce46" table:formula="of:=SUM([.$D$3:.$D$5])" office:value-type="float" office:value="0.905175261652867" calcext:value-type="float">
            <text:p>0,91</text:p>
          </table:table-cell>
          <table:table-cell table:style-name="ce46" table:formula="of:=SUM([.$E$3:.$E$5])" office:value-type="float" office:value="1.05936028006402" calcext:value-type="float">
            <text:p>1,06</text:p>
          </table:table-cell>
          <table:table-cell table:style-name="ce46" table:formula="of:=SUM([.$F$3:.$F$5])" office:value-type="float" office:value="0.986513401228337" calcext:value-type="float">
            <text:p>0,99</text:p>
          </table:table-cell>
          <table:table-cell table:style-name="ce46" table:formula="of:=SUM([.$G$3:.$G$5])" office:value-type="float" office:value="0.969634723190305" calcext:value-type="float">
            <text:p>0,97</text:p>
          </table:table-cell>
          <table:table-cell table:formula="of:=SUM([.$H$3:.$H$5])" office:value-type="float" office:value="0.96523105825723" calcext:value-type="float">
            <text:p>0,97</text:p>
          </table:table-cell>
          <table:table-cell table:style-name="ce46" table:formula="of:=SUM([.$I$3:.$I$5])" office:value-type="float" office:value="1.87141610130029" calcext:value-type="float">
            <text:p>1,87</text:p>
          </table:table-cell>
          <table:table-cell table:style-name="ce46" table:formula="of:=SUM([.$J$3:.$J$5])" office:value-type="float" office:value="1.8296128977167" calcext:value-type="float">
            <text:p>1,83</text:p>
          </table:table-cell>
          <table:table-cell table:style-name="ce46" table:formula="of:=SUM([.$K$3:.$K$5])" office:value-type="float" office:value="1.93805986476312" calcext:value-type="float">
            <text:p>1,94</text:p>
          </table:table-cell>
          <table:table-cell table:style-name="ce46" table:formula="of:=SUM([.$L$3:.$L$5])" office:value-type="float" office:value="2.08819076662615" calcext:value-type="float">
            <text:p>2,09</text:p>
          </table:table-cell>
          <table:table-cell table:style-name="ce46" table:formula="of:=SUM([.$M$3:.$M$5])" office:value-type="float" office:value="2.02580746292605" calcext:value-type="float">
            <text:p>2,03</text:p>
          </table:table-cell>
          <table:table-cell table:style-name="ce46" table:formula="of:=SUM([.$N$3:.$N$5])" office:value-type="float" office:value="2.43136784606971" calcext:value-type="float">
            <text:p>2,43</text:p>
          </table:table-cell>
          <table:table-cell table:style-name="ce46" table:formula="of:=SUM([.$O$3:.$O$5])" office:value-type="float" office:value="2.45483173472419" calcext:value-type="float">
            <text:p>2,45</text:p>
          </table:table-cell>
          <table:table-cell table:style-name="ce46" table:formula="of:=SUM([.$P$3:.$P$5])" office:value-type="float" office:value="2.4893626286023" calcext:value-type="float">
            <text:p>2,49</text:p>
          </table:table-cell>
          <table:table-cell table:style-name="ce46" table:formula="of:=SUM([.$Q$3:.$Q$5])" office:value-type="float" office:value="2.52612180921889" calcext:value-type="float">
            <text:p>2,53</text:p>
          </table:table-cell>
          <table:table-cell table:style-name="ce46" table:formula="of:=SUM([.$R$3:.$R$5])" office:value-type="float" office:value="2.55301854288811" calcext:value-type="float">
            <text:p>2,55</text:p>
          </table:table-cell>
          <table:table-cell table:style-name="ce46" table:formula="of:=SUM([.$S$3:.$S$5])" office:value-type="float" office:value="2.52774045800307" calcext:value-type="float">
            <text:p>2,53</text:p>
          </table:table-cell>
          <table:table-cell table:style-name="ce46" table:formula="of:=SUM([.$T$3:.$T$5])" office:value-type="float" office:value="2.56242720920404" calcext:value-type="float">
            <text:p>2,56</text:p>
          </table:table-cell>
          <table:table-cell table:style-name="ce46" table:formula="of:=SUM([.$U$3:.$U$5])" office:value-type="float" office:value="2.59980234013796" calcext:value-type="float">
            <text:p>2,60</text:p>
          </table:table-cell>
          <table:table-cell table:style-name="ce46" table:formula="of:=SUM([.$V$3:.$V$5])" office:value-type="float" office:value="2.65465429776257" calcext:value-type="float">
            <text:p>2,65</text:p>
          </table:table-cell>
          <table:table-cell table:style-name="ce46" table:formula="of:=SUM([.$W$3:.$W$5])" office:value-type="float" office:value="2.65019251854815" calcext:value-type="float">
            <text:p>2,65</text:p>
          </table:table-cell>
          <table:table-cell table:style-name="ce46" table:formula="of:=SUM([.$X$3:.$X$5])" office:value-type="float" office:value="2.66515426171513" calcext:value-type="float">
            <text:p>2,67</text:p>
          </table:table-cell>
          <table:table-cell table:style-name="ce46" table:formula="of:=SUM([.$Y$3:.$Y$5])" office:value-type="float" office:value="2.75225753164782" calcext:value-type="float">
            <text:p>2,75</text:p>
          </table:table-cell>
          <table:table-cell table:style-name="ce46" table:formula="of:=SUM([.$Z$3:.$Z$5])" office:value-type="float" office:value="2.7763065117838" calcext:value-type="float">
            <text:p>2,78</text:p>
          </table:table-cell>
          <table:table-cell table:style-name="ce46" table:formula="of:=SUM([.$AA$3:.$AA$5])" office:value-type="float" office:value="2.81695757122154" calcext:value-type="float">
            <text:p>2,82</text:p>
          </table:table-cell>
          <table:table-cell table:style-name="ce46" table:formula="of:=SUM([.$AB$3:.$AB$5])" office:value-type="float" office:value="2.69272808837254" calcext:value-type="float">
            <text:p>2,69</text:p>
          </table:table-cell>
          <table:table-cell table:style-name="ce46" table:formula="of:=SUM([.$AC$3:.$AC$5])" office:value-type="float" office:value="2.54523641995464" calcext:value-type="float">
            <text:p>2,55</text:p>
          </table:table-cell>
          <table:table-cell table:style-name="ce46" table:formula="of:=SUM([.$AD$3:.$AD$5])" office:value-type="float" office:value="2.45376030835903" calcext:value-type="float">
            <text:p>2,45</text:p>
          </table:table-cell>
          <table:table-cell table:style-name="ce46" table:formula="of:=SUM([.$AE$3:.$AE$5])" office:value-type="float" office:value="2.40541303765436" calcext:value-type="float">
            <text:p>2,41</text:p>
          </table:table-cell>
          <table:table-cell table:style-name="ce46" table:formula="of:=SUM([.$AF$3:.$AF$5])" office:value-type="float" office:value="2.37941991510091" calcext:value-type="float">
            <text:p>2,38</text:p>
          </table:table-cell>
          <table:table-cell table:style-name="ce46" table:formula="of:=SUM([.$AG$3:.$AG$5])" office:value-type="float" office:value="2.51232312930783" calcext:value-type="float">
            <text:p>2,51</text:p>
          </table:table-cell>
          <table:table-cell table:style-name="ce46" table:formula="of:=SUM([.$AH$3:.$AH$5])" office:value-type="float" office:value="2.4495771428561" calcext:value-type="float">
            <text:p>2,45</text:p>
          </table:table-cell>
          <table:table-cell table:style-name="ce46" table:formula="of:=SUM([.$AI$3:.$AI$5])" office:value-type="float" office:value="2.58546460039513" calcext:value-type="float">
            <text:p>2,59</text:p>
          </table:table-cell>
          <table:table-cell table:style-name="ce46" table:formula="of:=SUM([.$AJ$3:.$AJ$5])" office:value-type="float" office:value="2.52848334641219" calcext:value-type="float">
            <text:p>2,53</text:p>
          </table:table-cell>
          <table:table-cell table:style-name="ce46" table:formula="of:=SUM([.$AK$3:.$AK$5])" office:value-type="float" office:value="2.56031344374215" calcext:value-type="float">
            <text:p>2,56</text:p>
          </table:table-cell>
          <table:table-cell table:style-name="ce46" table:formula="of:=SUM([.$AL$3:.$AL$5])" office:value-type="float" office:value="2.62899503806353" calcext:value-type="float">
            <text:p>2,63</text:p>
          </table:table-cell>
          <table:table-cell table:style-name="ce46" table:formula="of:=SUM([.$AM$3:.$AM$5])" office:value-type="float" office:value="3.54293337612808" calcext:value-type="float">
            <text:p>3,54</text:p>
          </table:table-cell>
          <table:table-cell table:style-name="ce46" table:formula="of:=SUM([.$AN$3:.$AN$5])" office:value-type="float" office:value="3.55551035054819" calcext:value-type="float">
            <text:p>3,56</text:p>
          </table:table-cell>
          <table:table-cell table:style-name="ce46" table:formula="of:=SUM([.$AO$3:.$AO$5])" office:value-type="float" office:value="3.64000934370758" calcext:value-type="float">
            <text:p>3,64</text:p>
          </table:table-cell>
          <table:table-cell table:style-name="ce46" table:formula="of:=SUM([.$AP$3:.$AP$5])" office:value-type="float" office:value="3.9050177162968" calcext:value-type="float">
            <text:p>3,91</text:p>
          </table:table-cell>
          <table:table-cell table:style-name="ce46" table:formula="of:=SUM([.$AQ$3:.$AQ$5])" office:value-type="float" office:value="4.03513776469856" calcext:value-type="float">
            <text:p>4,04</text:p>
          </table:table-cell>
          <table:table-cell table:style-name="ce48" table:formula="of:=SUM([.C6:.AQ6])" office:value-type="float" office:value="98.3674014181962" calcext:value-type="float">
            <text:p>98,37</text:p>
          </table:table-cell>
          <table:table-cell table:style-name="ce46" table:formula="of:=SUM([.C6:.W6])" office:value-type="float" office:value="40.9364025202302" calcext:value-type="float">
            <text:p>40,94</text:p>
          </table:table-cell>
        </table:table-row>
        <table:table-row table:style-name="ro4" table:number-rows-repeated="2">
          <table:table-cell/>
          <table:table-cell table:style-name="ce44"/>
          <table:table-cell table:style-name="ce46" table:number-columns-repeated="5"/>
          <table:table-cell/>
          <table:table-cell table:style-name="ce46" table:number-columns-repeated="35"/>
          <table:table-cell table:style-name="ce49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7"/>
        </table:table-row>
        <table:table-row table:style-name="ro4">
          <table:table-cell table:style-name="ce43" office:value-type="string" calcext:value-type="string">
            <text:p>scenario</text:p>
          </table:table-cell>
          <table:table-cell office:value-type="string" calcext:value-type="string">
            <text:p>Type_Inv</text:p>
          </table:table-cell>
          <table:table-cell table:style-name="ce43" office:value-type="float" office:value="2010" calcext:value-type="float">
            <text:p>2010</text:p>
          </table:table-cell>
          <table:table-cell table:style-name="ce43" office:value-type="float" office:value="2011" calcext:value-type="float">
            <text:p>2011</text:p>
          </table:table-cell>
          <table:table-cell table:style-name="ce43" office:value-type="float" office:value="2012" calcext:value-type="float">
            <text:p>2012</text:p>
          </table:table-cell>
          <table:table-cell table:style-name="ce43" office:value-type="float" office:value="2013" calcext:value-type="float">
            <text:p>2013</text:p>
          </table:table-cell>
          <table:table-cell table:style-name="ce43" office:value-type="float" office:value="2014" calcext:value-type="float">
            <text:p>2014</text:p>
          </table:table-cell>
          <table:table-cell table:style-name="ce43" office:value-type="float" office:value="2015" calcext:value-type="float">
            <text:p>2015</text:p>
          </table:table-cell>
          <table:table-cell table:style-name="ce43" office:value-type="float" office:value="2016" calcext:value-type="float">
            <text:p>2016</text:p>
          </table:table-cell>
          <table:table-cell table:style-name="ce43" office:value-type="float" office:value="2017" calcext:value-type="float">
            <text:p>2017</text:p>
          </table:table-cell>
          <table:table-cell table:style-name="ce43" office:value-type="float" office:value="2018" calcext:value-type="float">
            <text:p>2018</text:p>
          </table:table-cell>
          <table:table-cell table:style-name="ce43" office:value-type="float" office:value="2019" calcext:value-type="float">
            <text:p>2019</text:p>
          </table:table-cell>
          <table:table-cell table:style-name="ce43" office:value-type="float" office:value="2020" calcext:value-type="float">
            <text:p>2020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2023" calcext:value-type="float">
            <text:p>2023</text:p>
          </table:table-cell>
          <table:table-cell table:style-name="ce43" office:value-type="float" office:value="2024" calcext:value-type="float">
            <text:p>2024</text:p>
          </table:table-cell>
          <table:table-cell table:style-name="ce43" office:value-type="float" office:value="2025" calcext:value-type="float">
            <text:p>2025</text:p>
          </table:table-cell>
          <table:table-cell table:style-name="ce43" office:value-type="float" office:value="2026" calcext:value-type="float">
            <text:p>2026</text:p>
          </table:table-cell>
          <table:table-cell table:style-name="ce43" office:value-type="float" office:value="2027" calcext:value-type="float">
            <text:p>2027</text:p>
          </table:table-cell>
          <table:table-cell table:style-name="ce43" office:value-type="float" office:value="2028" calcext:value-type="float">
            <text:p>2028</text:p>
          </table:table-cell>
          <table:table-cell table:style-name="ce43" office:value-type="float" office:value="2029" calcext:value-type="float">
            <text:p>2029</text:p>
          </table:table-cell>
          <table:table-cell table:style-name="ce43" office:value-type="float" office:value="2030" calcext:value-type="float">
            <text:p>2030</text:p>
          </table:table-cell>
          <table:table-cell table:style-name="ce43" office:value-type="float" office:value="2031" calcext:value-type="float">
            <text:p>2031</text:p>
          </table:table-cell>
          <table:table-cell table:style-name="ce43" office:value-type="float" office:value="2032" calcext:value-type="float">
            <text:p>2032</text:p>
          </table:table-cell>
          <table:table-cell table:style-name="ce43" office:value-type="float" office:value="2033" calcext:value-type="float">
            <text:p>2033</text:p>
          </table:table-cell>
          <table:table-cell table:style-name="ce43" office:value-type="float" office:value="2034" calcext:value-type="float">
            <text:p>2034</text:p>
          </table:table-cell>
          <table:table-cell table:style-name="ce43" office:value-type="float" office:value="2035" calcext:value-type="float">
            <text:p>2035</text:p>
          </table:table-cell>
          <table:table-cell table:style-name="ce43" office:value-type="float" office:value="2036" calcext:value-type="float">
            <text:p>2036</text:p>
          </table:table-cell>
          <table:table-cell table:style-name="ce43" office:value-type="float" office:value="2037" calcext:value-type="float">
            <text:p>2037</text:p>
          </table:table-cell>
          <table:table-cell table:style-name="ce43" office:value-type="float" office:value="2038" calcext:value-type="float">
            <text:p>2038</text:p>
          </table:table-cell>
          <table:table-cell table:style-name="ce43" office:value-type="float" office:value="2039" calcext:value-type="float">
            <text:p>2039</text:p>
          </table:table-cell>
          <table:table-cell table:style-name="ce43" office:value-type="float" office:value="2040" calcext:value-type="float">
            <text:p>2040</text:p>
          </table:table-cell>
          <table:table-cell table:style-name="ce43" office:value-type="float" office:value="2041" calcext:value-type="float">
            <text:p>2041</text:p>
          </table:table-cell>
          <table:table-cell table:style-name="ce43" office:value-type="float" office:value="2042" calcext:value-type="float">
            <text:p>2042</text:p>
          </table:table-cell>
          <table:table-cell table:style-name="ce43" office:value-type="float" office:value="2043" calcext:value-type="float">
            <text:p>2043</text:p>
          </table:table-cell>
          <table:table-cell table:style-name="ce43" office:value-type="float" office:value="2044" calcext:value-type="float">
            <text:p>2044</text:p>
          </table:table-cell>
          <table:table-cell table:style-name="ce43" office:value-type="float" office:value="2045" calcext:value-type="float">
            <text:p>2045</text:p>
          </table:table-cell>
          <table:table-cell table:style-name="ce43" office:value-type="float" office:value="2046" calcext:value-type="float">
            <text:p>2046</text:p>
          </table:table-cell>
          <table:table-cell table:style-name="ce43" office:value-type="float" office:value="2047" calcext:value-type="float">
            <text:p>2047</text:p>
          </table:table-cell>
          <table:table-cell table:style-name="ce43" office:value-type="float" office:value="2048" calcext:value-type="float">
            <text:p>2048</text:p>
          </table:table-cell>
          <table:table-cell table:style-name="ce43" office:value-type="float" office:value="2049" calcext:value-type="float">
            <text:p>2049</text:p>
          </table:table-cell>
          <table:table-cell table:style-name="ce43" office:value-type="float" office:value="2050" calcext:value-type="float">
            <text:p>2050</text:p>
          </table:table-cell>
          <table:table-cell office:value-type="string" calcext:value-type="string">
            <text:p>2010_2050</text:p>
          </table:table-cell>
          <table:table-cell office:value-type="string" calcext:value-type="string">
            <text:p>2010_2030</text:p>
          </table:table-cell>
        </table:table-row>
        <table:table-row table:style-name="ro4">
          <table:table-cell table:style-name="ce43" office:value-type="string" calcext:value-type="string">
            <text:p>AMS variante prix surfaces</text:p>
          </table:table-cell>
          <table:table-cell office:value-type="string" calcext:value-type="string">
            <text:p>Changement de système seul</text:p>
          </table:table-cell>
          <table:table-cell table:style-name="ce45" office:value-type="float" office:value="0.64836815735378" calcext:value-type="float">
            <text:p>0,65</text:p>
          </table:table-cell>
          <table:table-cell table:style-name="ce45" office:value-type="float" office:value="0.687510068490897" calcext:value-type="float">
            <text:p>0,69</text:p>
          </table:table-cell>
          <table:table-cell table:style-name="ce45" office:value-type="float" office:value="0.727084097943307" calcext:value-type="float">
            <text:p>0,73</text:p>
          </table:table-cell>
          <table:table-cell table:style-name="ce45" office:value-type="float" office:value="0.727697082896226" calcext:value-type="float">
            <text:p>0,73</text:p>
          </table:table-cell>
          <table:table-cell table:style-name="ce45" office:value-type="float" office:value="0.701283303760912" calcext:value-type="float">
            <text:p>0,70</text:p>
          </table:table-cell>
          <table:table-cell table:style-name="ce45" office:value-type="float" office:value="0.689613272936585" calcext:value-type="float">
            <text:p>0,69</text:p>
          </table:table-cell>
          <table:table-cell table:style-name="ce45" office:value-type="float" office:value="0.68439430289985" calcext:value-type="float">
            <text:p>0,68</text:p>
          </table:table-cell>
          <table:table-cell table:style-name="ce45" office:value-type="float" office:value="0.678092770767237" calcext:value-type="float">
            <text:p>0,68</text:p>
          </table:table-cell>
          <table:table-cell table:style-name="ce45" office:value-type="float" office:value="0.70313125842249" calcext:value-type="float">
            <text:p>0,70</text:p>
          </table:table-cell>
          <table:table-cell table:style-name="ce45" office:value-type="float" office:value="0.696971601563364" calcext:value-type="float">
            <text:p>0,70</text:p>
          </table:table-cell>
          <table:table-cell table:style-name="ce45" office:value-type="float" office:value="0.696718399964711" calcext:value-type="float">
            <text:p>0,70</text:p>
          </table:table-cell>
          <table:table-cell table:style-name="ce45" office:value-type="float" office:value="0.689641974041397" calcext:value-type="float">
            <text:p>0,69</text:p>
          </table:table-cell>
          <table:table-cell table:style-name="ce45" office:value-type="float" office:value="0.698010326551028" calcext:value-type="float">
            <text:p>0,70</text:p>
          </table:table-cell>
          <table:table-cell table:style-name="ce45" office:value-type="float" office:value="0.70811622191305" calcext:value-type="float">
            <text:p>0,71</text:p>
          </table:table-cell>
          <table:table-cell table:style-name="ce45" office:value-type="float" office:value="0.718285684163537" calcext:value-type="float">
            <text:p>0,72</text:p>
          </table:table-cell>
          <table:table-cell table:style-name="ce45" office:value-type="float" office:value="0.724822366293894" calcext:value-type="float">
            <text:p>0,72</text:p>
          </table:table-cell>
          <table:table-cell table:style-name="ce45" office:value-type="float" office:value="0.732863804081311" calcext:value-type="float">
            <text:p>0,73</text:p>
          </table:table-cell>
          <table:table-cell table:style-name="ce45" office:value-type="float" office:value="0.739907771308852" calcext:value-type="float">
            <text:p>0,74</text:p>
          </table:table-cell>
          <table:table-cell table:style-name="ce45" office:value-type="float" office:value="0.748695498616927" calcext:value-type="float">
            <text:p>0,75</text:p>
          </table:table-cell>
          <table:table-cell table:style-name="ce45" office:value-type="float" office:value="0.757195332804456" calcext:value-type="float">
            <text:p>0,76</text:p>
          </table:table-cell>
          <table:table-cell table:style-name="ce45" office:value-type="float" office:value="0.767607681667303" calcext:value-type="float">
            <text:p>0,77</text:p>
          </table:table-cell>
          <table:table-cell table:style-name="ce45" office:value-type="float" office:value="0.781793379786426" calcext:value-type="float">
            <text:p>0,78</text:p>
          </table:table-cell>
          <table:table-cell table:style-name="ce45" office:value-type="float" office:value="0.795704584575344" calcext:value-type="float">
            <text:p>0,80</text:p>
          </table:table-cell>
          <table:table-cell table:style-name="ce45" office:value-type="float" office:value="0.807241513087131" calcext:value-type="float">
            <text:p>0,81</text:p>
          </table:table-cell>
          <table:table-cell table:style-name="ce45" office:value-type="float" office:value="0.81598630046968" calcext:value-type="float">
            <text:p>0,82</text:p>
          </table:table-cell>
          <table:table-cell table:style-name="ce45" office:value-type="float" office:value="1.00446923603077" calcext:value-type="float">
            <text:p>1,00</text:p>
          </table:table-cell>
          <table:table-cell table:style-name="ce45" office:value-type="float" office:value="1.00408724680256" calcext:value-type="float">
            <text:p>1,00</text:p>
          </table:table-cell>
          <table:table-cell table:style-name="ce45" office:value-type="float" office:value="1.02174751580287" calcext:value-type="float">
            <text:p>1,02</text:p>
          </table:table-cell>
          <table:table-cell table:style-name="ce45" office:value-type="float" office:value="1.03453770215312" calcext:value-type="float">
            <text:p>1,03</text:p>
          </table:table-cell>
          <table:table-cell table:style-name="ce45" office:value-type="float" office:value="1.04476184222697" calcext:value-type="float">
            <text:p>1,04</text:p>
          </table:table-cell>
          <table:table-cell table:style-name="ce45" office:value-type="float" office:value="1.04919923584494" calcext:value-type="float">
            <text:p>1,05</text:p>
          </table:table-cell>
          <table:table-cell table:style-name="ce45" office:value-type="float" office:value="0.981450453826478" calcext:value-type="float">
            <text:p>0,98</text:p>
          </table:table-cell>
          <table:table-cell table:style-name="ce45" office:value-type="float" office:value="1.00175310952747" calcext:value-type="float">
            <text:p>1,00</text:p>
          </table:table-cell>
          <table:table-cell table:style-name="ce45" office:value-type="float" office:value="1.02055832571349" calcext:value-type="float">
            <text:p>1,02</text:p>
          </table:table-cell>
          <table:table-cell table:style-name="ce45" office:value-type="float" office:value="1.03785299120714" calcext:value-type="float">
            <text:p>1,04</text:p>
          </table:table-cell>
          <table:table-cell table:style-name="ce45" office:value-type="float" office:value="1.05755857986774" calcext:value-type="float">
            <text:p>1,06</text:p>
          </table:table-cell>
          <table:table-cell table:style-name="ce45" office:value-type="float" office:value="1.05471368329546" calcext:value-type="float">
            <text:p>1,05</text:p>
          </table:table-cell>
          <table:table-cell table:style-name="ce45" office:value-type="float" office:value="1.09357223022892" calcext:value-type="float">
            <text:p>1,09</text:p>
          </table:table-cell>
          <table:table-cell table:style-name="ce45" office:value-type="float" office:value="1.11895832212645" calcext:value-type="float">
            <text:p>1,12</text:p>
          </table:table-cell>
          <table:table-cell table:style-name="ce45" office:value-type="float" office:value="1.14495057623579" calcext:value-type="float">
            <text:p>1,14</text:p>
          </table:table-cell>
          <table:table-cell table:style-name="ce45" office:value-type="float" office:value="1.17621841462472" calcext:value-type="float">
            <text:p>1,18</text:p>
          </table:table-cell>
          <table:table-cell table:style-name="ce46" table:formula="of:=SUM([.C11:.AQ11])" office:value-type="float" office:value="34.9731262218746" calcext:value-type="float">
            <text:p>34,97</text:p>
          </table:table-cell>
          <table:table-cell table:style-name="ce46" table:formula="of:=SUM([.C11:.W11])" office:value-type="float" office:value="14.9260109784411" calcext:value-type="float">
            <text:p>14,93</text:p>
          </table:table-cell>
        </table:table-row>
        <table:table-row table:style-name="ro4">
          <table:table-cell table:style-name="ce43" office:value-type="string" calcext:value-type="string">
            <text:p>AMS variante prix surfaces</text:p>
          </table:table-cell>
          <table:table-cell office:value-type="string" calcext:value-type="string">
            <text:p>Geste sur le bâti</text:p>
          </table:table-cell>
          <table:table-cell table:style-name="ce45" office:value-type="float" office:value="0.199513159992413" calcext:value-type="float">
            <text:p>0,20</text:p>
          </table:table-cell>
          <table:table-cell table:style-name="ce45" office:value-type="float" office:value="0.21766519316197" calcext:value-type="float">
            <text:p>0,22</text:p>
          </table:table-cell>
          <table:table-cell table:style-name="ce45" office:value-type="float" office:value="0.33227618212071" calcext:value-type="float">
            <text:p>0,33</text:p>
          </table:table-cell>
          <table:table-cell table:style-name="ce45" office:value-type="float" office:value="0.258816318332111" calcext:value-type="float">
            <text:p>0,26</text:p>
          </table:table-cell>
          <table:table-cell table:style-name="ce45" office:value-type="float" office:value="0.2323063101255" calcext:value-type="float">
            <text:p>0,23</text:p>
          </table:table-cell>
          <table:table-cell table:style-name="ce45" office:value-type="float" office:value="0.233097365581241" calcext:value-type="float">
            <text:p>0,23</text:p>
          </table:table-cell>
          <table:table-cell table:style-name="ce45" office:value-type="float" office:value="0.897117849949667" calcext:value-type="float">
            <text:p>0,90</text:p>
          </table:table-cell>
          <table:table-cell table:style-name="ce45" office:value-type="float" office:value="0.841442165198868" calcext:value-type="float">
            <text:p>0,84</text:p>
          </table:table-cell>
          <table:table-cell table:style-name="ce45" office:value-type="float" office:value="0.905315609145499" calcext:value-type="float">
            <text:p>0,91</text:p>
          </table:table-cell>
          <table:table-cell table:style-name="ce45" office:value-type="float" office:value="0.968874057220665" calcext:value-type="float">
            <text:p>0,97</text:p>
          </table:table-cell>
          <table:table-cell table:style-name="ce45" office:value-type="float" office:value="0.920336070275808" calcext:value-type="float">
            <text:p>0,92</text:p>
          </table:table-cell>
          <table:table-cell table:style-name="ce45" office:value-type="float" office:value="1.24896880592874" calcext:value-type="float">
            <text:p>1,25</text:p>
          </table:table-cell>
          <table:table-cell table:style-name="ce45" office:value-type="float" office:value="1.20303915660372" calcext:value-type="float">
            <text:p>1,20</text:p>
          </table:table-cell>
          <table:table-cell table:style-name="ce45" office:value-type="float" office:value="1.22213028829464" calcext:value-type="float">
            <text:p>1,22</text:p>
          </table:table-cell>
          <table:table-cell table:style-name="ce45" office:value-type="float" office:value="1.23413473118568" calcext:value-type="float">
            <text:p>1,23</text:p>
          </table:table-cell>
          <table:table-cell table:style-name="ce45" office:value-type="float" office:value="1.23517184794001" calcext:value-type="float">
            <text:p>1,24</text:p>
          </table:table-cell>
          <table:table-cell table:style-name="ce45" office:value-type="float" office:value="1.23920858566626" calcext:value-type="float">
            <text:p>1,24</text:p>
          </table:table-cell>
          <table:table-cell table:style-name="ce45" office:value-type="float" office:value="1.26348265556333" calcext:value-type="float">
            <text:p>1,26</text:p>
          </table:table-cell>
          <table:table-cell table:style-name="ce45" office:value-type="float" office:value="1.27796672540281" calcext:value-type="float">
            <text:p>1,28</text:p>
          </table:table-cell>
          <table:table-cell table:style-name="ce45" office:value-type="float" office:value="1.2953375210411" calcext:value-type="float">
            <text:p>1,30</text:p>
          </table:table-cell>
          <table:table-cell table:style-name="ce45" office:value-type="float" office:value="1.32582097795373" calcext:value-type="float">
            <text:p>1,33</text:p>
          </table:table-cell>
          <table:table-cell table:style-name="ce45" office:value-type="float" office:value="1.46471820976217" calcext:value-type="float">
            <text:p>1,46</text:p>
          </table:table-cell>
          <table:table-cell table:style-name="ce45" office:value-type="float" office:value="1.5631781855739" calcext:value-type="float">
            <text:p>1,56</text:p>
          </table:table-cell>
          <table:table-cell table:style-name="ce45" office:value-type="float" office:value="1.6084605805796" calcext:value-type="float">
            <text:p>1,61</text:p>
          </table:table-cell>
          <table:table-cell table:style-name="ce45" office:value-type="float" office:value="1.64888992565255" calcext:value-type="float">
            <text:p>1,65</text:p>
          </table:table-cell>
          <table:table-cell table:style-name="ce45" office:value-type="float" office:value="1.66554295960442" calcext:value-type="float">
            <text:p>1,67</text:p>
          </table:table-cell>
          <table:table-cell table:style-name="ce45" office:value-type="float" office:value="1.5793989704537" calcext:value-type="float">
            <text:p>1,58</text:p>
          </table:table-cell>
          <table:table-cell table:style-name="ce45" office:value-type="float" office:value="1.54204002749413" calcext:value-type="float">
            <text:p>1,54</text:p>
          </table:table-cell>
          <table:table-cell table:style-name="ce45" office:value-type="float" office:value="1.51571812125831" calcext:value-type="float">
            <text:p>1,52</text:p>
          </table:table-cell>
          <table:table-cell table:style-name="ce45" office:value-type="float" office:value="1.49946036692372" calcext:value-type="float">
            <text:p>1,50</text:p>
          </table:table-cell>
          <table:table-cell table:style-name="ce45" office:value-type="float" office:value="1.62473427086163" calcext:value-type="float">
            <text:p>1,62</text:p>
          </table:table-cell>
          <table:table-cell table:style-name="ce45" office:value-type="float" office:value="1.63856437860161" calcext:value-type="float">
            <text:p>1,64</text:p>
          </table:table-cell>
          <table:table-cell table:style-name="ce45" office:value-type="float" office:value="1.7526485214975" calcext:value-type="float">
            <text:p>1,75</text:p>
          </table:table-cell>
          <table:table-cell table:style-name="ce45" office:value-type="float" office:value="1.67868529657547" calcext:value-type="float">
            <text:p>1,68</text:p>
          </table:table-cell>
          <table:table-cell table:style-name="ce45" office:value-type="float" office:value="1.66121160528294" calcext:value-type="float">
            <text:p>1,66</text:p>
          </table:table-cell>
          <table:table-cell table:style-name="ce45" office:value-type="float" office:value="1.68875100955262" calcext:value-type="float">
            <text:p>1,69</text:p>
          </table:table-cell>
          <table:table-cell table:style-name="ce45" office:value-type="float" office:value="2.60522903712695" calcext:value-type="float">
            <text:p>2,61</text:p>
          </table:table-cell>
          <table:table-cell table:style-name="ce45" office:value-type="float" office:value="2.55094513505501" calcext:value-type="float">
            <text:p>2,55</text:p>
          </table:table-cell>
          <table:table-cell table:style-name="ce45" office:value-type="float" office:value="2.57424618151903" calcext:value-type="float">
            <text:p>2,57</text:p>
          </table:table-cell>
          <table:table-cell table:style-name="ce45" office:value-type="float" office:value="2.80214080513261" calcext:value-type="float">
            <text:p>2,80</text:p>
          </table:table-cell>
          <table:table-cell table:style-name="ce45" office:value-type="float" office:value="2.9145821337376" calcext:value-type="float">
            <text:p>2,91</text:p>
          </table:table-cell>
          <table:table-cell table:style-name="ce46" table:formula="of:=SUM([.C12:.AQ12])" office:value-type="float" office:value="56.1311672989299" calcext:value-type="float">
            <text:p>56,13</text:p>
          </table:table-cell>
          <table:table-cell table:style-name="ce46" table:formula="of:=SUM([.C12:.W12])" office:value-type="float" office:value="18.5520215766845" calcext:value-type="float">
            <text:p>18,55</text:p>
          </table:table-cell>
        </table:table-row>
        <table:table-row table:style-name="ro4">
          <table:table-cell table:style-name="ce43" office:value-type="string" calcext:value-type="string">
            <text:p>AMS variante prix surfaces</text:p>
          </table:table-cell>
          <table:table-cell office:value-type="string" calcext:value-type="string">
            <text:p>Geste sur le bâti et Changement de système</text:p>
          </table:table-cell>
          <table:table-cell table:style-name="ce45" table:number-columns-repeated="5"/>
          <table:table-cell table:style-name="ce45" office:value-type="float" office:value="0.0000917025132264" calcext:value-type="float">
            <text:p>0,00</text:p>
          </table:table-cell>
          <table:table-cell table:style-name="ce45" office:value-type="float" office:value="0.212910171364176" calcext:value-type="float">
            <text:p>0,21</text:p>
          </table:table-cell>
          <table:table-cell table:style-name="ce45" office:value-type="float" office:value="0.211450159639123" calcext:value-type="float">
            <text:p>0,21</text:p>
          </table:table-cell>
          <table:table-cell table:style-name="ce45" office:value-type="float" office:value="0.196319979241417" calcext:value-type="float">
            <text:p>0,20</text:p>
          </table:table-cell>
          <table:table-cell table:style-name="ce45" office:value-type="float" office:value="0.248757298615451" calcext:value-type="float">
            <text:p>0,25</text:p>
          </table:table-cell>
          <table:table-cell table:style-name="ce45" office:value-type="float" office:value="0.240881897483715" calcext:value-type="float">
            <text:p>0,24</text:p>
          </table:table-cell>
          <table:table-cell table:style-name="ce45" office:value-type="float" office:value="0.334447331565488" calcext:value-type="float">
            <text:p>0,33</text:p>
          </table:table-cell>
          <table:table-cell table:style-name="ce45" office:value-type="float" office:value="0.326426592056514" calcext:value-type="float">
            <text:p>0,33</text:p>
          </table:table-cell>
          <table:table-cell table:style-name="ce45" office:value-type="float" office:value="0.303257136116232" calcext:value-type="float">
            <text:p>0,30</text:p>
          </table:table-cell>
          <table:table-cell table:style-name="ce45" office:value-type="float" office:value="0.29468032219321" calcext:value-type="float">
            <text:p>0,29</text:p>
          </table:table-cell>
          <table:table-cell table:style-name="ce45" office:value-type="float" office:value="0.283819476809718" calcext:value-type="float">
            <text:p>0,28</text:p>
          </table:table-cell>
          <table:table-cell table:style-name="ce45" office:value-type="float" office:value="0.274702014361751" calcext:value-type="float">
            <text:p>0,27</text:p>
          </table:table-cell>
          <table:table-cell table:style-name="ce45" office:value-type="float" office:value="0.264002113363975" calcext:value-type="float">
            <text:p>0,26</text:p>
          </table:table-cell>
          <table:table-cell table:style-name="ce45" office:value-type="float" office:value="0.2495979928246" calcext:value-type="float">
            <text:p>0,25</text:p>
          </table:table-cell>
          <table:table-cell table:style-name="ce45" office:value-type="float" office:value="0.234523501748606" calcext:value-type="float">
            <text:p>0,23</text:p>
          </table:table-cell>
          <table:table-cell table:style-name="ce45" office:value-type="float" office:value="0.22243958764435" calcext:value-type="float">
            <text:p>0,22</text:p>
          </table:table-cell>
          <table:table-cell table:style-name="ce45" office:value-type="float" office:value="0.212812254229498" calcext:value-type="float">
            <text:p>0,21</text:p>
          </table:table-cell>
          <table:table-cell table:style-name="ce45" office:value-type="float" office:value="0.199862324595411" calcext:value-type="float">
            <text:p>0,20</text:p>
          </table:table-cell>
          <table:table-cell table:style-name="ce45" office:value-type="float" office:value="0.190245374746205" calcext:value-type="float">
            <text:p>0,19</text:p>
          </table:table-cell>
          <table:table-cell table:style-name="ce45" office:value-type="float" office:value="0.189175396170411" calcext:value-type="float">
            <text:p>0,19</text:p>
          </table:table-cell>
          <table:table-cell table:style-name="ce45" office:value-type="float" office:value="0.0275233658081947" calcext:value-type="float">
            <text:p>0,03</text:p>
          </table:table-cell>
          <table:table-cell table:style-name="ce45" office:value-type="float" office:value="0.0215281307008513" calcext:value-type="float">
            <text:p>0,02</text:p>
          </table:table-cell>
          <table:table-cell table:style-name="ce45" office:value-type="float" office:value="0.0195903602776693" calcext:value-type="float">
            <text:p>0,02</text:p>
          </table:table-cell>
          <table:table-cell table:style-name="ce45" office:value-type="float" office:value="0.020913898636238" calcext:value-type="float">
            <text:p>0,02</text:p>
          </table:table-cell>
          <table:table-cell table:style-name="ce45" office:value-type="float" office:value="0.022101582351544" calcext:value-type="float">
            <text:p>0,02</text:p>
          </table:table-cell>
          <table:table-cell table:style-name="ce45" office:value-type="float" office:value="0.0303414145970412" calcext:value-type="float">
            <text:p>0,03</text:p>
          </table:table-cell>
          <table:table-cell table:style-name="ce45" office:value-type="float" office:value="0.0290699686320384" calcext:value-type="float">
            <text:p>0,03</text:p>
          </table:table-cell>
          <table:table-cell table:style-name="ce45" office:value-type="float" office:value="0.0333107177625006" calcext:value-type="float">
            <text:p>0,03</text:p>
          </table:table-cell>
          <table:table-cell table:style-name="ce45" office:value-type="float" office:value="0.0296782542156302" calcext:value-type="float">
            <text:p>0,03</text:p>
          </table:table-cell>
          <table:table-cell table:style-name="ce45" office:value-type="float" office:value="0.0281353291065041" calcext:value-type="float">
            <text:p>0,03</text:p>
          </table:table-cell>
          <table:table-cell table:style-name="ce45" office:value-type="float" office:value="0.028605206397008" calcext:value-type="float">
            <text:p>0,03</text:p>
          </table:table-cell>
          <table:table-cell table:style-name="ce45" office:value-type="float" office:value="0.0530858720816061" calcext:value-type="float">
            <text:p>0,05</text:p>
          </table:table-cell>
          <table:table-cell table:style-name="ce45" office:value-type="float" office:value="0.0506141295942424" calcext:value-type="float">
            <text:p>0,05</text:p>
          </table:table-cell>
          <table:table-cell table:style-name="ce45" office:value-type="float" office:value="0.0521594722939859" calcext:value-type="float">
            <text:p>0,05</text:p>
          </table:table-cell>
          <table:table-cell table:style-name="ce45" office:value-type="float" office:value="0.0565775451829136" calcext:value-type="float">
            <text:p>0,06</text:p>
          </table:table-cell>
          <table:table-cell table:style-name="ce45" office:value-type="float" office:value="0.0548236175690396" calcext:value-type="float">
            <text:p>0,05</text:p>
          </table:table-cell>
          <table:table-cell table:style-name="ce46" table:formula="of:=SUM([.C13:.AQ13])" office:value-type="float" office:value="5.24846149249008" calcext:value-type="float">
            <text:p>5,25</text:p>
          </table:table-cell>
          <table:table-cell table:style-name="ce46" table:formula="of:=SUM([.C13:.W13])" office:value-type="float" office:value="3.89830727754155" calcext:value-type="float">
            <text:p>3,90</text:p>
          </table:table-cell>
        </table:table-row>
        <table:table-row table:style-name="ro4">
          <table:table-cell/>
          <table:table-cell table:style-name="ce44" office:value-type="string" calcext:value-type="string">
            <text:p>Total</text:p>
          </table:table-cell>
          <table:table-cell table:style-name="ce46" table:formula="of:= SUM([.C11:.C13])" office:value-type="float" office:value="0.847881317346193" calcext:value-type="float">
            <text:p>0,85</text:p>
          </table:table-cell>
          <table:table-cell table:style-name="ce46" table:formula="of:= SUM([.D11:.D13])" office:value-type="float" office:value="0.905175261652867" calcext:value-type="float">
            <text:p>0,91</text:p>
          </table:table-cell>
          <table:table-cell table:style-name="ce46" table:formula="of:= SUM([.E11:.E13])" office:value-type="float" office:value="1.05936028006402" calcext:value-type="float">
            <text:p>1,06</text:p>
          </table:table-cell>
          <table:table-cell table:style-name="ce46" table:formula="of:= SUM([.F11:.F13])" office:value-type="float" office:value="0.986513401228337" calcext:value-type="float">
            <text:p>0,99</text:p>
          </table:table-cell>
          <table:table-cell table:style-name="ce46" table:formula="of:= SUM([.G11:.G13])" office:value-type="float" office:value="0.933589613886412" calcext:value-type="float">
            <text:p>0,93</text:p>
          </table:table-cell>
          <table:table-cell table:formula="of:= SUM([.H11:.H13])" office:value-type="float" office:value="0.922802341031053" calcext:value-type="float">
            <text:p>0,92</text:p>
          </table:table-cell>
          <table:table-cell table:style-name="ce46" table:formula="of:= SUM([.I11:.I13])" office:value-type="float" office:value="1.79442232421369" calcext:value-type="float">
            <text:p>1,79</text:p>
          </table:table-cell>
          <table:table-cell table:style-name="ce46" table:formula="of:= SUM([.J11:.J13])" office:value-type="float" office:value="1.73098509560523" calcext:value-type="float">
            <text:p>1,73</text:p>
          </table:table-cell>
          <table:table-cell table:style-name="ce46" table:formula="of:= SUM([.K11:.K13])" office:value-type="float" office:value="1.80476684680941" calcext:value-type="float">
            <text:p>1,80</text:p>
          </table:table-cell>
          <table:table-cell table:style-name="ce46" table:formula="of:= SUM([.L11:.L13])" office:value-type="float" office:value="1.91460295739948" calcext:value-type="float">
            <text:p>1,91</text:p>
          </table:table-cell>
          <table:table-cell table:style-name="ce46" table:formula="of:= SUM([.M11:.M13])" office:value-type="float" office:value="1.85793636772423" calcext:value-type="float">
            <text:p>1,86</text:p>
          </table:table-cell>
          <table:table-cell table:style-name="ce46" table:formula="of:= SUM([.N11:.N13])" office:value-type="float" office:value="2.27305811153562" calcext:value-type="float">
            <text:p>2,27</text:p>
          </table:table-cell>
          <table:table-cell table:style-name="ce46" table:formula="of:= SUM([.O11:.O13])" office:value-type="float" office:value="2.22747607521126" calcext:value-type="float">
            <text:p>2,23</text:p>
          </table:table-cell>
          <table:table-cell table:style-name="ce46" table:formula="of:= SUM([.P11:.P13])" office:value-type="float" office:value="2.23350364632392" calcext:value-type="float">
            <text:p>2,23</text:p>
          </table:table-cell>
          <table:table-cell table:style-name="ce46" table:formula="of:= SUM([.Q11:.Q13])" office:value-type="float" office:value="2.24710073754243" calcext:value-type="float">
            <text:p>2,25</text:p>
          </table:table-cell>
          <table:table-cell table:style-name="ce46" table:formula="of:= SUM([.R11:.R13])" office:value-type="float" office:value="2.24381369104362" calcext:value-type="float">
            <text:p>2,24</text:p>
          </table:table-cell>
          <table:table-cell table:style-name="ce46" table:formula="of:= SUM([.S11:.S13])" office:value-type="float" office:value="2.24677440410932" calcext:value-type="float">
            <text:p>2,25</text:p>
          </table:table-cell>
          <table:table-cell table:style-name="ce46" table:formula="of:= SUM([.T11:.T13])" office:value-type="float" office:value="2.26739254023616" calcext:value-type="float">
            <text:p>2,27</text:p>
          </table:table-cell>
          <table:table-cell table:style-name="ce46" table:formula="of:= SUM([.U11:.U13])" office:value-type="float" office:value="2.27626021684434" calcext:value-type="float">
            <text:p>2,28</text:p>
          </table:table-cell>
          <table:table-cell table:style-name="ce46" table:formula="of:= SUM([.V11:.V13])" office:value-type="float" office:value="2.28705635559416" calcext:value-type="float">
            <text:p>2,29</text:p>
          </table:table-cell>
          <table:table-cell table:style-name="ce46" table:formula="of:= SUM([.W11:.W13])" office:value-type="float" office:value="2.31586824726538" calcext:value-type="float">
            <text:p>2,32</text:p>
          </table:table-cell>
          <table:table-cell table:style-name="ce46" table:formula="of:= SUM([.X11:.X13])" office:value-type="float" office:value="2.45932384377809" calcext:value-type="float">
            <text:p>2,46</text:p>
          </table:table-cell>
          <table:table-cell table:style-name="ce46" table:formula="of:= SUM([.Y11:.Y13])" office:value-type="float" office:value="2.55874509474465" calcext:value-type="float">
            <text:p>2,56</text:p>
          </table:table-cell>
          <table:table-cell table:style-name="ce46" table:formula="of:= SUM([.Z11:.Z13])" office:value-type="float" office:value="2.60594746841294" calcext:value-type="float">
            <text:p>2,61</text:p>
          </table:table-cell>
          <table:table-cell table:style-name="ce46" table:formula="of:= SUM([.AA11:.AA13])" office:value-type="float" office:value="2.65405162229264" calcext:value-type="float">
            <text:p>2,65</text:p>
          </table:table-cell>
          <table:table-cell table:style-name="ce46" table:formula="of:= SUM([.AB11:.AB13])" office:value-type="float" office:value="2.69753556144338" calcext:value-type="float">
            <text:p>2,70</text:p>
          </table:table-cell>
          <table:table-cell table:style-name="ce46" table:formula="of:= SUM([.AC11:.AC13])" office:value-type="float" office:value="2.60501434795711" calcext:value-type="float">
            <text:p>2,61</text:p>
          </table:table-cell>
          <table:table-cell table:style-name="ce46" table:formula="of:= SUM([.AD11:.AD13])" office:value-type="float" office:value="2.58337790357467" calcext:value-type="float">
            <text:p>2,58</text:p>
          </table:table-cell>
          <table:table-cell table:style-name="ce46" table:formula="of:= SUM([.AE11:.AE13])" office:value-type="float" office:value="2.57116972204767" calcext:value-type="float">
            <text:p>2,57</text:p>
          </table:table-cell>
          <table:table-cell table:style-name="ce46" table:formula="of:= SUM([.AF11:.AF13])" office:value-type="float" office:value="2.56632379150223" calcext:value-type="float">
            <text:p>2,57</text:p>
          </table:table-cell>
          <table:table-cell table:style-name="ce46" table:formula="of:= SUM([.AG11:.AG13])" office:value-type="float" office:value="2.70427492130361" calcext:value-type="float">
            <text:p>2,70</text:p>
          </table:table-cell>
          <table:table-cell table:style-name="ce46" table:formula="of:= SUM([.AH11:.AH13])" office:value-type="float" office:value="2.64908480106013" calcext:value-type="float">
            <text:p>2,65</text:p>
          </table:table-cell>
          <table:table-cell table:style-name="ce46" table:formula="of:= SUM([.AI11:.AI13])" office:value-type="float" office:value="2.78771234878747" calcext:value-type="float">
            <text:p>2,79</text:p>
          </table:table-cell>
          <table:table-cell table:style-name="ce46" table:formula="of:= SUM([.AJ11:.AJ13])" office:value-type="float" office:value="2.72892187650459" calcext:value-type="float">
            <text:p>2,73</text:p>
          </table:table-cell>
          <table:table-cell table:style-name="ce46" table:formula="of:= SUM([.AK11:.AK13])" office:value-type="float" office:value="2.72719992559658" calcext:value-type="float">
            <text:p>2,73</text:p>
          </table:table-cell>
          <table:table-cell table:style-name="ce46" table:formula="of:= SUM([.AL11:.AL13])" office:value-type="float" office:value="2.77491479581737" calcext:value-type="float">
            <text:p>2,77</text:p>
          </table:table-cell>
          <table:table-cell table:style-name="ce46" table:formula="of:= SUM([.AM11:.AM13])" office:value-type="float" office:value="3.71302859250402" calcext:value-type="float">
            <text:p>3,71</text:p>
          </table:table-cell>
          <table:table-cell table:style-name="ce46" table:formula="of:= SUM([.AN11:.AN13])" office:value-type="float" office:value="3.69513149487817" calcext:value-type="float">
            <text:p>3,70</text:p>
          </table:table-cell>
          <table:table-cell table:style-name="ce46" table:formula="of:= SUM([.AO11:.AO13])" office:value-type="float" office:value="3.74536397593947" calcext:value-type="float">
            <text:p>3,75</text:p>
          </table:table-cell>
          <table:table-cell table:style-name="ce46" table:formula="of:= SUM([.AP11:.AP13])" office:value-type="float" office:value="4.00366892655131" calcext:value-type="float">
            <text:p>4,00</text:p>
          </table:table-cell>
          <table:table-cell table:style-name="ce46" table:formula="of:= SUM([.AQ11:.AQ13])" office:value-type="float" office:value="4.14562416593136" calcext:value-type="float">
            <text:p>4,15</text:p>
          </table:table-cell>
          <table:table-cell table:style-name="ce46" table:formula="of:=SUM([.C14:.AQ14])" office:value-type="float" office:value="96.3527550132946" calcext:value-type="float">
            <text:p>96,35</text:p>
          </table:table-cell>
          <table:table-cell table:style-name="ce46" table:formula="of:=SUM([.C14:.W14])" office:value-type="float" office:value="37.3763398326671" calcext:value-type="float">
            <text:p>37,38</text:p>
          </table:table-cell>
        </table:table-row>
        <table:table-row table:style-name="ro4">
          <table:table-cell/>
          <table:table-cell table:style-name="Default"/>
          <table:table-cell table:number-columns-repeated="5"/>
          <table:table-cell table:style-name="ce47"/>
          <table:table-cell table:number-columns-repeated="37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7"/>
        </table:table-row>
        <table:table-row table:style-name="ro4">
          <table:table-cell table:style-name="ce43" office:value-type="string" calcext:value-type="string">
            <text:p>scenario</text:p>
          </table:table-cell>
          <table:table-cell office:value-type="string" calcext:value-type="string">
            <text:p>Type_Inv</text:p>
          </table:table-cell>
          <table:table-cell table:style-name="ce43" office:value-type="float" office:value="2010" calcext:value-type="float">
            <text:p>2010</text:p>
          </table:table-cell>
          <table:table-cell table:style-name="ce43" office:value-type="float" office:value="2011" calcext:value-type="float">
            <text:p>2011</text:p>
          </table:table-cell>
          <table:table-cell table:style-name="ce43" office:value-type="float" office:value="2012" calcext:value-type="float">
            <text:p>2012</text:p>
          </table:table-cell>
          <table:table-cell table:style-name="ce43" office:value-type="float" office:value="2013" calcext:value-type="float">
            <text:p>2013</text:p>
          </table:table-cell>
          <table:table-cell table:style-name="ce43" office:value-type="float" office:value="2014" calcext:value-type="float">
            <text:p>2014</text:p>
          </table:table-cell>
          <table:table-cell table:style-name="ce43" office:value-type="float" office:value="2015" calcext:value-type="float">
            <text:p>2015</text:p>
          </table:table-cell>
          <table:table-cell table:style-name="ce43" office:value-type="float" office:value="2016" calcext:value-type="float">
            <text:p>2016</text:p>
          </table:table-cell>
          <table:table-cell table:style-name="ce43" office:value-type="float" office:value="2017" calcext:value-type="float">
            <text:p>2017</text:p>
          </table:table-cell>
          <table:table-cell table:style-name="ce43" office:value-type="float" office:value="2018" calcext:value-type="float">
            <text:p>2018</text:p>
          </table:table-cell>
          <table:table-cell table:style-name="ce43" office:value-type="float" office:value="2019" calcext:value-type="float">
            <text:p>2019</text:p>
          </table:table-cell>
          <table:table-cell table:style-name="ce43" office:value-type="float" office:value="2020" calcext:value-type="float">
            <text:p>2020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2023" calcext:value-type="float">
            <text:p>2023</text:p>
          </table:table-cell>
          <table:table-cell table:style-name="ce43" office:value-type="float" office:value="2024" calcext:value-type="float">
            <text:p>2024</text:p>
          </table:table-cell>
          <table:table-cell table:style-name="ce43" office:value-type="float" office:value="2025" calcext:value-type="float">
            <text:p>2025</text:p>
          </table:table-cell>
          <table:table-cell table:style-name="ce43" office:value-type="float" office:value="2026" calcext:value-type="float">
            <text:p>2026</text:p>
          </table:table-cell>
          <table:table-cell table:style-name="ce43" office:value-type="float" office:value="2027" calcext:value-type="float">
            <text:p>2027</text:p>
          </table:table-cell>
          <table:table-cell table:style-name="ce43" office:value-type="float" office:value="2028" calcext:value-type="float">
            <text:p>2028</text:p>
          </table:table-cell>
          <table:table-cell table:style-name="ce43" office:value-type="float" office:value="2029" calcext:value-type="float">
            <text:p>2029</text:p>
          </table:table-cell>
          <table:table-cell table:style-name="ce43" office:value-type="float" office:value="2030" calcext:value-type="float">
            <text:p>2030</text:p>
          </table:table-cell>
          <table:table-cell table:style-name="ce43" office:value-type="float" office:value="2031" calcext:value-type="float">
            <text:p>2031</text:p>
          </table:table-cell>
          <table:table-cell table:style-name="ce43" office:value-type="float" office:value="2032" calcext:value-type="float">
            <text:p>2032</text:p>
          </table:table-cell>
          <table:table-cell table:style-name="ce43" office:value-type="float" office:value="2033" calcext:value-type="float">
            <text:p>2033</text:p>
          </table:table-cell>
          <table:table-cell table:style-name="ce43" office:value-type="float" office:value="2034" calcext:value-type="float">
            <text:p>2034</text:p>
          </table:table-cell>
          <table:table-cell table:style-name="ce43" office:value-type="float" office:value="2035" calcext:value-type="float">
            <text:p>2035</text:p>
          </table:table-cell>
          <table:table-cell table:style-name="ce43" office:value-type="float" office:value="2036" calcext:value-type="float">
            <text:p>2036</text:p>
          </table:table-cell>
          <table:table-cell table:style-name="ce43" office:value-type="float" office:value="2037" calcext:value-type="float">
            <text:p>2037</text:p>
          </table:table-cell>
          <table:table-cell table:style-name="ce43" office:value-type="float" office:value="2038" calcext:value-type="float">
            <text:p>2038</text:p>
          </table:table-cell>
          <table:table-cell table:style-name="ce43" office:value-type="float" office:value="2039" calcext:value-type="float">
            <text:p>2039</text:p>
          </table:table-cell>
          <table:table-cell table:style-name="ce43" office:value-type="float" office:value="2040" calcext:value-type="float">
            <text:p>2040</text:p>
          </table:table-cell>
          <table:table-cell table:style-name="ce43" office:value-type="float" office:value="2041" calcext:value-type="float">
            <text:p>2041</text:p>
          </table:table-cell>
          <table:table-cell table:style-name="ce43" office:value-type="float" office:value="2042" calcext:value-type="float">
            <text:p>2042</text:p>
          </table:table-cell>
          <table:table-cell table:style-name="ce43" office:value-type="float" office:value="2043" calcext:value-type="float">
            <text:p>2043</text:p>
          </table:table-cell>
          <table:table-cell table:style-name="ce43" office:value-type="float" office:value="2044" calcext:value-type="float">
            <text:p>2044</text:p>
          </table:table-cell>
          <table:table-cell table:style-name="ce43" office:value-type="float" office:value="2045" calcext:value-type="float">
            <text:p>2045</text:p>
          </table:table-cell>
          <table:table-cell table:style-name="ce43" office:value-type="float" office:value="2046" calcext:value-type="float">
            <text:p>2046</text:p>
          </table:table-cell>
          <table:table-cell table:style-name="ce43" office:value-type="float" office:value="2047" calcext:value-type="float">
            <text:p>2047</text:p>
          </table:table-cell>
          <table:table-cell table:style-name="ce43" office:value-type="float" office:value="2048" calcext:value-type="float">
            <text:p>2048</text:p>
          </table:table-cell>
          <table:table-cell table:style-name="ce43" office:value-type="float" office:value="2049" calcext:value-type="float">
            <text:p>2049</text:p>
          </table:table-cell>
          <table:table-cell table:style-name="ce43" office:value-type="float" office:value="2050" calcext:value-type="float">
            <text:p>2050</text:p>
          </table:table-cell>
          <table:table-cell office:value-type="string" calcext:value-type="string">
            <text:p>2010_2050</text:p>
          </table:table-cell>
          <table:table-cell office:value-type="string" calcext:value-type="string">
            <text:p>2010_2030</text:p>
          </table:table-cell>
        </table:table-row>
        <table:table-row table:style-name="ro4">
          <table:table-cell table:style-name="ce43" office:value-type="string" calcext:value-type="string">
            <text:p>AMS variante prix surfaces</text:p>
          </table:table-cell>
          <table:table-cell office:value-type="string" calcext:value-type="string">
            <text:p>Changement de système seul</text:p>
          </table:table-cell>
          <table:table-cell table:style-name="ce46" table:formula="of:=[.C11]-[.C3]" office:value-type="float" office:value="0" calcext:value-type="float">
            <text:p>0,00</text:p>
          </table:table-cell>
          <table:table-cell table:style-name="ce46" table:formula="of:=[.D11]-[.D3]" office:value-type="float" office:value="0" calcext:value-type="float">
            <text:p>0,00</text:p>
          </table:table-cell>
          <table:table-cell table:style-name="ce46" table:formula="of:=[.E11]-[.E3]" office:value-type="float" office:value="0" calcext:value-type="float">
            <text:p>0,00</text:p>
          </table:table-cell>
          <table:table-cell table:style-name="ce46" table:formula="of:=[.F11]-[.F3]" office:value-type="float" office:value="0" calcext:value-type="float">
            <text:p>0,00</text:p>
          </table:table-cell>
          <table:table-cell table:style-name="ce46" table:formula="of:=[.G11]-[.G3]" office:value-type="float" office:value="-0.0143743909121841" calcext:value-type="float">
            <text:p>-0,01</text:p>
          </table:table-cell>
          <table:table-cell table:formula="of:=[.H11]-[.H3]" office:value-type="float" office:value="-0.011567515809312" calcext:value-type="float">
            <text:p>-0,01</text:p>
          </table:table-cell>
          <table:table-cell table:style-name="ce46" table:formula="of:=[.I11]-[.I3]" office:value-type="float" office:value="-0.022589705535933" calcext:value-type="float">
            <text:p>-0,02</text:p>
          </table:table-cell>
          <table:table-cell table:style-name="ce46" table:formula="of:=[.J11]-[.J3]" office:value-type="float" office:value="-0.0348366975194201" calcext:value-type="float">
            <text:p>-0,03</text:p>
          </table:table-cell>
          <table:table-cell table:style-name="ce46" table:formula="of:=[.K11]-[.K3]" office:value-type="float" office:value="-0.0412118938996551" calcext:value-type="float">
            <text:p>-0,04</text:p>
          </table:table-cell>
          <table:table-cell table:style-name="ce46" table:formula="of:=[.L11]-[.L3]" office:value-type="float" office:value="-0.04376255792991" calcext:value-type="float">
            <text:p>-0,04</text:p>
          </table:table-cell>
          <table:table-cell table:style-name="ce46" table:formula="of:=[.M11]-[.M3]" office:value-type="float" office:value="-0.0494278651869371" calcext:value-type="float">
            <text:p>-0,05</text:p>
          </table:table-cell>
          <table:table-cell table:style-name="ce46" table:formula="of:=[.N11]-[.N3]" office:value-type="float" office:value="-0.043940933665773" calcext:value-type="float">
            <text:p>-0,04</text:p>
          </table:table-cell>
          <table:table-cell table:style-name="ce46" table:formula="of:=[.O11]-[.O3]" office:value-type="float" office:value="-0.048721782418878" calcext:value-type="float">
            <text:p>-0,05</text:p>
          </table:table-cell>
          <table:table-cell table:style-name="ce46" table:formula="of:=[.P11]-[.P3]" office:value-type="float" office:value="-0.055871548340216" calcext:value-type="float">
            <text:p>-0,06</text:p>
          </table:table-cell>
          <table:table-cell table:style-name="ce46" table:formula="of:=[.Q11]-[.Q3]" office:value-type="float" office:value="-0.0624408560465971" calcext:value-type="float">
            <text:p>-0,06</text:p>
          </table:table-cell>
          <table:table-cell table:style-name="ce46" table:formula="of:=[.R11]-[.R3]" office:value-type="float" office:value="-0.0680777629027372" calcext:value-type="float">
            <text:p>-0,07</text:p>
          </table:table-cell>
          <table:table-cell table:style-name="ce46" table:formula="of:=[.S11]-[.S3]" office:value-type="float" office:value="-0.076509825616339" calcext:value-type="float">
            <text:p>-0,08</text:p>
          </table:table-cell>
          <table:table-cell table:style-name="ce46" table:formula="of:=[.T11]-[.T3]" office:value-type="float" office:value="-0.0740213527915751" calcext:value-type="float">
            <text:p>-0,07</text:p>
          </table:table-cell>
          <table:table-cell table:style-name="ce46" table:formula="of:=[.U11]-[.U3]" office:value-type="float" office:value="-0.0741374890819491" calcext:value-type="float">
            <text:p>-0,07</text:p>
          </table:table-cell>
          <table:table-cell table:style-name="ce46" table:formula="of:=[.V11]-[.V3]" office:value-type="float" office:value="-0.0692357018404172" calcext:value-type="float">
            <text:p>-0,07</text:p>
          </table:table-cell>
          <table:table-cell table:style-name="ce46" table:formula="of:=[.W11]-[.W3]" office:value-type="float" office:value="-0.0678456742040231" calcext:value-type="float">
            <text:p>-0,07</text:p>
          </table:table-cell>
          <table:table-cell table:style-name="ce46" table:formula="of:=[.X11]-[.X3]" office:value-type="float" office:value="-0.0624130474368451" calcext:value-type="float">
            <text:p>-0,06</text:p>
          </table:table-cell>
          <table:table-cell table:style-name="ce46" table:formula="of:=[.Y11]-[.Y3]" office:value-type="float" office:value="-0.0505400674576031" calcext:value-type="float">
            <text:p>-0,05</text:p>
          </table:table-cell>
          <table:table-cell table:style-name="ce46" table:formula="of:=[.Z11]-[.Z3]" office:value-type="float" office:value="-0.0409810078901001" calcext:value-type="float">
            <text:p>-0,04</text:p>
          </table:table-cell>
          <table:table-cell table:style-name="ce46" table:formula="of:=[.AA11]-[.AA3]" office:value-type="float" office:value="-0.037122595208893" calcext:value-type="float">
            <text:p>-0,04</text:p>
          </table:table-cell>
          <table:table-cell table:style-name="ce46" table:formula="of:=[.AB11]-[.AB3]" office:value-type="float" office:value="-0.00980371169238992" calcext:value-type="float">
            <text:p>-0,01</text:p>
          </table:table-cell>
          <table:table-cell table:style-name="ce46" table:formula="of:=[.AC11]-[.AC3]" office:value-type="float" office:value="-0.00934148797579004" calcext:value-type="float">
            <text:p>-0,01</text:p>
          </table:table-cell>
          <table:table-cell table:style-name="ce46" table:formula="of:=[.AD11]-[.AD3]" office:value-type="float" office:value="-0.00939830792779017" calcext:value-type="float">
            <text:p>-0,01</text:p>
          </table:table-cell>
          <table:table-cell table:style-name="ce46" table:formula="of:=[.AE11]-[.AE3]" office:value-type="float" office:value="-0.00643674789393001" calcext:value-type="float">
            <text:p>-0,01</text:p>
          </table:table-cell>
          <table:table-cell table:style-name="ce46" table:formula="of:=[.AF11]-[.AF3]" office:value-type="float" office:value="-0.00301820650080997" calcext:value-type="float">
            <text:p>0,00</text:p>
          </table:table-cell>
          <table:table-cell table:style-name="ce46" table:formula="of:=[.AG11]-[.AG3]" office:value-type="float" office:value="0.00177917038471009" calcext:value-type="float">
            <text:p>0,00</text:p>
          </table:table-cell>
          <table:table-cell table:style-name="ce46" table:formula="of:=[.AH11]-[.AH3]" office:value-type="float" office:value="0.000638667823695926" calcext:value-type="float">
            <text:p>0,00</text:p>
          </table:table-cell>
          <table:table-cell table:style-name="ce46" table:formula="of:=[.AI11]-[.AI3]" office:value-type="float" office:value="-0.00352094381782986" calcext:value-type="float">
            <text:p>0,00</text:p>
          </table:table-cell>
          <table:table-cell table:style-name="ce46" table:formula="of:=[.AJ11]-[.AJ3]" office:value-type="float" office:value="-0.00302527928468987" calcext:value-type="float">
            <text:p>0,00</text:p>
          </table:table-cell>
          <table:table-cell table:style-name="ce46" table:formula="of:=[.AK11]-[.AK3]" office:value-type="float" office:value="-0.00207392116566019" calcext:value-type="float">
            <text:p>0,00</text:p>
          </table:table-cell>
          <table:table-cell table:style-name="ce46" table:formula="of:=[.AL11]-[.AL3]" office:value-type="float" office:value="-0.00492020669787996" calcext:value-type="float">
            <text:p>0,00</text:p>
          </table:table-cell>
          <table:table-cell table:style-name="ce46" table:formula="of:=[.AM11]-[.AM3]" office:value-type="float" office:value="0.02749270304014" calcext:value-type="float">
            <text:p>0,03</text:p>
          </table:table-cell>
          <table:table-cell table:style-name="ce46" table:formula="of:=[.AN11]-[.AN3]" office:value-type="float" office:value="0.03178413936089" calcext:value-type="float">
            <text:p>0,03</text:p>
          </table:table-cell>
          <table:table-cell table:style-name="ce46" table:formula="of:=[.AO11]-[.AO3]" office:value-type="float" office:value="0.0338905648598802" calcext:value-type="float">
            <text:p>0,03</text:p>
          </table:table-cell>
          <table:table-cell table:style-name="ce46" table:formula="of:=[.AP11]-[.AP3]" office:value-type="float" office:value="0.0387052778430901" calcext:value-type="float">
            <text:p>0,04</text:p>
          </table:table-cell>
          <table:table-cell table:style-name="ce46" table:formula="of:=[.AQ11]-[.AQ3]" office:value-type="float" office:value="0.0454875837312101" calcext:value-type="float">
            <text:p>0,05</text:p>
          </table:table-cell>
          <table:table-cell table:style-name="ce46" table:formula="of:=[.AR11]-[.AR3]" office:value-type="float" office:value="-0.921390977608453" calcext:value-type="float">
            <text:p>-0,92</text:p>
          </table:table-cell>
          <table:table-cell table:style-name="ce50" table:formula="of:=[.AS11]-[.AS3]" office:value-type="float" office:value="-0.858573553701858" calcext:value-type="float">
            <text:p>-0,86</text:p>
          </table:table-cell>
        </table:table-row>
        <table:table-row table:style-name="ro4">
          <table:table-cell table:style-name="ce43" office:value-type="string" calcext:value-type="string">
            <text:p>AMS variante prix surfaces</text:p>
          </table:table-cell>
          <table:table-cell office:value-type="string" calcext:value-type="string">
            <text:p>Geste sur le bâti</text:p>
          </table:table-cell>
          <table:table-cell table:style-name="ce46" table:formula="of:=[.C12]-[.C4]" office:value-type="float" office:value="0" calcext:value-type="float">
            <text:p>0,00</text:p>
          </table:table-cell>
          <table:table-cell table:style-name="ce46" table:formula="of:=[.D12]-[.D4]" office:value-type="float" office:value="0" calcext:value-type="float">
            <text:p>0,00</text:p>
          </table:table-cell>
          <table:table-cell table:style-name="ce46" table:formula="of:=[.E12]-[.E4]" office:value-type="float" office:value="0" calcext:value-type="float">
            <text:p>0,00</text:p>
          </table:table-cell>
          <table:table-cell table:style-name="ce46" table:formula="of:=[.F12]-[.F4]" office:value-type="float" office:value="0" calcext:value-type="float">
            <text:p>0,00</text:p>
          </table:table-cell>
          <table:table-cell table:style-name="ce46" table:formula="of:=[.G12]-[.G4]" office:value-type="float" office:value="-0.0216707183917091" calcext:value-type="float">
            <text:p>-0,02</text:p>
          </table:table-cell>
          <table:table-cell table:formula="of:=[.H12]-[.H4]" office:value-type="float" office:value="-0.030860146857249" calcext:value-type="float">
            <text:p>-0,03</text:p>
          </table:table-cell>
          <table:table-cell table:style-name="ce46" table:formula="of:=[.I12]-[.I4]" office:value-type="float" office:value="-0.0430855325678771" calcext:value-type="float">
            <text:p>-0,04</text:p>
          </table:table-cell>
          <table:table-cell table:style-name="ce46" table:formula="of:=[.J12]-[.J4]" office:value-type="float" office:value="-0.05824066033748" calcext:value-type="float">
            <text:p>-0,06</text:p>
          </table:table-cell>
          <table:table-cell table:style-name="ce46" table:formula="of:=[.K12]-[.K4]" office:value-type="float" office:value="-0.08931930890641" calcext:value-type="float">
            <text:p>-0,09</text:p>
          </table:table-cell>
          <table:table-cell table:style-name="ce46" table:formula="of:=[.L12]-[.L4]" office:value-type="float" office:value="-0.123721427206975" calcext:value-type="float">
            <text:p>-0,12</text:p>
          </table:table-cell>
          <table:table-cell table:style-name="ce46" table:formula="of:=[.M12]-[.M4]" office:value-type="float" office:value="-0.0869915313837221" calcext:value-type="float">
            <text:p>-0,09</text:p>
          </table:table-cell>
          <table:table-cell table:style-name="ce46" table:formula="of:=[.N12]-[.N4]" office:value-type="float" office:value="-0.0464506054284499" calcext:value-type="float">
            <text:p>-0,05</text:p>
          </table:table-cell>
          <table:table-cell table:style-name="ce46" table:formula="of:=[.O12]-[.O4]" office:value-type="float" office:value="-0.10395180463284" calcext:value-type="float">
            <text:p>-0,10</text:p>
          </table:table-cell>
          <table:table-cell table:style-name="ce46" table:formula="of:=[.P12]-[.P4]" office:value-type="float" office:value="-0.11574771954879" calcext:value-type="float">
            <text:p>-0,12</text:p>
          </table:table-cell>
          <table:table-cell table:style-name="ce46" table:formula="of:=[.Q12]-[.Q4]" office:value-type="float" office:value="-0.12963404460832" calcext:value-type="float">
            <text:p>-0,13</text:p>
          </table:table-cell>
          <table:table-cell table:style-name="ce46" table:formula="of:=[.R12]-[.R4]" office:value-type="float" office:value="-0.14823640377736" calcext:value-type="float">
            <text:p>-0,15</text:p>
          </table:table-cell>
          <table:table-cell table:style-name="ce46" table:formula="of:=[.S12]-[.S4]" office:value-type="float" office:value="-0.13106355351724" calcext:value-type="float">
            <text:p>-0,13</text:p>
          </table:table-cell>
          <table:table-cell table:style-name="ce46" table:formula="of:=[.T12]-[.T4]" office:value-type="float" office:value="-0.15413083875778" calcext:value-type="float">
            <text:p>-0,15</text:p>
          </table:table-cell>
          <table:table-cell table:style-name="ce46" table:formula="of:=[.U12]-[.U4]" office:value-type="float" office:value="-0.17662486299133" calcext:value-type="float">
            <text:p>-0,18</text:p>
          </table:table-cell>
          <table:table-cell table:style-name="ce46" table:formula="of:=[.V12]-[.V4]" office:value-type="float" office:value="-0.205783546489" calcext:value-type="float">
            <text:p>-0,21</text:p>
          </table:table-cell>
          <table:table-cell table:style-name="ce46" table:formula="of:=[.W12]-[.W4]" office:value-type="float" office:value="-0.17358200561081" calcext:value-type="float">
            <text:p>-0,17</text:p>
          </table:table-cell>
          <table:table-cell table:style-name="ce46" table:formula="of:=[.X12]-[.X4]" office:value-type="float" office:value="-0.0504901761766601" calcext:value-type="float">
            <text:p>-0,05</text:p>
          </table:table-cell>
          <table:table-cell table:style-name="ce46" table:formula="of:=[.Y12]-[.Y4]" office:value-type="float" office:value="-0.0453934989996099" calcext:value-type="float">
            <text:p>-0,05</text:p>
          </table:table-cell>
          <table:table-cell table:style-name="ce46" table:formula="of:=[.Z12]-[.Z4]" office:value-type="float" office:value="-0.0348707087389402" calcext:value-type="float">
            <text:p>-0,03</text:p>
          </table:table-cell>
          <table:table-cell table:style-name="ce46" table:formula="of:=[.AA12]-[.AA4]" office:value-type="float" office:value="-0.02825910436884" calcext:value-type="float">
            <text:p>-0,03</text:p>
          </table:table-cell>
          <table:table-cell table:style-name="ce46" table:formula="of:=[.AB12]-[.AB4]" office:value-type="float" office:value="0.0252730329778601" calcext:value-type="float">
            <text:p>0,03</text:p>
          </table:table-cell>
          <table:table-cell table:style-name="ce46" table:formula="of:=[.AC12]-[.AC4]" office:value-type="float" office:value="0.0792441123551599" calcext:value-type="float">
            <text:p>0,08</text:p>
          </table:table-cell>
          <table:table-cell table:style-name="ce46" table:formula="of:=[.AD12]-[.AD4]" office:value-type="float" office:value="0.14570338771559" calcext:value-type="float">
            <text:p>0,15</text:p>
          </table:table-cell>
          <table:table-cell table:style-name="ce46" table:formula="of:=[.AE12]-[.AE4]" office:value-type="float" office:value="0.17667760767404" calcext:value-type="float">
            <text:p>0,18</text:p>
          </table:table-cell>
          <table:table-cell table:style-name="ce46" table:formula="of:=[.AF12]-[.AF4]" office:value-type="float" office:value="0.19366111943366" calcext:value-type="float">
            <text:p>0,19</text:p>
          </table:table-cell>
          <table:table-cell table:style-name="ce46" table:formula="of:=[.AG12]-[.AG4]" office:value-type="float" office:value="0.19435624657705" calcext:value-type="float">
            <text:p>0,19</text:p>
          </table:table-cell>
          <table:table-cell table:style-name="ce46" table:formula="of:=[.AH12]-[.AH4]" office:value-type="float" office:value="0.19960105463005" calcext:value-type="float">
            <text:p>0,20</text:p>
          </table:table-cell>
          <table:table-cell table:style-name="ce46" table:formula="of:=[.AI12]-[.AI4]" office:value-type="float" office:value="0.20686105375794" calcext:value-type="float">
            <text:p>0,21</text:p>
          </table:table-cell>
          <table:table-cell table:style-name="ce46" table:formula="of:=[.AJ12]-[.AJ4]" office:value-type="float" office:value="0.20345370302326" calcext:value-type="float">
            <text:p>0,20</text:p>
          </table:table-cell>
          <table:table-cell table:style-name="ce46" table:formula="of:=[.AK12]-[.AK4]" office:value-type="float" office:value="0.16959661067368" calcext:value-type="float">
            <text:p>0,17</text:p>
          </table:table-cell>
          <table:table-cell table:style-name="ce46" table:formula="of:=[.AL12]-[.AL4]" office:value-type="float" office:value="0.1508870322261" calcext:value-type="float">
            <text:p>0,15</text:p>
          </table:table-cell>
          <table:table-cell table:style-name="ce46" table:formula="of:=[.AM12]-[.AM4]" office:value-type="float" office:value="0.14151229005311" calcext:value-type="float">
            <text:p>0,14</text:p>
          </table:table-cell>
          <table:table-cell table:style-name="ce46" table:formula="of:=[.AN12]-[.AN4]" office:value-type="float" office:value="0.10645262362895" calcext:value-type="float">
            <text:p>0,11</text:p>
          </table:table-cell>
          <table:table-cell table:style-name="ce46" table:formula="of:=[.AO12]-[.AO4]" office:value-type="float" office:value="0.0704544790891801" calcext:value-type="float">
            <text:p>0,07</text:p>
          </table:table-cell>
          <table:table-cell table:style-name="ce46" table:formula="of:=[.AP12]-[.AP4]" office:value-type="float" office:value="0.0583375146671101" calcext:value-type="float">
            <text:p>0,06</text:p>
          </table:table-cell>
          <table:table-cell table:style-name="ce46" table:formula="of:=[.AQ12]-[.AQ4]" office:value-type="float" office:value="0.0627962662507997" calcext:value-type="float">
            <text:p>0,06</text:p>
          </table:table-cell>
          <table:table-cell table:style-name="ce46" table:formula="of:=[.AR12]-[.AR4]" office:value-type="float" office:value="0.186759935436157" calcext:value-type="float">
            <text:p>0,19</text:p>
          </table:table-cell>
          <table:table-cell table:style-name="ce50" table:formula="of:=[.AS12]-[.AS4]" office:value-type="float" office:value="-1.83909471101335" calcext:value-type="float">
            <text:p>-1,84</text:p>
          </table:table-cell>
        </table:table-row>
        <table:table-row table:style-name="ro4">
          <table:table-cell table:style-name="ce43" office:value-type="string" calcext:value-type="string">
            <text:p>AMS variante prix surfaces</text:p>
          </table:table-cell>
          <table:table-cell office:value-type="string" calcext:value-type="string">
            <text:p>Geste sur le bâti et Changement de système</text:p>
          </table:table-cell>
          <table:table-cell table:style-name="ce46" table:formula="of:=[.C13]-[.C5]" office:value-type="float" office:value="0" calcext:value-type="float">
            <text:p>0,00</text:p>
          </table:table-cell>
          <table:table-cell table:style-name="ce46" table:formula="of:=[.D13]-[.D5]" office:value-type="float" office:value="0" calcext:value-type="float">
            <text:p>0,00</text:p>
          </table:table-cell>
          <table:table-cell table:style-name="ce46" table:formula="of:=[.E13]-[.E5]" office:value-type="float" office:value="0" calcext:value-type="float">
            <text:p>0,00</text:p>
          </table:table-cell>
          <table:table-cell table:style-name="ce46" table:formula="of:=[.F13]-[.F5]" office:value-type="float" office:value="0" calcext:value-type="float">
            <text:p>0,00</text:p>
          </table:table-cell>
          <table:table-cell table:style-name="ce46" table:formula="of:=[.G13]-[.G5]" office:value-type="float" office:value="0" calcext:value-type="float">
            <text:p>0,00</text:p>
          </table:table-cell>
          <table:table-cell table:formula="of:=[.H13]-[.H5]" office:value-type="float" office:value="-0.00000105455961699999" calcext:value-type="float">
            <text:p>0,00</text:p>
          </table:table-cell>
          <table:table-cell table:style-name="ce46" table:formula="of:=[.I13]-[.I5]" office:value-type="float" office:value="-0.011318538982783" calcext:value-type="float">
            <text:p>-0,01</text:p>
          </table:table-cell>
          <table:table-cell table:style-name="ce46" table:formula="of:=[.J13]-[.J5]" office:value-type="float" office:value="-0.00555044425457002" calcext:value-type="float">
            <text:p>-0,01</text:p>
          </table:table-cell>
          <table:table-cell table:style-name="ce46" table:formula="of:=[.K13]-[.K5]" office:value-type="float" office:value="-0.002761815147649" calcext:value-type="float">
            <text:p>0,00</text:p>
          </table:table-cell>
          <table:table-cell table:style-name="ce46" table:formula="of:=[.L13]-[.L5]" office:value-type="float" office:value="-0.00610382408978302" calcext:value-type="float">
            <text:p>-0,01</text:p>
          </table:table-cell>
          <table:table-cell table:style-name="ce46" table:formula="of:=[.M13]-[.M5]" office:value-type="float" office:value="-0.031451698631153" calcext:value-type="float">
            <text:p>-0,03</text:p>
          </table:table-cell>
          <table:table-cell table:style-name="ce46" table:formula="of:=[.N13]-[.N5]" office:value-type="float" office:value="-0.0679181954398611" calcext:value-type="float">
            <text:p>-0,07</text:p>
          </table:table-cell>
          <table:table-cell table:style-name="ce46" table:formula="of:=[.O13]-[.O5]" office:value-type="float" office:value="-0.0746820724612141" calcext:value-type="float">
            <text:p>-0,07</text:p>
          </table:table-cell>
          <table:table-cell table:style-name="ce46" table:formula="of:=[.P13]-[.P5]" office:value-type="float" office:value="-0.084239714389369" calcext:value-type="float">
            <text:p>-0,08</text:p>
          </table:table-cell>
          <table:table-cell table:style-name="ce46" table:formula="of:=[.Q13]-[.Q5]" office:value-type="float" office:value="-0.086946171021545" calcext:value-type="float">
            <text:p>-0,09</text:p>
          </table:table-cell>
          <table:table-cell table:style-name="ce46" table:formula="of:=[.R13]-[.R5]" office:value-type="float" office:value="-0.0928906851643951" calcext:value-type="float">
            <text:p>-0,09</text:p>
          </table:table-cell>
          <table:table-cell table:style-name="ce46" table:formula="of:=[.S13]-[.S5]" office:value-type="float" office:value="-0.073392674760165" calcext:value-type="float">
            <text:p>-0,07</text:p>
          </table:table-cell>
          <table:table-cell table:style-name="ce46" table:formula="of:=[.T13]-[.T5]" office:value-type="float" office:value="-0.066882477418529" calcext:value-type="float">
            <text:p>-0,07</text:p>
          </table:table-cell>
          <table:table-cell table:style-name="ce46" table:formula="of:=[.U13]-[.U5]" office:value-type="float" office:value="-0.072779771220341" calcext:value-type="float">
            <text:p>-0,07</text:p>
          </table:table-cell>
          <table:table-cell table:style-name="ce46" table:formula="of:=[.V13]-[.V5]" office:value-type="float" office:value="-0.092578693838992" calcext:value-type="float">
            <text:p>-0,09</text:p>
          </table:table-cell>
          <table:table-cell table:style-name="ce46" table:formula="of:=[.W13]-[.W5]" office:value-type="float" office:value="-0.092896591467936" calcext:value-type="float">
            <text:p>-0,09</text:p>
          </table:table-cell>
          <table:table-cell table:style-name="ce46" table:formula="of:=[.X13]-[.X5]" office:value-type="float" office:value="-0.092927194323529" calcext:value-type="float">
            <text:p>-0,09</text:p>
          </table:table-cell>
          <table:table-cell table:style-name="ce46" table:formula="of:=[.Y13]-[.Y5]" office:value-type="float" office:value="-0.097578870445956" calcext:value-type="float">
            <text:p>-0,10</text:p>
          </table:table-cell>
          <table:table-cell table:style-name="ce46" table:formula="of:=[.Z13]-[.Z5]" office:value-type="float" office:value="-0.094507326741826" calcext:value-type="float">
            <text:p>-0,09</text:p>
          </table:table-cell>
          <table:table-cell table:style-name="ce46" table:formula="of:=[.AA13]-[.AA5]" office:value-type="float" office:value="-0.097524249351169" calcext:value-type="float">
            <text:p>-0,10</text:p>
          </table:table-cell>
          <table:table-cell table:style-name="ce46" table:formula="of:=[.AB13]-[.AB5]" office:value-type="float" office:value="-0.0106618482146257" calcext:value-type="float">
            <text:p>-0,01</text:p>
          </table:table-cell>
          <table:table-cell table:style-name="ce46" table:formula="of:=[.AC13]-[.AC5]" office:value-type="float" office:value="-0.0101246963768943" calcext:value-type="float">
            <text:p>-0,01</text:p>
          </table:table-cell>
          <table:table-cell table:style-name="ce46" table:formula="of:=[.AD13]-[.AD5]" office:value-type="float" office:value="-0.0066874845721574" calcext:value-type="float">
            <text:p>-0,01</text:p>
          </table:table-cell>
          <table:table-cell table:style-name="ce46" table:formula="of:=[.AE13]-[.AE5]" office:value-type="float" office:value="-0.004484175386804" calcext:value-type="float">
            <text:p>0,00</text:p>
          </table:table-cell>
          <table:table-cell table:style-name="ce46" table:formula="of:=[.AF13]-[.AF5]" office:value-type="float" office:value="-0.0037390365315292" calcext:value-type="float">
            <text:p>0,00</text:p>
          </table:table-cell>
          <table:table-cell table:style-name="ce46" table:formula="of:=[.AG13]-[.AG5]" office:value-type="float" office:value="-0.0041836249659793" calcext:value-type="float">
            <text:p>0,00</text:p>
          </table:table-cell>
          <table:table-cell table:style-name="ce46" table:formula="of:=[.AH13]-[.AH5]" office:value-type="float" office:value="-0.0007320642497162" calcext:value-type="float">
            <text:p>0,00</text:p>
          </table:table-cell>
          <table:table-cell table:style-name="ce46" table:formula="of:=[.AI13]-[.AI5]" office:value-type="float" office:value="-0.0010923615477646" calcext:value-type="float">
            <text:p>0,00</text:p>
          </table:table-cell>
          <table:table-cell table:style-name="ce46" table:formula="of:=[.AJ13]-[.AJ5]" office:value-type="float" office:value="0.0000101063538257978" calcext:value-type="float">
            <text:p>0,00</text:p>
          </table:table-cell>
          <table:table-cell table:style-name="ce46" table:formula="of:=[.AK13]-[.AK5]" office:value-type="float" office:value="-0.000636207653586799" calcext:value-type="float">
            <text:p>0,00</text:p>
          </table:table-cell>
          <table:table-cell table:style-name="ce46" table:formula="of:=[.AL13]-[.AL5]" office:value-type="float" office:value="-0.0000470677743796" calcext:value-type="float">
            <text:p>0,00</text:p>
          </table:table-cell>
          <table:table-cell table:style-name="ce46" table:formula="of:=[.AM13]-[.AM5]" office:value-type="float" office:value="0.0010902232826823" calcext:value-type="float">
            <text:p>0,00</text:p>
          </table:table-cell>
          <table:table-cell table:style-name="ce46" table:formula="of:=[.AN13]-[.AN5]" office:value-type="float" office:value="0.001384381340143" calcext:value-type="float">
            <text:p>0,00</text:p>
          </table:table-cell>
          <table:table-cell table:style-name="ce46" table:formula="of:=[.AO13]-[.AO5]" office:value-type="float" office:value="0.00100958828282281" calcext:value-type="float">
            <text:p>0,00</text:p>
          </table:table-cell>
          <table:table-cell table:style-name="ce46" table:formula="of:=[.AP13]-[.AP5]" office:value-type="float" office:value="0.0016084177443132" calcext:value-type="float">
            <text:p>0,00</text:p>
          </table:table-cell>
          <table:table-cell table:style-name="ce46" table:formula="of:=[.AQ13]-[.AQ5]" office:value-type="float" office:value="0.0022025512507921" calcext:value-type="float">
            <text:p>0,00</text:p>
          </table:table-cell>
          <table:table-cell table:style-name="ce46" table:formula="of:=[.AR13]-[.AR5]" office:value-type="float" office:value="-1.28001536272924" calcext:value-type="float">
            <text:p>-1,28</text:p>
          </table:table-cell>
          <table:table-cell table:style-name="ce50" table:formula="of:=[.AS13]-[.AS5]" office:value-type="float" office:value="-0.862394422847902" calcext:value-type="float">
            <text:p>-0,86</text:p>
          </table:table-cell>
        </table:table-row>
        <table:table-row table:style-name="ro4">
          <table:table-cell/>
          <table:table-cell table:style-name="ce44" office:value-type="string" calcext:value-type="string">
            <text:p>Total</text:p>
          </table:table-cell>
          <table:table-cell table:style-name="ce46" table:formula="of:=[.C14]-[.C6]" office:value-type="float" office:value="0" calcext:value-type="float">
            <text:p>0,00</text:p>
          </table:table-cell>
          <table:table-cell table:style-name="ce46" table:formula="of:=[.D14]-[.D6]" office:value-type="float" office:value="0" calcext:value-type="float">
            <text:p>0,00</text:p>
          </table:table-cell>
          <table:table-cell table:style-name="ce46" table:formula="of:=[.E14]-[.E6]" office:value-type="float" office:value="0" calcext:value-type="float">
            <text:p>0,00</text:p>
          </table:table-cell>
          <table:table-cell table:style-name="ce46" table:formula="of:=[.F14]-[.F6]" office:value-type="float" office:value="0" calcext:value-type="float">
            <text:p>0,00</text:p>
          </table:table-cell>
          <table:table-cell table:style-name="ce46" table:formula="of:=[.G14]-[.G6]" office:value-type="float" office:value="-0.0360451093038932" calcext:value-type="float">
            <text:p>-0,04</text:p>
          </table:table-cell>
          <table:table-cell table:formula="of:=[.H14]-[.H6]" office:value-type="float" office:value="-0.0424287172261779" calcext:value-type="float">
            <text:p>-0,04</text:p>
          </table:table-cell>
          <table:table-cell table:style-name="ce46" table:formula="of:=[.I14]-[.I6]" office:value-type="float" office:value="-0.0769937770865932" calcext:value-type="float">
            <text:p>-0,08</text:p>
          </table:table-cell>
          <table:table-cell table:style-name="ce46" table:formula="of:=[.J14]-[.J6]" office:value-type="float" office:value="-0.0986278021114699" calcext:value-type="float">
            <text:p>-0,10</text:p>
          </table:table-cell>
          <table:table-cell table:style-name="ce46" table:formula="of:=[.K14]-[.K6]" office:value-type="float" office:value="-0.133293017953714" calcext:value-type="float">
            <text:p>-0,13</text:p>
          </table:table-cell>
          <table:table-cell table:style-name="ce46" table:formula="of:=[.L14]-[.L6]" office:value-type="float" office:value="-0.173587809226668" calcext:value-type="float">
            <text:p>-0,17</text:p>
          </table:table-cell>
          <table:table-cell table:style-name="ce46" table:formula="of:=[.M14]-[.M6]" office:value-type="float" office:value="-0.167871095201812" calcext:value-type="float">
            <text:p>-0,17</text:p>
          </table:table-cell>
          <table:table-cell table:style-name="ce46" table:formula="of:=[.N14]-[.N6]" office:value-type="float" office:value="-0.158309734534084" calcext:value-type="float">
            <text:p>-0,16</text:p>
          </table:table-cell>
          <table:table-cell table:style-name="ce46" table:formula="of:=[.O14]-[.O6]" office:value-type="float" office:value="-0.227355659512932" calcext:value-type="float">
            <text:p>-0,23</text:p>
          </table:table-cell>
          <table:table-cell table:style-name="ce46" table:formula="of:=[.P14]-[.P6]" office:value-type="float" office:value="-0.255858982278375" calcext:value-type="float">
            <text:p>-0,26</text:p>
          </table:table-cell>
          <table:table-cell table:style-name="ce46" table:formula="of:=[.Q14]-[.Q6]" office:value-type="float" office:value="-0.279021071676462" calcext:value-type="float">
            <text:p>-0,28</text:p>
          </table:table-cell>
          <table:table-cell table:style-name="ce46" table:formula="of:=[.R14]-[.R6]" office:value-type="float" office:value="-0.309204851844493" calcext:value-type="float">
            <text:p>-0,31</text:p>
          </table:table-cell>
          <table:table-cell table:style-name="ce46" table:formula="of:=[.S14]-[.S6]" office:value-type="float" office:value="-0.280966053893744" calcext:value-type="float">
            <text:p>-0,28</text:p>
          </table:table-cell>
          <table:table-cell table:style-name="ce46" table:formula="of:=[.T14]-[.T6]" office:value-type="float" office:value="-0.295034668967884" calcext:value-type="float">
            <text:p>-0,30</text:p>
          </table:table-cell>
          <table:table-cell table:style-name="ce46" table:formula="of:=[.U14]-[.U6]" office:value-type="float" office:value="-0.32354212329362" calcext:value-type="float">
            <text:p>-0,32</text:p>
          </table:table-cell>
          <table:table-cell table:style-name="ce46" table:formula="of:=[.V14]-[.V6]" office:value-type="float" office:value="-0.367597942168409" calcext:value-type="float">
            <text:p>-0,37</text:p>
          </table:table-cell>
          <table:table-cell table:style-name="ce46" table:formula="of:=[.W14]-[.W6]" office:value-type="float" office:value="-0.334324271282769" calcext:value-type="float">
            <text:p>-0,33</text:p>
          </table:table-cell>
          <table:table-cell table:style-name="ce46" table:formula="of:=[.X14]-[.X6]" office:value-type="float" office:value="-0.205830417937034" calcext:value-type="float">
            <text:p>-0,21</text:p>
          </table:table-cell>
          <table:table-cell table:style-name="ce46" table:formula="of:=[.Y14]-[.Y6]" office:value-type="float" office:value="-0.193512436903169" calcext:value-type="float">
            <text:p>-0,19</text:p>
          </table:table-cell>
          <table:table-cell table:style-name="ce46" table:formula="of:=[.Z14]-[.Z6]" office:value-type="float" office:value="-0.170359043370866" calcext:value-type="float">
            <text:p>-0,17</text:p>
          </table:table-cell>
          <table:table-cell table:style-name="ce46" table:formula="of:=[.AA14]-[.AA6]" office:value-type="float" office:value="-0.162905948928902" calcext:value-type="float">
            <text:p>-0,16</text:p>
          </table:table-cell>
          <table:table-cell table:style-name="ce46" table:formula="of:=[.AB14]-[.AB6]" office:value-type="float" office:value="0.00480747307084473" calcext:value-type="float">
            <text:p>0,00</text:p>
          </table:table-cell>
          <table:table-cell table:style-name="ce46" table:formula="of:=[.AC14]-[.AC6]" office:value-type="float" office:value="0.0597779280024757" calcext:value-type="float">
            <text:p>0,06</text:p>
          </table:table-cell>
          <table:table-cell table:style-name="ce46" table:formula="of:=[.AD14]-[.AD6]" office:value-type="float" office:value="0.129617595215642" calcext:value-type="float">
            <text:p>0,13</text:p>
          </table:table-cell>
          <table:table-cell table:style-name="ce46" table:formula="of:=[.AE14]-[.AE6]" office:value-type="float" office:value="0.165756684393306" calcext:value-type="float">
            <text:p>0,17</text:p>
          </table:table-cell>
          <table:table-cell table:style-name="ce46" table:formula="of:=[.AF14]-[.AF6]" office:value-type="float" office:value="0.186903876401321" calcext:value-type="float">
            <text:p>0,19</text:p>
          </table:table-cell>
          <table:table-cell table:style-name="ce46" table:formula="of:=[.AG14]-[.AG6]" office:value-type="float" office:value="0.191951791995781" calcext:value-type="float">
            <text:p>0,19</text:p>
          </table:table-cell>
          <table:table-cell table:style-name="ce46" table:formula="of:=[.AH14]-[.AH6]" office:value-type="float" office:value="0.19950765820403" calcext:value-type="float">
            <text:p>0,20</text:p>
          </table:table-cell>
          <table:table-cell table:style-name="ce46" table:formula="of:=[.AI14]-[.AI6]" office:value-type="float" office:value="0.202247748392346" calcext:value-type="float">
            <text:p>0,20</text:p>
          </table:table-cell>
          <table:table-cell table:style-name="ce46" table:formula="of:=[.AJ14]-[.AJ6]" office:value-type="float" office:value="0.200438530092396" calcext:value-type="float">
            <text:p>0,20</text:p>
          </table:table-cell>
          <table:table-cell table:style-name="ce46" table:formula="of:=[.AK14]-[.AK6]" office:value-type="float" office:value="0.166886481854433" calcext:value-type="float">
            <text:p>0,17</text:p>
          </table:table-cell>
          <table:table-cell table:style-name="ce46" table:formula="of:=[.AL14]-[.AL6]" office:value-type="float" office:value="0.14591975775384" calcext:value-type="float">
            <text:p>0,15</text:p>
          </table:table-cell>
          <table:table-cell table:style-name="ce46" table:formula="of:=[.AM14]-[.AM6]" office:value-type="float" office:value="0.170095216375932" calcext:value-type="float">
            <text:p>0,17</text:p>
          </table:table-cell>
          <table:table-cell table:style-name="ce46" table:formula="of:=[.AN14]-[.AN6]" office:value-type="float" office:value="0.139621144329983" calcext:value-type="float">
            <text:p>0,14</text:p>
          </table:table-cell>
          <table:table-cell table:style-name="ce46" table:formula="of:=[.AO14]-[.AO6]" office:value-type="float" office:value="0.105354632231883" calcext:value-type="float">
            <text:p>0,11</text:p>
          </table:table-cell>
          <table:table-cell table:style-name="ce46" table:formula="of:=[.AP14]-[.AP6]" office:value-type="float" office:value="0.0986512102545141" calcext:value-type="float">
            <text:p>0,10</text:p>
          </table:table-cell>
          <table:table-cell table:style-name="ce46" table:formula="of:=[.AQ14]-[.AQ6]" office:value-type="float" office:value="0.110486401232802" calcext:value-type="float">
            <text:p>0,11</text:p>
          </table:table-cell>
          <table:table-cell table:style-name="ce46" table:formula="of:=[.AR14]-[.AR6]" office:value-type="float" office:value="-2.01464640490157" calcext:value-type="float">
            <text:p>-2,01</text:p>
          </table:table-cell>
          <table:table-cell table:style-name="ce50" table:formula="of:=[.AS14]-[.AS6]" office:value-type="float" office:value="-3.56006268756311" calcext:value-type="float">
            <text:p>-3,56</text:p>
          </table:table-cell>
        </table:table-row>
        <table:table-row table:style-name="ro4">
          <table:table-cell/>
          <table:table-cell table:style-name="Default"/>
          <table:table-cell table:number-columns-repeated="5"/>
          <table:table-cell table:style-name="Default"/>
          <table:table-cell table:number-columns-repeated="37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7"/>
        </table:table-row>
        <table:table-row table:style-name="ro4">
          <table:table-cell/>
          <table:table-cell table:style-name="Default"/>
          <table:table-cell table:number-columns-repeated="5"/>
          <table:table-cell table:style-name="Default"/>
          <table:table-cell table:number-columns-repeated="37"/>
        </table:table-row>
        <table:table-row table:style-name="ro4">
          <table:table-cell/>
          <table:table-cell table:style-name="Default"/>
          <table:table-cell table:number-columns-repeated="5"/>
          <table:table-cell table:style-name="Default"/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2">
      <number:number number:decimal-places="1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 number:grouping="true"/>
    </number:number-style>
    <number:number-style style:name="N115P0" style:volatile="true">
      <number:text>VRAI</number:text>
    </number:number-style>
    <number:number-style style:name="N115P1" style:volatile="true">
      <number:text>VRAI</number:text>
    </number:number-style>
    <number:number-style style:name="N115">
      <number:text>FAUX</number:text>
      <style:map style:condition="value()&gt;0" style:apply-style-name="N115P0"/>
      <style:map style:condition="value()&lt;0" style:apply-style-name="N115P1"/>
    </number:number-style>
    <number:number-style style:name="N116">
      <number:number number:decimal-places="3" number:min-integer-digits="1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number:text> </number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1P2" style:volatile="true">
      <number:text> </number:text>
      <loext:fill-character> </loext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2P2" style:volatile="true">
      <number:text> </number:text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number:number number:decimal-places="0" number:min-integer-digits="1" number:grouping="true"/>
      <number:text> €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€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0" number:min-integer-digits="1" number:grouping="true"/>
      <number:text>   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  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  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  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32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32P2" style:volatile="true" number:language="fr" number:country="FR">
      <number:text> </number:text>
      <loext:fill-character> </loext:fill-character>
      <number:text>-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loext:fill-character> </loext:fill-character>
      <number:text>- €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XLConnect.Header" style:display-name="Excel Built-in Excel Built-in Excel Built-in Excel Built-in Excel Built-in Excel Built-in Excel Built-in Excel Built-in Excel Built-in Excel Built-in Excel Built-in Excel Built-in Excel Built-in Excel Built-in XLConnect.Header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XLConnect.String" style:display-name="Excel Built-in Excel Built-in Excel Built-in Excel Built-in Excel Built-in Excel Built-in Excel Built-in Excel Built-in Excel Built-in Excel Built-in Excel Built-in Excel Built-in Excel Built-in Excel Built-in 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XLConnect.String" style:display-name="Excel Built-in Excel Built-in Excel Built-in Excel Built-in Excel Built-in Excel Built-in Excel Built-in Excel Built-in Excel Built-in Excel Built-in Excel Built-in Excel Built-in Excel Built-in Excel Built-in Excel Built-in Excel Built-in Excel Built-in Excel Built-in 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XLConnect.Header" style:display-name="Excel Built-in Excel Built-in Excel Built-in Excel Built-in Excel Built-in Excel Built-in Excel Built-in Excel Built-in Excel Built-in Excel Built-in Excel Built-in Excel Built-in Excel Built-in XLConnect.Header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XLConnect.String" style:display-name="Excel Built-in Excel Built-in Excel Built-in Excel Built-in Excel Built-in Excel Built-in Excel Built-in Excel Built-in Excel Built-in Excel Built-in Excel Built-in Excel Built-in Excel Built-in 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XLConnect.String" style:display-name="Excel Built-in Excel Built-in Excel Built-in Excel Built-in Excel Built-in Excel Built-in Excel Built-in Excel Built-in Excel Built-in Excel Built-in Excel Built-in Excel Built-in Excel Built-in Excel Built-in Excel Built-in Excel Built-in Excel Built-in 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INV_5f_global" style:display-name="Normal_INV_glob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_5f_type_5f_DGEC_5f_AMS" style:display-name="PageStyle_Inv_type_DGEC_A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0:40:58.366000000</meta:creation-date>
    <meta:generator>LibreOffice/4.3.7.2$Windows_x86 LibreOffice_project/8a35821d8636a03b8bf4e15b48f59794652c68ba</meta:generator>
    <dc:date>2018-09-18T13:29:57.432000000</dc:date>
    <meta:editing-duration>PT2H46S</meta:editing-duration>
    <meta:editing-cycles>4</meta:editing-cycles>
    <meta:document-statistic meta:table-count="6" meta:cell-count="4103" meta:object-count="0"/>
  </office:meta>
</office:document-meta>
</file>